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8cm"/>
    </style:style>
    <style:style style:name="co2" style:family="table-column">
      <style:table-column-properties fo:break-before="auto" style:column-width="3.44cm"/>
    </style:style>
    <style:style style:name="ro1" style:family="table-row">
      <style:table-row-properties style:row-height="0.831cm" fo:break-before="auto" style:use-optimal-row-height="false"/>
    </style:style>
    <style:style style:name="ro2" style:family="table-row">
      <style:table-row-properties style:row-height="0.4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  <style:style style:name="ce8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0000"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fo:background-color="#f2f2f2" style:diagonal-bl-tr="none" style:diagonal-tl-br="none" fo:border="0.74pt solid #000000" style:rotation-align="none"/>
    </style:style>
    <style:style style:name="ce7" style:family="table-cell" style:parent-style-name="Default">
      <style:table-cell-properties fo:border-bottom="none" fo:background-color="#f2f2f2" style:diagonal-bl-tr="none" style:diagonal-tl-br="none" fo:border-left="0.74pt solid #000000" fo:border-right="0.74pt solid #000000" style:rotation-align="none" fo:border-top="0.74pt solid #000000"/>
    </style:style>
    <style:style style:name="ce3" style:family="table-cell" style:parent-style-name="Default">
      <style:table-cell-properties fo:background-color="#cc00cc" style:rotation-align="none"/>
    </style:style>
    <style:style style:name="ce8" style:family="table-cell" style:parent-style-name="Default">
      <style:table-cell-properties fo:background-color="#0070c0" style:rotation-align="none"/>
    </style:style>
    <style:style style:name="ce9" style:family="table-cell" style:parent-style-name="Default">
      <style:table-cell-properties fo:background-color="#cc00cc"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fo:background-color="#cc00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fo:background-color="#0070c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fo:background-color="#f2f2f2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border-bottom="0.74pt solid #000000" fo:background-color="#cc00cc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fo:border-bottom="0.74pt solid #000000" fo:background-color="#0070c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2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32" style:family="table-cell" style:parent-style-name="Default">
      <style:table-cell-properties fo:border-bottom="0.74pt solid #000000" fo:background-color="#f2f2f2" style:diagonal-bl-tr="none" style:diagonal-tl-br="none" fo:border-left="0.74pt solid #000000" fo:border-right="0.74pt solid #000000" style:rotation-align="none" fo:border-top="none"/>
    </style:style>
    <style:style style:name="ce33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34" style:family="table-cell" style:parent-style-name="Default">
      <style:table-cell-properties fo:background-color="#ffff00" style:rotation-align="none"/>
    </style:style>
    <style:style style:name="ce35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6" style:family="table-cell" style:parent-style-name="Default">
      <style:table-cell-properties fo:border-bottom="none" fo:background-color="#ffff00" style:diagonal-bl-tr="none" style:diagonal-tl-br="none" fo:border-left="0.74pt solid #000000" fo:border-right="0.74pt solid #000000" style:rotation-align="none" fo:border-top="0.74pt solid #000000"/>
    </style:style>
    <style:style style:name="ce37" style:family="table-cell" style:parent-style-name="Default">
      <style:table-cell-properties fo:border-bottom="none" fo:background-color="#ffff00" style:diagonal-bl-tr="none" style:diagonal-tl-br="none" fo:border-left="0.74pt solid #000000" fo:border-right="0.74pt solid #000000" style:rotation-align="none" fo:border-top="none"/>
    </style:style>
    <style:style style:name="ce38" style:family="table-cell" style:parent-style-name="Default">
      <style:table-cell-properties fo:border-bottom="0.74pt solid #000000" fo:background-color="#ffff00" style:diagonal-bl-tr="none" style:diagonal-tl-br="none" fo:border-left="0.74pt solid #000000" fo:border-right="0.74pt solid #000000" style:rotation-align="none" fo:border-top="none"/>
    </style:style>
    <style:style style:name="ce39" style:family="table-cell" style:parent-style-name="Default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2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3" style:family="table-cell" style:parent-style-name="Default" style:data-style-name="N36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47" style:family="table-cell" style:parent-style-name="Default">
      <style:table-cell-properties fo:background-color="#cc00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8" style:family="table-cell" style:parent-style-name="Default">
      <style:table-cell-properties fo:background-color="#007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50" style:family="table-cell" style:parent-style-name="Default" style:data-style-name="N36">
      <style:table-cell-properties fo:background-color="#cc00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51" style:family="table-cell" style:parent-style-name="Default" style:data-style-name="N3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52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53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54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55" style:family="table-cell" style:parent-style-name="Default" style:data-style-name="N3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56" style:family="table-cell" style:parent-style-name="Default" style:data-style-name="N36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 style:data-style-name="N36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58" style:family="table-cell" style:parent-style-name="Default" style:data-style-name="N36">
      <style:table-cell-properties fo:border-bottom="none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59" style:family="table-cell" style:parent-style-name="Excel_20_Built-in_20_Comma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Excel_20_Built-in_20_Comma" style:data-style-name="N123">
      <style:table-cell-properties fo:background-color="#f2f2f2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Excel_20_Built-in_20_Comma_20__5b_0_5d_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 style:data-style-name="N117">
      <style:table-cell-properties style:diagonal-bl-tr="none" style:diagonal-tl-br="none" fo:border="0.74pt solid #000000" style:rotation-align="none"/>
    </style:style>
    <style:style style:name="ce63" style:family="table-cell" style:parent-style-name="Excel_20_Built-in_20_Comma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Excel_20_Built-in_20_Comma" style:data-style-name="N123">
      <style:table-cell-properties fo:background-color="#f2f2f2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Excel_20_Built-in_20_Comma" style:data-style-name="N123">
      <style:table-cell-properties fo:border-bottom="0.74pt solid #000000" fo:background-color="#f2f2f2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20_Built-in_20_Comma" style:data-style-name="N123">
      <style:table-cell-properties fo:background-color="#f2f2f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Excel_20_Built-in_20_Comma" style:data-style-name="N123">
      <style:table-cell-properties fo:border-bottom="none" fo:background-color="#f2f2f2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Excel_20_Built-in_20_Comma" style:data-style-name="N123">
      <style:table-cell-properties fo:background-color="#cc00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Excel_20_Built-in_20_Comma" style:data-style-name="N123">
      <style:table-cell-properties fo:background-color="#0070c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Excel_20_Built-in_20_Comma" style:data-style-name="N12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Excel_20_Built-in_20_Comma" style:data-style-name="N123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Excel_20_Built-in_20_Comma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8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1.76pt solid #bfbfb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9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1.76pt solid #bfbfb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64" style:family="table-cell" style:parent-style-name="Moneda_20_2" style:data-style-name="N121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0" style:family="table-cell" style:parent-style-name="Moneda_20_2" style:data-style-name="N121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66" style:family="table-cell" style:parent-style-name="Moneda_20_2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1" style:family="table-cell" style:parent-style-name="Moneda_20_2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68" style:family="table-cell" style:parent-style-name="Moneda_20_2" style:data-style-name="N12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2" style:family="table-cell" style:parent-style-name="Moneda_20_2" style:data-style-name="N121">
      <style:table-cell-properties fo:border-bottom="none" fo:background-color="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70" style:family="table-cell" style:parent-style-name="Moneda_20_2" style:data-style-name="N12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3" style:family="table-cell" style:parent-style-name="Moneda_20_2" style:data-style-name="N121">
      <style:table-cell-properties fo:border-bottom="none" fo:background-color="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72" style:family="table-cell" style:parent-style-name="Moneda_20_2" style:data-style-name="N12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4" style:family="table-cell" style:parent-style-name="Moneda_20_2" style:data-style-name="N121">
      <style:table-cell-properties fo:border-bottom="none" fo:background-color="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7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6" style:family="table-cell" style:parent-style-name="Excel_20_Built-in_20_Comma" style:data-style-name="N118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6" style:family="table-cell" style:parent-style-name="Excel_20_Built-in_20_Comma" style:data-style-name="N118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7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default-cell-style-name="ce34"/>
        <table:table-column table:style-name="co2" table:number-columns-repeated="2" table:default-cell-style-name="Default"/>
        <table:table-column table:style-name="co2" table:default-cell-style-name="ce49"/>
        <table:table-column table:style-name="co2" table:number-columns-repeated="8" table:default-cell-style-name="Default"/>
        <table:table-column table:style-name="co2" table:default-cell-style-name="ce74"/>
        <table:table-column table:style-name="co2" table:number-columns-repeated="1004" table:default-cell-style-name="Default"/>
        <table:table-row table:style-name="ro1">
          <table:table-cell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1" calcext:value-type="float">
            <text:p>11</text:p>
          </table:table-cell>
          <table:table-cell table:style-name="ce88" office:value-type="float" office:value="12" calcext:value-type="float">
            <text:p>12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14" calcext:value-type="float">
            <text:p>14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6" calcext:value-type="float">
            <text:p>16</text:p>
          </table:table-cell>
          <table:table-cell table:style-name="ce88" office:value-type="float" office:value="17" calcext:value-type="float">
            <text:p>17</text:p>
          </table:table-cell>
          <table:table-cell table:style-name="ce88" office:value-type="float" office:value="18" calcext:value-type="float">
            <text:p>18</text:p>
          </table:table-cell>
          <table:table-cell table:style-name="ce88" office:value-type="float" office:value="19" calcext:value-type="float">
            <text:p>19</text:p>
          </table:table-cell>
          <table:table-cell table:style-name="ce161" table:number-columns-repeated="5"/>
          <table:table-cell table:style-name="ce164"/>
          <table:table-cell table:style-name="ce166"/>
          <table:table-cell table:style-name="ce164" table:number-columns-repeated="2"/>
          <table:table-cell table:style-name="ce168"/>
          <table:table-cell table:style-name="ce170"/>
          <table:table-cell table:style-name="ce172"/>
          <table:table-cell table:style-name="ce174"/>
          <table:table-cell table:style-name="ce176"/>
          <table:table-cell table:style-name="ce178" table:number-columns-repeated="7"/>
          <table:table-cell table:style-name="ce174"/>
          <table:table-cell table:style-name="ce168"/>
          <table:table-cell table:style-name="ce170"/>
          <table:table-cell table:style-name="ce172"/>
          <table:table-cell table:style-name="ce168"/>
          <table:table-cell table:style-name="ce170"/>
          <table:table-cell table:style-name="ce172"/>
          <table:table-cell table:style-name="ce174" table:number-columns-repeated="971"/>
          <table:table-cell table:number-columns-repeated="5"/>
        </table:table-row>
        <table:table-row table:style-name="ro2">
          <table:table-cell office:value-type="string" calcext:value-type="string">
            <text:p>Planta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orrelativo</text:p>
          </table:table-cell>
          <table:table-cell office:value-type="string" calcext:value-type="string">
            <text:p>Fact. Física</text:p>
          </table:table-cell>
          <table:table-cell office:value-type="string" calcext:value-type="string">
            <text:p>Descripción Activo</text:p>
          </table:table-cell>
          <table:table-cell office:value-type="string" calcext:value-type="string">
            <text:p>Proveedor o Vendedor</text:p>
          </table:table-cell>
          <table:table-cell office:value-type="string" calcext:value-type="string">
            <text:p>Nro Factura</text:p>
          </table:table-cell>
          <table:table-cell table:style-name="Default" office:value-type="string" calcext:value-type="string">
            <text:p>Planta</text:p>
          </table:table-cell>
          <table:table-cell office:value-type="string" calcext:value-type="string">
            <text:p>Ubicación</text:p>
          </table:table-cell>
          <table:table-cell office:value-type="string" calcext:value-type="string">
            <text:p>Ubicación en Planta</text:p>
          </table:table-cell>
          <table:table-cell table:style-name="Default" office:value-type="string" calcext:value-type="string">
            <text:p>Fecha de compra</text:p>
          </table:table-cell>
          <table:table-cell office:value-type="string" calcext:value-type="string">
            <text:p>Fecha Adj. Concesión</text:p>
          </table:table-cell>
          <table:table-cell office:value-type="string" calcext:value-type="string">
            <text:p>Fecha termino Concesion</text:p>
          </table:table-cell>
          <table:table-cell office:value-type="string" calcext:value-type="string">
            <text:p>Fecha comienzo op</text:p>
          </table:table-cell>
          <table:table-cell office:value-type="string" calcext:value-type="string">
            <text:p>Vida util s/ Concesion</text:p>
          </table:table-cell>
          <table:table-cell office:value-type="string" calcext:value-type="string">
            <text:p>Vida útil tributaria (meses)</text:p>
          </table:table-cell>
          <table:table-cell office:value-type="string" calcext:value-type="string">
            <text:p>Clase Duracion</text:p>
          </table:table-cell>
          <table:table-cell office:value-type="string" calcext:value-type="string">
            <text:p>N+24</text:p>
          </table:table-cell>
          <table:table-cell office:value-type="string" calcext:value-type="string">
            <text:p>Vida Util</text:p>
          </table:table-cell>
          <table:table-cell table:style-name="Default" office:value-type="string" calcext:value-type="string">
            <text:p>Valor de Origen</text:p>
          </table:table-cell>
          <table:table-cell table:style-name="ce78" table:number-columns-repeated="4"/>
          <table:table-cell table:style-name="ce79"/>
          <table:table-cell table:style-name="ce80"/>
          <table:table-cell table:style-name="ce81"/>
          <table:table-cell table:style-name="ce80" table:number-columns-repeated="2"/>
          <table:table-cell table:style-name="ce82"/>
          <table:table-cell table:style-name="ce83"/>
          <table:table-cell table:style-name="ce84"/>
          <table:table-cell table:style-name="ce85"/>
          <table:table-cell table:style-name="ce86"/>
          <table:table-cell table:style-name="ce87" table:number-columns-repeated="7"/>
          <table:table-cell table:style-name="ce85"/>
          <table:table-cell table:style-name="ce82"/>
          <table:table-cell table:style-name="ce83"/>
          <table:table-cell table:style-name="ce84"/>
          <table:table-cell table:style-name="ce82"/>
          <table:table-cell table:style-name="ce83"/>
          <table:table-cell table:style-name="ce84"/>
          <table:table-cell table:style-name="ce85" table:number-columns-repeated="971"/>
          <table:table-cell table:number-columns-repeated="5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Edificios</text:p>
          </table:table-cell>
          <table:table-cell table:number-columns-repeated="2"/>
          <table:table-cell table:style-name="ce11" office:value-type="string" calcext:value-type="string">
            <text:p>COORDINACION ARICA</text:p>
          </table:table-cell>
          <table:table-cell table:style-name="ce11" office:value-type="string" calcext:value-type="string">
            <text:p>CGESTA LIMITADA</text:p>
          </table:table-cell>
          <table:table-cell table:style-name="ce11" office:value-type="float" office:value="883" calcext:value-type="float">
            <text:p>883</text:p>
          </table:table-cell>
          <table:table-cell table:style-name="ce33" office:value-type="string" calcext:value-type="string">
            <text:p>Arica ab</text:p>
          </table:table-cell>
          <table:table-cell table:number-columns-repeated="2"/>
          <table:table-cell table:style-name="ce41" office:value-type="string" calcext:value-type="string">
            <text:p>30/09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59" office:value-type="float" office:value="898745" calcext:value-type="float">
            <text:p><text:s/>898.745 </text:p>
          </table:table-cell>
          <table:table-cell table:number-columns-repeated="1004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Edificios</text:p>
          </table:table-cell>
          <table:table-cell table:number-columns-repeated="2"/>
          <table:table-cell table:style-name="ce1" office:value-type="string" calcext:value-type="string">
            <text:p>Recepcion final Don Arica</text:p>
          </table:table-cell>
          <table:table-cell table:style-name="ce11" office:value-type="string" calcext:value-type="string">
            <text:p>ROBERTO ERNESTO AGUIRRE CHI</text:p>
          </table:table-cell>
          <table:table-cell table:style-name="ce11" office:value-type="float" office:value="108" calcext:value-type="float">
            <text:p>108</text:p>
          </table:table-cell>
          <table:table-cell table:style-name="ce33" office:value-type="string" calcext:value-type="string">
            <text:p>Arica ab</text:p>
          </table:table-cell>
          <table:table-cell table:number-columns-repeated="2"/>
          <table:table-cell table:style-name="ce41" office:value-type="string" calcext:value-type="string">
            <text:p>31/10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59" office:value-type="float" office:value="608849" calcext:value-type="float">
            <text:p><text:s/>608.849 </text:p>
          </table:table-cell>
          <table:table-cell table:number-columns-repeated="1004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Edificios</text:p>
          </table:table-cell>
          <table:table-cell table:number-columns-repeated="2"/>
          <table:table-cell table:style-name="ce11" office:value-type="string" calcext:value-type="string">
            <text:p>PAGO BIEN USO NACIONAL ARICAS</text:p>
          </table:table-cell>
          <table:table-cell table:style-name="ce11" office:value-type="string" calcext:value-type="string">
            <text:p>ARICOR SPA</text:p>
          </table:table-cell>
          <table:table-cell table:style-name="ce11" office:value-type="float" office:value="238" calcext:value-type="float">
            <text:p>238</text:p>
          </table:table-cell>
          <table:table-cell table:style-name="ce33" office:value-type="string" calcext:value-type="string">
            <text:p>Arica ab</text:p>
          </table:table-cell>
          <table:table-cell table:number-columns-repeated="2"/>
          <table:table-cell table:style-name="ce41" office:value-type="string" calcext:value-type="string">
            <text:p>31/10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59" office:value-type="float" office:value="1660300" calcext:value-type="float">
            <text:p><text:s/>1.660.300 </text:p>
          </table:table-cell>
          <table:table-cell table:number-columns-repeated="1004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Edificios</text:p>
          </table:table-cell>
          <table:table-cell table:number-columns-repeated="2"/>
          <table:table-cell table:style-name="ce1" office:value-type="string" calcext:value-type="string">
            <text:p>Proyecto Calculo Arica AB</text:p>
          </table:table-cell>
          <table:table-cell table:style-name="ce11" office:value-type="string" calcext:value-type="string">
            <text:p>JUAN CARLOS RAÚL MOYANO ROZAS</text:p>
          </table:table-cell>
          <table:table-cell table:style-name="ce11" office:value-type="float" office:value="658" calcext:value-type="float">
            <text:p>658</text:p>
          </table:table-cell>
          <table:table-cell table:style-name="ce33" office:value-type="string" calcext:value-type="string">
            <text:p>Arica ab</text:p>
          </table:table-cell>
          <table:table-cell table:number-columns-repeated="2"/>
          <table:table-cell table:style-name="ce41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59" office:value-type="float" office:value="1412429" calcext:value-type="float">
            <text:p><text:s/>1.412.429 </text:p>
          </table:table-cell>
          <table:table-cell table:number-columns-repeated="1004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Edificios</text:p>
          </table:table-cell>
          <table:table-cell table:number-columns-repeated="2"/>
          <table:table-cell table:style-name="ce11" office:value-type="string" calcext:value-type="string">
            <text:p>HONORARIOS GESTION ARICAS</text:p>
          </table:table-cell>
          <table:table-cell table:style-name="ce11" office:value-type="string" calcext:value-type="string">
            <text:p>ARICOR SPA</text:p>
          </table:table-cell>
          <table:table-cell table:style-name="ce11" office:value-type="float" office:value="241" calcext:value-type="float">
            <text:p>241</text:p>
          </table:table-cell>
          <table:table-cell table:style-name="ce33" office:value-type="string" calcext:value-type="string">
            <text:p>Arica ab</text:p>
          </table:table-cell>
          <table:table-cell table:number-columns-repeated="2"/>
          <table:table-cell table:style-name="ce41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59" office:value-type="float" office:value="3250000" calcext:value-type="float">
            <text:p><text:s/>3.250.000 </text:p>
          </table:table-cell>
          <table:table-cell table:number-columns-repeated="1004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Edificios</text:p>
          </table:table-cell>
          <table:table-cell table:number-columns-repeated="2"/>
          <table:table-cell table:style-name="ce11" office:value-type="string" calcext:value-type="string">
            <text:p>TRABAJOS OBRA DE PLANTAS ARICAS</text:p>
          </table:table-cell>
          <table:table-cell table:style-name="ce11" office:value-type="string" calcext:value-type="string">
            <text:p>ARICOR SPA</text:p>
          </table:table-cell>
          <table:table-cell table:style-name="ce11" office:value-type="float" office:value="248" calcext:value-type="float">
            <text:p>248</text:p>
          </table:table-cell>
          <table:table-cell table:style-name="ce33" office:value-type="string" calcext:value-type="string">
            <text:p>Arica AB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59" office:value-type="float" office:value="3345000" calcext:value-type="float">
            <text:p><text:s/>3.345.000 </text:p>
          </table:table-cell>
          <table:table-cell table:number-columns-repeated="1004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1" office:value-type="string" calcext:value-type="string">
            <text:p>ROBERTO ERNESTO AGUIRRE CHI</text:p>
          </table:table-cell>
          <table:table-cell table:style-name="ce1" office:value-type="string" calcext:value-type="string">
            <text:p>RECEPCION FINAL DOM 3 NORTE</text:p>
          </table:table-cell>
          <table:table-cell table:style-name="ce11" office:value-type="float" office:value="109" calcext:value-type="float">
            <text:p>109</text:p>
          </table:table-cell>
          <table:table-cell table:style-name="ce33" office:value-type="string" calcext:value-type="string">
            <text:p>Arica AB</text:p>
          </table:table-cell>
          <table:table-cell table:number-columns-repeated="2"/>
          <table:table-cell table:style-name="ce42" office:value-type="date" office:date-value="2022-01-31" calcext:value-type="date">
            <text:p>31-01-2022</text:p>
          </table:table-cell>
          <table:table-cell table:style-name="ce59" office:value-type="float" office:value="794347" calcext:value-type="float">
            <text:p><text:s/>794.347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59" office:value-type="float" office:value="794347" calcext:value-type="float">
            <text:p><text:s/>794.347 </text:p>
          </table:table-cell>
          <table:table-cell table:number-columns-repeated="1004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7" office:value-type="string" calcext:value-type="string">
            <text:p>Edificio</text:p>
          </table:table-cell>
          <table:table-cell table:number-columns-repeated="2"/>
          <table:table-cell table:style-name="ce2" office:value-type="string" calcext:value-type="string">
            <text:p>GESTION TRAMITES BOMBEROS Y RECEPCION FINAL PUERTAS AMERICA</text:p>
          </table:table-cell>
          <table:table-cell table:style-name="ce2" office:value-type="string" calcext:value-type="string">
            <text:p>ROBERTO ERNESTO AGUIRRE</text:p>
          </table:table-cell>
          <table:table-cell table:style-name="ce2" office:value-type="float" office:value="111" calcext:value-type="float">
            <text:p>111</text:p>
          </table:table-cell>
          <table:table-cell table:style-name="ce33" office:value-type="string" calcext:value-type="string">
            <text:p>ARICA AB</text:p>
          </table:table-cell>
          <table:table-cell table:number-columns-repeated="2"/>
          <table:table-cell table:style-name="ce43" office:value-type="date" office:date-value="2022-03-08" calcext:value-type="date">
            <text:p>08-03-2022</text:p>
          </table:table-cell>
          <table:table-cell table:style-name="ce60" office:value-type="float" office:value="212046" calcext:value-type="float">
            <text:p><text:s/>212.046 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212046" calcext:value-type="float">
            <text:p><text:s/>212.046 </text:p>
          </table:table-cell>
          <table:table-cell table:number-columns-repeated="1004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Edificio</text:p>
          </table:table-cell>
          <table:table-cell table:number-columns-repeated="2"/>
          <table:table-cell table:style-name="ce2" office:value-type="string" calcext:value-type="string">
            <text:p>GESTION Y TRAMITES DOMINIO VIGENTE</text:p>
          </table:table-cell>
          <table:table-cell table:style-name="ce2" office:value-type="string" calcext:value-type="string">
            <text:p>ROBERTO ERNESTO AGUIRRE</text:p>
          </table:table-cell>
          <table:table-cell table:style-name="ce2" office:value-type="float" office:value="112" calcext:value-type="float">
            <text:p>112</text:p>
          </table:table-cell>
          <table:table-cell table:style-name="ce33" office:value-type="string" calcext:value-type="string">
            <text:p>ARICA AB</text:p>
          </table:table-cell>
          <table:table-cell table:number-columns-repeated="2"/>
          <table:table-cell table:style-name="ce43" office:value-type="date" office:date-value="2022-03-22" calcext:value-type="date">
            <text:p>22-03-2022</text:p>
          </table:table-cell>
          <table:table-cell table:style-name="ce60" office:value-type="float" office:value="676215" calcext:value-type="float">
            <text:p><text:s/>676.215 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676215" calcext:value-type="float">
            <text:p><text:s/>676.215 </text:p>
          </table:table-cell>
          <table:table-cell table:number-columns-repeated="1004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Maquinaria y EQ</text:p>
          </table:table-cell>
          <table:table-cell table:number-columns-repeated="2"/>
          <table:table-cell table:style-name="ce2" office:value-type="string" calcext:value-type="string">
            <text:p>GASTOS INTERNACION ENCOMIENDA ACTIA</text:p>
          </table:table-cell>
          <table:table-cell table:style-name="ce2" office:value-type="string" calcext:value-type="string">
            <text:p>FEDEX EXPRESS CHILE SPA</text:p>
          </table:table-cell>
          <table:table-cell table:style-name="ce2" office:value-type="float" office:value="551327" calcext:value-type="float">
            <text:p>551327</text:p>
          </table:table-cell>
          <table:table-cell table:style-name="ce33" office:value-type="string" calcext:value-type="string">
            <text:p>ARICA AB</text:p>
          </table:table-cell>
          <table:table-cell table:number-columns-repeated="2"/>
          <table:table-cell table:style-name="ce43" office:value-type="date" office:date-value="2022-03-01" calcext:value-type="date">
            <text:p>01-03-2022</text:p>
          </table:table-cell>
          <table:table-cell table:style-name="ce60" office:value-type="float" office:value="2298" calcext:value-type="float">
            <text:p><text:s/>2.298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0" office:value-type="float" office:value="2298" calcext:value-type="float">
            <text:p><text:s/>2.298 </text:p>
          </table:table-cell>
          <table:table-cell table:number-columns-repeated="1004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Edificio</text:p>
          </table:table-cell>
          <table:table-cell table:number-columns-repeated="2"/>
          <table:table-cell table:style-name="ce2" office:value-type="string" calcext:value-type="string">
            <text:p>INSTALACION ELEMENTOS DE SEGURIDAD VIAL ARICA AB</text:p>
          </table:table-cell>
          <table:table-cell table:style-name="ce11" office:value-type="string" calcext:value-type="string">
            <text:p>EMPRESA DE INGENIERIA ARQUITECTURA Y CONSTRUCCION VANESSA ANDREA ROSSEL HERNANDEZ E.I.R.L</text:p>
          </table:table-cell>
          <table:table-cell table:style-name="ce2" office:value-type="float" office:value="349" calcext:value-type="float">
            <text:p>349</text:p>
          </table:table-cell>
          <table:table-cell table:style-name="ce33" office:value-type="string" calcext:value-type="string">
            <text:p>ARICA AB</text:p>
          </table:table-cell>
          <table:table-cell table:number-columns-repeated="2"/>
          <table:table-cell table:style-name="ce43" office:value-type="date" office:date-value="2022-04-30" calcext:value-type="date">
            <text:p>30-04-2022</text:p>
          </table:table-cell>
          <table:table-cell table:style-name="ce61" office:value-type="float" office:value="5545120" calcext:value-type="float">
            <text:p><text:s/>5.545.120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1" office:value-type="float" office:value="5545120" calcext:value-type="float">
            <text:p><text:s/>5.545.120 </text:p>
          </table:table-cell>
          <table:table-cell table:number-columns-repeated="1004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Edificio</text:p>
          </table:table-cell>
          <table:table-cell table:number-columns-repeated="2"/>
          <table:table-cell table:style-name="ce2" office:value-type="string" calcext:value-type="string">
            <text:p>SALDO DE OBRA ARICA AB PUERTS AMERICAS</text:p>
          </table:table-cell>
          <table:table-cell table:style-name="ce2" office:value-type="string" calcext:value-type="string">
            <text:p>CONSTRUCTORA SUR SPA</text:p>
          </table:table-cell>
          <table:table-cell table:style-name="ce2" office:value-type="float" office:value="81" calcext:value-type="float">
            <text:p>81</text:p>
          </table:table-cell>
          <table:table-cell table:style-name="ce33" office:value-type="string" calcext:value-type="string">
            <text:p>ARICA AB</text:p>
          </table:table-cell>
          <table:table-cell table:number-columns-repeated="2"/>
          <table:table-cell table:style-name="ce43" office:value-type="date" office:date-value="2022-04-30" calcext:value-type="date">
            <text:p>30-04-2022</text:p>
          </table:table-cell>
          <table:table-cell table:style-name="ce60" office:value-type="float" office:value="8403361" calcext:value-type="float">
            <text:p><text:s/>8.403.361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8403361" calcext:value-type="float">
            <text:p><text:s/>8.403.361 </text:p>
          </table:table-cell>
          <table:table-cell table:number-columns-repeated="1004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VISITAS PRT ARICAS </text:p>
          </table:table-cell>
          <table:table-cell table:style-name="ce2" office:value-type="string" calcext:value-type="string">
            <text:p>FERNANDO ANDRES VELASQUEZ VALDIVIA</text:p>
          </table:table-cell>
          <table:table-cell table:style-name="ce2" office:value-type="float" office:value="70" calcext:value-type="float">
            <text:p>70</text:p>
          </table:table-cell>
          <table:table-cell table:style-name="ce33" office:value-type="string" calcext:value-type="string">
            <text:p>ARICA AB</text:p>
          </table:table-cell>
          <table:table-cell table:number-columns-repeated="2"/>
          <table:table-cell table:style-name="ce43" office:value-type="date" office:date-value="2022-04-30" calcext:value-type="date">
            <text:p>30-04-2022</text:p>
          </table:table-cell>
          <table:table-cell table:style-name="ce60" office:value-type="float" office:value="400000" calcext:value-type="float">
            <text:p><text:s/>400.000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400000" calcext:value-type="float">
            <text:p><text:s/>400.000 </text:p>
          </table:table-cell>
          <table:table-cell table:number-columns-repeated="1004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Edificio</text:p>
          </table:table-cell>
          <table:table-cell table:number-columns-repeated="2"/>
          <table:table-cell table:style-name="ce2" office:value-type="string" calcext:value-type="string">
            <text:p>MEDIDOR POLARIZADO </text:p>
          </table:table-cell>
          <table:table-cell table:style-name="ce2" office:value-type="string" calcext:value-type="string">
            <text:p>SERVICIOS EDS LIMITADA</text:p>
          </table:table-cell>
          <table:table-cell table:style-name="ce2" office:value-type="float" office:value="5626" calcext:value-type="float">
            <text:p>5626</text:p>
          </table:table-cell>
          <table:table-cell table:style-name="ce33" office:value-type="string" calcext:value-type="string">
            <text:p>ARICA AB</text:p>
          </table:table-cell>
          <table:table-cell table:number-columns-repeated="2"/>
          <table:table-cell table:style-name="ce43" office:value-type="date" office:date-value="2022-04-30" calcext:value-type="date">
            <text:p>30-04-2022</text:p>
          </table:table-cell>
          <table:table-cell table:style-name="ce60" office:value-type="float" office:value="697454" calcext:value-type="float">
            <text:p><text:s/>697.454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697454" calcext:value-type="float">
            <text:p><text:s/>697.454 </text:p>
          </table:table-cell>
          <table:table-cell table:number-columns-repeated="1004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Edificio</text:p>
          </table:table-cell>
          <table:table-cell table:number-columns-repeated="2"/>
          <table:table-cell table:style-name="ce2" office:value-type="string" calcext:value-type="string">
            <text:p>ROBERTO ERNESTO AGUIRRE CHI</text:p>
          </table:table-cell>
          <table:table-cell table:style-name="ce2" office:value-type="string" calcext:value-type="string">
            <text:p>ANTICPO TRABAJOS PRT ARICAS</text:p>
          </table:table-cell>
          <table:table-cell table:style-name="ce2" office:value-type="float" office:value="113" calcext:value-type="float">
            <text:p>113</text:p>
          </table:table-cell>
          <table:table-cell table:style-name="ce33" office:value-type="string" calcext:value-type="string">
            <text:p>ARICA AB</text:p>
          </table:table-cell>
          <table:table-cell table:number-columns-repeated="2"/>
          <table:table-cell table:style-name="ce43" office:value-type="date" office:date-value="2022-04-07" calcext:value-type="date">
            <text:p>07-04-2022</text:p>
          </table:table-cell>
          <table:table-cell table:style-name="ce60" office:value-type="float" office:value="2111275" calcext:value-type="float">
            <text:p><text:s/>2.111.275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2111275" calcext:value-type="float">
            <text:p><text:s/>2.111.275 </text:p>
          </table:table-cell>
          <table:table-cell table:number-columns-repeated="1004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Edificio</text:p>
          </table:table-cell>
          <table:table-cell table:number-columns-repeated="2"/>
          <table:table-cell table:style-name="ce2" office:value-type="string" calcext:value-type="string">
            <text:p>ROBERTO ERNESTO AGUIRRE CHI</text:p>
          </table:table-cell>
          <table:table-cell table:style-name="ce2" office:value-type="string" calcext:value-type="string">
            <text:p>SALDO FINAL PRT ARICAS</text:p>
          </table:table-cell>
          <table:table-cell table:style-name="ce2" office:value-type="float" office:value="114" calcext:value-type="float">
            <text:p>114</text:p>
          </table:table-cell>
          <table:table-cell table:style-name="ce33" office:value-type="string" calcext:value-type="string">
            <text:p>ARICA AB</text:p>
          </table:table-cell>
          <table:table-cell table:number-columns-repeated="2"/>
          <table:table-cell table:style-name="ce43" office:value-type="date" office:date-value="2022-04-19" calcext:value-type="date">
            <text:p>19-04-2022</text:p>
          </table:table-cell>
          <table:table-cell table:style-name="ce62" office:value-type="float" office:value="2111275" calcext:value-type="float">
            <text:p><text:s/>2.111.275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2" office:value-type="float" office:value="2111275" calcext:value-type="float">
            <text:p><text:s/>2.111.275 </text:p>
          </table:table-cell>
          <table:table-cell table:number-columns-repeated="1004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LICENCIAS SOFTWARE</text:p>
          </table:table-cell>
          <table:table-cell table:style-name="ce1" office:value-type="string" calcext:value-type="string">
            <text:p><text:s/>NUMIR TECHNOLOGY</text:p>
          </table:table-cell>
          <table:table-cell table:style-name="ce1" office:value-type="string" calcext:value-type="string">
            <text:p>OC 20223468</text:p>
          </table:table-cell>
          <table:table-cell table:style-name="ce33" office:value-type="string" calcext:value-type="string">
            <text:p>ARICA AB</text:p>
          </table:table-cell>
          <table:table-cell table:number-columns-repeated="2"/>
          <table:table-cell table:style-name="ce42" office:value-type="date" office:date-value="2022-05-20" calcext:value-type="date">
            <text:p>20-05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665065.461538461" calcext:value-type="float">
            <text:p><text:s/>665.065 </text:p>
          </table:table-cell>
          <table:table-cell table:number-columns-repeated="1004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HONORARIOS PRT ARICAS</text:p>
          </table:table-cell>
          <table:table-cell table:style-name="ce1" office:value-type="string" calcext:value-type="string">
            <text:p>FERNANDO ANDRES VELASQUEZ VALDIVIA</text:p>
          </table:table-cell>
          <table:table-cell table:style-name="ce1" office:value-type="float" office:value="218" calcext:value-type="float">
            <text:p>218</text:p>
          </table:table-cell>
          <table:table-cell table:style-name="ce33" office:value-type="string" calcext:value-type="string">
            <text:p>ARICA AB</text:p>
          </table:table-cell>
          <table:table-cell table:number-columns-repeated="2"/>
          <table:table-cell table:style-name="ce42" office:value-type="date" office:date-value="2022-06-10" calcext:value-type="date">
            <text:p>10-06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1487863" calcext:value-type="float">
            <text:p><text:s/>1.487.863 </text:p>
          </table:table-cell>
          <table:table-cell table:number-columns-repeated="1004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9-DISCO DURO 10TB SATA ENTERPRISE EXOS SEAGATE- TODAS LAS PLANTAS</text:p>
          </table:table-cell>
          <table:table-cell table:style-name="ce1" office:value-type="string" calcext:value-type="string">
            <text:p>SOCIEDAD COMERCIAL VIDEOVISION LIMITADA</text:p>
          </table:table-cell>
          <table:table-cell table:style-name="ce1" office:value-type="float" office:value="95637" calcext:value-type="float">
            <text:p>95637</text:p>
          </table:table-cell>
          <table:table-cell table:style-name="ce33" office:value-type="string" calcext:value-type="string">
            <text:p>ARICA AB</text:p>
          </table:table-cell>
          <table:table-cell table:number-columns-repeated="2"/>
          <table:table-cell table:style-name="ce42" office:value-type="date" office:date-value="2022-07-26" calcext:value-type="date">
            <text:p>26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205003" calcext:value-type="float">
            <text:p><text:s/>205.003 </text:p>
          </table:table-cell>
          <table:table-cell table:number-columns-repeated="1004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DISCO DURO 3,5 - TODAS LAS PLANTAS</text:p>
          </table:table-cell>
          <table:table-cell table:style-name="ce1" office:value-type="string" calcext:value-type="string">
            <text:p>AUTOMA ELECTRONICA LTDA</text:p>
          </table:table-cell>
          <table:table-cell table:style-name="ce1" office:value-type="float" office:value="232214" calcext:value-type="float">
            <text:p>232214</text:p>
          </table:table-cell>
          <table:table-cell table:style-name="ce33" office:value-type="string" calcext:value-type="string">
            <text:p>ARICA AB</text:p>
          </table:table-cell>
          <table:table-cell table:number-columns-repeated="2"/>
          <table:table-cell table:style-name="ce42" office:value-type="date" office:date-value="2022-07-20" calcext:value-type="date">
            <text:p>20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98154" calcext:value-type="float">
            <text:p><text:s/>98.154 </text:p>
          </table:table-cell>
          <table:table-cell table:number-columns-repeated="1004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Edificios</text:p>
          </table:table-cell>
          <table:table-cell table:number-columns-repeated="2"/>
          <table:table-cell table:style-name="ce11" office:value-type="string" calcext:value-type="string">
            <text:p>COORDINACION ARICA</text:p>
          </table:table-cell>
          <table:table-cell table:style-name="ce11" office:value-type="string" calcext:value-type="string">
            <text:p>CGESTA LIMITADA</text:p>
          </table:table-cell>
          <table:table-cell table:style-name="ce11" office:value-type="float" office:value="883" calcext:value-type="float">
            <text:p>883</text:p>
          </table:table-cell>
          <table:table-cell table:style-name="ce33" office:value-type="string" calcext:value-type="string">
            <text:p>Arica b</text:p>
          </table:table-cell>
          <table:table-cell table:number-columns-repeated="2"/>
          <table:table-cell table:style-name="ce41" office:value-type="string" calcext:value-type="string">
            <text:p>30/09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59" office:value-type="float" office:value="898745" calcext:value-type="float">
            <text:p><text:s/>898.745 </text:p>
          </table:table-cell>
          <table:table-cell table:number-columns-repeated="1004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Edificios</text:p>
          </table:table-cell>
          <table:table-cell table:number-columns-repeated="2"/>
          <table:table-cell table:style-name="ce1" office:value-type="string" calcext:value-type="string">
            <text:p>Tramites Varios Dom Arica</text:p>
          </table:table-cell>
          <table:table-cell table:style-name="ce11" office:value-type="string" calcext:value-type="string">
            <text:p>ROBERTO ERNESTO AGUIRRE CHI</text:p>
          </table:table-cell>
          <table:table-cell table:style-name="ce11" office:value-type="float" office:value="107" calcext:value-type="float">
            <text:p>107</text:p>
          </table:table-cell>
          <table:table-cell table:style-name="ce33" office:value-type="string" calcext:value-type="string">
            <text:p>Arica b</text:p>
          </table:table-cell>
          <table:table-cell table:number-columns-repeated="2"/>
          <table:table-cell table:style-name="ce41" office:value-type="string" calcext:value-type="string">
            <text:p>31/10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59" office:value-type="float" office:value="237560" calcext:value-type="float">
            <text:p><text:s/>237.560 </text:p>
          </table:table-cell>
          <table:table-cell table:number-columns-repeated="1004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Edificios</text:p>
          </table:table-cell>
          <table:table-cell table:number-columns-repeated="2"/>
          <table:table-cell table:style-name="ce11" office:value-type="string" calcext:value-type="string">
            <text:p>COORDINACION ARICA</text:p>
          </table:table-cell>
          <table:table-cell table:style-name="ce11" office:value-type="string" calcext:value-type="string">
            <text:p>CGESTA LIMITADA</text:p>
          </table:table-cell>
          <table:table-cell table:style-name="ce11" office:value-type="float" office:value="902" calcext:value-type="float">
            <text:p>902</text:p>
          </table:table-cell>
          <table:table-cell table:style-name="ce33" office:value-type="string" calcext:value-type="string">
            <text:p>Arica b</text:p>
          </table:table-cell>
          <table:table-cell table:number-columns-repeated="2"/>
          <table:table-cell table:style-name="ce41" office:value-type="string" calcext:value-type="string">
            <text:p>31/10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59" office:value-type="float" office:value="903132" calcext:value-type="float">
            <text:p><text:s/>903.132 </text:p>
          </table:table-cell>
          <table:table-cell table:number-columns-repeated="1004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Edificios</text:p>
          </table:table-cell>
          <table:table-cell table:number-columns-repeated="2"/>
          <table:table-cell table:style-name="ce11" office:value-type="string" calcext:value-type="string">
            <text:p>PAGO BIEN USO NACIONAL ARICAS</text:p>
          </table:table-cell>
          <table:table-cell table:style-name="ce11" office:value-type="string" calcext:value-type="string">
            <text:p>ARICOR SPA</text:p>
          </table:table-cell>
          <table:table-cell table:style-name="ce11" office:value-type="float" office:value="238" calcext:value-type="float">
            <text:p>238</text:p>
          </table:table-cell>
          <table:table-cell table:style-name="ce33" office:value-type="string" calcext:value-type="string">
            <text:p>Arica b</text:p>
          </table:table-cell>
          <table:table-cell table:number-columns-repeated="2"/>
          <table:table-cell table:style-name="ce41" office:value-type="string" calcext:value-type="string">
            <text:p>31/10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59" office:value-type="float" office:value="1660300" calcext:value-type="float">
            <text:p><text:s/>1.660.300 </text:p>
          </table:table-cell>
          <table:table-cell table:number-columns-repeated="1004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Edificios</text:p>
          </table:table-cell>
          <table:table-cell table:number-columns-repeated="2"/>
          <table:table-cell table:style-name="ce1" office:value-type="string" calcext:value-type="string">
            <text:p>Informe Modificacion Proyectos Arica</text:p>
          </table:table-cell>
          <table:table-cell table:style-name="ce11" office:value-type="string" calcext:value-type="string">
            <text:p>MARCELO ALEJANDRO VIGORENA DE ROSAS</text:p>
          </table:table-cell>
          <table:table-cell table:style-name="ce11" office:value-type="float" office:value="307" calcext:value-type="float">
            <text:p>307</text:p>
          </table:table-cell>
          <table:table-cell table:style-name="ce33" office:value-type="string" calcext:value-type="string">
            <text:p>Arica b</text:p>
          </table:table-cell>
          <table:table-cell table:number-columns-repeated="2"/>
          <table:table-cell table:style-name="ce41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59" office:value-type="float" office:value="564972" calcext:value-type="float">
            <text:p><text:s/>564.972 </text:p>
          </table:table-cell>
          <table:table-cell table:number-columns-repeated="1004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Edificios</text:p>
          </table:table-cell>
          <table:table-cell table:number-columns-repeated="2"/>
          <table:table-cell table:style-name="ce11" office:value-type="string" calcext:value-type="string">
            <text:p>HONORARIOS GESTION ARICAS</text:p>
          </table:table-cell>
          <table:table-cell table:style-name="ce11" office:value-type="string" calcext:value-type="string">
            <text:p>ARICOR SPA</text:p>
          </table:table-cell>
          <table:table-cell table:style-name="ce11" office:value-type="float" office:value="241" calcext:value-type="float">
            <text:p>241</text:p>
          </table:table-cell>
          <table:table-cell table:style-name="ce33" office:value-type="string" calcext:value-type="string">
            <text:p>Arica b</text:p>
          </table:table-cell>
          <table:table-cell table:number-columns-repeated="2"/>
          <table:table-cell table:style-name="ce41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59" office:value-type="float" office:value="3250000" calcext:value-type="float">
            <text:p><text:s/>3.250.000 </text:p>
          </table:table-cell>
          <table:table-cell table:number-columns-repeated="1004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Edificios</text:p>
          </table:table-cell>
          <table:table-cell table:number-columns-repeated="2"/>
          <table:table-cell table:style-name="ce11" office:value-type="string" calcext:value-type="string">
            <text:p>DEMARCACION ARICAS</text:p>
          </table:table-cell>
          <table:table-cell table:style-name="ce11" office:value-type="string" calcext:value-type="string">
            <text:p>EMPRESA DE INGENIERIA ARQUITECTURA Y CONSTRUCCION VANESSA ANDREA ROSSEL HERNANDEZ E.I.R.L</text:p>
          </table:table-cell>
          <table:table-cell table:style-name="ce11" office:value-type="float" office:value="332" calcext:value-type="float">
            <text:p>332</text:p>
          </table:table-cell>
          <table:table-cell table:style-name="ce33" office:value-type="string" calcext:value-type="string">
            <text:p>Arica B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59" office:value-type="float" office:value="7887533" calcext:value-type="float">
            <text:p><text:s/>7.887.533 </text:p>
          </table:table-cell>
          <table:table-cell table:number-columns-repeated="1004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Edificios</text:p>
          </table:table-cell>
          <table:table-cell table:number-columns-repeated="2"/>
          <table:table-cell table:style-name="ce11" office:value-type="string" calcext:value-type="string">
            <text:p>LEY ARICAS</text:p>
          </table:table-cell>
          <table:table-cell table:style-name="ce11" office:value-type="string" calcext:value-type="string">
            <text:p>JORGE FERNANDO RAMSAY LAGOS</text:p>
          </table:table-cell>
          <table:table-cell table:style-name="ce11" office:value-type="float" office:value="11" calcext:value-type="float">
            <text:p>11</text:p>
          </table:table-cell>
          <table:table-cell table:style-name="ce33" office:value-type="string" calcext:value-type="string">
            <text:p>Arica B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59" office:value-type="float" office:value="5641125" calcext:value-type="float">
            <text:p><text:s/>5.641.125 </text:p>
          </table:table-cell>
          <table:table-cell table:number-columns-repeated="1004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1" office:value-type="string" calcext:value-type="string">
            <text:p>ROBERTO ERNESTO AGUIRRE CHI</text:p>
          </table:table-cell>
          <table:table-cell table:style-name="ce1" office:value-type="string" calcext:value-type="string">
            <text:p>RECEPCION FINAL DOM AVDA ARGENTINA</text:p>
          </table:table-cell>
          <table:table-cell table:style-name="ce11" office:value-type="float" office:value="110" calcext:value-type="float">
            <text:p>110</text:p>
          </table:table-cell>
          <table:table-cell table:style-name="ce33" office:value-type="string" calcext:value-type="string">
            <text:p>Arica B</text:p>
          </table:table-cell>
          <table:table-cell table:number-columns-repeated="2"/>
          <table:table-cell table:style-name="ce42" office:value-type="date" office:date-value="2022-01-31" calcext:value-type="date">
            <text:p>31-01-2022</text:p>
          </table:table-cell>
          <table:table-cell table:style-name="ce59" office:value-type="float" office:value="724584" calcext:value-type="float">
            <text:p><text:s/>724.584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59" office:value-type="float" office:value="724584" calcext:value-type="float">
            <text:p><text:s/>724.584 </text:p>
          </table:table-cell>
          <table:table-cell table:number-columns-repeated="1004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SALDO MITIGACIONES PRT ARICA B</text:p>
          </table:table-cell>
          <table:table-cell table:style-name="ce2" office:value-type="string" calcext:value-type="string">
            <text:p>CONSTRUCTORA SUR SPA</text:p>
          </table:table-cell>
          <table:table-cell table:style-name="ce2" office:value-type="float" office:value="75" calcext:value-type="float">
            <text:p>75</text:p>
          </table:table-cell>
          <table:table-cell table:style-name="ce33" office:value-type="string" calcext:value-type="string">
            <text:p>ARICA B</text:p>
          </table:table-cell>
          <table:table-cell table:number-columns-repeated="2"/>
          <table:table-cell table:style-name="ce43" office:value-type="date" office:date-value="2022-01-26" calcext:value-type="date">
            <text:p>26-01-2022</text:p>
          </table:table-cell>
          <table:table-cell table:style-name="ce60" office:value-type="float" office:value="4200626" calcext:value-type="float">
            <text:p><text:s/>4.200.626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4200626" calcext:value-type="float">
            <text:p><text:s/>4.200.626 </text:p>
          </table:table-cell>
          <table:table-cell table:number-columns-repeated="1004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Edificio</text:p>
          </table:table-cell>
          <table:table-cell table:number-columns-repeated="2"/>
          <table:table-cell table:style-name="ce2" office:value-type="string" calcext:value-type="string">
            <text:p>VISITAS PRT ARICA</text:p>
          </table:table-cell>
          <table:table-cell table:style-name="ce2" office:value-type="string" calcext:value-type="string">
            <text:p>FERNANDO ANDRES VELASQUEZ VALDIVIA</text:p>
          </table:table-cell>
          <table:table-cell table:style-name="ce2" office:value-type="float" office:value="69" calcext:value-type="float">
            <text:p>69</text:p>
          </table:table-cell>
          <table:table-cell table:style-name="ce33" office:value-type="string" calcext:value-type="string">
            <text:p>ARICA B</text:p>
          </table:table-cell>
          <table:table-cell table:number-columns-repeated="2"/>
          <table:table-cell table:style-name="ce43" office:value-type="date" office:date-value="2022-03-28" calcext:value-type="date">
            <text:p>28-03-2022</text:p>
          </table:table-cell>
          <table:table-cell table:style-name="ce60" office:value-type="float" office:value="203262" calcext:value-type="float">
            <text:p><text:s/>203.262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203262" calcext:value-type="float">
            <text:p><text:s/>203.262 </text:p>
          </table:table-cell>
          <table:table-cell table:number-columns-repeated="1004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Maquinaria y EQ</text:p>
          </table:table-cell>
          <table:table-cell table:number-columns-repeated="2"/>
          <table:table-cell table:style-name="ce2" office:value-type="string" calcext:value-type="string">
            <text:p>GASTOS INTERNACION ENCOMIENDA ACTIA</text:p>
          </table:table-cell>
          <table:table-cell table:style-name="ce2" office:value-type="string" calcext:value-type="string">
            <text:p>FEDEX EXPRESS CHILE SPA</text:p>
          </table:table-cell>
          <table:table-cell table:style-name="ce2" office:value-type="float" office:value="551327" calcext:value-type="float">
            <text:p>551327</text:p>
          </table:table-cell>
          <table:table-cell table:style-name="ce33" office:value-type="string" calcext:value-type="string">
            <text:p>ARICA B</text:p>
          </table:table-cell>
          <table:table-cell table:number-columns-repeated="2"/>
          <table:table-cell table:style-name="ce43" office:value-type="date" office:date-value="2022-03-01" calcext:value-type="date">
            <text:p>01-03-2022</text:p>
          </table:table-cell>
          <table:table-cell table:style-name="ce60" office:value-type="float" office:value="2298" calcext:value-type="float">
            <text:p><text:s/>2.298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0" office:value-type="float" office:value="2298" calcext:value-type="float">
            <text:p><text:s/>2.298 </text:p>
          </table:table-cell>
          <table:table-cell table:number-columns-repeated="1004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VISITAS PRT ARICAS </text:p>
          </table:table-cell>
          <table:table-cell table:style-name="ce2" office:value-type="string" calcext:value-type="string">
            <text:p>FERNANDO ANDRES VELASQUEZ VALDIVIA</text:p>
          </table:table-cell>
          <table:table-cell table:style-name="ce2" office:value-type="float" office:value="70" calcext:value-type="float">
            <text:p>70</text:p>
          </table:table-cell>
          <table:table-cell table:style-name="ce33" office:value-type="string" calcext:value-type="string">
            <text:p>ARICA B</text:p>
          </table:table-cell>
          <table:table-cell table:number-columns-repeated="2"/>
          <table:table-cell table:style-name="ce43" office:value-type="date" office:date-value="2022-04-30" calcext:value-type="date">
            <text:p>30-04-2022</text:p>
          </table:table-cell>
          <table:table-cell table:style-name="ce60" office:value-type="float" office:value="400000" calcext:value-type="float">
            <text:p><text:s/>400.000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400000" calcext:value-type="float">
            <text:p><text:s/>400.000 </text:p>
          </table:table-cell>
          <table:table-cell table:number-columns-repeated="1004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Edificio</text:p>
          </table:table-cell>
          <table:table-cell table:number-columns-repeated="2"/>
          <table:table-cell table:style-name="ce2" office:value-type="string" calcext:value-type="string">
            <text:p>MEDIDOR POLARIZADO </text:p>
          </table:table-cell>
          <table:table-cell table:style-name="ce2" office:value-type="string" calcext:value-type="string">
            <text:p>SERVICIOS EDS LIMITADA</text:p>
          </table:table-cell>
          <table:table-cell table:style-name="ce2" office:value-type="float" office:value="5626" calcext:value-type="float">
            <text:p>5626</text:p>
          </table:table-cell>
          <table:table-cell table:style-name="ce33" office:value-type="string" calcext:value-type="string">
            <text:p>ARICA B</text:p>
          </table:table-cell>
          <table:table-cell table:number-columns-repeated="2"/>
          <table:table-cell table:style-name="ce43" office:value-type="date" office:date-value="2022-04-30" calcext:value-type="date">
            <text:p>30-04-2022</text:p>
          </table:table-cell>
          <table:table-cell table:style-name="ce60" office:value-type="float" office:value="697454" calcext:value-type="float">
            <text:p><text:s/>697.454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697454" calcext:value-type="float">
            <text:p><text:s/>697.454 </text:p>
          </table:table-cell>
          <table:table-cell table:number-columns-repeated="1004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Edificio</text:p>
          </table:table-cell>
          <table:table-cell table:number-columns-repeated="2"/>
          <table:table-cell table:style-name="ce2" office:value-type="string" calcext:value-type="string">
            <text:p>ROBERTO ERNESTO AGUIRRE CHI</text:p>
          </table:table-cell>
          <table:table-cell table:style-name="ce2" office:value-type="string" calcext:value-type="string">
            <text:p>ANTICPO TRABAJOS PRT ARICAS</text:p>
          </table:table-cell>
          <table:table-cell table:style-name="ce2" office:value-type="float" office:value="113" calcext:value-type="float">
            <text:p>113</text:p>
          </table:table-cell>
          <table:table-cell table:style-name="ce33" office:value-type="string" calcext:value-type="string">
            <text:p>ARICA B</text:p>
          </table:table-cell>
          <table:table-cell table:number-columns-repeated="2"/>
          <table:table-cell table:style-name="ce43" office:value-type="date" office:date-value="2022-04-07" calcext:value-type="date">
            <text:p>07-04-2022</text:p>
          </table:table-cell>
          <table:table-cell table:style-name="ce60" office:value-type="float" office:value="2111275" calcext:value-type="float">
            <text:p><text:s/>2.111.275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2111275" calcext:value-type="float">
            <text:p><text:s/>2.111.275 </text:p>
          </table:table-cell>
          <table:table-cell table:number-columns-repeated="1004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Edificio</text:p>
          </table:table-cell>
          <table:table-cell table:number-columns-repeated="2"/>
          <table:table-cell table:style-name="ce2" office:value-type="string" calcext:value-type="string">
            <text:p>ROBERTO ERNESTO AGUIRRE CHI</text:p>
          </table:table-cell>
          <table:table-cell table:style-name="ce2" office:value-type="string" calcext:value-type="string">
            <text:p>SALDO FINAL PRT ARICAS</text:p>
          </table:table-cell>
          <table:table-cell table:style-name="ce2" office:value-type="float" office:value="114" calcext:value-type="float">
            <text:p>114</text:p>
          </table:table-cell>
          <table:table-cell table:style-name="ce33" office:value-type="string" calcext:value-type="string">
            <text:p>ARICA B</text:p>
          </table:table-cell>
          <table:table-cell table:number-columns-repeated="2"/>
          <table:table-cell table:style-name="ce43" office:value-type="date" office:date-value="2022-04-19" calcext:value-type="date">
            <text:p>19-04-2022</text:p>
          </table:table-cell>
          <table:table-cell table:style-name="ce62" office:value-type="float" office:value="2111275" calcext:value-type="float">
            <text:p><text:s/>2.111.275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2" office:value-type="float" office:value="2111275" calcext:value-type="float">
            <text:p><text:s/>2.111.275 </text:p>
          </table:table-cell>
          <table:table-cell table:number-columns-repeated="1004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LICENCIAS SOFTWARE</text:p>
          </table:table-cell>
          <table:table-cell table:style-name="ce1" office:value-type="string" calcext:value-type="string">
            <text:p><text:s/>NUMIR TECHNOLOGY</text:p>
          </table:table-cell>
          <table:table-cell table:style-name="ce1" office:value-type="string" calcext:value-type="string">
            <text:p>OC 20223468</text:p>
          </table:table-cell>
          <table:table-cell table:style-name="ce33" office:value-type="string" calcext:value-type="string">
            <text:p>ARICA B</text:p>
          </table:table-cell>
          <table:table-cell table:number-columns-repeated="2"/>
          <table:table-cell table:style-name="ce42" office:value-type="date" office:date-value="2022-05-20" calcext:value-type="date">
            <text:p>20-05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665065.461538461" calcext:value-type="float">
            <text:p><text:s/>665.065 </text:p>
          </table:table-cell>
          <table:table-cell table:number-columns-repeated="1004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HONORARIOS PRT ARICAS</text:p>
          </table:table-cell>
          <table:table-cell table:style-name="ce1" office:value-type="string" calcext:value-type="string">
            <text:p>FERNANDO ANDRES VELASQUEZ VALDIVIA</text:p>
          </table:table-cell>
          <table:table-cell table:style-name="ce1" office:value-type="float" office:value="218" calcext:value-type="float">
            <text:p>218</text:p>
          </table:table-cell>
          <table:table-cell table:style-name="ce33" office:value-type="string" calcext:value-type="string">
            <text:p>ARICA B</text:p>
          </table:table-cell>
          <table:table-cell table:number-columns-repeated="2"/>
          <table:table-cell table:style-name="ce42" office:value-type="date" office:date-value="2022-06-10" calcext:value-type="date">
            <text:p>10-06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1487863" calcext:value-type="float">
            <text:p><text:s/>1.487.863 </text:p>
          </table:table-cell>
          <table:table-cell table:number-columns-repeated="1004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9-DISCO DURO 10TB SATA ENTERPRISE EXOS SEAGATE- TODAS LAS PLANTAS</text:p>
          </table:table-cell>
          <table:table-cell table:style-name="ce1" office:value-type="string" calcext:value-type="string">
            <text:p>SOCIEDAD COMERCIAL VIDEOVISION LIMITADA</text:p>
          </table:table-cell>
          <table:table-cell table:style-name="ce1" office:value-type="float" office:value="95637" calcext:value-type="float">
            <text:p>95637</text:p>
          </table:table-cell>
          <table:table-cell table:style-name="ce33" office:value-type="string" calcext:value-type="string">
            <text:p>ARICA B</text:p>
          </table:table-cell>
          <table:table-cell table:number-columns-repeated="2"/>
          <table:table-cell table:style-name="ce42" office:value-type="date" office:date-value="2022-07-26" calcext:value-type="date">
            <text:p>26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205003" calcext:value-type="float">
            <text:p><text:s/>205.003 </text:p>
          </table:table-cell>
          <table:table-cell table:number-columns-repeated="1004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DISCO DURO 3,5 - TODAS LAS PLANTAS</text:p>
          </table:table-cell>
          <table:table-cell table:style-name="ce1" office:value-type="string" calcext:value-type="string">
            <text:p>AUTOMA ELECTRONICA LTDA</text:p>
          </table:table-cell>
          <table:table-cell table:style-name="ce1" office:value-type="float" office:value="232214" calcext:value-type="float">
            <text:p>232214</text:p>
          </table:table-cell>
          <table:table-cell table:style-name="ce33" office:value-type="string" calcext:value-type="string">
            <text:p>ARICA B</text:p>
          </table:table-cell>
          <table:table-cell table:number-columns-repeated="2"/>
          <table:table-cell table:style-name="ce42" office:value-type="date" office:date-value="2022-07-20" calcext:value-type="date">
            <text:p>20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98154" calcext:value-type="float">
            <text:p><text:s/>98.154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Equipos Computacionales</text:p>
          </table:table-cell>
          <table:table-cell table:number-columns-repeated="2"/>
          <table:table-cell table:style-name="ce12" office:value-type="string" calcext:value-type="string">
            <text:p>CAMARAS BIO BIO</text:p>
          </table:table-cell>
          <table:table-cell table:style-name="ce11" office:value-type="string" calcext:value-type="string">
            <text:p>SSTT SPA</text:p>
          </table:table-cell>
          <table:table-cell table:style-name="ce11" office:value-type="float" office:value="150956" calcext:value-type="float">
            <text:p>150956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4" office:value-type="string" calcext:value-type="string">
            <text:p>30/09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0255382" calcext:value-type="float">
            <text:p><text:s/>10.255.382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Equipos Computacionales</text:p>
          </table:table-cell>
          <table:table-cell table:number-columns-repeated="2"/>
          <table:table-cell table:style-name="ce12" office:value-type="string" calcext:value-type="string">
            <text:p>11 NOTEBOOK LATITUS 3450</text:p>
          </table:table-cell>
          <table:table-cell table:style-name="ce11" office:value-type="string" calcext:value-type="string">
            <text:p>INGRAM MICRO CHILE S.A.</text:p>
          </table:table-cell>
          <table:table-cell table:style-name="ce11" office:value-type="float" office:value="2143762" calcext:value-type="float">
            <text:p>2143762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4" office:value-type="string" calcext:value-type="string">
            <text:p>30/09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6030981" calcext:value-type="float">
            <text:p><text:s/>6.030.981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Equipos Computacionales</text:p>
          </table:table-cell>
          <table:table-cell table:number-columns-repeated="2"/>
          <table:table-cell table:style-name="ce12" office:value-type="string" calcext:value-type="string">
            <text:p>40 MONITORES PLANOS</text:p>
          </table:table-cell>
          <table:table-cell table:style-name="ce11" office:value-type="string" calcext:value-type="string">
            <text:p>INGRAM MICRO CHILE S.A.</text:p>
          </table:table-cell>
          <table:table-cell table:style-name="ce11" office:value-type="float" office:value="2143876" calcext:value-type="float">
            <text:p>2143876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4" office:value-type="string" calcext:value-type="string">
            <text:p>30/09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3574120" calcext:value-type="float">
            <text:p><text:s/>3.574.120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Equipos Computacionales</text:p>
          </table:table-cell>
          <table:table-cell table:number-columns-repeated="2"/>
          <table:table-cell table:style-name="ce12" office:value-type="string" calcext:value-type="string">
            <text:p>2 ALA CARTE WIND MICROSOFT</text:p>
          </table:table-cell>
          <table:table-cell table:style-name="ce11" office:value-type="string" calcext:value-type="string">
            <text:p>INGRAM MICRO CHILE S.A.</text:p>
          </table:table-cell>
          <table:table-cell table:style-name="ce11" office:value-type="float" office:value="2146796" calcext:value-type="float">
            <text:p>2146796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4" office:value-type="string" calcext:value-type="string">
            <text:p>30/09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088964" calcext:value-type="float">
            <text:p><text:s/>1.088.964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Equipos Computacionales</text:p>
          </table:table-cell>
          <table:table-cell table:number-columns-repeated="2"/>
          <table:table-cell table:style-name="ce12" office:value-type="string" calcext:value-type="string">
            <text:p>2 NOTEBOOK</text:p>
          </table:table-cell>
          <table:table-cell table:style-name="ce11" office:value-type="string" calcext:value-type="string">
            <text:p>INGRAM MICRO CHILE S.A.</text:p>
          </table:table-cell>
          <table:table-cell table:style-name="ce11" office:value-type="float" office:value="2148309" calcext:value-type="float">
            <text:p>2148309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4" office:value-type="string" calcext:value-type="string">
            <text:p>30/09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2813964" calcext:value-type="float">
            <text:p><text:s/>2.813.964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Equipos Computacionales</text:p>
          </table:table-cell>
          <table:table-cell table:number-columns-repeated="2"/>
          <table:table-cell table:style-name="ce12" office:value-type="string" calcext:value-type="string">
            <text:p>PURUFUCADOR DE AIRE</text:p>
          </table:table-cell>
          <table:table-cell table:style-name="ce11" office:value-type="string" calcext:value-type="string">
            <text:p>DIMERC S. A.</text:p>
          </table:table-cell>
          <table:table-cell table:style-name="ce11" office:value-type="float" office:value="9886931" calcext:value-type="float">
            <text:p>9886931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4" office:value-type="string" calcext:value-type="string">
            <text:p>30/09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262632" calcext:value-type="float">
            <text:p><text:s/>262.632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Equipos Computacionales</text:p>
          </table:table-cell>
          <table:table-cell table:number-columns-repeated="2"/>
          <table:table-cell table:style-name="ce12" office:value-type="string" calcext:value-type="string">
            <text:p>TIE ROD</text:p>
          </table:table-cell>
          <table:table-cell table:style-name="ce11" office:value-type="string" calcext:value-type="string">
            <text:p>SOCIEDAD DE SERVICIOS Y ELECTRONICA LIMITADA</text:p>
          </table:table-cell>
          <table:table-cell table:style-name="ce11" office:value-type="float" office:value="19642" calcext:value-type="float">
            <text:p>19642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4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66885" calcext:value-type="float">
            <text:p><text:s/>166.885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Equipos Computacionales</text:p>
          </table:table-cell>
          <table:table-cell table:number-columns-repeated="2"/>
          <table:table-cell table:style-name="ce12" office:value-type="string" calcext:value-type="string">
            <text:p>2 TV SAMSUNG LOS ANGELES</text:p>
          </table:table-cell>
          <table:table-cell table:style-name="ce11" office:value-type="string" calcext:value-type="string">
            <text:p>FALABELLA RETAIL S.A.</text:p>
          </table:table-cell>
          <table:table-cell table:style-name="ce11" office:value-type="float" office:value="3887283" calcext:value-type="float">
            <text:p>3887283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4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495765" calcext:value-type="float">
            <text:p><text:s/>495.765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Equipos Computacionales</text:p>
          </table:table-cell>
          <table:table-cell table:number-columns-repeated="2"/>
          <table:table-cell table:style-name="ce12" office:value-type="string" calcext:value-type="string">
            <text:p>IMPRESORA TERMICA LOS ANGELES</text:p>
          </table:table-cell>
          <table:table-cell table:style-name="ce11" office:value-type="string" calcext:value-type="string">
            <text:p>INGRAM MICRO CHILE S.A.</text:p>
          </table:table-cell>
          <table:table-cell table:style-name="ce11" office:value-type="float" office:value="2166069" calcext:value-type="float">
            <text:p>2166069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4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286616" calcext:value-type="float">
            <text:p><text:s/>1.286.616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Equipos Computacionales</text:p>
          </table:table-cell>
          <table:table-cell table:number-columns-repeated="2"/>
          <table:table-cell table:style-name="ce12" office:value-type="string" calcext:value-type="string">
            <text:p>IMPRESORA TERMICA LOS ANGELES</text:p>
          </table:table-cell>
          <table:table-cell table:style-name="ce11" office:value-type="string" calcext:value-type="string">
            <text:p>INGRAM MICRO CHILE S.A.</text:p>
          </table:table-cell>
          <table:table-cell table:style-name="ce11" office:value-type="float" office:value="2171564" calcext:value-type="float">
            <text:p>2171564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4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611292" calcext:value-type="float">
            <text:p><text:s/>611.292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Equipos Computacionales</text:p>
          </table:table-cell>
          <table:table-cell table:number-columns-repeated="2"/>
          <table:table-cell table:style-name="ce13" office:value-type="string" calcext:value-type="string">
            <text:p>ADAPTADOR MONITORES LOS ANGELES</text:p>
          </table:table-cell>
          <table:table-cell table:style-name="ce12" office:value-type="string" calcext:value-type="string">
            <text:p>PERSONAL COMPUTER FACTORY S.A.</text:p>
          </table:table-cell>
          <table:table-cell table:style-name="ce13" office:value-type="float" office:value="4404413" calcext:value-type="float">
            <text:p>4404413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5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64529" calcext:value-type="float">
            <text:p><text:s/>64.529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Equipos Computacionales</text:p>
          </table:table-cell>
          <table:table-cell table:number-columns-repeated="2"/>
          <table:table-cell table:style-name="ce13" office:value-type="string" calcext:value-type="string">
            <text:p>ADAPTADOR MONITORES LOS ANGELES</text:p>
          </table:table-cell>
          <table:table-cell table:style-name="ce12" office:value-type="string" calcext:value-type="string">
            <text:p>PERSONAL COMPUTER FACTORY S.A.</text:p>
          </table:table-cell>
          <table:table-cell table:style-name="ce13" office:value-type="float" office:value="4404414" calcext:value-type="float">
            <text:p>4404414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5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204101" calcext:value-type="float">
            <text:p><text:s/>204.101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uebles y Utiles</text:p>
          </table:table-cell>
          <table:table-cell table:number-columns-repeated="2"/>
          <table:table-cell table:style-name="ce13" office:value-type="string" calcext:value-type="string">
            <text:p>MUEBLES CAFETERIA LOS ANGELES</text:p>
          </table:table-cell>
          <table:table-cell table:style-name="ce12" office:value-type="string" calcext:value-type="string">
            <text:p>COMPUTECNO SPA</text:p>
          </table:table-cell>
          <table:table-cell table:style-name="ce13" office:value-type="float" office:value="109" calcext:value-type="float">
            <text:p>109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5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3566387" calcext:value-type="float">
            <text:p><text:s/>3.566.387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uebles y Utiles</text:p>
          </table:table-cell>
          <table:table-cell table:number-columns-repeated="2"/>
          <table:table-cell table:style-name="ce12" office:value-type="string" calcext:value-type="string">
            <text:p>MESA SILLA CASINO LOS ANGELES</text:p>
          </table:table-cell>
          <table:table-cell table:style-name="ce11" office:value-type="string" calcext:value-type="string">
            <text:p>IMPORTADORA Y COMERCIALIZADORA SANTIAGO SPA</text:p>
          </table:table-cell>
          <table:table-cell table:style-name="ce13" office:value-type="float" office:value="183" calcext:value-type="float">
            <text:p>183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5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603514" calcext:value-type="float">
            <text:p><text:s/>603.514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uebles y Utiles</text:p>
          </table:table-cell>
          <table:table-cell table:number-columns-repeated="2"/>
          <table:table-cell table:style-name="ce12" office:value-type="string" calcext:value-type="string">
            <text:p>SILLAS LOS ANGELES</text:p>
          </table:table-cell>
          <table:table-cell table:style-name="ce11" office:value-type="string" calcext:value-type="string">
            <text:p>DIMERC S. A.</text:p>
          </table:table-cell>
          <table:table-cell table:style-name="ce13" office:value-type="float" office:value="9897029" calcext:value-type="float">
            <text:p>9897029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5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279868" calcext:value-type="float">
            <text:p><text:s/>1.279.868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3"/>
          <table:table-cell table:style-name="ce12" office:value-type="string" calcext:value-type="string">
            <text:p>RENDICION RIGOBERTO BAHAMONDE</text:p>
          </table:table-cell>
          <table:table-cell/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09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566807" calcext:value-type="float">
            <text:p><text:s/>566.807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3"/>
          <table:table-cell table:style-name="ce12" office:value-type="string" calcext:value-type="string">
            <text:p>RENDICION EDUARDO AGUERO</text:p>
          </table:table-cell>
          <table:table-cell/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09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095255" calcext:value-type="float">
            <text:p><text:s/>1.095.255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3"/>
          <table:table-cell table:style-name="ce12" office:value-type="string" calcext:value-type="string">
            <text:p>RENDICION FERNANDO VELASQUEZ</text:p>
          </table:table-cell>
          <table:table-cell/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09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895079" calcext:value-type="float">
            <text:p><text:s/>895.079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3" office:value-type="string" calcext:value-type="string">
            <text:p>ALOJAMIENTO LOS ANGELES</text:p>
          </table:table-cell>
          <table:table-cell table:style-name="ce12" office:value-type="string" calcext:value-type="string">
            <text:p>LUZ BELLA DE LOURDES CASTRO CARRENO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09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300000" calcext:value-type="float">
            <text:p><text:s/>300.000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3" office:value-type="string" calcext:value-type="string">
            <text:p>ALOJAMIENTO E AGUERO</text:p>
          </table:table-cell>
          <table:table-cell table:style-name="ce12" office:value-type="string" calcext:value-type="string">
            <text:p>LUZ BELLA DE LOURDES CASTRO CARRENO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09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240000" calcext:value-type="float">
            <text:p><text:s/>240.000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ALOJAMIENTO</text:p>
          </table:table-cell>
          <table:table-cell table:style-name="ce11" office:value-type="string" calcext:value-type="string">
            <text:p>LUZ BELLA DE LOURDES CASTRO CARRENO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09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20000" calcext:value-type="float">
            <text:p><text:s/>120.000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HOSPEDAJE R CAMILO</text:p>
          </table:table-cell>
          <table:table-cell table:style-name="ce11" office:value-type="string" calcext:value-type="string">
            <text:p>INMOBILIARIA BRUNO ONETO BAVESTRELLO EIRL</text:p>
          </table:table-cell>
          <table:table-cell table:style-name="ce1" office:value-type="float" office:value="69" calcext:value-type="float">
            <text:p>69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09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40000" calcext:value-type="float">
            <text:p><text:s/>140.000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ALOJAMIENTO</text:p>
          </table:table-cell>
          <table:table-cell table:style-name="ce11" office:value-type="string" calcext:value-type="string">
            <text:p>INMOBILIARIA BRUNO ONETO BAVESTRELLO EIRL</text:p>
          </table:table-cell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09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75000" calcext:value-type="float">
            <text:p><text:s/>175.000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DIESEL CAMIONETA</text:p>
          </table:table-cell>
          <table:table-cell table:style-name="ce11" office:value-type="string" calcext:value-type="string">
            <text:p>COMERCIAL Y SERVICIOS TARAHUIN LTDA</text:p>
          </table:table-cell>
          <table:table-cell table:style-name="ce11" office:value-type="float" office:value="305426" calcext:value-type="float">
            <text:p>305426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09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38707" calcext:value-type="float">
            <text:p><text:s/>38.707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HOSPEDAJE E AGUERO</text:p>
          </table:table-cell>
          <table:table-cell table:style-name="ce11" office:value-type="string" calcext:value-type="string">
            <text:p>HOTELERA CENTRO COSTANERA SA</text:p>
          </table:table-cell>
          <table:table-cell table:style-name="ce11" office:value-type="float" office:value="30993" calcext:value-type="float">
            <text:p>30993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09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40474" calcext:value-type="float">
            <text:p><text:s/>140.474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TUBO FLEX</text:p>
          </table:table-cell>
          <table:table-cell table:style-name="ce11" office:value-type="string" calcext:value-type="string">
            <text:p>DISTRIBUIDORA TECNICA ELECTRICA VITEL SA</text:p>
          </table:table-cell>
          <table:table-cell table:style-name="ce11" office:value-type="float" office:value="662122" calcext:value-type="float">
            <text:p>662122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09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556400" calcext:value-type="float">
            <text:p><text:s/>556.400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Servicios Administrativos</text:p>
          </table:table-cell>
          <table:table-cell table:style-name="ce11" office:value-type="string" calcext:value-type="string">
            <text:p>CESAR SANDOVAL LARA</text:p>
          </table:table-cell>
          <table:table-cell table:style-name="ce11" office:value-type="float" office:value="166" calcext:value-type="float">
            <text:p>166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1/10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269310" calcext:value-type="float">
            <text:p><text:s/>269.310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ALOJAMIENTO RODRIGO CAMILO</text:p>
          </table:table-cell>
          <table:table-cell table:style-name="ce11" office:value-type="string" calcext:value-type="string">
            <text:p>LUZ BELLA DE LOURDES CASTRO CARRENO</text:p>
          </table:table-cell>
          <table:table-cell table:style-name="ce11" office:value-type="float" office:value="122" calcext:value-type="float">
            <text:p>122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1/10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50000" calcext:value-type="float">
            <text:p><text:s/>150.000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ALOJAMIENTO RODRIGO CAMILO</text:p>
          </table:table-cell>
          <table:table-cell table:style-name="ce11" office:value-type="string" calcext:value-type="string">
            <text:p>LUZ BELLA DE LOURDES CASTRO CARRENO</text:p>
          </table:table-cell>
          <table:table-cell table:style-name="ce11" office:value-type="float" office:value="123" calcext:value-type="float">
            <text:p>123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1/10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20000" calcext:value-type="float">
            <text:p><text:s/>120.000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TRASLADO EQ A LOS ANGELES</text:p>
          </table:table-cell>
          <table:table-cell table:style-name="ce11" office:value-type="string" calcext:value-type="string">
            <text:p>NELSON DANIS CARRASCO VALDEVENITO</text:p>
          </table:table-cell>
          <table:table-cell table:style-name="ce11" office:value-type="float" office:value="174" calcext:value-type="float">
            <text:p>174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1/10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700000" calcext:value-type="float">
            <text:p><text:s/>700.000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HOSPEDAJE</text:p>
          </table:table-cell>
          <table:table-cell table:style-name="ce11" office:value-type="string" calcext:value-type="string">
            <text:p>LUZ BELLA DE LOURDES CASTRO CARRENO</text:p>
          </table:table-cell>
          <table:table-cell table:style-name="ce11" office:value-type="float" office:value="125" calcext:value-type="float">
            <text:p>125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1/10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240000" calcext:value-type="float">
            <text:p><text:s/>240.000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ARRIENDO DPTO RODRIGO CAMILO</text:p>
          </table:table-cell>
          <table:table-cell table:style-name="ce11" office:value-type="string" calcext:value-type="string">
            <text:p>INMOBILIARIA BRUNO ONETO BAVESTRELLO EIRL</text:p>
          </table:table-cell>
          <table:table-cell table:style-name="ce11" office:value-type="float" office:value="71" calcext:value-type="float">
            <text:p>71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1/10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75000" calcext:value-type="float">
            <text:p><text:s/>175.000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JUEGO DE LLAVES BIO BIO</text:p>
          </table:table-cell>
          <table:table-cell table:style-name="ce11" office:value-type="string" calcext:value-type="string">
            <text:p>EASY RETAIL S A</text:p>
          </table:table-cell>
          <table:table-cell table:style-name="ce11" office:value-type="float" office:value="25431638" calcext:value-type="float">
            <text:p>25431638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1/10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00983" calcext:value-type="float">
            <text:p><text:s/>100.983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HOSPEDAJE LA</text:p>
          </table:table-cell>
          <table:table-cell table:style-name="ce11" office:value-type="string" calcext:value-type="string">
            <text:p>PENSION EL REFUGIO SPA</text:p>
          </table:table-cell>
          <table:table-cell table:style-name="ce11" office:value-type="float" office:value="394" calcext:value-type="float">
            <text:p>394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1/10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88000" calcext:value-type="float">
            <text:p><text:s/>88.000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HOSPEDAJE LA</text:p>
          </table:table-cell>
          <table:table-cell table:style-name="ce11" office:value-type="string" calcext:value-type="string">
            <text:p>PENSION EL REFUGIO SPA</text:p>
          </table:table-cell>
          <table:table-cell table:style-name="ce11" office:value-type="float" office:value="398" calcext:value-type="float">
            <text:p>398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1/10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22000" calcext:value-type="float">
            <text:p><text:s/>22.000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VISITAS PRT BIO BIO</text:p>
          </table:table-cell>
          <table:table-cell table:style-name="ce11" office:value-type="string" calcext:value-type="string">
            <text:p>FERNANDO VELASQUEZ VALDIVIA PROYECTOS ARQUITECTONICOS LIMITADA</text:p>
          </table:table-cell>
          <table:table-cell table:style-name="ce11" office:value-type="float" office:value="55" calcext:value-type="float">
            <text:p>55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1/10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813048" calcext:value-type="float">
            <text:p><text:s/>813.048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HOSPEDAJE LA</text:p>
          </table:table-cell>
          <table:table-cell table:style-name="ce11" office:value-type="string" calcext:value-type="string">
            <text:p>SOCIEDAD HOTELERA URIBE Y MARIN LTDA</text:p>
          </table:table-cell>
          <table:table-cell table:style-name="ce11" office:value-type="float" office:value="2403" calcext:value-type="float">
            <text:p>2403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1/10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83193" calcext:value-type="float">
            <text:p><text:s/>83.193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HOSPEDAJE LA</text:p>
          </table:table-cell>
          <table:table-cell table:style-name="ce11" office:value-type="string" calcext:value-type="string">
            <text:p>SOCIEDAD HOTELERA URIBE Y MARIN LTDA</text:p>
          </table:table-cell>
          <table:table-cell table:style-name="ce11" office:value-type="float" office:value="2414" calcext:value-type="float">
            <text:p>2414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1/10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27731" calcext:value-type="float">
            <text:p><text:s/>27.731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ALOJAMIENTO RIGOBERTO BAHAMONDE</text:p>
          </table:table-cell>
          <table:table-cell table:style-name="ce11" office:value-type="string" calcext:value-type="string">
            <text:p>COMERCIAL MAIFA LTDA</text:p>
          </table:table-cell>
          <table:table-cell table:style-name="ce11" office:value-type="float" office:value="348795" calcext:value-type="float">
            <text:p>348795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1/10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70818" calcext:value-type="float">
            <text:p><text:s/>70.818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MATERIALES</text:p>
          </table:table-cell>
          <table:table-cell table:style-name="ce11" office:value-type="string" calcext:value-type="string">
            <text:p>SODIMAC S A</text:p>
          </table:table-cell>
          <table:table-cell table:style-name="ce11" office:value-type="float" office:value="114020416" calcext:value-type="float">
            <text:p>114020416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1/10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27076" calcext:value-type="float">
            <text:p><text:s/>27.076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MATERIALES</text:p>
          </table:table-cell>
          <table:table-cell table:style-name="ce11" office:value-type="string" calcext:value-type="string">
            <text:p>SODIMAC S A</text:p>
          </table:table-cell>
          <table:table-cell table:style-name="ce11" office:value-type="float" office:value="114171947" calcext:value-type="float">
            <text:p>114171947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1/10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42857" calcext:value-type="float">
            <text:p><text:s/>42.857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MATERIALES</text:p>
          </table:table-cell>
          <table:table-cell table:style-name="ce11" office:value-type="string" calcext:value-type="string">
            <text:p>SODIMAC S A</text:p>
          </table:table-cell>
          <table:table-cell table:style-name="ce11" office:value-type="float" office:value="114426722" calcext:value-type="float">
            <text:p>114426722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1/10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88371" calcext:value-type="float">
            <text:p><text:s/>88.371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4"/>
          <table:table-cell table:style-name="ce11" office:value-type="string" calcext:value-type="string">
            <text:p>RENDICION FERNANDO VELASQ</text:p>
          </table:table-cell>
          <table:table-cell table:style-name="ce1"/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439850" calcext:value-type="float">
            <text:p><text:s/>439.850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4"/>
          <table:table-cell table:style-name="ce11" office:value-type="string" calcext:value-type="string">
            <text:p>RENDICION RIGOBERTO BAHAMONDE</text:p>
          </table:table-cell>
          <table:table-cell table:style-name="ce1"/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505322" calcext:value-type="float">
            <text:p><text:s/>505.322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4"/>
          <table:table-cell table:style-name="ce11" office:value-type="string" calcext:value-type="string">
            <text:p>RENDICION ANTHONY BAEZ</text:p>
          </table:table-cell>
          <table:table-cell table:style-name="ce1"/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267380" calcext:value-type="float">
            <text:p><text:s/>267.380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4" office:value-type="string" calcext:value-type="string">
            <text:p>Servicios Administrativos</text:p>
          </table:table-cell>
          <table:table-cell table:style-name="ce11" office:value-type="string" calcext:value-type="string">
            <text:p>ABNER RUIZ PENALILLO</text:p>
          </table:table-cell>
          <table:table-cell table:style-name="ce11" office:value-type="float" office:value="171" calcext:value-type="float">
            <text:p>171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95856" calcext:value-type="float">
            <text:p><text:s/>195.856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4" office:value-type="string" calcext:value-type="string">
            <text:p>Servicios Administrativos</text:p>
          </table:table-cell>
          <table:table-cell table:style-name="ce11" office:value-type="string" calcext:value-type="string">
            <text:p>VICTOR GRANADINO PEREIRA</text:p>
          </table:table-cell>
          <table:table-cell table:style-name="ce11" office:value-type="float" office:value="172" calcext:value-type="float">
            <text:p>172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95856" calcext:value-type="float">
            <text:p><text:s/>195.856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4" office:value-type="string" calcext:value-type="string">
            <text:p>Servicios Administrativos</text:p>
          </table:table-cell>
          <table:table-cell table:style-name="ce11" office:value-type="string" calcext:value-type="string">
            <text:p>ALVARO JAVIER ZUMELZO CABELLO</text:p>
          </table:table-cell>
          <table:table-cell table:style-name="ce11" office:value-type="float" office:value="173" calcext:value-type="float">
            <text:p>173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225989" calcext:value-type="float">
            <text:p><text:s/>225.989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3"/>
          <table:table-cell table:style-name="ce11" office:value-type="string" calcext:value-type="string">
            <text:p>RENDICION EDUARDO A. LOS ANGELES</text:p>
          </table:table-cell>
          <table:table-cell table:style-name="ce1"/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953223" calcext:value-type="float">
            <text:p><text:s/>953.223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3"/>
          <table:table-cell table:style-name="ce11" office:value-type="string" calcext:value-type="string">
            <text:p>RENDICION EDUARDO A. SP</text:p>
          </table:table-cell>
          <table:table-cell table:style-name="ce1"/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35090" calcext:value-type="float">
            <text:p><text:s/>135.090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3"/>
          <table:table-cell table:style-name="ce11" office:value-type="string" calcext:value-type="string">
            <text:p>RENDICION EDUARDO A. LA</text:p>
          </table:table-cell>
          <table:table-cell table:style-name="ce1"/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2700" calcext:value-type="float">
            <text:p><text:s/>2.700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4"/>
          <table:table-cell table:style-name="ce11" office:value-type="string" calcext:value-type="string">
            <text:p>RENDICION EDUARDO A. LA</text:p>
          </table:table-cell>
          <table:table-cell table:style-name="ce1"/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679304" calcext:value-type="float">
            <text:p><text:s/>679.304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4"/>
          <table:table-cell table:style-name="ce11" office:value-type="string" calcext:value-type="string">
            <text:p>RENDICION EDUARDO A. SP</text:p>
          </table:table-cell>
          <table:table-cell table:style-name="ce28"/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39860" calcext:value-type="float">
            <text:p><text:s/>39.860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4"/>
          <table:table-cell table:style-name="ce11" office:value-type="string" calcext:value-type="string">
            <text:p>RENDICION JOSE SEPULVEDA</text:p>
          </table:table-cell>
          <table:table-cell table:style-name="ce28"/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491020" calcext:value-type="float">
            <text:p><text:s/>491.020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4"/>
          <table:table-cell table:style-name="ce11" office:value-type="string" calcext:value-type="string">
            <text:p>RENDICION CESAR SANDOVAL</text:p>
          </table:table-cell>
          <table:table-cell table:style-name="ce28"/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583290" calcext:value-type="float">
            <text:p><text:s/>583.290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4"/>
          <table:table-cell table:style-name="ce11" office:value-type="string" calcext:value-type="string">
            <text:p>RENDICION RODRIGO CAMILO</text:p>
          </table:table-cell>
          <table:table-cell table:style-name="ce28"/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549525" calcext:value-type="float">
            <text:p><text:s/>549.525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TUERCAS</text:p>
          </table:table-cell>
          <table:table-cell table:style-name="ce11" office:value-type="string" calcext:value-type="string">
            <text:p>HECTOR FRANCISCO CONTRERAS SANTANDER</text:p>
          </table:table-cell>
          <table:table-cell table:style-name="ce21" office:value-type="float" office:value="1949" calcext:value-type="float">
            <text:p>1949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49995" calcext:value-type="float">
            <text:p><text:s/>49.995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ALOJAMIENTO LOS ANGELES</text:p>
          </table:table-cell>
          <table:table-cell table:style-name="ce11" office:value-type="string" calcext:value-type="string">
            <text:p>LUZ BELLA DE LOURDES CASTRO CARRENO</text:p>
          </table:table-cell>
          <table:table-cell table:style-name="ce21" office:value-type="float" office:value="129" calcext:value-type="float">
            <text:p>129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240000" calcext:value-type="float">
            <text:p><text:s/>240.000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3" office:value-type="string" calcext:value-type="string">
            <text:p>ALOJAMIENTO LOS ANGELES</text:p>
          </table:table-cell>
          <table:table-cell table:style-name="ce12" office:value-type="string" calcext:value-type="string">
            <text:p>LUZ BELLA DE LOURDES CASTRO CARRENO</text:p>
          </table:table-cell>
          <table:table-cell table:style-name="ce13" office:value-type="float" office:value="133" calcext:value-type="float">
            <text:p>133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690000" calcext:value-type="float">
            <text:p><text:s/>690.000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3" office:value-type="string" calcext:value-type="string">
            <text:p>ALOJAMIENTO LOS ANGELES</text:p>
          </table:table-cell>
          <table:table-cell table:style-name="ce12" office:value-type="string" calcext:value-type="string">
            <text:p>LUZ BELLA DE LOURDES CASTRO CARRENO</text:p>
          </table:table-cell>
          <table:table-cell table:style-name="ce13" office:value-type="float" office:value="135" calcext:value-type="float">
            <text:p>135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20000" calcext:value-type="float">
            <text:p><text:s/>120.000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ALOJAMIENTO LOS ANGELES</text:p>
          </table:table-cell>
          <table:table-cell table:style-name="ce11" office:value-type="string" calcext:value-type="string">
            <text:p>LUZ BELLA DE LOURDES CASTRO CARRENO</text:p>
          </table:table-cell>
          <table:table-cell table:style-name="ce11" office:value-type="float" office:value="136" calcext:value-type="float">
            <text:p>136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210000" calcext:value-type="float">
            <text:p><text:s/>210.000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ALOJAMIENTO JOSE SEPULVEDA</text:p>
          </table:table-cell>
          <table:table-cell table:style-name="ce11" office:value-type="string" calcext:value-type="string">
            <text:p>HOTELERA GASTRONOMICA Y COMERCIAL DARFO SPA</text:p>
          </table:table-cell>
          <table:table-cell table:style-name="ce11" office:value-type="float" office:value="13008" calcext:value-type="float">
            <text:p>13008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32773" calcext:value-type="float">
            <text:p><text:s/>32.773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ALOJAMIENTO R BAHAMONDE LOS ANGELES</text:p>
          </table:table-cell>
          <table:table-cell table:style-name="ce11" office:value-type="string" calcext:value-type="string">
            <text:p>COMERCIAL Y HOTELERA GANDOLFI Y CIA LTDA</text:p>
          </table:table-cell>
          <table:table-cell table:style-name="ce11" office:value-type="float" office:value="4409" calcext:value-type="float">
            <text:p>4409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54622" calcext:value-type="float">
            <text:p><text:s/>54.622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ALOJAMIENTO R BAHAMONDE LOS ANGELES</text:p>
          </table:table-cell>
          <table:table-cell table:style-name="ce11" office:value-type="string" calcext:value-type="string">
            <text:p>COMERCIAL Y HOTELERA GANDOLFI Y CIA LTDA</text:p>
          </table:table-cell>
          <table:table-cell table:style-name="ce11" office:value-type="float" office:value="4443" calcext:value-type="float">
            <text:p>4443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54622" calcext:value-type="float">
            <text:p><text:s/>54.622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ALOJAMIENTO R BAHAMONDE LOS ANGELES</text:p>
          </table:table-cell>
          <table:table-cell table:style-name="ce11" office:value-type="string" calcext:value-type="string">
            <text:p>COMERCIAL Y HOTELERA GANDOLFI Y CIA LTDA</text:p>
          </table:table-cell>
          <table:table-cell table:style-name="ce11" office:value-type="float" office:value="4455" calcext:value-type="float">
            <text:p>4455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54622" calcext:value-type="float">
            <text:p><text:s/>54.622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SERVICIO GRUA LOS ANGELES</text:p>
          </table:table-cell>
          <table:table-cell table:style-name="ce11" office:value-type="string" calcext:value-type="string">
            <text:p>TRANSPORTES Y SERVICIOS SEGIO ANDRES MENESES</text:p>
          </table:table-cell>
          <table:table-cell table:style-name="ce11" office:value-type="float" office:value="523" calcext:value-type="float">
            <text:p>523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50000" calcext:value-type="float">
            <text:p><text:s/>150.000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3" office:value-type="string" calcext:value-type="string">
            <text:p>ALOJAMIENTO</text:p>
          </table:table-cell>
          <table:table-cell table:style-name="ce11" office:value-type="string" calcext:value-type="string">
            <text:p>SOCIEDAD DE INVERSIONES HOTELERA VP LTDA</text:p>
          </table:table-cell>
          <table:table-cell table:style-name="ce11" office:value-type="float" office:value="2233" calcext:value-type="float">
            <text:p>2233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35714" calcext:value-type="float">
            <text:p><text:s/>35.714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3" office:value-type="string" calcext:value-type="string">
            <text:p>ART DE OFICINA</text:p>
          </table:table-cell>
          <table:table-cell table:style-name="ce11" office:value-type="string" calcext:value-type="string">
            <text:p>EASY RETAIL S A</text:p>
          </table:table-cell>
          <table:table-cell table:style-name="ce11" office:value-type="float" office:value="25648889" calcext:value-type="float">
            <text:p>25648889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57370" calcext:value-type="float">
            <text:p><text:s/>57.370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3" office:value-type="string" calcext:value-type="string">
            <text:p>ART DE OFICINA</text:p>
          </table:table-cell>
          <table:table-cell table:style-name="ce11" office:value-type="string" calcext:value-type="string">
            <text:p>EASY RETAIL S A</text:p>
          </table:table-cell>
          <table:table-cell table:style-name="ce11" office:value-type="float" office:value="25660159" calcext:value-type="float">
            <text:p>25660159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26782" calcext:value-type="float">
            <text:p><text:s/>26.782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3" office:value-type="string" calcext:value-type="string">
            <text:p>PERFIL CUADRADO LOS ANGELES</text:p>
          </table:table-cell>
          <table:table-cell table:style-name="ce11" office:value-type="string" calcext:value-type="string">
            <text:p>IMPERIAL S.A.</text:p>
          </table:table-cell>
          <table:table-cell table:style-name="ce11" office:value-type="float" office:value="16584875" calcext:value-type="float">
            <text:p>16584875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82151" calcext:value-type="float">
            <text:p><text:s/>182.151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LUBRICANTES LOS ANGELES</text:p>
          </table:table-cell>
          <table:table-cell table:style-name="ce11" office:value-type="string" calcext:value-type="string">
            <text:p>LUBRICANTES CENTRAL 608 LIMITADA</text:p>
          </table:table-cell>
          <table:table-cell table:style-name="ce11" office:value-type="float" office:value="1996" calcext:value-type="float">
            <text:p>1996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17647" calcext:value-type="float">
            <text:p><text:s/>117.647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FLETE LOS ANGELES</text:p>
          </table:table-cell>
          <table:table-cell table:style-name="ce11" office:value-type="string" calcext:value-type="string">
            <text:p>SOCIEDAD COMERCIAL Y TRANSPORTES ALTOS DE</text:p>
          </table:table-cell>
          <table:table-cell table:style-name="ce11" office:value-type="float" office:value="22" calcext:value-type="float">
            <text:p>22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200000" calcext:value-type="float">
            <text:p><text:s/>200.000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GUILLARTIA CORTE LOS ANGELES</text:p>
          </table:table-cell>
          <table:table-cell table:style-name="ce11" office:value-type="string" calcext:value-type="string">
            <text:p>ACENOR ACEROS DEL NORTE S.A.</text:p>
          </table:table-cell>
          <table:table-cell table:style-name="ce11" office:value-type="float" office:value="1044099" calcext:value-type="float">
            <text:p>1044099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68739" calcext:value-type="float">
            <text:p><text:s/>168.739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DIESELGENERADOR</text:p>
          </table:table-cell>
          <table:table-cell table:style-name="ce11" office:value-type="string" calcext:value-type="string">
            <text:p>SOC DE INVERSIONES STEVENS LTDA</text:p>
          </table:table-cell>
          <table:table-cell table:style-name="ce11" office:value-type="float" office:value="117760" calcext:value-type="float">
            <text:p>117760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5042" calcext:value-type="float">
            <text:p><text:s/>5.042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DIESELGENERADOR</text:p>
          </table:table-cell>
          <table:table-cell table:style-name="ce11" office:value-type="string" calcext:value-type="string">
            <text:p>SOC DE INVERSIONES STEVENS LTDA</text:p>
          </table:table-cell>
          <table:table-cell table:style-name="ce11" office:value-type="float" office:value="117775" calcext:value-type="float">
            <text:p>117775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5042" calcext:value-type="float">
            <text:p><text:s/>5.042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DIESELGENERADOR</text:p>
          </table:table-cell>
          <table:table-cell table:style-name="ce11" office:value-type="string" calcext:value-type="string">
            <text:p>SOC DE INVERSIONES STEVENS LTDA</text:p>
          </table:table-cell>
          <table:table-cell table:style-name="ce11" office:value-type="float" office:value="118007" calcext:value-type="float">
            <text:p>118007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235592" calcext:value-type="float">
            <text:p><text:s/>235.592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DIESELGENERADOR</text:p>
          </table:table-cell>
          <table:table-cell table:style-name="ce11" office:value-type="string" calcext:value-type="string">
            <text:p>SOC DE INVERSIONES STEVENS LTDA</text:p>
          </table:table-cell>
          <table:table-cell table:style-name="ce11" office:value-type="float" office:value="118428" calcext:value-type="float">
            <text:p>118428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77102" calcext:value-type="float">
            <text:p><text:s/>177.102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DECLARACION DE IMPORTACION LOS ANGELES</text:p>
          </table:table-cell>
          <table:table-cell table:style-name="ce11" office:value-type="string" calcext:value-type="string">
            <text:p>United Parcel Service de Chile Limitada</text:p>
          </table:table-cell>
          <table:table-cell table:style-name="ce11" office:value-type="float" office:value="872324" calcext:value-type="float">
            <text:p>872324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10666" calcext:value-type="float">
            <text:p><text:s/>110.666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ALOJAMIENTO E AGUERO LOS ANGELES</text:p>
          </table:table-cell>
          <table:table-cell table:style-name="ce11" office:value-type="string" calcext:value-type="string">
            <text:p>COMERCIAL MAIFA LTDA</text:p>
          </table:table-cell>
          <table:table-cell table:style-name="ce11" office:value-type="float" office:value="352076" calcext:value-type="float">
            <text:p>352076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61600" calcext:value-type="float">
            <text:p><text:s/>61.600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ALOJAMIENTO E AGUERO LOS ANGELES</text:p>
          </table:table-cell>
          <table:table-cell table:style-name="ce11" office:value-type="string" calcext:value-type="string">
            <text:p>COMERCIAL MAIFA LTDA</text:p>
          </table:table-cell>
          <table:table-cell table:style-name="ce11" office:value-type="float" office:value="352273" calcext:value-type="float">
            <text:p>352273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74625" calcext:value-type="float">
            <text:p><text:s/>74.625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ALOJAMIENTO E AGUERO LOS ANGELES</text:p>
          </table:table-cell>
          <table:table-cell table:style-name="ce11" office:value-type="string" calcext:value-type="string">
            <text:p>SOC TURISMO SALTO DEL LAJA LTDA</text:p>
          </table:table-cell>
          <table:table-cell table:style-name="ce11" office:value-type="float" office:value="5640" calcext:value-type="float">
            <text:p>5640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68572" calcext:value-type="float">
            <text:p><text:s/>68.572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PERNOS</text:p>
          </table:table-cell>
          <table:table-cell table:style-name="ce11" office:value-type="string" calcext:value-type="string">
            <text:p>SOC UNIVERSAL PERNOS LIMITADA</text:p>
          </table:table-cell>
          <table:table-cell table:style-name="ce11" office:value-type="float" office:value="110983" calcext:value-type="float">
            <text:p>110983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395942" calcext:value-type="float">
            <text:p><text:s/>395.942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5" office:value-type="string" calcext:value-type="string">
            <text:p>MALLA</text:p>
          </table:table-cell>
          <table:table-cell table:style-name="ce20" office:value-type="string" calcext:value-type="string">
            <text:p>SALOMON SACK S.A.</text:p>
          </table:table-cell>
          <table:table-cell table:style-name="ce20" office:value-type="float" office:value="11433637" calcext:value-type="float">
            <text:p>11433637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8" office:value-type="float" office:value="105160" calcext:value-type="float">
            <text:p><text:s/>105.160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Edificios</text:p>
          </table:table-cell>
          <table:table-cell table:style-name="ce3" table:number-columns-repeated="2"/>
          <table:table-cell table:style-name="ce16" office:value-type="string" calcext:value-type="string">
            <text:p>EXTRAS 2 SAN PEDRO DE LA PAZ</text:p>
          </table:table-cell>
          <table:table-cell table:style-name="ce25" office:value-type="string" calcext:value-type="string">
            <text:p>CONSTRUCTORA SUR SPA</text:p>
          </table:table-cell>
          <table:table-cell table:style-name="ce16" office:value-type="float" office:value="51" calcext:value-type="float">
            <text:p>51</text:p>
          </table:table-cell>
          <table:table-cell table:style-name="ce33" office:value-type="string" calcext:value-type="string">
            <text:p>Bio Bio</text:p>
          </table:table-cell>
          <table:table-cell table:style-name="ce3" table:number-columns-repeated="2"/>
          <table:table-cell table:style-name="ce47" office:value-type="string" calcext:value-type="string">
            <text:p>31/10/2021</text:p>
          </table:table-cell>
          <table:table-cell table:style-name="ce3" table:number-columns-repeated="3"/>
          <table:table-cell office:value-type="string" calcext:value-type="string">
            <text:p>true</text:p>
          </table:table-cell>
          <table:table-cell table:style-name="ce3"/>
          <table:table-cell office:value-type="string" calcext:value-type="string">
            <text:p>C</text:p>
          </table:table-cell>
          <table:table-cell table:style-name="ce3"/>
          <table:table-cell office:value-type="float" office:value="120" calcext:value-type="float">
            <text:p>120</text:p>
          </table:table-cell>
          <table:table-cell table:style-name="ce69" office:value-type="float" office:value="56945276" calcext:value-type="float">
            <text:p><text:s/>56.945.276 </text:p>
          </table:table-cell>
          <table:table-cell table:style-name="ce3" table:number-columns-repeated="999"/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Edificios</text:p>
          </table:table-cell>
          <table:table-cell table:style-name="ce3" table:number-columns-repeated="2"/>
          <table:table-cell table:style-name="ce16" office:value-type="string" calcext:value-type="string">
            <text:p>EEPP N°7 SAN PEDRO DE LA PAZ</text:p>
          </table:table-cell>
          <table:table-cell table:style-name="ce25" office:value-type="string" calcext:value-type="string">
            <text:p>CONSTRUCTORA SUR SPA</text:p>
          </table:table-cell>
          <table:table-cell table:style-name="ce16" office:value-type="float" office:value="52" calcext:value-type="float">
            <text:p>52</text:p>
          </table:table-cell>
          <table:table-cell table:style-name="ce33" office:value-type="string" calcext:value-type="string">
            <text:p>Bio Bio</text:p>
          </table:table-cell>
          <table:table-cell table:style-name="ce3" table:number-columns-repeated="2"/>
          <table:table-cell table:style-name="ce47" office:value-type="string" calcext:value-type="string">
            <text:p>31/10/2021</text:p>
          </table:table-cell>
          <table:table-cell table:style-name="ce3" table:number-columns-repeated="3"/>
          <table:table-cell office:value-type="string" calcext:value-type="string">
            <text:p>true</text:p>
          </table:table-cell>
          <table:table-cell table:style-name="ce3"/>
          <table:table-cell office:value-type="string" calcext:value-type="string">
            <text:p>C</text:p>
          </table:table-cell>
          <table:table-cell table:style-name="ce3"/>
          <table:table-cell office:value-type="float" office:value="120" calcext:value-type="float">
            <text:p>120</text:p>
          </table:table-cell>
          <table:table-cell table:style-name="ce69" office:value-type="float" office:value="46750690" calcext:value-type="float">
            <text:p><text:s/>46.750.690 </text:p>
          </table:table-cell>
          <table:table-cell table:style-name="ce3" table:number-columns-repeated="999"/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Edificios</text:p>
          </table:table-cell>
          <table:table-cell table:style-name="ce3" table:number-columns-repeated="2"/>
          <table:table-cell table:style-name="ce16" office:value-type="string" calcext:value-type="string">
            <text:p>EEPP N|8 SAN PEDRO</text:p>
          </table:table-cell>
          <table:table-cell table:style-name="ce25" office:value-type="string" calcext:value-type="string">
            <text:p>CONSTRUCTORA SUR SPA</text:p>
          </table:table-cell>
          <table:table-cell table:style-name="ce16" office:value-type="float" office:value="53" calcext:value-type="float">
            <text:p>53</text:p>
          </table:table-cell>
          <table:table-cell table:style-name="ce33" office:value-type="string" calcext:value-type="string">
            <text:p>Bio Bio</text:p>
          </table:table-cell>
          <table:table-cell table:style-name="ce3" table:number-columns-repeated="2"/>
          <table:table-cell table:style-name="ce47" office:value-type="string" calcext:value-type="string">
            <text:p>30/11/2021</text:p>
          </table:table-cell>
          <table:table-cell table:style-name="ce3" table:number-columns-repeated="3"/>
          <table:table-cell office:value-type="string" calcext:value-type="string">
            <text:p>true</text:p>
          </table:table-cell>
          <table:table-cell table:style-name="ce3"/>
          <table:table-cell office:value-type="string" calcext:value-type="string">
            <text:p>C</text:p>
          </table:table-cell>
          <table:table-cell table:style-name="ce3"/>
          <table:table-cell office:value-type="float" office:value="120" calcext:value-type="float">
            <text:p>120</text:p>
          </table:table-cell>
          <table:table-cell table:style-name="ce69" office:value-type="float" office:value="66447211" calcext:value-type="float">
            <text:p><text:s/>66.447.211 </text:p>
          </table:table-cell>
          <table:table-cell table:style-name="ce3" table:number-columns-repeated="999"/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8" office:value-type="string" calcext:value-type="string">
            <text:p>Edificios</text:p>
          </table:table-cell>
          <table:table-cell table:style-name="ce8" table:number-columns-repeated="2"/>
          <table:table-cell table:style-name="ce17" office:value-type="string" calcext:value-type="string">
            <text:p>EMPALME SANITARIO</text:p>
          </table:table-cell>
          <table:table-cell table:style-name="ce26" office:value-type="string" calcext:value-type="string">
            <text:p>CONSTRUCTORA SUR SPA</text:p>
          </table:table-cell>
          <table:table-cell table:style-name="ce17" office:value-type="float" office:value="55" calcext:value-type="float">
            <text:p>55</text:p>
          </table:table-cell>
          <table:table-cell table:style-name="ce33" office:value-type="string" calcext:value-type="string">
            <text:p>Bio Bio</text:p>
          </table:table-cell>
          <table:table-cell table:style-name="ce8" table:number-columns-repeated="2"/>
          <table:table-cell table:style-name="ce48" office:value-type="string" calcext:value-type="string">
            <text:p>30/11/2021</text:p>
          </table:table-cell>
          <table:table-cell table:style-name="ce8" table:number-columns-repeated="3"/>
          <table:table-cell office:value-type="string" calcext:value-type="string">
            <text:p>true</text:p>
          </table:table-cell>
          <table:table-cell table:style-name="ce8"/>
          <table:table-cell office:value-type="string" calcext:value-type="string">
            <text:p>C</text:p>
          </table:table-cell>
          <table:table-cell table:style-name="ce8"/>
          <table:table-cell office:value-type="float" office:value="120" calcext:value-type="float">
            <text:p>120</text:p>
          </table:table-cell>
          <table:table-cell table:style-name="ce70" office:value-type="float" office:value="11945557" calcext:value-type="float">
            <text:p><text:s/>11.945.557 </text:p>
          </table:table-cell>
          <table:table-cell table:style-name="ce8" table:number-columns-repeated="999"/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Edificios</text:p>
          </table:table-cell>
          <table:table-cell table:style-name="ce3" table:number-columns-repeated="2"/>
          <table:table-cell table:style-name="ce16" office:value-type="string" calcext:value-type="string">
            <text:p>ADICIONALES N°3 SAN PEDRO</text:p>
          </table:table-cell>
          <table:table-cell table:style-name="ce25" office:value-type="string" calcext:value-type="string">
            <text:p>CONSTRUCTORA SUR SPA</text:p>
          </table:table-cell>
          <table:table-cell table:style-name="ce16" office:value-type="float" office:value="56" calcext:value-type="float">
            <text:p>56</text:p>
          </table:table-cell>
          <table:table-cell table:style-name="ce33" office:value-type="string" calcext:value-type="string">
            <text:p>Bio Bio</text:p>
          </table:table-cell>
          <table:table-cell table:style-name="ce3" table:number-columns-repeated="2"/>
          <table:table-cell table:style-name="ce47" office:value-type="string" calcext:value-type="string">
            <text:p>30/11/2021</text:p>
          </table:table-cell>
          <table:table-cell table:style-name="ce3" table:number-columns-repeated="3"/>
          <table:table-cell office:value-type="string" calcext:value-type="string">
            <text:p>true</text:p>
          </table:table-cell>
          <table:table-cell table:style-name="ce3"/>
          <table:table-cell office:value-type="string" calcext:value-type="string">
            <text:p>C</text:p>
          </table:table-cell>
          <table:table-cell table:style-name="ce3"/>
          <table:table-cell office:value-type="float" office:value="120" calcext:value-type="float">
            <text:p>120</text:p>
          </table:table-cell>
          <table:table-cell table:style-name="ce69" office:value-type="float" office:value="1967750" calcext:value-type="float">
            <text:p><text:s/>1.967.750 </text:p>
          </table:table-cell>
          <table:table-cell table:style-name="ce3" table:number-columns-repeated="999"/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Edificios</text:p>
          </table:table-cell>
          <table:table-cell table:style-name="ce3" table:number-columns-repeated="2"/>
          <table:table-cell table:style-name="ce16" office:value-type="string" calcext:value-type="string">
            <text:p>PRESUPUESTOS VARIOS N°1 SAN PEDRO</text:p>
          </table:table-cell>
          <table:table-cell table:style-name="ce25" office:value-type="string" calcext:value-type="string">
            <text:p>CONSTRUCTORA SUR SPA</text:p>
          </table:table-cell>
          <table:table-cell table:style-name="ce16" office:value-type="float" office:value="57" calcext:value-type="float">
            <text:p>57</text:p>
          </table:table-cell>
          <table:table-cell table:style-name="ce33" office:value-type="string" calcext:value-type="string">
            <text:p>Bio Bio</text:p>
          </table:table-cell>
          <table:table-cell table:style-name="ce3" table:number-columns-repeated="2"/>
          <table:table-cell table:style-name="ce47" office:value-type="string" calcext:value-type="string">
            <text:p>30/11/2021</text:p>
          </table:table-cell>
          <table:table-cell table:style-name="ce3" table:number-columns-repeated="3"/>
          <table:table-cell office:value-type="string" calcext:value-type="string">
            <text:p>true</text:p>
          </table:table-cell>
          <table:table-cell table:style-name="ce3"/>
          <table:table-cell office:value-type="string" calcext:value-type="string">
            <text:p>C</text:p>
          </table:table-cell>
          <table:table-cell table:style-name="ce3"/>
          <table:table-cell office:value-type="float" office:value="120" calcext:value-type="float">
            <text:p>120</text:p>
          </table:table-cell>
          <table:table-cell table:style-name="ce69" office:value-type="float" office:value="822000" calcext:value-type="float">
            <text:p><text:s/>822.000 </text:p>
          </table:table-cell>
          <table:table-cell table:style-name="ce3" table:number-columns-repeated="999"/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Edificios</text:p>
          </table:table-cell>
          <table:table-cell table:number-columns-repeated="2"/>
          <table:table-cell table:style-name="ce18"/>
          <table:table-cell table:style-name="ce22" office:value-type="string" calcext:value-type="string">
            <text:p>INVOICE 2029087 ACTIA SONOMETROS</text:p>
          </table:table-cell>
          <table:table-cell table:style-name="ce29"/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09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71" office:value-type="float" office:value="8938220" calcext:value-type="float">
            <text:p><text:s/>8.938.220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Edificios</text:p>
          </table:table-cell>
          <table:table-cell table:number-columns-repeated="2"/>
          <table:table-cell table:style-name="ce14" office:value-type="string" calcext:value-type="string">
            <text:p>ITO BIO BIO</text:p>
          </table:table-cell>
          <table:table-cell table:style-name="ce11" office:value-type="string" calcext:value-type="string">
            <text:p>FERNANDO ANDRES VELASQUEZ VALDIVIA</text:p>
          </table:table-cell>
          <table:table-cell table:style-name="ce11" office:value-type="float" office:value="200" calcext:value-type="float">
            <text:p>200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09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59" office:value-type="float" office:value="1552941" calcext:value-type="float">
            <text:p><text:s/>1.552.941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Edificios</text:p>
          </table:table-cell>
          <table:table-cell table:number-columns-repeated="2"/>
          <table:table-cell table:style-name="ce13" office:value-type="string" calcext:value-type="string">
            <text:p>ITO BIO BIO</text:p>
          </table:table-cell>
          <table:table-cell table:style-name="ce20" office:value-type="string" calcext:value-type="string">
            <text:p>CGESTA LIMITADA</text:p>
          </table:table-cell>
          <table:table-cell table:style-name="ce20" office:value-type="float" office:value="884" calcext:value-type="float">
            <text:p>884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09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8" office:value-type="float" office:value="7189961" calcext:value-type="float">
            <text:p><text:s/>7.189.961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Edificios</text:p>
          </table:table-cell>
          <table:table-cell table:number-columns-repeated="2"/>
          <table:table-cell office:value-type="string" calcext:value-type="string">
            <text:p>ITO BIO BIO</text:p>
          </table:table-cell>
          <table:table-cell table:style-name="ce22" office:value-type="string" calcext:value-type="string">
            <text:p>FERNANDO ANDRES VELASQUEZ VALDIVIA</text:p>
          </table:table-cell>
          <table:table-cell table:style-name="ce22" office:value-type="float" office:value="202" calcext:value-type="float">
            <text:p>202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1/10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71" office:value-type="float" office:value="1552941" calcext:value-type="float">
            <text:p><text:s/>1.552.941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Edificios</text:p>
          </table:table-cell>
          <table:table-cell table:number-columns-repeated="2"/>
          <table:table-cell table:style-name="ce13" office:value-type="string" calcext:value-type="string">
            <text:p>ITO BIO BIO</text:p>
          </table:table-cell>
          <table:table-cell table:style-name="ce11" office:value-type="string" calcext:value-type="string">
            <text:p>CGESTA LIMITADA</text:p>
          </table:table-cell>
          <table:table-cell table:style-name="ce11" office:value-type="float" office:value="903" calcext:value-type="float">
            <text:p>903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1/10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59" office:value-type="float" office:value="7225054" calcext:value-type="float">
            <text:p><text:s/>7.225.054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Edificios</text:p>
          </table:table-cell>
          <table:table-cell table:number-columns-repeated="2"/>
          <table:table-cell table:style-name="ce13" office:value-type="string" calcext:value-type="string">
            <text:p>ADICIONAL PROY. PAVIMENTACION SAN PEDRO</text:p>
          </table:table-cell>
          <table:table-cell table:style-name="ce20" office:value-type="string" calcext:value-type="string">
            <text:p>OCA ENSAYOS, INSPECCIONES Y CERTIF. CHILE</text:p>
          </table:table-cell>
          <table:table-cell table:style-name="ce20" office:value-type="float" office:value="749" calcext:value-type="float">
            <text:p>749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1/10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8" office:value-type="float" office:value="1805302" calcext:value-type="float">
            <text:p><text:s/>1.805.302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Edificios</text:p>
          </table:table-cell>
          <table:table-cell table:number-columns-repeated="2"/>
          <table:table-cell table:style-name="ce18" office:value-type="string" calcext:value-type="string">
            <text:p>ITO BIO BIO</text:p>
          </table:table-cell>
          <table:table-cell table:style-name="ce22" office:value-type="string" calcext:value-type="string">
            <text:p>FERNANDO ANDRES VELASQUEZ VALDIVIA</text:p>
          </table:table-cell>
          <table:table-cell table:style-name="ce22" office:value-type="float" office:value="203" calcext:value-type="float">
            <text:p>203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71" office:value-type="float" office:value="1552941" calcext:value-type="float">
            <text:p><text:s/>1.552.941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Edificios</text:p>
          </table:table-cell>
          <table:table-cell table:number-columns-repeated="2"/>
          <table:table-cell table:style-name="ce12" office:value-type="string" calcext:value-type="string">
            <text:p>ITO BIO BIO</text:p>
          </table:table-cell>
          <table:table-cell table:style-name="ce11" office:value-type="string" calcext:value-type="string">
            <text:p>CGESTA LIMITADA</text:p>
          </table:table-cell>
          <table:table-cell table:style-name="ce11" office:value-type="float" office:value="923" calcext:value-type="float">
            <text:p>923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59" office:value-type="float" office:value="7305370" calcext:value-type="float">
            <text:p><text:s/>7.305.370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Edificios</text:p>
          </table:table-cell>
          <table:table-cell table:number-columns-repeated="2"/>
          <table:table-cell table:style-name="ce12" office:value-type="string" calcext:value-type="string">
            <text:p>MATERIALES CERCO ELECTRICO</text:p>
          </table:table-cell>
          <table:table-cell table:style-name="ce11" office:value-type="string" calcext:value-type="string">
            <text:p>IMPORTADORA FULL ALARMS LIMITADA</text:p>
          </table:table-cell>
          <table:table-cell table:style-name="ce11" office:value-type="float" office:value="43795" calcext:value-type="float">
            <text:p>43795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59" office:value-type="float" office:value="64057" calcext:value-type="float">
            <text:p><text:s/>64.057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Edificios</text:p>
          </table:table-cell>
          <table:table-cell table:number-columns-repeated="2"/>
          <table:table-cell table:style-name="ce12" office:value-type="string" calcext:value-type="string">
            <text:p>MATERIALES CERCO ELECTRICO</text:p>
          </table:table-cell>
          <table:table-cell table:style-name="ce11" office:value-type="string" calcext:value-type="string">
            <text:p>IMPORTADORA FULL ALARMS LIMITADA</text:p>
          </table:table-cell>
          <table:table-cell table:style-name="ce11" office:value-type="float" office:value="43796" calcext:value-type="float">
            <text:p>43796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59" office:value-type="float" office:value="915372" calcext:value-type="float">
            <text:p><text:s/>915.372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Edificios</text:p>
          </table:table-cell>
          <table:table-cell table:number-columns-repeated="2"/>
          <table:table-cell table:style-name="ce12" office:value-type="string" calcext:value-type="string">
            <text:p>MATERIALES CERCO ELECTRICO</text:p>
          </table:table-cell>
          <table:table-cell table:style-name="ce11" office:value-type="string" calcext:value-type="string">
            <text:p>IMPORTADORA FULL ALARMS LIMITADA</text:p>
          </table:table-cell>
          <table:table-cell table:style-name="ce11" office:value-type="float" office:value="43845" calcext:value-type="float">
            <text:p>43845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59" office:value-type="float" office:value="1172951" calcext:value-type="float">
            <text:p><text:s/>1.172.951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Edificios</text:p>
          </table:table-cell>
          <table:table-cell table:number-columns-repeated="2"/>
          <table:table-cell table:style-name="ce15" office:value-type="string" calcext:value-type="string">
            <text:p>CONEXION GENERADOR LOS ANGELES</text:p>
          </table:table-cell>
          <table:table-cell table:style-name="ce20" office:value-type="string" calcext:value-type="string">
            <text:p>ELECTRICIDAD, CONSTRUCCION E INMOBILIARIA GAETE SPA</text:p>
          </table:table-cell>
          <table:table-cell table:style-name="ce20" office:value-type="float" office:value="191" calcext:value-type="float">
            <text:p>191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8" office:value-type="float" office:value="1905042" calcext:value-type="float">
            <text:p><text:s/>1.905.042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Edificios</text:p>
          </table:table-cell>
          <table:table-cell table:style-name="ce3" table:number-columns-repeated="2"/>
          <table:table-cell table:style-name="ce16" office:value-type="string" calcext:value-type="string">
            <text:p>EEPP 3 LOS ANGELES</text:p>
          </table:table-cell>
          <table:table-cell table:style-name="ce25" office:value-type="string" calcext:value-type="string">
            <text:p>GLOBAL CONSTRUCTORA LIMITADA</text:p>
          </table:table-cell>
          <table:table-cell table:style-name="ce16" office:value-type="float" office:value="50" calcext:value-type="float">
            <text:p>50</text:p>
          </table:table-cell>
          <table:table-cell table:style-name="ce33" office:value-type="string" calcext:value-type="string">
            <text:p>Bio Bio</text:p>
          </table:table-cell>
          <table:table-cell table:style-name="ce3" table:number-columns-repeated="2"/>
          <table:table-cell table:style-name="ce47" office:value-type="string" calcext:value-type="string">
            <text:p>30/09/2021</text:p>
          </table:table-cell>
          <table:table-cell table:style-name="ce3" table:number-columns-repeated="3"/>
          <table:table-cell office:value-type="string" calcext:value-type="string">
            <text:p>true</text:p>
          </table:table-cell>
          <table:table-cell table:style-name="ce3"/>
          <table:table-cell office:value-type="string" calcext:value-type="string">
            <text:p>C</text:p>
          </table:table-cell>
          <table:table-cell table:style-name="ce3"/>
          <table:table-cell office:value-type="float" office:value="120" calcext:value-type="float">
            <text:p>120</text:p>
          </table:table-cell>
          <table:table-cell table:style-name="ce69" office:value-type="float" office:value="117793192" calcext:value-type="float">
            <text:p><text:s/>117.793.192 </text:p>
          </table:table-cell>
          <table:table-cell table:style-name="ce3" table:number-columns-repeated="999"/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Edificios</text:p>
          </table:table-cell>
          <table:table-cell table:style-name="ce3" table:number-columns-repeated="2"/>
          <table:table-cell table:style-name="ce16" office:value-type="string" calcext:value-type="string">
            <text:p>EXTRAS LOS ANGELES</text:p>
          </table:table-cell>
          <table:table-cell table:style-name="ce25" office:value-type="string" calcext:value-type="string">
            <text:p>GLOBAL CONSTRUCTORA LIMITADA</text:p>
          </table:table-cell>
          <table:table-cell table:style-name="ce16" office:value-type="float" office:value="51" calcext:value-type="float">
            <text:p>51</text:p>
          </table:table-cell>
          <table:table-cell table:style-name="ce33" office:value-type="string" calcext:value-type="string">
            <text:p>Bio Bio</text:p>
          </table:table-cell>
          <table:table-cell table:style-name="ce3" table:number-columns-repeated="2"/>
          <table:table-cell table:style-name="ce47" office:value-type="string" calcext:value-type="string">
            <text:p>31/10/2021</text:p>
          </table:table-cell>
          <table:table-cell table:style-name="ce3" table:number-columns-repeated="3"/>
          <table:table-cell office:value-type="string" calcext:value-type="string">
            <text:p>true</text:p>
          </table:table-cell>
          <table:table-cell table:style-name="ce3"/>
          <table:table-cell office:value-type="string" calcext:value-type="string">
            <text:p>C</text:p>
          </table:table-cell>
          <table:table-cell table:style-name="ce3"/>
          <table:table-cell office:value-type="float" office:value="120" calcext:value-type="float">
            <text:p>120</text:p>
          </table:table-cell>
          <table:table-cell table:style-name="ce69" office:value-type="float" office:value="60543443" calcext:value-type="float">
            <text:p><text:s/>60.543.443 </text:p>
          </table:table-cell>
          <table:table-cell table:style-name="ce3" table:number-columns-repeated="999"/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Edificios</text:p>
          </table:table-cell>
          <table:table-cell table:number-columns-repeated="2"/>
          <table:table-cell table:style-name="ce19" office:value-type="string" calcext:value-type="string">
            <text:p>TABLERO COMPUTACION LOS ANGELES</text:p>
          </table:table-cell>
          <table:table-cell table:style-name="ce22" office:value-type="string" calcext:value-type="string">
            <text:p>GREZ Y ULLOA SPA</text:p>
          </table:table-cell>
          <table:table-cell table:style-name="ce22" office:value-type="float" office:value="988183" calcext:value-type="float">
            <text:p>988183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71" office:value-type="float" office:value="13757070" calcext:value-type="float">
            <text:p><text:s/>13.757.070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Edificios</text:p>
          </table:table-cell>
          <table:table-cell table:number-columns-repeated="2"/>
          <table:table-cell table:style-name="ce12" office:value-type="string" calcext:value-type="string">
            <text:p>TABLERO COMPUTACION SAN PEDRO</text:p>
          </table:table-cell>
          <table:table-cell table:style-name="ce11" office:value-type="string" calcext:value-type="string">
            <text:p>GREZ Y ULLOA SPA</text:p>
          </table:table-cell>
          <table:table-cell table:style-name="ce11" office:value-type="float" office:value="988184" calcext:value-type="float">
            <text:p>988184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59" office:value-type="float" office:value="10777884" calcext:value-type="float">
            <text:p><text:s/>10.777.884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Edificios</text:p>
          </table:table-cell>
          <table:table-cell table:number-columns-repeated="2"/>
          <table:table-cell table:style-name="ce15" office:value-type="string" calcext:value-type="string">
            <text:p>TABLERO COMPUTACION SAN PEDRO</text:p>
          </table:table-cell>
          <table:table-cell table:style-name="ce20" office:value-type="string" calcext:value-type="string">
            <text:p>GREZ Y ULLOA SPA</text:p>
          </table:table-cell>
          <table:table-cell table:style-name="ce20" office:value-type="float" office:value="996180" calcext:value-type="float">
            <text:p>996180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table:style-name="ce46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8" office:value-type="float" office:value="4723453" calcext:value-type="float">
            <text:p><text:s/>4.723.453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aquinarias y equipos</text:p>
          </table:table-cell>
          <table:table-cell table:number-columns-repeated="2"/>
          <table:table-cell table:style-name="ce12" office:value-type="string" calcext:value-type="string">
            <text:p>SONDAS OPACIDAD</text:p>
          </table:table-cell>
          <table:table-cell table:style-name="ce11" office:value-type="string" calcext:value-type="string">
            <text:p>JAVIER IGNACIO GOMEZ ZAMORA</text:p>
          </table:table-cell>
          <table:table-cell table:style-name="ce11" office:value-type="float" office:value="360" calcext:value-type="float">
            <text:p>360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office:value-type="string" calcext:value-type="string">
            <text:p>30/09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2610000" calcext:value-type="float">
            <text:p><text:s/>2.610.000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aquinarias y equipos</text:p>
          </table:table-cell>
          <table:table-cell table:number-columns-repeated="2"/>
          <table:table-cell table:style-name="ce12" office:value-type="string" calcext:value-type="string">
            <text:p>GASTOS ADUANEROS BIO BIO</text:p>
          </table:table-cell>
          <table:table-cell table:style-name="ce11" office:value-type="string" calcext:value-type="string">
            <text:p>DANIEL ADRIAN CUEVAS FUENTES</text:p>
          </table:table-cell>
          <table:table-cell table:style-name="ce11" office:value-type="float" office:value="10677" calcext:value-type="float">
            <text:p>10677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office:value-type="string" calcext:value-type="string">
            <text:p>31/10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64000" calcext:value-type="float">
            <text:p><text:s/>164.000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aquinarias y equipos</text:p>
          </table:table-cell>
          <table:table-cell table:number-columns-repeated="2"/>
          <table:table-cell table:style-name="ce12" office:value-type="string" calcext:value-type="string">
            <text:p>PROVISION IMPORTACION</text:p>
          </table:table-cell>
          <table:table-cell table:style-name="ce11" office:value-type="string" calcext:value-type="string">
            <text:p>DANIEL ADRIAN CUEVAS FUENTES</text:p>
          </table:table-cell>
          <table:table-cell table:style-name="ce11" office:value-type="float" office:value="10732" calcext:value-type="float">
            <text:p>10732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office:value-type="string" calcext:value-type="string">
            <text:p>31/10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64000" calcext:value-type="float">
            <text:p><text:s/>164.000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aquinarias y equipos</text:p>
          </table:table-cell>
          <table:table-cell table:number-columns-repeated="2"/>
          <table:table-cell table:style-name="ce12" office:value-type="string" calcext:value-type="string">
            <text:p>HOLGURA</text:p>
          </table:table-cell>
          <table:table-cell table:style-name="ce11" office:value-type="string" calcext:value-type="string">
            <text:p>SOCIEDAD DE SERVICIOS Y ELECTRONICA LIMITADA</text:p>
          </table:table-cell>
          <table:table-cell table:style-name="ce11" office:value-type="float" office:value="19490" calcext:value-type="float">
            <text:p>19490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office:value-type="string" calcext:value-type="string">
            <text:p>31/10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504948" calcext:value-type="float">
            <text:p><text:s/>504.948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aquinarias y equipos</text:p>
          </table:table-cell>
          <table:table-cell table:number-columns-repeated="2"/>
          <table:table-cell table:style-name="ce12" office:value-type="string" calcext:value-type="string">
            <text:p>MOD ADQ</text:p>
          </table:table-cell>
          <table:table-cell table:style-name="ce11" office:value-type="string" calcext:value-type="string">
            <text:p>SOCIEDAD DE SERVICIOS Y ELECTRONICA LIMITADA</text:p>
          </table:table-cell>
          <table:table-cell table:style-name="ce11" office:value-type="float" office:value="19492" calcext:value-type="float">
            <text:p>19492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office:value-type="string" calcext:value-type="string">
            <text:p>31/10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387336" calcext:value-type="float">
            <text:p><text:s/>387.336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aquinarias y equipos</text:p>
          </table:table-cell>
          <table:table-cell table:number-columns-repeated="2"/>
          <table:table-cell table:style-name="ce12" office:value-type="string" calcext:value-type="string">
            <text:p>TRUCK TURN</text:p>
          </table:table-cell>
          <table:table-cell table:style-name="ce11" office:value-type="string" calcext:value-type="string">
            <text:p>SOCIEDAD DE SERVICIOS Y ELECTRONICA LIMITADA</text:p>
          </table:table-cell>
          <table:table-cell table:style-name="ce11" office:value-type="float" office:value="19497" calcext:value-type="float">
            <text:p>19497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office:value-type="string" calcext:value-type="string">
            <text:p>31/10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851497" calcext:value-type="float">
            <text:p><text:s/>1.851.497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aquinarias y equipos</text:p>
          </table:table-cell>
          <table:table-cell table:number-columns-repeated="2"/>
          <table:table-cell table:style-name="ce11" office:value-type="string" calcext:value-type="string">
            <text:p>RUEDA 4 DLFIJA 300 KL LOS ANGELES</text:p>
          </table:table-cell>
          <table:table-cell table:style-name="ce12" office:value-type="string" calcext:value-type="string">
            <text:p>DAP DUCASSE</text:p>
          </table:table-cell>
          <table:table-cell table:style-name="ce13" office:value-type="float" office:value="1232811" calcext:value-type="float">
            <text:p>1232811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office:value-type="string" calcext:value-type="string">
            <text:p>31/10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table:formula="of:=116440-49860" office:value-type="float" office:value="66580" calcext:value-type="float">
            <text:p><text:s/>66.580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aquinarias y equipos</text:p>
          </table:table-cell>
          <table:table-cell table:number-columns-repeated="2"/>
          <table:table-cell table:style-name="ce11" office:value-type="string" calcext:value-type="string">
            <text:p>RUEDA 4 DLFIJA 300 KL LOS ANGELES</text:p>
          </table:table-cell>
          <table:table-cell table:style-name="ce12" office:value-type="string" calcext:value-type="string">
            <text:p>DAP DUCASSE</text:p>
          </table:table-cell>
          <table:table-cell table:style-name="ce13" office:value-type="float" office:value="1232812" calcext:value-type="float">
            <text:p>1232812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office:value-type="string" calcext:value-type="string">
            <text:p>31/10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66580" calcext:value-type="float">
            <text:p><text:s/>66.580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aquinarias y equipos</text:p>
          </table:table-cell>
          <table:table-cell table:number-columns-repeated="2"/>
          <table:table-cell table:style-name="ce11" office:value-type="string" calcext:value-type="string">
            <text:p>GASTOS DOCUMENTAL</text:p>
          </table:table-cell>
          <table:table-cell table:style-name="ce12" office:value-type="string" calcext:value-type="string">
            <text:p>BYOCOMEX SPA</text:p>
          </table:table-cell>
          <table:table-cell table:style-name="ce13" office:value-type="float" office:value="50" calcext:value-type="float">
            <text:p>50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office:value-type="string" calcext:value-type="string">
            <text:p>31/10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35000" calcext:value-type="float">
            <text:p><text:s/>35.000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aquinarias y equipos</text:p>
          </table:table-cell>
          <table:table-cell table:number-columns-repeated="2"/>
          <table:table-cell table:style-name="ce12" office:value-type="string" calcext:value-type="string">
            <text:p>GASTOS DOCUMENTAL</text:p>
          </table:table-cell>
          <table:table-cell table:style-name="ce11" office:value-type="string" calcext:value-type="string">
            <text:p>BYOCOMEX SPA</text:p>
          </table:table-cell>
          <table:table-cell table:style-name="ce11" office:value-type="float" office:value="54" calcext:value-type="float">
            <text:p>54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office:value-type="string" calcext:value-type="string">
            <text:p>31/10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55000" calcext:value-type="float">
            <text:p><text:s/>55.000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aquinarias y equipos</text:p>
          </table:table-cell>
          <table:table-cell table:number-columns-repeated="2"/>
          <table:table-cell table:style-name="ce12" office:value-type="string" calcext:value-type="string">
            <text:p>SERVICIOS DOCUMENTALES</text:p>
          </table:table-cell>
          <table:table-cell table:style-name="ce11" office:value-type="string" calcext:value-type="string">
            <text:p>BYOCOMEX SPA</text:p>
          </table:table-cell>
          <table:table-cell table:style-name="ce11" office:value-type="float" office:value="152" calcext:value-type="float">
            <text:p>152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office:value-type="string" calcext:value-type="string">
            <text:p>31/10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40000" calcext:value-type="float">
            <text:p><text:s/>40.000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aquinarias y equipos</text:p>
          </table:table-cell>
          <table:table-cell table:number-columns-repeated="2"/>
          <table:table-cell table:style-name="ce12" office:value-type="string" calcext:value-type="string">
            <text:p>SERVICIOS DOCUMENTALES</text:p>
          </table:table-cell>
          <table:table-cell table:style-name="ce11" office:value-type="string" calcext:value-type="string">
            <text:p>BYOCOMEX SPA</text:p>
          </table:table-cell>
          <table:table-cell table:style-name="ce11" office:value-type="float" office:value="156" calcext:value-type="float">
            <text:p>156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office:value-type="string" calcext:value-type="string">
            <text:p>31/10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40000" calcext:value-type="float">
            <text:p><text:s/>40.000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aquinarias y equipos</text:p>
          </table:table-cell>
          <table:table-cell table:number-columns-repeated="2"/>
          <table:table-cell table:style-name="ce12" office:value-type="string" calcext:value-type="string">
            <text:p>2 UPS BIO BIO</text:p>
          </table:table-cell>
          <table:table-cell table:style-name="ce11" office:value-type="string" calcext:value-type="string">
            <text:p>INGRAM MICRO CHILE S.A.</text:p>
          </table:table-cell>
          <table:table-cell table:style-name="ce11" office:value-type="float" office:value="2160956" calcext:value-type="float">
            <text:p>2160956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office:value-type="string" calcext:value-type="string">
            <text:p>31/10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246954" calcext:value-type="float">
            <text:p><text:s/>1.246.954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aquinarias y equipos</text:p>
          </table:table-cell>
          <table:table-cell table:number-columns-repeated="2"/>
          <table:table-cell table:style-name="ce12" office:value-type="string" calcext:value-type="string">
            <text:p>SERV ADUANEROS</text:p>
          </table:table-cell>
          <table:table-cell table:style-name="ce11" office:value-type="string" calcext:value-type="string">
            <text:p>United Parcel Service de Chile Limitada</text:p>
          </table:table-cell>
          <table:table-cell table:style-name="ce11" office:value-type="float" office:value="869240" calcext:value-type="float">
            <text:p>869240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office:value-type="string" calcext:value-type="string">
            <text:p>31/10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06218" calcext:value-type="float">
            <text:p><text:s/>106.218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aquinarias y equipos</text:p>
          </table:table-cell>
          <table:table-cell table:number-columns-repeated="2"/>
          <table:table-cell table:style-name="ce12" office:value-type="string" calcext:value-type="string">
            <text:p>DOCUMENTAL PAQ EXPRESS BIO BIO</text:p>
          </table:table-cell>
          <table:table-cell table:style-name="ce11" office:value-type="string" calcext:value-type="string">
            <text:p>DHL EXPRESS LTDA</text:p>
          </table:table-cell>
          <table:table-cell table:style-name="ce11" office:value-type="float" office:value="2706744" calcext:value-type="float">
            <text:p>2706744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office:value-type="string" calcext:value-type="string">
            <text:p>31/10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80662" calcext:value-type="float">
            <text:p><text:s/>80.662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aquinarias y equipos</text:p>
          </table:table-cell>
          <table:table-cell table:number-columns-repeated="2"/>
          <table:table-cell table:style-name="ce15" office:value-type="string" calcext:value-type="string">
            <text:p>RETIRO MERCADERIA AG ADUANA</text:p>
          </table:table-cell>
          <table:table-cell table:style-name="ce20" office:value-type="string" calcext:value-type="string">
            <text:p>SERVICIOS AEROPORTUARIOS AEROSAN SA</text:p>
          </table:table-cell>
          <table:table-cell table:style-name="ce20" office:value-type="float" office:value="2725231" calcext:value-type="float">
            <text:p>2725231</text:p>
          </table:table-cell>
          <table:table-cell office:value-type="string" calcext:value-type="string">
            <text:p>Bio Bio</text:p>
          </table:table-cell>
          <table:table-cell table:number-columns-repeated="2"/>
          <table:table-cell office:value-type="string" calcext:value-type="string">
            <text:p>31/10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8" office:value-type="float" office:value="74161" calcext:value-type="float">
            <text:p><text:s/>74.161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ARRIENDO HORQUILLA LOS ANGELES</text:p>
          </table:table-cell>
          <table:table-cell table:style-name="ce12" office:value-type="string" calcext:value-type="string">
            <text:p>LUIS ANTONIO CANALES MIRANDA</text:p>
          </table:table-cell>
          <table:table-cell table:style-name="ce11" office:value-type="float" office:value="39" calcext:value-type="float">
            <text:p>39</text:p>
          </table:table-cell>
          <table:table-cell table:style-name="ce33" office:value-type="string" calcext:value-type="string">
            <text:p>Bio Bio</text:p>
          </table:table-cell>
          <table:table-cell table:number-columns-repeated="2"/>
          <table:table-cell table:style-name="ce41" office:value-type="string" calcext:value-type="string">
            <text:p>30/11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790000" calcext:value-type="float">
            <text:p><text:s/>790.000 </text:p>
          </table:table-cell>
          <table:table-cell table:number-columns-repeated="100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Edificios</text:p>
          </table:table-cell>
          <table:table-cell table:style-name="ce3" table:number-columns-repeated="2"/>
          <table:table-cell table:style-name="ce16" office:value-type="string" calcext:value-type="string">
            <text:p>ACCESO PROVISORIO LOS ANGELES</text:p>
          </table:table-cell>
          <table:table-cell table:style-name="ce25" office:value-type="string" calcext:value-type="string">
            <text:p>LUIS ANTONIO CANALES MIRANDA</text:p>
          </table:table-cell>
          <table:table-cell table:style-name="ce16" office:value-type="float" office:value="40" calcext:value-type="float">
            <text:p>40</text:p>
          </table:table-cell>
          <table:table-cell table:style-name="ce33" office:value-type="string" calcext:value-type="string">
            <text:p>Bio Bio</text:p>
          </table:table-cell>
          <table:table-cell table:style-name="ce3" table:number-columns-repeated="2"/>
          <table:table-cell table:style-name="ce47" office:value-type="string" calcext:value-type="string">
            <text:p>30/11/2021</text:p>
          </table:table-cell>
          <table:table-cell table:style-name="ce3" table:number-columns-repeated="3"/>
          <table:table-cell office:value-type="string" calcext:value-type="string">
            <text:p>true</text:p>
          </table:table-cell>
          <table:table-cell table:style-name="ce3"/>
          <table:table-cell office:value-type="string" calcext:value-type="string">
            <text:p>C</text:p>
          </table:table-cell>
          <table:table-cell table:style-name="ce3"/>
          <table:table-cell office:value-type="float" office:value="120" calcext:value-type="float">
            <text:p>120</text:p>
          </table:table-cell>
          <table:table-cell table:style-name="ce69" office:value-type="float" office:value="20506800" calcext:value-type="float">
            <text:p><text:s/>20.506.800 </text:p>
          </table:table-cell>
          <table:table-cell table:style-name="ce3" table:number-columns-repeated="999"/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Maquinaria y EQ</text:p>
          </table:table-cell>
          <table:table-cell table:number-columns-repeated="2"/>
          <table:table-cell table:style-name="ce2" office:value-type="string" calcext:value-type="string">
            <text:p>GASTOS INTERNACION ENCOMIENDA ACTIA</text:p>
          </table:table-cell>
          <table:table-cell table:style-name="ce2" office:value-type="string" calcext:value-type="string">
            <text:p>FEDEX EXPRESS CHILE SPA</text:p>
          </table:table-cell>
          <table:table-cell table:style-name="ce2" office:value-type="float" office:value="551327" calcext:value-type="float">
            <text:p>551327</text:p>
          </table:table-cell>
          <table:table-cell table:style-name="ce33" office:value-type="string" calcext:value-type="string">
            <text:p>CASABLANCA</text:p>
          </table:table-cell>
          <table:table-cell table:number-columns-repeated="2"/>
          <table:table-cell table:style-name="ce43" office:value-type="date" office:date-value="2022-03-01" calcext:value-type="date">
            <text:p>01-03-2022</text:p>
          </table:table-cell>
          <table:table-cell table:style-name="ce60" office:value-type="float" office:value="2298" calcext:value-type="float">
            <text:p><text:s/>2.298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0" office:value-type="float" office:value="2298" calcext:value-type="float">
            <text:p><text:s/>2.298 </text:p>
          </table:table-cell>
          <table:table-cell table:number-columns-repeated="100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Edificio</text:p>
          </table:table-cell>
          <table:table-cell table:number-columns-repeated="2"/>
          <table:table-cell table:style-name="ce2" office:value-type="string" calcext:value-type="string">
            <text:p>MEDIDOR POLARIZADO </text:p>
          </table:table-cell>
          <table:table-cell table:style-name="ce2" office:value-type="string" calcext:value-type="string">
            <text:p>SERVICIOS EDS LIMITADA</text:p>
          </table:table-cell>
          <table:table-cell table:style-name="ce2" office:value-type="float" office:value="5626" calcext:value-type="float">
            <text:p>5626</text:p>
          </table:table-cell>
          <table:table-cell table:style-name="ce33" office:value-type="string" calcext:value-type="string">
            <text:p>CASABLANCA</text:p>
          </table:table-cell>
          <table:table-cell table:number-columns-repeated="2"/>
          <table:table-cell table:style-name="ce43" office:value-type="date" office:date-value="2022-04-30" calcext:value-type="date">
            <text:p>30-04-2022</text:p>
          </table:table-cell>
          <table:table-cell table:style-name="ce60" office:value-type="float" office:value="697454" calcext:value-type="float">
            <text:p><text:s/>697.454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0" office:value-type="float" office:value="697454" calcext:value-type="float">
            <text:p><text:s/>697.454 </text:p>
          </table:table-cell>
          <table:table-cell table:number-columns-repeated="100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LICENCIAS SOFTWARE</text:p>
          </table:table-cell>
          <table:table-cell table:style-name="ce1" office:value-type="string" calcext:value-type="string">
            <text:p><text:s/>NUMIR TECHNOLOGY</text:p>
          </table:table-cell>
          <table:table-cell table:style-name="ce1" office:value-type="string" calcext:value-type="string">
            <text:p>OC 20223468</text:p>
          </table:table-cell>
          <table:table-cell table:style-name="ce33" office:value-type="string" calcext:value-type="string">
            <text:p>CASABLANCA</text:p>
          </table:table-cell>
          <table:table-cell table:number-columns-repeated="2"/>
          <table:table-cell table:style-name="ce42" office:value-type="date" office:date-value="2022-05-20" calcext:value-type="date">
            <text:p>20-05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665065.461538461" calcext:value-type="float">
            <text:p><text:s/>665.065 </text:p>
          </table:table-cell>
          <table:table-cell table:number-columns-repeated="100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9-DISCO DURO 10TB SATA ENTERPRISE EXOS SEAGATE- TODAS LAS PLANTAS</text:p>
          </table:table-cell>
          <table:table-cell table:style-name="ce1" office:value-type="string" calcext:value-type="string">
            <text:p>SOCIEDAD COMERCIAL VIDEOVISION LIMITADA</text:p>
          </table:table-cell>
          <table:table-cell table:style-name="ce1" office:value-type="float" office:value="95637" calcext:value-type="float">
            <text:p>95637</text:p>
          </table:table-cell>
          <table:table-cell table:style-name="ce33" office:value-type="string" calcext:value-type="string">
            <text:p>CASABLANCA</text:p>
          </table:table-cell>
          <table:table-cell table:number-columns-repeated="2"/>
          <table:table-cell table:style-name="ce42" office:value-type="date" office:date-value="2022-07-26" calcext:value-type="date">
            <text:p>26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205003" calcext:value-type="float">
            <text:p><text:s/>205.003 </text:p>
          </table:table-cell>
          <table:table-cell table:number-columns-repeated="100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DISCO DURO 3,5 - TODAS LAS PLANTAS</text:p>
          </table:table-cell>
          <table:table-cell table:style-name="ce1" office:value-type="string" calcext:value-type="string">
            <text:p>AUTOMA ELECTRONICA LTDA</text:p>
          </table:table-cell>
          <table:table-cell table:style-name="ce1" office:value-type="float" office:value="232214" calcext:value-type="float">
            <text:p>232214</text:p>
          </table:table-cell>
          <table:table-cell table:style-name="ce33" office:value-type="string" calcext:value-type="string">
            <text:p>CASABLANCA</text:p>
          </table:table-cell>
          <table:table-cell table:number-columns-repeated="2"/>
          <table:table-cell table:style-name="ce42" office:value-type="date" office:date-value="2022-07-20" calcext:value-type="date">
            <text:p>20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98154" calcext:value-type="float">
            <text:p><text:s/>98.154 </text:p>
          </table:table-cell>
          <table:table-cell table:number-columns-repeated="100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Maquinaria y EQ</text:p>
          </table:table-cell>
          <table:table-cell table:number-columns-repeated="2"/>
          <table:table-cell table:style-name="ce2" office:value-type="string" calcext:value-type="string">
            <text:p>GASTOS INTERNACION ENCOMIENDA ACTIA</text:p>
          </table:table-cell>
          <table:table-cell table:style-name="ce2" office:value-type="string" calcext:value-type="string">
            <text:p>FEDEX EXPRESS CHILE SPA</text:p>
          </table:table-cell>
          <table:table-cell table:style-name="ce2" office:value-type="float" office:value="551327" calcext:value-type="float">
            <text:p>551327</text:p>
          </table:table-cell>
          <table:table-cell table:style-name="ce33" office:value-type="string" calcext:value-type="string">
            <text:p>CONSTITUCION</text:p>
          </table:table-cell>
          <table:table-cell table:number-columns-repeated="2"/>
          <table:table-cell table:style-name="ce43" office:value-type="date" office:date-value="2022-03-01" calcext:value-type="date">
            <text:p>01-03-2022</text:p>
          </table:table-cell>
          <table:table-cell table:style-name="ce60" office:value-type="float" office:value="2298" calcext:value-type="float">
            <text:p><text:s/>2.298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0" office:value-type="float" office:value="2298" calcext:value-type="float">
            <text:p><text:s/>2.298 </text:p>
          </table:table-cell>
          <table:table-cell table:number-columns-repeated="100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Edificio</text:p>
          </table:table-cell>
          <table:table-cell table:number-columns-repeated="2"/>
          <table:table-cell table:style-name="ce2" office:value-type="string" calcext:value-type="string">
            <text:p>MEDIDOR POLARIZADO </text:p>
          </table:table-cell>
          <table:table-cell table:style-name="ce2" office:value-type="string" calcext:value-type="string">
            <text:p>SERVICIOS EDS LIMITADA</text:p>
          </table:table-cell>
          <table:table-cell table:style-name="ce2" office:value-type="float" office:value="5626" calcext:value-type="float">
            <text:p>5626</text:p>
          </table:table-cell>
          <table:table-cell table:style-name="ce33" office:value-type="string" calcext:value-type="string">
            <text:p>CONSTITUCION</text:p>
          </table:table-cell>
          <table:table-cell table:number-columns-repeated="2"/>
          <table:table-cell table:style-name="ce43" office:value-type="date" office:date-value="2022-04-30" calcext:value-type="date">
            <text:p>30-04-2022</text:p>
          </table:table-cell>
          <table:table-cell table:style-name="ce60" office:value-type="float" office:value="697454" calcext:value-type="float">
            <text:p><text:s/>697.454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697454" calcext:value-type="float">
            <text:p><text:s/>697.454 </text:p>
          </table:table-cell>
          <table:table-cell table:number-columns-repeated="100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LICENCIAS SOFTWARE</text:p>
          </table:table-cell>
          <table:table-cell table:style-name="ce1" office:value-type="string" calcext:value-type="string">
            <text:p><text:s/>NUMIR TECHNOLOGY</text:p>
          </table:table-cell>
          <table:table-cell table:style-name="ce1" office:value-type="string" calcext:value-type="string">
            <text:p>OC 20223468</text:p>
          </table:table-cell>
          <table:table-cell table:style-name="ce33" office:value-type="string" calcext:value-type="string">
            <text:p>CONSTITUCION</text:p>
          </table:table-cell>
          <table:table-cell table:number-columns-repeated="2"/>
          <table:table-cell table:style-name="ce42" office:value-type="date" office:date-value="2022-05-20" calcext:value-type="date">
            <text:p>20-05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665065.461538461" calcext:value-type="float">
            <text:p><text:s/>665.065 </text:p>
          </table:table-cell>
          <table:table-cell table:number-columns-repeated="100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VARIADOR DE FRECUENCIA </text:p>
          </table:table-cell>
          <table:table-cell table:style-name="ce11" office:value-type="string" calcext:value-type="string">
            <text:p>SOC. NDU INGENIERIA LTDA</text:p>
          </table:table-cell>
          <table:table-cell table:style-name="ce1" office:value-type="float" office:value="312918" calcext:value-type="float">
            <text:p>312918</text:p>
          </table:table-cell>
          <table:table-cell table:style-name="ce33" office:value-type="string" calcext:value-type="string">
            <text:p>CONSTITUCION</text:p>
          </table:table-cell>
          <table:table-cell table:number-columns-repeated="2"/>
          <table:table-cell table:style-name="ce42" office:value-type="date" office:date-value="2022-05-20" calcext:value-type="date">
            <text:p>20-05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481548" calcext:value-type="float">
            <text:p><text:s/>481.548 </text:p>
          </table:table-cell>
          <table:table-cell table:number-columns-repeated="100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MOTORED 4.7 FR230/400/50 AM120307-FCR-CONSTITUCION</text:p>
          </table:table-cell>
          <table:table-cell table:style-name="ce1" office:value-type="string" calcext:value-type="string">
            <text:p>SOCIEDAD DE SERVICIOS Y ELECTRONICA LIMITADA</text:p>
          </table:table-cell>
          <table:table-cell table:style-name="ce1" office:value-type="float" office:value="20526" calcext:value-type="float">
            <text:p>20526</text:p>
          </table:table-cell>
          <table:table-cell table:style-name="ce33" office:value-type="string" calcext:value-type="string">
            <text:p>CONSTITUCION</text:p>
          </table:table-cell>
          <table:table-cell table:number-columns-repeated="2"/>
          <table:table-cell table:style-name="ce42" office:value-type="date" office:date-value="2022-07-18" calcext:value-type="date">
            <text:p>18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1220452" calcext:value-type="float">
            <text:p><text:s/>1.220.452 </text:p>
          </table:table-cell>
          <table:table-cell table:number-columns-repeated="100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9-DISCO DURO 10TB SATA ENTERPRISE EXOS SEAGATE- TODAS LAS PLANTAS</text:p>
          </table:table-cell>
          <table:table-cell table:style-name="ce1" office:value-type="string" calcext:value-type="string">
            <text:p>SOCIEDAD COMERCIAL VIDEOVISION LIMITADA</text:p>
          </table:table-cell>
          <table:table-cell table:style-name="ce1" office:value-type="float" office:value="95637" calcext:value-type="float">
            <text:p>95637</text:p>
          </table:table-cell>
          <table:table-cell table:style-name="ce33" office:value-type="string" calcext:value-type="string">
            <text:p>CONSTITUCION</text:p>
          </table:table-cell>
          <table:table-cell table:number-columns-repeated="2"/>
          <table:table-cell table:style-name="ce42" office:value-type="date" office:date-value="2022-07-26" calcext:value-type="date">
            <text:p>26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205003" calcext:value-type="float">
            <text:p><text:s/>205.003 </text:p>
          </table:table-cell>
          <table:table-cell table:number-columns-repeated="100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DISCO DURO 3,5 - TODAS LAS PLANTAS</text:p>
          </table:table-cell>
          <table:table-cell table:style-name="ce1" office:value-type="string" calcext:value-type="string">
            <text:p>AUTOMA ELECTRONICA LTDA</text:p>
          </table:table-cell>
          <table:table-cell table:style-name="ce1" office:value-type="float" office:value="232214" calcext:value-type="float">
            <text:p>232214</text:p>
          </table:table-cell>
          <table:table-cell table:style-name="ce33" office:value-type="string" calcext:value-type="string">
            <text:p>CONSTITUCION</text:p>
          </table:table-cell>
          <table:table-cell table:number-columns-repeated="2"/>
          <table:table-cell table:style-name="ce42" office:value-type="date" office:date-value="2022-07-20" calcext:value-type="date">
            <text:p>20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98154" calcext:value-type="float">
            <text:p><text:s/>98.154 </text:p>
          </table:table-cell>
          <table:table-cell table:number-columns-repeated="100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AMR-ECRAN LCDS 7" AC600316</text:p>
          </table:table-cell>
          <table:table-cell table:style-name="ce1" office:value-type="string" calcext:value-type="string">
            <text:p>SOCIEDAD DE SERVICIOS Y ELECTRONICA LIMITADA</text:p>
          </table:table-cell>
          <table:table-cell table:style-name="ce1" office:value-type="float" office:value="20619" calcext:value-type="float">
            <text:p>20619</text:p>
          </table:table-cell>
          <table:table-cell table:style-name="ce33" office:value-type="string" calcext:value-type="string">
            <text:p>CONSTITUCION</text:p>
          </table:table-cell>
          <table:table-cell table:number-columns-repeated="2"/>
          <table:table-cell table:style-name="ce42" office:value-type="date" office:date-value="2022-08-11" calcext:value-type="date">
            <text:p>11-08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142301" calcext:value-type="float">
            <text:p><text:s/>142.301 </text:p>
          </table:table-cell>
          <table:table-cell table:number-columns-repeated="100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EGRAN 5,7" VGA LVDS HITACHI</text:p>
          </table:table-cell>
          <table:table-cell table:style-name="ce1" office:value-type="string" calcext:value-type="string">
            <text:p>SOCIEDAD DE SERVICIOS Y ELECTRONICA LIMITADA</text:p>
          </table:table-cell>
          <table:table-cell table:style-name="ce1" office:value-type="float" office:value="20619" calcext:value-type="float">
            <text:p>20619</text:p>
          </table:table-cell>
          <table:table-cell table:style-name="ce33" office:value-type="string" calcext:value-type="string">
            <text:p>CONSTITUCION</text:p>
          </table:table-cell>
          <table:table-cell table:number-columns-repeated="2"/>
          <table:table-cell table:style-name="ce42" office:value-type="date" office:date-value="2022-08-11" calcext:value-type="date">
            <text:p>11-08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827123" calcext:value-type="float">
            <text:p><text:s/>827.123 </text:p>
          </table:table-cell>
          <table:table-cell table:number-columns-repeated="100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Maquinaria y EQ</text:p>
          </table:table-cell>
          <table:table-cell table:number-columns-repeated="2"/>
          <table:table-cell table:style-name="ce2" office:value-type="string" calcext:value-type="string">
            <text:p>GASTOS INTERNACION ENCOMIENDA ACTIA</text:p>
          </table:table-cell>
          <table:table-cell table:style-name="ce2" office:value-type="string" calcext:value-type="string">
            <text:p>FEDEX EXPRESS CHILE SPA</text:p>
          </table:table-cell>
          <table:table-cell table:style-name="ce2" office:value-type="float" office:value="551327" calcext:value-type="float">
            <text:p>551327</text:p>
          </table:table-cell>
          <table:table-cell table:style-name="ce33" office:value-type="string" calcext:value-type="string">
            <text:p>CURICO</text:p>
          </table:table-cell>
          <table:table-cell table:number-columns-repeated="2"/>
          <table:table-cell table:style-name="ce43" office:value-type="date" office:date-value="2022-03-01" calcext:value-type="date">
            <text:p>01-03-2022</text:p>
          </table:table-cell>
          <table:table-cell table:style-name="ce60" office:value-type="float" office:value="2298" calcext:value-type="float">
            <text:p><text:s/>2.298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0" office:value-type="float" office:value="2298" calcext:value-type="float">
            <text:p><text:s/>2.298 </text:p>
          </table:table-cell>
          <table:table-cell table:number-columns-repeated="1004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Edificio</text:p>
          </table:table-cell>
          <table:table-cell table:number-columns-repeated="2"/>
          <table:table-cell table:style-name="ce2" office:value-type="string" calcext:value-type="string">
            <text:p>MEDIDOR POLARIZADO </text:p>
          </table:table-cell>
          <table:table-cell table:style-name="ce2" office:value-type="string" calcext:value-type="string">
            <text:p>SERVICIOS EDS LIMITADA</text:p>
          </table:table-cell>
          <table:table-cell table:style-name="ce2" office:value-type="float" office:value="5626" calcext:value-type="float">
            <text:p>5626</text:p>
          </table:table-cell>
          <table:table-cell table:style-name="ce33" office:value-type="string" calcext:value-type="string">
            <text:p>CURICO</text:p>
          </table:table-cell>
          <table:table-cell table:number-columns-repeated="2"/>
          <table:table-cell table:style-name="ce43" office:value-type="date" office:date-value="2022-04-30" calcext:value-type="date">
            <text:p>30-04-2022</text:p>
          </table:table-cell>
          <table:table-cell table:style-name="ce60" office:value-type="float" office:value="697454" calcext:value-type="float">
            <text:p><text:s/>697.454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697454" calcext:value-type="float">
            <text:p><text:s/>697.454 </text:p>
          </table:table-cell>
          <table:table-cell table:number-columns-repeated="1004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LICENCIAS SOFTWARE</text:p>
          </table:table-cell>
          <table:table-cell table:style-name="ce1" office:value-type="string" calcext:value-type="string">
            <text:p><text:s/>NUMIR TECHNOLOGY</text:p>
          </table:table-cell>
          <table:table-cell table:style-name="ce1" office:value-type="string" calcext:value-type="string">
            <text:p>OC 20223468</text:p>
          </table:table-cell>
          <table:table-cell table:style-name="ce33" office:value-type="string" calcext:value-type="string">
            <text:p>CURICO</text:p>
          </table:table-cell>
          <table:table-cell table:number-columns-repeated="2"/>
          <table:table-cell table:style-name="ce42" office:value-type="date" office:date-value="2022-05-20" calcext:value-type="date">
            <text:p>20-05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665065.461538461" calcext:value-type="float">
            <text:p><text:s/>665.065 </text:p>
          </table:table-cell>
          <table:table-cell table:number-columns-repeated="1004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9-DISCO DURO 10TB SATA ENTERPRISE EXOS SEAGATE- TODAS LAS PLANTAS</text:p>
          </table:table-cell>
          <table:table-cell table:style-name="ce1" office:value-type="string" calcext:value-type="string">
            <text:p>SOCIEDAD COMERCIAL VIDEOVISION LIMITADA</text:p>
          </table:table-cell>
          <table:table-cell table:style-name="ce1" office:value-type="float" office:value="95637" calcext:value-type="float">
            <text:p>95637</text:p>
          </table:table-cell>
          <table:table-cell table:style-name="ce33" office:value-type="string" calcext:value-type="string">
            <text:p>CURICO</text:p>
          </table:table-cell>
          <table:table-cell table:number-columns-repeated="2"/>
          <table:table-cell table:style-name="ce42" office:value-type="date" office:date-value="2022-07-26" calcext:value-type="date">
            <text:p>26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205003" calcext:value-type="float">
            <text:p><text:s/>205.003 </text:p>
          </table:table-cell>
          <table:table-cell table:number-columns-repeated="1004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MEMORY-WINDOW-(CURICO-PARRAL-LAMPA-SVTT)</text:p>
          </table:table-cell>
          <table:table-cell table:style-name="ce1" office:value-type="string" calcext:value-type="string">
            <text:p>INGRAM MICRO CHILE S.A.</text:p>
          </table:table-cell>
          <table:table-cell table:style-name="ce1" office:value-type="float" office:value="2243499" calcext:value-type="float">
            <text:p>2243499</text:p>
          </table:table-cell>
          <table:table-cell table:style-name="ce33" office:value-type="string" calcext:value-type="string">
            <text:p>CURICO</text:p>
          </table:table-cell>
          <table:table-cell table:number-columns-repeated="2"/>
          <table:table-cell table:style-name="ce42" office:value-type="date" office:date-value="2022-07-19" calcext:value-type="date">
            <text:p>19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3684645" calcext:value-type="float">
            <text:p><text:s/>3.684.645 </text:p>
          </table:table-cell>
          <table:table-cell table:number-columns-repeated="1004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DISCO DURO 3,5 - TODAS LAS PLANTAS</text:p>
          </table:table-cell>
          <table:table-cell table:style-name="ce1" office:value-type="string" calcext:value-type="string">
            <text:p>AUTOMA ELECTRONICA LTDA</text:p>
          </table:table-cell>
          <table:table-cell table:style-name="ce1" office:value-type="float" office:value="232214" calcext:value-type="float">
            <text:p>232214</text:p>
          </table:table-cell>
          <table:table-cell table:style-name="ce33" office:value-type="string" calcext:value-type="string">
            <text:p>CURICO</text:p>
          </table:table-cell>
          <table:table-cell table:number-columns-repeated="2"/>
          <table:table-cell table:style-name="ce42" office:value-type="date" office:date-value="2022-07-20" calcext:value-type="date">
            <text:p>20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98154" calcext:value-type="float">
            <text:p><text:s/>98.154 </text:p>
          </table:table-cell>
          <table:table-cell table:number-columns-repeated="1004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Maquinaria y EQ</text:p>
          </table:table-cell>
          <table:table-cell table:number-columns-repeated="2"/>
          <table:table-cell table:style-name="ce12" office:value-type="string" calcext:value-type="string">
            <text:p>S22 ULTRA EQUIPO DON EDUARDO</text:p>
          </table:table-cell>
          <table:table-cell table:style-name="ce11" office:value-type="string" calcext:value-type="string">
            <text:p>ENTEL PCS TELECOMUNICACIONES</text:p>
          </table:table-cell>
          <table:table-cell table:style-name="ce30" office:value-type="float" office:value="44504197" calcext:value-type="float">
            <text:p>44504197</text:p>
          </table:table-cell>
          <table:table-cell table:style-name="ce35" office:value-type="string" calcext:value-type="string">
            <text:p>HQ</text:p>
          </table:table-cell>
          <table:table-cell table:number-columns-repeated="2"/>
          <table:table-cell table:style-name="ce43" office:value-type="date" office:date-value="2022-03-04" calcext:value-type="date">
            <text:p>04-03-2022</text:p>
          </table:table-cell>
          <table:table-cell table:style-name="ce60" office:value-type="float" office:value="878790" calcext:value-type="float">
            <text:p><text:s/>878.790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0" office:value-type="float" office:value="878790" calcext:value-type="float">
            <text:p><text:s/>878.790 </text:p>
          </table:table-cell>
          <table:table-cell table:number-columns-repeated="100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uebles y Utiles</text:p>
          </table:table-cell>
          <table:table-cell table:number-columns-repeated="2"/>
          <table:table-cell table:style-name="ce13" office:value-type="string" calcext:value-type="string">
            <text:p>SILLA CAJEROS LAMPA</text:p>
          </table:table-cell>
          <table:table-cell table:style-name="ce11" office:value-type="string" calcext:value-type="string">
            <text:p>SODIMAC S A</text:p>
          </table:table-cell>
          <table:table-cell table:style-name="ce11" office:value-type="float" office:value="114341392" calcext:value-type="float">
            <text:p>114341392</text:p>
          </table:table-cell>
          <table:table-cell office:value-type="string" calcext:value-type="string">
            <text:p>Lampa</text:p>
          </table:table-cell>
          <table:table-cell table:number-columns-repeated="2"/>
          <table:table-cell office:value-type="string" calcext:value-type="string">
            <text:p>31/10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52924" calcext:value-type="float">
            <text:p><text:s/>152.924 </text:p>
          </table:table-cell>
          <table:table-cell table:number-columns-repeated="100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quipos computacionales</text:p>
          </table:table-cell>
          <table:table-cell table:number-columns-repeated="2"/>
          <table:table-cell table:style-name="ce11" office:value-type="string" calcext:value-type="string">
            <text:p>EPSON L3210</text:p>
          </table:table-cell>
          <table:table-cell table:style-name="ce11" office:value-type="string" calcext:value-type="string">
            <text:p>FALABELLA RETAIL S.A.</text:p>
          </table:table-cell>
          <table:table-cell table:style-name="ce11" office:value-type="float" office:value="4062562" calcext:value-type="float">
            <text:p>4062562</text:p>
          </table:table-cell>
          <table:table-cell table:style-name="ce35" office:value-type="string" calcext:value-type="string">
            <text:p>lampa</text:p>
          </table:table-cell>
          <table:table-cell table:number-columns-repeated="2"/>
          <table:table-cell table:style-name="ce43" office:value-type="date" office:date-value="2022-03-15" calcext:value-type="date">
            <text:p>15-03-2022</text:p>
          </table:table-cell>
          <table:table-cell table:style-name="ce60" office:value-type="float" office:value="142849" calcext:value-type="float">
            <text:p><text:s/>142.849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0" office:value-type="float" office:value="142849" calcext:value-type="float">
            <text:p><text:s/>142.849 </text:p>
          </table:table-cell>
          <table:table-cell table:number-columns-repeated="100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Maquinaria y EQ</text:p>
          </table:table-cell>
          <table:table-cell table:number-columns-repeated="2"/>
          <table:table-cell table:style-name="ce2" office:value-type="string" calcext:value-type="string">
            <text:p>GASTOS INTERNACION ENCOMIENDA ACTIA</text:p>
          </table:table-cell>
          <table:table-cell table:style-name="ce2" office:value-type="string" calcext:value-type="string">
            <text:p>FEDEX EXPRESS CHILE SPA</text:p>
          </table:table-cell>
          <table:table-cell table:style-name="ce2" office:value-type="float" office:value="551327" calcext:value-type="float">
            <text:p>551327</text:p>
          </table:table-cell>
          <table:table-cell table:style-name="ce33" office:value-type="string" calcext:value-type="string">
            <text:p>LAMPA</text:p>
          </table:table-cell>
          <table:table-cell table:number-columns-repeated="2"/>
          <table:table-cell table:style-name="ce43" office:value-type="date" office:date-value="2022-03-01" calcext:value-type="date">
            <text:p>01-03-2022</text:p>
          </table:table-cell>
          <table:table-cell table:style-name="ce60" office:value-type="float" office:value="2298" calcext:value-type="float">
            <text:p><text:s/>2.298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0" office:value-type="float" office:value="2298" calcext:value-type="float">
            <text:p><text:s/>2.298 </text:p>
          </table:table-cell>
          <table:table-cell table:number-columns-repeated="100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Maquinaria y EQ</text:p>
          </table:table-cell>
          <table:table-cell table:number-columns-repeated="2"/>
          <table:table-cell table:style-name="ce2" office:value-type="string" calcext:value-type="string">
            <text:p>MULTIFUNCIONAL</text:p>
          </table:table-cell>
          <table:table-cell table:style-name="ce2" office:value-type="string" calcext:value-type="string">
            <text:p>COMERCIAL ECCSA</text:p>
          </table:table-cell>
          <table:table-cell table:style-name="ce2" office:value-type="float" office:value="1223694" calcext:value-type="float">
            <text:p>1223694</text:p>
          </table:table-cell>
          <table:table-cell table:style-name="ce33" office:value-type="string" calcext:value-type="string">
            <text:p>LAMPA</text:p>
          </table:table-cell>
          <table:table-cell table:number-columns-repeated="2"/>
          <table:table-cell table:style-name="ce43" office:value-type="date" office:date-value="2022-03-10" calcext:value-type="date">
            <text:p>10-03-2022</text:p>
          </table:table-cell>
          <table:table-cell table:style-name="ce60" office:value-type="float" office:value="126043" calcext:value-type="float">
            <text:p><text:s/>126.043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0" office:value-type="float" office:value="126043" calcext:value-type="float">
            <text:p><text:s/>126.043 </text:p>
          </table:table-cell>
          <table:table-cell table:number-columns-repeated="100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Maquinaria y EQ</text:p>
          </table:table-cell>
          <table:table-cell table:number-columns-repeated="2"/>
          <table:table-cell table:style-name="ce2" office:value-type="string" calcext:value-type="string">
            <text:p>IMPRESORA LASER KYOCERA ECOSYS-TONER (LAMPA)</text:p>
          </table:table-cell>
          <table:table-cell table:style-name="ce2" office:value-type="string" calcext:value-type="string">
            <text:p>COMERCIALIZACION Y DISTRIBUCION TECNOLOGIA SPA</text:p>
          </table:table-cell>
          <table:table-cell table:style-name="ce2" office:value-type="float" office:value="5610" calcext:value-type="float">
            <text:p>5610</text:p>
          </table:table-cell>
          <table:table-cell table:style-name="ce33" office:value-type="string" calcext:value-type="string">
            <text:p>LAMPA</text:p>
          </table:table-cell>
          <table:table-cell table:number-columns-repeated="2"/>
          <table:table-cell table:style-name="ce43" office:value-type="date" office:date-value="2022-04-30" calcext:value-type="date">
            <text:p>30-04-2022</text:p>
          </table:table-cell>
          <table:table-cell table:style-name="ce60" office:value-type="float" office:value="1169940" calcext:value-type="float">
            <text:p><text:s/>1.169.940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0" office:value-type="float" office:value="1169940" calcext:value-type="float">
            <text:p><text:s/>1.169.940 </text:p>
          </table:table-cell>
          <table:table-cell table:number-columns-repeated="100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Maquinaria y EQ</text:p>
          </table:table-cell>
          <table:table-cell table:number-columns-repeated="2"/>
          <table:table-cell table:style-name="ce2" office:value-type="string" calcext:value-type="string">
            <text:p>EJE BANCO SUSPENSION</text:p>
          </table:table-cell>
          <table:table-cell table:style-name="ce2" office:value-type="string" calcext:value-type="string">
            <text:p>SOCIEDAD DE SERVICIOS Y ELECTRONICA LIMITADA</text:p>
          </table:table-cell>
          <table:table-cell table:style-name="ce2" office:value-type="float" office:value="20190" calcext:value-type="float">
            <text:p>20190</text:p>
          </table:table-cell>
          <table:table-cell table:style-name="ce33" office:value-type="string" calcext:value-type="string">
            <text:p>LAMPA</text:p>
          </table:table-cell>
          <table:table-cell table:number-columns-repeated="2"/>
          <table:table-cell table:style-name="ce43" office:value-type="date" office:date-value="2022-04-30" calcext:value-type="date">
            <text:p>30-04-2022</text:p>
          </table:table-cell>
          <table:table-cell table:style-name="ce60" office:value-type="float" office:value="653015" calcext:value-type="float">
            <text:p><text:s/>653.015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0" office:value-type="float" office:value="653015" calcext:value-type="float">
            <text:p><text:s/>653.015 </text:p>
          </table:table-cell>
          <table:table-cell table:number-columns-repeated="100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dificio</text:p>
          </table:table-cell>
          <table:table-cell table:number-columns-repeated="2"/>
          <table:table-cell table:style-name="ce2" office:value-type="string" calcext:value-type="string">
            <text:p>MEDIDOR POLARIZADO </text:p>
          </table:table-cell>
          <table:table-cell table:style-name="ce2" office:value-type="string" calcext:value-type="string">
            <text:p>SERVICIOS EDS LIMITADA</text:p>
          </table:table-cell>
          <table:table-cell table:style-name="ce2" office:value-type="float" office:value="5626" calcext:value-type="float">
            <text:p>5626</text:p>
          </table:table-cell>
          <table:table-cell table:style-name="ce33" office:value-type="string" calcext:value-type="string">
            <text:p>LAMPA</text:p>
          </table:table-cell>
          <table:table-cell table:number-columns-repeated="2"/>
          <table:table-cell table:style-name="ce43" office:value-type="date" office:date-value="2022-04-30" calcext:value-type="date">
            <text:p>30-04-2022</text:p>
          </table:table-cell>
          <table:table-cell table:style-name="ce60" office:value-type="float" office:value="697454" calcext:value-type="float">
            <text:p><text:s/>697.454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697454" calcext:value-type="float">
            <text:p><text:s/>697.454 </text:p>
          </table:table-cell>
          <table:table-cell table:number-columns-repeated="100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LICENCIAS SOFTWARE</text:p>
          </table:table-cell>
          <table:table-cell table:style-name="ce1" office:value-type="string" calcext:value-type="string">
            <text:p><text:s/>NUMIR TECHNOLOGY</text:p>
          </table:table-cell>
          <table:table-cell table:style-name="ce1" office:value-type="string" calcext:value-type="string">
            <text:p>OC 20223468</text:p>
          </table:table-cell>
          <table:table-cell table:style-name="ce33" office:value-type="string" calcext:value-type="string">
            <text:p>LAMPA</text:p>
          </table:table-cell>
          <table:table-cell table:number-columns-repeated="2"/>
          <table:table-cell table:style-name="ce42" office:value-type="date" office:date-value="2022-05-20" calcext:value-type="date">
            <text:p>20-05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665065.461538461" calcext:value-type="float">
            <text:p><text:s/>665.065 </text:p>
          </table:table-cell>
          <table:table-cell table:number-columns-repeated="100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1" office:value-type="string" calcext:value-type="string">
            <text:p>ASP TAMBOR NT 381 (ASPIRADORA LAMPA)</text:p>
          </table:table-cell>
          <table:table-cell table:style-name="ce11" office:value-type="string" calcext:value-type="string">
            <text:p>EASY REATIL</text:p>
          </table:table-cell>
          <table:table-cell table:style-name="ce11" office:value-type="float" office:value="26916186" calcext:value-type="float">
            <text:p>26916186</text:p>
          </table:table-cell>
          <table:table-cell table:style-name="ce35" office:value-type="string" calcext:value-type="string">
            <text:p>Lampa</text:p>
          </table:table-cell>
          <table:table-cell table:number-columns-repeated="2"/>
          <table:table-cell table:style-name="ce42" office:value-type="date" office:date-value="2022-06-07" calcext:value-type="date">
            <text:p>07-06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178983" calcext:value-type="float">
            <text:p><text:s/>178.983 </text:p>
          </table:table-cell>
          <table:table-cell table:number-columns-repeated="100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9-DISCO DURO 10TB SATA ENTERPRISE EXOS SEAGATE- TODAS LAS PLANTAS</text:p>
          </table:table-cell>
          <table:table-cell table:style-name="ce1" office:value-type="string" calcext:value-type="string">
            <text:p>SOCIEDAD COMERCIAL VIDEOVISION LIMITADA</text:p>
          </table:table-cell>
          <table:table-cell table:style-name="ce1" office:value-type="float" office:value="95637" calcext:value-type="float">
            <text:p>95637</text:p>
          </table:table-cell>
          <table:table-cell table:style-name="ce33" office:value-type="string" calcext:value-type="string">
            <text:p>LAMPA</text:p>
          </table:table-cell>
          <table:table-cell table:number-columns-repeated="2"/>
          <table:table-cell table:style-name="ce42" office:value-type="date" office:date-value="2022-07-26" calcext:value-type="date">
            <text:p>26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205000" calcext:value-type="float">
            <text:p><text:s/>205.000 </text:p>
          </table:table-cell>
          <table:table-cell table:number-columns-repeated="100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MEMORY-WINDOW-(CURICO-PARRAL-LAMPA-SVTT)</text:p>
          </table:table-cell>
          <table:table-cell table:style-name="ce1" office:value-type="string" calcext:value-type="string">
            <text:p>INGRAM MICRO CHILE S.A.</text:p>
          </table:table-cell>
          <table:table-cell table:style-name="ce1" office:value-type="float" office:value="2243499" calcext:value-type="float">
            <text:p>2243499</text:p>
          </table:table-cell>
          <table:table-cell table:style-name="ce33" office:value-type="string" calcext:value-type="string">
            <text:p>LAMPA</text:p>
          </table:table-cell>
          <table:table-cell table:number-columns-repeated="2"/>
          <table:table-cell table:style-name="ce42" office:value-type="date" office:date-value="2022-07-19" calcext:value-type="date">
            <text:p>19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3684645" calcext:value-type="float">
            <text:p><text:s/>3.684.645 </text:p>
          </table:table-cell>
          <table:table-cell table:number-columns-repeated="100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DISCO DURO 3,5 - TODAS LAS PLANTAS</text:p>
          </table:table-cell>
          <table:table-cell table:style-name="ce1" office:value-type="string" calcext:value-type="string">
            <text:p>AUTOMA ELECTRONICA LTDA</text:p>
          </table:table-cell>
          <table:table-cell table:style-name="ce1" office:value-type="float" office:value="232214" calcext:value-type="float">
            <text:p>232214</text:p>
          </table:table-cell>
          <table:table-cell table:style-name="ce33" office:value-type="string" calcext:value-type="string">
            <text:p>LAMPA</text:p>
          </table:table-cell>
          <table:table-cell table:number-columns-repeated="2"/>
          <table:table-cell table:style-name="ce42" office:value-type="date" office:date-value="2022-07-20" calcext:value-type="date">
            <text:p>20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98154" calcext:value-type="float">
            <text:p><text:s/>98.154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Edificios</text:p>
          </table:table-cell>
          <table:table-cell table:style-name="ce3" table:number-columns-repeated="2"/>
          <table:table-cell table:style-name="ce16" office:value-type="string" calcext:value-type="string">
            <text:p>EEPP N°5 LOS ANGELES</text:p>
          </table:table-cell>
          <table:table-cell table:style-name="ce25" office:value-type="string" calcext:value-type="string">
            <text:p>GLOBAL CONSTRUCTORA LIMITADA</text:p>
          </table:table-cell>
          <table:table-cell table:style-name="ce16" office:value-type="float" office:value="52" calcext:value-type="float">
            <text:p>52</text:p>
          </table:table-cell>
          <table:table-cell table:style-name="ce33" office:value-type="string" calcext:value-type="string">
            <text:p>Los Angeles</text:p>
          </table:table-cell>
          <table:table-cell table:style-name="ce3" table:number-columns-repeated="2"/>
          <table:table-cell table:style-name="ce50" office:value-type="date" office:date-value="2021-12-31" calcext:value-type="date">
            <text:p>31-12-2021</text:p>
          </table:table-cell>
          <table:table-cell table:style-name="ce3" table:number-columns-repeated="3"/>
          <table:table-cell office:value-type="string" calcext:value-type="string">
            <text:p>true</text:p>
          </table:table-cell>
          <table:table-cell table:style-name="ce3"/>
          <table:table-cell office:value-type="string" calcext:value-type="string">
            <text:p>C</text:p>
          </table:table-cell>
          <table:table-cell table:style-name="ce3"/>
          <table:table-cell office:value-type="float" office:value="120" calcext:value-type="float">
            <text:p>120</text:p>
          </table:table-cell>
          <table:table-cell table:style-name="ce69" office:value-type="float" office:value="56302413" calcext:value-type="float">
            <text:p><text:s/>56.302.413 </text:p>
          </table:table-cell>
          <table:table-cell table:style-name="ce3" table:number-columns-repeated="999"/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Edificios</text:p>
          </table:table-cell>
          <table:table-cell table:style-name="ce3" table:number-columns-repeated="2"/>
          <table:table-cell table:style-name="ce16" office:value-type="string" calcext:value-type="string">
            <text:p>DEVOLUCION 5% EEPP LOS ANGELES</text:p>
          </table:table-cell>
          <table:table-cell table:style-name="ce25" office:value-type="string" calcext:value-type="string">
            <text:p>GLOBAL CONSTRUCTORA LIMITADA</text:p>
          </table:table-cell>
          <table:table-cell table:style-name="ce16" office:value-type="float" office:value="53" calcext:value-type="float">
            <text:p>53</text:p>
          </table:table-cell>
          <table:table-cell table:style-name="ce33" office:value-type="string" calcext:value-type="string">
            <text:p>Los Angeles</text:p>
          </table:table-cell>
          <table:table-cell table:style-name="ce3" table:number-columns-repeated="2"/>
          <table:table-cell table:style-name="ce50" office:value-type="date" office:date-value="2021-12-31" calcext:value-type="date">
            <text:p>31-12-2021</text:p>
          </table:table-cell>
          <table:table-cell table:style-name="ce3" table:number-columns-repeated="3"/>
          <table:table-cell office:value-type="string" calcext:value-type="string">
            <text:p>true</text:p>
          </table:table-cell>
          <table:table-cell table:style-name="ce3"/>
          <table:table-cell office:value-type="string" calcext:value-type="string">
            <text:p>C</text:p>
          </table:table-cell>
          <table:table-cell table:style-name="ce3"/>
          <table:table-cell office:value-type="float" office:value="120" calcext:value-type="float">
            <text:p>120</text:p>
          </table:table-cell>
          <table:table-cell table:style-name="ce69" office:value-type="float" office:value="29984003" calcext:value-type="float">
            <text:p><text:s/>29.984.003 </text:p>
          </table:table-cell>
          <table:table-cell table:style-name="ce3" table:number-columns-repeated="999"/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RENDICION RIGOBERTO BAHAMONDE</text:p>
          </table:table-cell>
          <table:table-cell table:style-name="ce11" office:value-type="string" calcext:value-type="string">
            <text:p>RENDICION RIGOBERTO BAHAMONDE</text:p>
          </table:table-cell>
          <table:table-cell table:style-name="ce28"/>
          <table:table-cell office:value-type="string" calcext:value-type="string">
            <text:p>Los Angeles</text:p>
          </table:table-cell>
          <table:table-cell table:number-columns-repeated="2"/>
          <table:table-cell table:style-name="ce51" office:value-type="date" office:date-value="2021-12-13" calcext:value-type="date">
            <text:p>13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682351" calcext:value-type="float">
            <text:p><text:s/>682.351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RENDICION ANTHONY BAEZ</text:p>
          </table:table-cell>
          <table:table-cell table:style-name="ce11" office:value-type="string" calcext:value-type="string">
            <text:p>RENDICION ANTHONY BAEZ</text:p>
          </table:table-cell>
          <table:table-cell table:style-name="ce1"/>
          <table:table-cell office:value-type="string" calcext:value-type="string">
            <text:p>Los Angeles</text:p>
          </table:table-cell>
          <table:table-cell table:number-columns-repeated="2"/>
          <table:table-cell table:style-name="ce51" office:value-type="date" office:date-value="2021-12-15" calcext:value-type="date">
            <text:p>15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223750" calcext:value-type="float">
            <text:p><text:s/>223.75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RENDICION EDUARDO AGUERO</text:p>
          </table:table-cell>
          <table:table-cell table:style-name="ce11" office:value-type="string" calcext:value-type="string">
            <text:p>RENDICION EDUARDO AGUERO</text:p>
          </table:table-cell>
          <table:table-cell table:style-name="ce1"/>
          <table:table-cell office:value-type="string" calcext:value-type="string">
            <text:p>Los Angeles</text:p>
          </table:table-cell>
          <table:table-cell table:number-columns-repeated="2"/>
          <table:table-cell table:style-name="ce51" office:value-type="date" office:date-value="2021-12-16" calcext:value-type="date">
            <text:p>16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796455" calcext:value-type="float">
            <text:p><text:s/>796.455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RENDICION EDUARDO AGUERO</text:p>
          </table:table-cell>
          <table:table-cell table:style-name="ce11" office:value-type="string" calcext:value-type="string">
            <text:p>RENDICION EDUARDO AGUERO</text:p>
          </table:table-cell>
          <table:table-cell table:style-name="ce1"/>
          <table:table-cell office:value-type="string" calcext:value-type="string">
            <text:p>Los Angeles</text:p>
          </table:table-cell>
          <table:table-cell table:number-columns-repeated="2"/>
          <table:table-cell table:style-name="ce51" office:value-type="date" office:date-value="2021-12-16" calcext:value-type="date">
            <text:p>16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2455305" calcext:value-type="float">
            <text:p><text:s/>2.455.305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RENDICION NATALIA SEPULVEDA</text:p>
          </table:table-cell>
          <table:table-cell table:style-name="ce11" office:value-type="string" calcext:value-type="string">
            <text:p>RENDICION NATALIA SEPULVEDA</text:p>
          </table:table-cell>
          <table:table-cell table:style-name="ce1"/>
          <table:table-cell office:value-type="string" calcext:value-type="string">
            <text:p>Los Angeles</text:p>
          </table:table-cell>
          <table:table-cell table:number-columns-repeated="2"/>
          <table:table-cell table:style-name="ce51" office:value-type="date" office:date-value="2021-12-30" calcext:value-type="date">
            <text:p>30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73533" calcext:value-type="float">
            <text:p><text:s/>73.533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RENDICION FERNANDO V DICIEMBRE</text:p>
          </table:table-cell>
          <table:table-cell table:style-name="ce11" office:value-type="string" calcext:value-type="string">
            <text:p>RENDICION FERNANDO V DICIEMBRE</text:p>
          </table:table-cell>
          <table:table-cell table:style-name="ce1"/>
          <table:table-cell office:value-type="string" calcext:value-type="string">
            <text:p>Los Angeles</text:p>
          </table:table-cell>
          <table:table-cell table:number-columns-repeated="2"/>
          <table:table-cell table:style-name="ce51" office:value-type="date" office:date-value="2021-12-30" calcext:value-type="date">
            <text:p>30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628978" calcext:value-type="float">
            <text:p><text:s/>628.978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RENDICION EDUARDO A. 12.2021 COMIDA</text:p>
          </table:table-cell>
          <table:table-cell table:style-name="ce11" office:value-type="string" calcext:value-type="string">
            <text:p>RENDICION EDUARDO A. 12.2021 COMIDA</text:p>
          </table:table-cell>
          <table:table-cell table:style-name="ce1"/>
          <table:table-cell office:value-type="string" calcext:value-type="string">
            <text:p>Los Angeles</text:p>
          </table:table-cell>
          <table:table-cell table:number-columns-repeated="2"/>
          <table:table-cell table:style-name="ce51" office:value-type="date" office:date-value="2021-12-30" calcext:value-type="date">
            <text:p>30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643829" calcext:value-type="float">
            <text:p><text:s/>643.829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RENDICION EDUARDO A. 12.2021 TRASLADO</text:p>
          </table:table-cell>
          <table:table-cell table:style-name="ce11" office:value-type="string" calcext:value-type="string">
            <text:p>RENDICION EDUARDO A. 12.2021 TRASLADO</text:p>
          </table:table-cell>
          <table:table-cell table:style-name="ce1"/>
          <table:table-cell office:value-type="string" calcext:value-type="string">
            <text:p>Los Angeles</text:p>
          </table:table-cell>
          <table:table-cell table:number-columns-repeated="2"/>
          <table:table-cell table:style-name="ce51" office:value-type="date" office:date-value="2021-12-30" calcext:value-type="date">
            <text:p>30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68180" calcext:value-type="float">
            <text:p><text:s/>68.18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RENDICION EDUARDO A. 12.2021</text:p>
          </table:table-cell>
          <table:table-cell table:style-name="ce11" office:value-type="string" calcext:value-type="string">
            <text:p>RENDICION EDUARDO A. 12.2021</text:p>
          </table:table-cell>
          <table:table-cell table:style-name="ce1"/>
          <table:table-cell office:value-type="string" calcext:value-type="string">
            <text:p>Los Angeles</text:p>
          </table:table-cell>
          <table:table-cell table:number-columns-repeated="2"/>
          <table:table-cell table:style-name="ce51" office:value-type="date" office:date-value="2021-12-30" calcext:value-type="date">
            <text:p>30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44190" calcext:value-type="float">
            <text:p><text:s/>44.19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RENDICION EDUARDO A. 12.2021 DHL (NO FACTURABLE)</text:p>
          </table:table-cell>
          <table:table-cell table:style-name="ce11" office:value-type="string" calcext:value-type="string">
            <text:p>RENDICION EDUARDO A. 12.2021 DHL (NO FACTURABLE)</text:p>
          </table:table-cell>
          <table:table-cell table:style-name="ce1"/>
          <table:table-cell office:value-type="string" calcext:value-type="string">
            <text:p>Los Angeles</text:p>
          </table:table-cell>
          <table:table-cell table:number-columns-repeated="2"/>
          <table:table-cell table:style-name="ce51" office:value-type="date" office:date-value="2021-12-30" calcext:value-type="date">
            <text:p>30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321759" calcext:value-type="float">
            <text:p><text:s/>321.759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RENDICION EDUARDO A. 12.2021 FLETE</text:p>
          </table:table-cell>
          <table:table-cell table:style-name="ce11" office:value-type="string" calcext:value-type="string">
            <text:p>RENDICION EDUARDO A. 12.2021 FLETE</text:p>
          </table:table-cell>
          <table:table-cell table:style-name="ce1"/>
          <table:table-cell office:value-type="string" calcext:value-type="string">
            <text:p>Los Angeles</text:p>
          </table:table-cell>
          <table:table-cell table:number-columns-repeated="2"/>
          <table:table-cell table:style-name="ce51" office:value-type="date" office:date-value="2021-12-30" calcext:value-type="date">
            <text:p>30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80000" calcext:value-type="float">
            <text:p><text:s/>180.00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RENDICION EDUARDO A. 12.2021 R. CAMILO VIATICOS</text:p>
          </table:table-cell>
          <table:table-cell table:style-name="ce11" office:value-type="string" calcext:value-type="string">
            <text:p>RENDICION EDUARDO A. 12.2021 R. CAMILO VIATICOS</text:p>
          </table:table-cell>
          <table:table-cell table:style-name="ce1"/>
          <table:table-cell office:value-type="string" calcext:value-type="string">
            <text:p>Los Angeles</text:p>
          </table:table-cell>
          <table:table-cell table:number-columns-repeated="2"/>
          <table:table-cell table:style-name="ce51" office:value-type="date" office:date-value="2021-12-30" calcext:value-type="date">
            <text:p>30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60000" calcext:value-type="float">
            <text:p><text:s/>60.00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RENDICION EDUARDO A. 12.2021 R. CAMIO</text:p>
          </table:table-cell>
          <table:table-cell table:style-name="ce11" office:value-type="string" calcext:value-type="string">
            <text:p>RENDICION EDUARDO A. 12.2021 R. CAMIO</text:p>
          </table:table-cell>
          <table:table-cell table:style-name="ce1"/>
          <table:table-cell office:value-type="string" calcext:value-type="string">
            <text:p>Los Angeles</text:p>
          </table:table-cell>
          <table:table-cell table:number-columns-repeated="2"/>
          <table:table-cell table:style-name="ce51" office:value-type="date" office:date-value="2021-12-30" calcext:value-type="date">
            <text:p>30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78990" calcext:value-type="float">
            <text:p><text:s/>78.99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RENDICION EDUARDO A. 12.2021 CESAR</text:p>
          </table:table-cell>
          <table:table-cell table:style-name="ce11" office:value-type="string" calcext:value-type="string">
            <text:p>RENDICION EDUARDO A. 12.2021 CESAR</text:p>
          </table:table-cell>
          <table:table-cell table:style-name="ce1"/>
          <table:table-cell office:value-type="string" calcext:value-type="string">
            <text:p>Los Angeles</text:p>
          </table:table-cell>
          <table:table-cell table:number-columns-repeated="2"/>
          <table:table-cell table:style-name="ce51" office:value-type="date" office:date-value="2021-12-30" calcext:value-type="date">
            <text:p>30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03300" calcext:value-type="float">
            <text:p><text:s/>103.30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2" office:value-type="string" calcext:value-type="string">
            <text:p>RENDICION EDUARDO A. 12.2021 CESAR</text:p>
          </table:table-cell>
          <table:table-cell table:style-name="ce11" office:value-type="string" calcext:value-type="string">
            <text:p>RENDICION EDUARDO A. 12.2021 CESAR</text:p>
          </table:table-cell>
          <table:table-cell table:style-name="ce1"/>
          <table:table-cell office:value-type="string" calcext:value-type="string">
            <text:p>Los Angeles</text:p>
          </table:table-cell>
          <table:table-cell table:number-columns-repeated="2"/>
          <table:table-cell table:style-name="ce51" office:value-type="date" office:date-value="2021-12-30" calcext:value-type="date">
            <text:p>30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50930" calcext:value-type="float">
            <text:p><text:s/>50.93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condicionamiento PRT</text:p>
          </table:table-cell>
          <table:table-cell table:number-columns-repeated="2"/>
          <table:table-cell table:style-name="ce15" office:value-type="string" calcext:value-type="string">
            <text:p>RENDICION ANTHONY BAEZ</text:p>
          </table:table-cell>
          <table:table-cell table:style-name="ce20" office:value-type="string" calcext:value-type="string">
            <text:p>RENDICION ANTHONY BAEZ</text:p>
          </table:table-cell>
          <table:table-cell table:style-name="ce31"/>
          <table:table-cell office:value-type="string" calcext:value-type="string">
            <text:p>Los Angeles</text:p>
          </table:table-cell>
          <table:table-cell table:number-columns-repeated="2"/>
          <table:table-cell table:style-name="ce51" office:value-type="date" office:date-value="2021-12-30" calcext:value-type="date">
            <text:p>30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8" office:value-type="float" office:value="130840" calcext:value-type="float">
            <text:p><text:s/>130.84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TIMBRE LOS ANGELES</text:p>
          </table:table-cell>
          <table:table-cell table:style-name="ce11" office:value-type="string" calcext:value-type="string">
            <text:p>ECILDA NELLY SANDOVAL ARANEDA</text:p>
          </table:table-cell>
          <table:table-cell table:style-name="ce11" office:value-type="float" office:value="2725" calcext:value-type="float">
            <text:p>2725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92436" calcext:value-type="float">
            <text:p><text:s/>92.436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SERVICIO GRUA HORQUILLA</text:p>
          </table:table-cell>
          <table:table-cell table:style-name="ce11" office:value-type="string" calcext:value-type="string">
            <text:p>CRISTIAN GIOVANNI OROZCO TORO</text:p>
          </table:table-cell>
          <table:table-cell table:style-name="ce11" office:value-type="float" office:value="664" calcext:value-type="float">
            <text:p>664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16000" calcext:value-type="float">
            <text:p><text:s/>116.00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HOSPEDAJE LOS ANGELES</text:p>
          </table:table-cell>
          <table:table-cell table:style-name="ce11" office:value-type="string" calcext:value-type="string">
            <text:p>LUZ BELLA DE LOURDES CASTRO CARRENO</text:p>
          </table:table-cell>
          <table:table-cell table:style-name="ce11" office:value-type="float" office:value="139" calcext:value-type="float">
            <text:p>139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360000" calcext:value-type="float">
            <text:p><text:s/>360.00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HOSPEDAJE LOS ANGELES</text:p>
          </table:table-cell>
          <table:table-cell table:style-name="ce11" office:value-type="string" calcext:value-type="string">
            <text:p>LUZ BELLA DE LOURDES CASTRO CARRENO</text:p>
          </table:table-cell>
          <table:table-cell table:style-name="ce11" office:value-type="float" office:value="140" calcext:value-type="float">
            <text:p>140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330000" calcext:value-type="float">
            <text:p><text:s/>330.00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HOSPEDAJE LOS ANGELES</text:p>
          </table:table-cell>
          <table:table-cell table:style-name="ce11" office:value-type="string" calcext:value-type="string">
            <text:p>LUZ BELLA DE LOURDES CASTRO CARRENO</text:p>
          </table:table-cell>
          <table:table-cell table:style-name="ce11" office:value-type="float" office:value="142" calcext:value-type="float">
            <text:p>142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270000" calcext:value-type="float">
            <text:p><text:s/>270.00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TAG</text:p>
          </table:table-cell>
          <table:table-cell table:style-name="ce11" office:value-type="string" calcext:value-type="string">
            <text:p>Soc. Conc. Autopista Nueva Vespucio Sur S.A.</text:p>
          </table:table-cell>
          <table:table-cell table:style-name="ce11" office:value-type="float" office:value="9482698" calcext:value-type="float">
            <text:p>9482698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8623" calcext:value-type="float">
            <text:p><text:s/>8.623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HOSPEDAJE LOS ANGELES</text:p>
          </table:table-cell>
          <table:table-cell table:style-name="ce11" office:value-type="string" calcext:value-type="string">
            <text:p>HOTELERA MARINA DEL SOL S.A.</text:p>
          </table:table-cell>
          <table:table-cell table:style-name="ce11" office:value-type="float" office:value="61459" calcext:value-type="float">
            <text:p>61459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212231" calcext:value-type="float">
            <text:p><text:s/>212.231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PINTURA ALTO TRAFICO LOS ANGELES</text:p>
          </table:table-cell>
          <table:table-cell table:style-name="ce11" office:value-type="string" calcext:value-type="string">
            <text:p>TECNOQUIM SPA</text:p>
          </table:table-cell>
          <table:table-cell table:style-name="ce11" office:value-type="float" office:value="13075" calcext:value-type="float">
            <text:p>13075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204500" calcext:value-type="float">
            <text:p><text:s/>204.50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PINTURA ALTO TRAFICO LOS ANGELES</text:p>
          </table:table-cell>
          <table:table-cell table:style-name="ce11" office:value-type="string" calcext:value-type="string">
            <text:p>TECNOQUIM SPA</text:p>
          </table:table-cell>
          <table:table-cell table:style-name="ce11" office:value-type="float" office:value="13155" calcext:value-type="float">
            <text:p>13155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366100" calcext:value-type="float">
            <text:p><text:s/>366.10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DIESEL CAMIONETA</text:p>
          </table:table-cell>
          <table:table-cell table:style-name="ce11" office:value-type="string" calcext:value-type="string">
            <text:p>SOC COMERC NUEVA LONCOMILLA LIMITADA</text:p>
          </table:table-cell>
          <table:table-cell table:style-name="ce11" office:value-type="float" office:value="394120" calcext:value-type="float">
            <text:p>394120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41922" calcext:value-type="float">
            <text:p><text:s/>41.922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HOSPEDAJE LOS ANGELES</text:p>
          </table:table-cell>
          <table:table-cell table:style-name="ce11" office:value-type="string" calcext:value-type="string">
            <text:p>COMERCIAL Y HOTELERA GANDOLFI Y CIA LTDA</text:p>
          </table:table-cell>
          <table:table-cell table:style-name="ce11" office:value-type="float" office:value="4485" calcext:value-type="float">
            <text:p>4485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09244" calcext:value-type="float">
            <text:p><text:s/>109.244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HOSPEDAJE LOS ANGELES</text:p>
          </table:table-cell>
          <table:table-cell table:style-name="ce11" office:value-type="string" calcext:value-type="string">
            <text:p>COMERCIAL Y HOTELERA GANDOLFI Y CIA LTDA</text:p>
          </table:table-cell>
          <table:table-cell table:style-name="ce11" office:value-type="float" office:value="4493" calcext:value-type="float">
            <text:p>4493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31093" calcext:value-type="float">
            <text:p><text:s/>131.093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HOSPEDAJE LOS ANGELES</text:p>
          </table:table-cell>
          <table:table-cell table:style-name="ce11" office:value-type="string" calcext:value-type="string">
            <text:p>COMERCIAL Y HOTELERA GANDOLFI Y CIA LTDA</text:p>
          </table:table-cell>
          <table:table-cell table:style-name="ce11" office:value-type="float" office:value="4512" calcext:value-type="float">
            <text:p>4512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63866" calcext:value-type="float">
            <text:p><text:s/>163.866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HOSPEDAJE LOS ANGELES</text:p>
          </table:table-cell>
          <table:table-cell table:style-name="ce11" office:value-type="string" calcext:value-type="string">
            <text:p>COMERCIAL Y HOTELERA GANDOLFI Y CIA LTDA</text:p>
          </table:table-cell>
          <table:table-cell table:style-name="ce11" office:value-type="float" office:value="4563" calcext:value-type="float">
            <text:p>4563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96639" calcext:value-type="float">
            <text:p><text:s/>196.639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MATERIALES LOS ANGELES</text:p>
          </table:table-cell>
          <table:table-cell table:style-name="ce11" office:value-type="string" calcext:value-type="string">
            <text:p>EASY RETAIL S A</text:p>
          </table:table-cell>
          <table:table-cell table:style-name="ce11" office:value-type="float" office:value="25699955" calcext:value-type="float">
            <text:p>25699955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465462" calcext:value-type="float">
            <text:p><text:s/>465.462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MATERIALES LOS ANGELES</text:p>
          </table:table-cell>
          <table:table-cell table:style-name="ce11" office:value-type="string" calcext:value-type="string">
            <text:p>EASY RETAIL S A</text:p>
          </table:table-cell>
          <table:table-cell table:style-name="ce11" office:value-type="float" office:value="25700384" calcext:value-type="float">
            <text:p>25700384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618655" calcext:value-type="float">
            <text:p><text:s/>618.655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MATERIALES LOS ANGELES</text:p>
          </table:table-cell>
          <table:table-cell table:style-name="ce11" office:value-type="string" calcext:value-type="string">
            <text:p>EASY RETAIL S A</text:p>
          </table:table-cell>
          <table:table-cell table:style-name="ce11" office:value-type="float" office:value="25751520" calcext:value-type="float">
            <text:p>25751520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76072" calcext:value-type="float">
            <text:p><text:s/>76.072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MATERIALES LOS ANGELES</text:p>
          </table:table-cell>
          <table:table-cell table:style-name="ce11" office:value-type="string" calcext:value-type="string">
            <text:p>EASY RETAIL S A</text:p>
          </table:table-cell>
          <table:table-cell table:style-name="ce11" office:value-type="float" office:value="25763354" calcext:value-type="float">
            <text:p>25763354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29723" calcext:value-type="float">
            <text:p><text:s/>29.723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HOSPEDAJE LOS ANGELES</text:p>
          </table:table-cell>
          <table:table-cell table:style-name="ce11" office:value-type="string" calcext:value-type="string">
            <text:p>COMERCIAL Y SERVICIOS RIVO LIMITADA</text:p>
          </table:table-cell>
          <table:table-cell table:style-name="ce11" office:value-type="float" office:value="100494" calcext:value-type="float">
            <text:p>100494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32288" calcext:value-type="float">
            <text:p><text:s/>32.288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GAVETA DE DINERO LOS ANGELES</text:p>
          </table:table-cell>
          <table:table-cell table:style-name="ce11" office:value-type="string" calcext:value-type="string">
            <text:p>ELECTROARDU LIMITADA</text:p>
          </table:table-cell>
          <table:table-cell table:style-name="ce11" office:value-type="float" office:value="3325" calcext:value-type="float">
            <text:p>3325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13445" calcext:value-type="float">
            <text:p><text:s/>113.445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PINTURA LOS ANGELES</text:p>
          </table:table-cell>
          <table:table-cell table:style-name="ce11" office:value-type="string" calcext:value-type="string">
            <text:p>IMPERIAL S.A.</text:p>
          </table:table-cell>
          <table:table-cell table:style-name="ce11" office:value-type="float" office:value="16629279" calcext:value-type="float">
            <text:p>16629279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32218" calcext:value-type="float">
            <text:p><text:s/>32.218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MATERIALES LOS ANGELES</text:p>
          </table:table-cell>
          <table:table-cell table:style-name="ce11" office:value-type="string" calcext:value-type="string">
            <text:p>POBLETE Y CASTILLO LIMITADA</text:p>
          </table:table-cell>
          <table:table-cell table:style-name="ce11" office:value-type="float" office:value="67508" calcext:value-type="float">
            <text:p>67508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7647" calcext:value-type="float">
            <text:p><text:s/>17.647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DIESEL GENERADOR LOS ANGELES</text:p>
          </table:table-cell>
          <table:table-cell table:style-name="ce11" office:value-type="string" calcext:value-type="string">
            <text:p>SOC DE INVERSIONES STEVENS LTDA</text:p>
          </table:table-cell>
          <table:table-cell table:style-name="ce11" office:value-type="float" office:value="118576" calcext:value-type="float">
            <text:p>118576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5042" calcext:value-type="float">
            <text:p><text:s/>5.042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DIESEL GENERADOR LOS ANGELES</text:p>
          </table:table-cell>
          <table:table-cell table:style-name="ce11" office:value-type="string" calcext:value-type="string">
            <text:p>SOC DE INVERSIONES STEVENS LTDA</text:p>
          </table:table-cell>
          <table:table-cell table:style-name="ce11" office:value-type="float" office:value="118951" calcext:value-type="float">
            <text:p>118951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229518" calcext:value-type="float">
            <text:p><text:s/>229.518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DIESEL GENERADOR LOS ANGELES</text:p>
          </table:table-cell>
          <table:table-cell table:style-name="ce11" office:value-type="string" calcext:value-type="string">
            <text:p>SOC DE INVERSIONES STEVENS LTDA</text:p>
          </table:table-cell>
          <table:table-cell table:style-name="ce11" office:value-type="float" office:value="119172" calcext:value-type="float">
            <text:p>119172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231823" calcext:value-type="float">
            <text:p><text:s/>231.823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DIESEL GENERADOR LOS ANGELES</text:p>
          </table:table-cell>
          <table:table-cell table:style-name="ce11" office:value-type="string" calcext:value-type="string">
            <text:p>SOC DE INVERSIONES STEVENS LTDA</text:p>
          </table:table-cell>
          <table:table-cell table:style-name="ce11" office:value-type="float" office:value="119258" calcext:value-type="float">
            <text:p>119258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5042" calcext:value-type="float">
            <text:p><text:s/>5.042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DIESEL GENERADOR LOS ANGELES</text:p>
          </table:table-cell>
          <table:table-cell table:style-name="ce11" office:value-type="string" calcext:value-type="string">
            <text:p>SOC DE INVERSIONES STEVENS LTDA</text:p>
          </table:table-cell>
          <table:table-cell table:style-name="ce11" office:value-type="float" office:value="119267" calcext:value-type="float">
            <text:p>119267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5042" calcext:value-type="float">
            <text:p><text:s/>5.042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DIESEL GENERADOR LOS ANGELES</text:p>
          </table:table-cell>
          <table:table-cell table:style-name="ce11" office:value-type="string" calcext:value-type="string">
            <text:p>SOC DE INVERSIONES STEVENS LTDA</text:p>
          </table:table-cell>
          <table:table-cell table:style-name="ce11" office:value-type="float" office:value="119639" calcext:value-type="float">
            <text:p>119639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214204" calcext:value-type="float">
            <text:p><text:s/>214.204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DIESEL GENERADOR LOS ANGELES</text:p>
          </table:table-cell>
          <table:table-cell table:style-name="ce11" office:value-type="string" calcext:value-type="string">
            <text:p>SOC DE INVERSIONES STEVENS LTDA</text:p>
          </table:table-cell>
          <table:table-cell table:style-name="ce11" office:value-type="float" office:value="119878" calcext:value-type="float">
            <text:p>119878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247596" calcext:value-type="float">
            <text:p><text:s/>247.596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CARGADOR 12 V</text:p>
          </table:table-cell>
          <table:table-cell table:style-name="ce11" office:value-type="string" calcext:value-type="string">
            <text:p>INNOVACION Y TECNOLOGIA EMPRESARIAL ITEM LTDA.</text:p>
          </table:table-cell>
          <table:table-cell table:style-name="ce11" office:value-type="float" office:value="685095" calcext:value-type="float">
            <text:p>685095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29403" calcext:value-type="float">
            <text:p><text:s/>29.403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AUTOTRANSFORMADOR LOS ANGELES</text:p>
          </table:table-cell>
          <table:table-cell table:style-name="ce11" office:value-type="string" calcext:value-type="string">
            <text:p>ELECTRONICA CASA ROYAL LTDA</text:p>
          </table:table-cell>
          <table:table-cell table:style-name="ce11" office:value-type="float" office:value="811646" calcext:value-type="float">
            <text:p>811646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71403" calcext:value-type="float">
            <text:p><text:s/>171.403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MOUSE BLUTOOTH LOS ANGELES</text:p>
          </table:table-cell>
          <table:table-cell table:style-name="ce11" office:value-type="string" calcext:value-type="string">
            <text:p>ELECTRONICA CASA ROYAL LTDA</text:p>
          </table:table-cell>
          <table:table-cell table:style-name="ce11" office:value-type="float" office:value="814614" calcext:value-type="float">
            <text:p>814614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21000" calcext:value-type="float">
            <text:p><text:s/>21.00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DERECHOS ADUANEROS BIO BIO</text:p>
          </table:table-cell>
          <table:table-cell table:style-name="ce11" office:value-type="string" calcext:value-type="string">
            <text:p>DHL EXPRESS LTDA</text:p>
          </table:table-cell>
          <table:table-cell table:style-name="ce11" office:value-type="float" office:value="2811154" calcext:value-type="float">
            <text:p>2811154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38667" calcext:value-type="float">
            <text:p><text:s/>38.667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MATERIALES LOS ANGELES</text:p>
          </table:table-cell>
          <table:table-cell table:style-name="ce11" office:value-type="string" calcext:value-type="string">
            <text:p>SOC UNIVERSAL PERNOS LIMITADA</text:p>
          </table:table-cell>
          <table:table-cell table:style-name="ce11" office:value-type="float" office:value="113233" calcext:value-type="float">
            <text:p>113233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69819" calcext:value-type="float">
            <text:p><text:s/>69.819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ARICULOS DE OFICINA Y ASEO</text:p>
          </table:table-cell>
          <table:table-cell table:style-name="ce11" office:value-type="string" calcext:value-type="string">
            <text:p>DIMERC S. A.</text:p>
          </table:table-cell>
          <table:table-cell table:style-name="ce11" office:value-type="float" office:value="9932309" calcext:value-type="float">
            <text:p>9932309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226618" calcext:value-type="float">
            <text:p><text:s/>226.618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ARICULOS DE OFICINA Y ASEO</text:p>
          </table:table-cell>
          <table:table-cell table:style-name="ce11" office:value-type="string" calcext:value-type="string">
            <text:p>DIMERC S. A.</text:p>
          </table:table-cell>
          <table:table-cell table:style-name="ce11" office:value-type="float" office:value="9932310" calcext:value-type="float">
            <text:p>9932310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89914" calcext:value-type="float">
            <text:p><text:s/>189.914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MATERIALES LOS ANGELES</text:p>
          </table:table-cell>
          <table:table-cell table:style-name="ce11" office:value-type="string" calcext:value-type="string">
            <text:p>SODIMAC S A</text:p>
          </table:table-cell>
          <table:table-cell table:style-name="ce11" office:value-type="float" office:value="114616724" calcext:value-type="float">
            <text:p>114616724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32848" calcext:value-type="float">
            <text:p><text:s/>32.848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MATERIALES LOS ANGELES</text:p>
          </table:table-cell>
          <table:table-cell table:style-name="ce11" office:value-type="string" calcext:value-type="string">
            <text:p>SODIMAC S A</text:p>
          </table:table-cell>
          <table:table-cell table:style-name="ce11" office:value-type="float" office:value="115006589" calcext:value-type="float">
            <text:p>115006589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00790" calcext:value-type="float">
            <text:p><text:s/>100.79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MATERIALES LOS ANGELES</text:p>
          </table:table-cell>
          <table:table-cell table:style-name="ce11" office:value-type="string" calcext:value-type="string">
            <text:p>SODIMAC S A</text:p>
          </table:table-cell>
          <table:table-cell table:style-name="ce11" office:value-type="float" office:value="115096023" calcext:value-type="float">
            <text:p>115096023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77412" calcext:value-type="float">
            <text:p><text:s/>77.412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MATERIALES LOS ANGELES</text:p>
          </table:table-cell>
          <table:table-cell table:style-name="ce11" office:value-type="string" calcext:value-type="string">
            <text:p>SODIMAC S A</text:p>
          </table:table-cell>
          <table:table-cell table:style-name="ce11" office:value-type="float" office:value="115096222" calcext:value-type="float">
            <text:p>115096222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88294" calcext:value-type="float">
            <text:p><text:s/>88.294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MATERIALES LOS ANGELES</text:p>
          </table:table-cell>
          <table:table-cell table:style-name="ce11" office:value-type="string" calcext:value-type="string">
            <text:p>SODIMAC S A</text:p>
          </table:table-cell>
          <table:table-cell table:style-name="ce11" office:value-type="float" office:value="115481296" calcext:value-type="float">
            <text:p>115481296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43108" calcext:value-type="float">
            <text:p><text:s/>143.108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MATERIALES LOS ANGELES</text:p>
          </table:table-cell>
          <table:table-cell table:style-name="ce11" office:value-type="string" calcext:value-type="string">
            <text:p>SODIMAC S A</text:p>
          </table:table-cell>
          <table:table-cell table:style-name="ce11" office:value-type="float" office:value="115538615" calcext:value-type="float">
            <text:p>115538615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76420" calcext:value-type="float">
            <text:p><text:s/>176.42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MATERIALES LOS ANGELES</text:p>
          </table:table-cell>
          <table:table-cell table:style-name="ce11" office:value-type="string" calcext:value-type="string">
            <text:p>SODIMAC S A</text:p>
          </table:table-cell>
          <table:table-cell table:style-name="ce11" office:value-type="float" office:value="115591736" calcext:value-type="float">
            <text:p>115591736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45965" calcext:value-type="float">
            <text:p><text:s/>145.965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FIRMA ELECTRONICA</text:p>
          </table:table-cell>
          <table:table-cell table:style-name="ce11" office:value-type="string" calcext:value-type="string">
            <text:p>EMPRESA NACIONAL DE CERTIFICACION ELECTRONICA S A</text:p>
          </table:table-cell>
          <table:table-cell table:style-name="ce11" office:value-type="float" office:value="1586772" calcext:value-type="float">
            <text:p>1586772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73899" calcext:value-type="float">
            <text:p><text:s/>73.899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FABRICACION PLATAFORMA LOS ANGELES</text:p>
          </table:table-cell>
          <table:table-cell table:style-name="ce11" office:value-type="string" calcext:value-type="string">
            <text:p>CISTOR MANUEL CARRASCO MUÑOZ</text:p>
          </table:table-cell>
          <table:table-cell table:style-name="ce11" office:value-type="float" office:value="1682" calcext:value-type="float">
            <text:p>1682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300000" calcext:value-type="float">
            <text:p><text:s/>300.00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MATERIALES LOS ANGELES</text:p>
          </table:table-cell>
          <table:table-cell table:style-name="ce11" office:value-type="string" calcext:value-type="string">
            <text:p>EDUARDO YERKOM ARAVENA DELGADO</text:p>
          </table:table-cell>
          <table:table-cell table:style-name="ce11" office:value-type="float" office:value="55" calcext:value-type="float">
            <text:p>55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46214" calcext:value-type="float">
            <text:p><text:s/>146.214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DIESEL GENERADOR LOS ANGELES</text:p>
          </table:table-cell>
          <table:table-cell table:style-name="ce11" office:value-type="string" calcext:value-type="string">
            <text:p>SOCIEDAD VILLANUEVA JARA LIMITADA</text:p>
          </table:table-cell>
          <table:table-cell table:style-name="ce11" office:value-type="float" office:value="10827" calcext:value-type="float">
            <text:p>10827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04805" calcext:value-type="float">
            <text:p><text:s/>104.805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DIESEL GENERADOR LOS ANGELES</text:p>
          </table:table-cell>
          <table:table-cell table:style-name="ce11" office:value-type="string" calcext:value-type="string">
            <text:p>SOCIEDAD VILLANUEVA JARA LIMITADA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84371" calcext:value-type="float">
            <text:p><text:s/>184.371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DIESEL GENERADOR LOS ANGELES</text:p>
          </table:table-cell>
          <table:table-cell table:style-name="ce11" office:value-type="string" calcext:value-type="string">
            <text:p>SOCIEDAD VILLANUEVA JARA LIMITADA</text:p>
          </table:table-cell>
          <table:table-cell table:style-name="ce11" office:value-type="float" office:value="11165" calcext:value-type="float">
            <text:p>11165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48056" calcext:value-type="float">
            <text:p><text:s/>148.056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TERMOMETROS LOS ANGELES</text:p>
          </table:table-cell>
          <table:table-cell table:style-name="ce11" office:value-type="string" calcext:value-type="string">
            <text:p>SEPROIN CHILE SEGURIDAD ROBERTO BELMAR</text:p>
          </table:table-cell>
          <table:table-cell table:style-name="ce11" office:value-type="float" office:value="55784" calcext:value-type="float">
            <text:p>55784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55378" calcext:value-type="float">
            <text:p><text:s/>55.378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IMPRESION LOS ANGELES</text:p>
          </table:table-cell>
          <table:table-cell table:style-name="ce11" office:value-type="string" calcext:value-type="string">
            <text:p>COMERCIAL FERREC LETREROS SPA</text:p>
          </table:table-cell>
          <table:table-cell table:style-name="ce11" office:value-type="float" office:value="1900" calcext:value-type="float">
            <text:p>1900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30000" calcext:value-type="float">
            <text:p><text:s/>30.00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VISTRINAS CAFETERIAS BIO BIO</text:p>
          </table:table-cell>
          <table:table-cell table:style-name="ce11" office:value-type="string" calcext:value-type="string">
            <text:p>COMERCIAL Y HOTELERA GANDOLFI Y CIA LTDA</text:p>
          </table:table-cell>
          <table:table-cell table:style-name="ce11" office:value-type="float" office:value="113" calcext:value-type="float">
            <text:p>113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3566387" calcext:value-type="float">
            <text:p><text:s/>3.566.387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TPRN VP LOS ANGELES</text:p>
          </table:table-cell>
          <table:table-cell table:style-name="ce11" office:value-type="string" calcext:value-type="string">
            <text:p>EASY RETAIL S A</text:p>
          </table:table-cell>
          <table:table-cell table:style-name="ce11" office:value-type="float" office:value="25840596" calcext:value-type="float">
            <text:p>25840596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25193" calcext:value-type="float">
            <text:p><text:s/>25.193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HOSPEDAJE LOS ANGELES</text:p>
          </table:table-cell>
          <table:table-cell table:style-name="ce11" office:value-type="string" calcext:value-type="string">
            <text:p>PENSION EL REFUGIO SPA</text:p>
          </table:table-cell>
          <table:table-cell table:style-name="ce11" office:value-type="float" office:value="418" calcext:value-type="float">
            <text:p>418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28000" calcext:value-type="float">
            <text:p><text:s/>128.00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HOSPEDAJE LOS ANGELES</text:p>
          </table:table-cell>
          <table:table-cell table:style-name="ce11" office:value-type="string" calcext:value-type="string">
            <text:p>PENSION EL REFUGIO SPA</text:p>
          </table:table-cell>
          <table:table-cell table:style-name="ce11" office:value-type="float" office:value="419" calcext:value-type="float">
            <text:p>419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92639" calcext:value-type="float">
            <text:p><text:s/>92.639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AITOTRANSFORMADOR LOS ANGELES</text:p>
          </table:table-cell>
          <table:table-cell table:style-name="ce11" office:value-type="string" calcext:value-type="string">
            <text:p>GONZALEZ Y CIA LIMITADA</text:p>
          </table:table-cell>
          <table:table-cell table:style-name="ce11" office:value-type="float" office:value="29529" calcext:value-type="float">
            <text:p>29529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87563" calcext:value-type="float">
            <text:p><text:s/>87.563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MATERIALES LOS ANGELES</text:p>
          </table:table-cell>
          <table:table-cell table:style-name="ce11" office:value-type="string" calcext:value-type="string">
            <text:p>HERIBERTO BARENDS Y CIA LTDA</text:p>
          </table:table-cell>
          <table:table-cell table:style-name="ce11" office:value-type="float" office:value="142874" calcext:value-type="float">
            <text:p>142874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41046" calcext:value-type="float">
            <text:p><text:s/>41.046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GASTOS DE DESPACHO LOS ANGELES</text:p>
          </table:table-cell>
          <table:table-cell table:style-name="ce11" office:value-type="string" calcext:value-type="string">
            <text:p>DHL EXPRESS LTDA</text:p>
          </table:table-cell>
          <table:table-cell table:style-name="ce11" office:value-type="float" office:value="2831167" calcext:value-type="float">
            <text:p>2831167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35853" calcext:value-type="float">
            <text:p><text:s/>135.853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AUTOTRANSFORMADOR LOS ANGELES</text:p>
          </table:table-cell>
          <table:table-cell table:style-name="ce11" office:value-type="string" calcext:value-type="string">
            <text:p>CASA MUSA ELECTRONICA S.A.</text:p>
          </table:table-cell>
          <table:table-cell table:style-name="ce11" office:value-type="float" office:value="174905" calcext:value-type="float">
            <text:p>174905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71707" calcext:value-type="float">
            <text:p><text:s/>71.707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ELEMENTO FILTRANTE LOS ANGELES</text:p>
          </table:table-cell>
          <table:table-cell table:style-name="ce11" office:value-type="string" calcext:value-type="string">
            <text:p>MICROTEC S.A</text:p>
          </table:table-cell>
          <table:table-cell table:style-name="ce11" office:value-type="float" office:value="170479" calcext:value-type="float">
            <text:p>170479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59159" calcext:value-type="float">
            <text:p><text:s/>59.159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MATERIALES LOS ANGELES</text:p>
          </table:table-cell>
          <table:table-cell table:style-name="ce11" office:value-type="string" calcext:value-type="string">
            <text:p>SODIMAC S A</text:p>
          </table:table-cell>
          <table:table-cell table:style-name="ce11" office:value-type="float" office:value="115722105" calcext:value-type="float">
            <text:p>115722105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77643" calcext:value-type="float">
            <text:p><text:s/>77.643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SALDO TERMINO CONEXION GENERADOS LOS ANGELES</text:p>
          </table:table-cell>
          <table:table-cell table:style-name="ce11" office:value-type="string" calcext:value-type="string">
            <text:p>ELECTRICIDAD, CONSTRUCCION E INMOBILIARIA GAETE SPA</text:p>
          </table:table-cell>
          <table:table-cell table:style-name="ce11" office:value-type="float" office:value="195" calcext:value-type="float">
            <text:p>195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905042" calcext:value-type="float">
            <text:p><text:s/>1.905.042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RECLUTAMIENTO Y SELECCION LOS ANGELES</text:p>
          </table:table-cell>
          <table:table-cell table:style-name="ce11" office:value-type="string" calcext:value-type="string">
            <text:p>PAULETTE ANDREA BAHAMONDE BARRERA</text:p>
          </table:table-cell>
          <table:table-cell table:style-name="ce11" office:value-type="float" office:value="847" calcext:value-type="float">
            <text:p>847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210000" calcext:value-type="float">
            <text:p><text:s/>210.00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s</text:p>
          </table:table-cell>
          <table:table-cell table:number-columns-repeated="2"/>
          <table:table-cell table:number-columns-repeated="2" table:style-name="ce11" office:value-type="string" calcext:value-type="string">
            <text:p>BH 21 DANIELA AGUAYO ANALISIS TERRENO LOS ANGELES</text:p>
          </table:table-cell>
          <table:table-cell table:style-name="ce1"/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52" office:value-type="date" office:date-value="2021-12-30" calcext:value-type="date">
            <text:p>30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59" office:value-type="float" office:value="1001270" calcext:value-type="float">
            <text:p><text:s/>1.001.27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s</text:p>
          </table:table-cell>
          <table:table-cell table:number-columns-repeated="2"/>
          <table:table-cell table:style-name="ce20" office:value-type="string" calcext:value-type="string">
            <text:p>ITO BIO BIO</text:p>
          </table:table-cell>
          <table:table-cell table:style-name="ce20" office:value-type="string" calcext:value-type="string">
            <text:p>CGESTA LIMITADA</text:p>
          </table:table-cell>
          <table:table-cell table:style-name="ce20" office:value-type="float" office:value="944" calcext:value-type="float">
            <text:p>944</text:p>
          </table:table-cell>
          <table:table-cell table:style-name="ce36" office:value-type="string" calcext:value-type="string">
            <text:p>Los Angeles</text:p>
          </table:table-cell>
          <table:table-cell table:number-columns-repeated="2"/>
          <table:table-cell table:style-name="ce53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8" office:value-type="float" office:value="3694716" calcext:value-type="float">
            <text:p><text:s/>3.694.716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s</text:p>
          </table:table-cell>
          <table:table-cell table:number-columns-repeated="2"/>
          <table:table-cell table:style-name="ce21" office:value-type="string" calcext:value-type="string">
            <text:p>ELECTRIFICACION LOS ANGELES</text:p>
          </table:table-cell>
          <table:table-cell table:style-name="ce21" office:value-type="string" calcext:value-type="string">
            <text:p>ALINEC SPA</text:p>
          </table:table-cell>
          <table:table-cell table:style-name="ce21" office:value-type="float" office:value="52" calcext:value-type="float">
            <text:p>52</text:p>
          </table:table-cell>
          <table:table-cell table:style-name="ce37" office:value-type="string" calcext:value-type="string">
            <text:p>Los Angeles</text:p>
          </table:table-cell>
          <table:table-cell table:number-columns-repeated="2"/>
          <table:table-cell table:style-name="ce54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72" office:value-type="float" office:value="17788629" calcext:value-type="float">
            <text:p><text:s/>17.788.629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s</text:p>
          </table:table-cell>
          <table:table-cell table:number-columns-repeated="2"/>
          <table:table-cell table:style-name="ce21" office:value-type="string" calcext:value-type="string">
            <text:p>INSTALACION LINDE GAS LOS ANGELES</text:p>
          </table:table-cell>
          <table:table-cell table:style-name="ce21" office:value-type="string" calcext:value-type="string">
            <text:p>LINDE GAS CHILE S.A.</text:p>
          </table:table-cell>
          <table:table-cell table:style-name="ce21" office:value-type="float" office:value="652922" calcext:value-type="float">
            <text:p>652922</text:p>
          </table:table-cell>
          <table:table-cell table:style-name="ce37" office:value-type="string" calcext:value-type="string">
            <text:p>Los Angeles</text:p>
          </table:table-cell>
          <table:table-cell table:number-columns-repeated="2"/>
          <table:table-cell table:style-name="ce54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72" office:value-type="float" office:value="12056957" calcext:value-type="float">
            <text:p><text:s/>12.056.957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s</text:p>
          </table:table-cell>
          <table:table-cell table:number-columns-repeated="2"/>
          <table:table-cell table:style-name="ce11" office:value-type="string" calcext:value-type="string">
            <text:p>CAMBIO UBICACION POSTE LOS ANGELES</text:p>
          </table:table-cell>
          <table:table-cell table:style-name="ce12" office:value-type="string" calcext:value-type="string">
            <text:p>LUIS ANTONIO CANALES MIRANDA</text:p>
          </table:table-cell>
          <table:table-cell table:style-name="ce11" office:value-type="float" office:value="42" calcext:value-type="float">
            <text:p>42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59" office:value-type="float" office:value="1560000" calcext:value-type="float">
            <text:p><text:s/>1.560.00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s</text:p>
          </table:table-cell>
          <table:table-cell table:number-columns-repeated="2"/>
          <table:table-cell table:style-name="ce22" office:value-type="string" calcext:value-type="string">
            <text:p>ASESORIA VIAL LOS ANGELES</text:p>
          </table:table-cell>
          <table:table-cell table:style-name="ce22" office:value-type="string" calcext:value-type="string">
            <text:p>OCA ENSAYOS, INSPECCIONES Y CERTIF. CHILE</text:p>
          </table:table-cell>
          <table:table-cell table:style-name="ce22" office:value-type="float" office:value="808" calcext:value-type="float">
            <text:p>808</text:p>
          </table:table-cell>
          <table:table-cell table:style-name="ce38" office:value-type="string" calcext:value-type="string">
            <text:p>Los Angeles</text:p>
          </table:table-cell>
          <table:table-cell table:number-columns-repeated="2"/>
          <table:table-cell table:style-name="ce55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71" office:value-type="float" office:value="773050" calcext:value-type="float">
            <text:p><text:s/>773.05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s</text:p>
          </table:table-cell>
          <table:table-cell table:number-columns-repeated="2"/>
          <table:table-cell table:style-name="ce11" office:value-type="string" calcext:value-type="string">
            <text:p>HONORARIOS BIO BIO</text:p>
          </table:table-cell>
          <table:table-cell table:style-name="ce11" office:value-type="string" calcext:value-type="string">
            <text:p>FERNANDO ANDRES VELASQUEZ VALDIVIA</text:p>
          </table:table-cell>
          <table:table-cell table:style-name="ce11" office:value-type="float" office:value="204" calcext:value-type="float">
            <text:p>204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59" office:value-type="float" office:value="776470.5" calcext:value-type="float">
            <text:p><text:s/>776.471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Maquinarias y equipos</text:p>
          </table:table-cell>
          <table:table-cell table:number-columns-repeated="2"/>
          <table:table-cell table:style-name="ce11" office:value-type="string" calcext:value-type="string">
            <text:p>COMPUTADORES DELL </text:p>
          </table:table-cell>
          <table:table-cell table:style-name="ce11" office:value-type="string" calcext:value-type="string">
            <text:p>NUMIR 61465 USD</text:p>
          </table:table-cell>
          <table:table-cell table:style-name="ce1"/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24705857" calcext:value-type="float">
            <text:p><text:s/>24.705.857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Maquinarias y equipos</text:p>
          </table:table-cell>
          <table:table-cell table:number-columns-repeated="2"/>
          <table:table-cell table:style-name="ce11" office:value-type="string" calcext:value-type="string">
            <text:p>GENERADOS LOS ANGELES</text:p>
          </table:table-cell>
          <table:table-cell table:style-name="ce11" office:value-type="string" calcext:value-type="string">
            <text:p>SIMMA SA</text:p>
          </table:table-cell>
          <table:table-cell table:style-name="ce11" office:value-type="float" office:value="221487" calcext:value-type="float">
            <text:p>221487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21500000" calcext:value-type="float">
            <text:p><text:s/>21.500.00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quipos computacionales</text:p>
          </table:table-cell>
          <table:table-cell table:number-columns-repeated="2"/>
          <table:table-cell table:style-name="ce11" office:value-type="string" calcext:value-type="string">
            <text:p>INSTALACION DE ALARMA LOS ANGELES</text:p>
          </table:table-cell>
          <table:table-cell table:style-name="ce11" office:value-type="string" calcext:value-type="string">
            <text:p>ADT SECURITY SERVICES S. A.</text:p>
          </table:table-cell>
          <table:table-cell table:style-name="ce11" office:value-type="float" office:value="10913379" calcext:value-type="float">
            <text:p>10913379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1-31" calcext:value-type="date">
            <text:p>31-01-2022</text:p>
          </table:table-cell>
          <table:table-cell table:style-name="ce59" office:value-type="float" office:value="1711606" calcext:value-type="float">
            <text:p><text:s/>1.711.606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711606" calcext:value-type="float">
            <text:p><text:s/>1.711.606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1" office:value-type="string" calcext:value-type="string">
            <text:p>DANNY DIAZ SALAZAR</text:p>
          </table:table-cell>
          <table:table-cell table:style-name="ce1" office:value-type="string" calcext:value-type="string">
            <text:p>CONEXION GABINETES DE GASES</text:p>
          </table:table-cell>
          <table:table-cell table:style-name="ce11" office:value-type="float" office:value="12" calcext:value-type="float">
            <text:p>12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1-31" calcext:value-type="date">
            <text:p>31-01-2022</text:p>
          </table:table-cell>
          <table:table-cell table:style-name="ce59" office:value-type="float" office:value="1163323" calcext:value-type="float">
            <text:p><text:s/>1.163.323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59" office:value-type="float" office:value="1163323" calcext:value-type="float">
            <text:p><text:s/>1.163.323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1" office:value-type="string" calcext:value-type="string">
            <text:p>FERNANDO ANDRES VELASQUEZ VALDIVIA</text:p>
          </table:table-cell>
          <table:table-cell table:style-name="ce1" office:value-type="string" calcext:value-type="string">
            <text:p>ITO BIO BIO</text:p>
          </table:table-cell>
          <table:table-cell table:style-name="ce11" office:value-type="float" office:value="208" calcext:value-type="float">
            <text:p>208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1-31" calcext:value-type="date">
            <text:p>31-01-2022</text:p>
          </table:table-cell>
          <table:table-cell table:style-name="ce59" office:value-type="float" office:value="776470.5" calcext:value-type="float">
            <text:p><text:s/>776.471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59" office:value-type="float" office:value="776470.5" calcext:value-type="float">
            <text:p><text:s/>776.471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1" office:value-type="string" calcext:value-type="string">
            <text:p>ITO BIO BIO</text:p>
          </table:table-cell>
          <table:table-cell table:style-name="ce11" office:value-type="string" calcext:value-type="string">
            <text:p>CGESTA LIMITADA</text:p>
          </table:table-cell>
          <table:table-cell table:style-name="ce11" office:value-type="float" office:value="973" calcext:value-type="float">
            <text:p>973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1-31" calcext:value-type="date">
            <text:p>31-01-2022</text:p>
          </table:table-cell>
          <table:table-cell table:style-name="ce63" office:value-type="float" office:value="3719009" calcext:value-type="float">
            <text:p><text:s/>3.719.009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3719009" calcext:value-type="float">
            <text:p><text:s/>3.719.009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1" office:value-type="string" calcext:value-type="string">
            <text:p>INSTALACION GAS LOS ANGELES</text:p>
          </table:table-cell>
          <table:table-cell table:style-name="ce11" office:value-type="string" calcext:value-type="string">
            <text:p>LINDE GAS CHILE S.A.</text:p>
          </table:table-cell>
          <table:table-cell table:style-name="ce11" office:value-type="float" office:value="653474" calcext:value-type="float">
            <text:p>653474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1-31" calcext:value-type="date">
            <text:p>31-01-2022</text:p>
          </table:table-cell>
          <table:table-cell table:style-name="ce59" office:value-type="float" office:value="7073168" calcext:value-type="float">
            <text:p><text:s/>7.073.168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59" office:value-type="float" office:value="7073168" calcext:value-type="float">
            <text:p><text:s/>7.073.168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Equipos computacionales</text:p>
          </table:table-cell>
          <table:table-cell table:number-columns-repeated="2"/>
          <table:table-cell table:style-name="ce1" office:value-type="string" calcext:value-type="string">
            <text:p>10TB BLACK 256MB- LOS ANGELES</text:p>
          </table:table-cell>
          <table:table-cell table:style-name="ce2" office:value-type="string" calcext:value-type="string">
            <text:p>INGRAM MICRO CHILE S.A.</text:p>
          </table:table-cell>
          <table:table-cell table:style-name="ce2" office:value-type="float" office:value="2200914" calcext:value-type="float">
            <text:p>2200914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3" office:value-type="date" office:date-value="2022-02-24" calcext:value-type="date">
            <text:p>24-02-2022</text:p>
          </table:table-cell>
          <table:table-cell table:style-name="ce60" office:value-type="float" office:value="777179" calcext:value-type="float">
            <text:p><text:s/>777.179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0" office:value-type="float" office:value="777179" calcext:value-type="float">
            <text:p><text:s/>777.179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Equipos computacionales</text:p>
          </table:table-cell>
          <table:table-cell table:number-columns-repeated="2"/>
          <table:table-cell table:style-name="ce1" office:value-type="string" calcext:value-type="string">
            <text:p>GASTO ADUANERO</text:p>
          </table:table-cell>
          <table:table-cell table:style-name="ce4" office:value-type="string" calcext:value-type="string">
            <text:p>DHL EXPRESS LTDA</text:p>
          </table:table-cell>
          <table:table-cell table:style-name="ce23" office:value-type="float" office:value="2884228" calcext:value-type="float">
            <text:p>2884228</text:p>
          </table:table-cell>
          <table:table-cell table:style-name="ce39" office:value-type="string" calcext:value-type="string">
            <text:p>Los Angeles</text:p>
          </table:table-cell>
          <table:table-cell table:number-columns-repeated="2"/>
          <table:table-cell table:style-name="ce56" office:value-type="date" office:date-value="2022-02-22" calcext:value-type="date">
            <text:p>22-02-2022</text:p>
          </table:table-cell>
          <table:table-cell table:style-name="ce64" office:value-type="float" office:value="119265" calcext:value-type="float">
            <text:p><text:s/>119.265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4" office:value-type="float" office:value="119265" calcext:value-type="float">
            <text:p><text:s/>119.265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LEVANTAMIENTO PROYECTO AGUAS LLUVIAS PRT LOS ANGELES</text:p>
          </table:table-cell>
          <table:table-cell table:style-name="ce23" office:value-type="string" calcext:value-type="string">
            <text:p>EDUARDO ANDRES CABUL DELIS</text:p>
          </table:table-cell>
          <table:table-cell table:style-name="ce23" office:value-type="float" office:value="61" calcext:value-type="float">
            <text:p>61</text:p>
          </table:table-cell>
          <table:table-cell table:style-name="ce39" office:value-type="string" calcext:value-type="string">
            <text:p>Los Angeles</text:p>
          </table:table-cell>
          <table:table-cell table:number-columns-repeated="2"/>
          <table:table-cell table:style-name="ce56" office:value-type="date" office:date-value="2022-02-18" calcext:value-type="date">
            <text:p>18-02-2022</text:p>
          </table:table-cell>
          <table:table-cell table:style-name="ce64" office:value-type="float" office:value="284900" calcext:value-type="float">
            <text:p><text:s/>284.900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4" office:value-type="float" office:value="284900" calcext:value-type="float">
            <text:p><text:s/>284.90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Edificio</text:p>
          </table:table-cell>
          <table:table-cell table:number-columns-repeated="2"/>
          <table:table-cell table:style-name="ce23" office:value-type="string" calcext:value-type="string">
            <text:p>HONORARIOS PERIODO FEB 2022-PRT BIO BIO</text:p>
          </table:table-cell>
          <table:table-cell table:style-name="ce23" office:value-type="string" calcext:value-type="string">
            <text:p>FERNANDO ANDRES VELASQUEZ VALDIVIA</text:p>
          </table:table-cell>
          <table:table-cell table:style-name="ce23" office:value-type="float" office:value="209" calcext:value-type="float">
            <text:p>209</text:p>
          </table:table-cell>
          <table:table-cell table:style-name="ce39" office:value-type="string" calcext:value-type="string">
            <text:p>Los Angeles</text:p>
          </table:table-cell>
          <table:table-cell table:number-columns-repeated="2"/>
          <table:table-cell table:style-name="ce56" office:value-type="date" office:date-value="2022-09-25" calcext:value-type="date">
            <text:p>25-09-2022</text:p>
          </table:table-cell>
          <table:table-cell table:style-name="ce64" office:value-type="float" office:value="776471" calcext:value-type="float">
            <text:p><text:s/>776.471 </text:p>
          </table:table-cell>
          <table:table-cell table:style-name="ce23" office:value-type="float" office:value="2" calcext:value-type="float">
            <text:p>2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4" office:value-type="float" office:value="776471" calcext:value-type="float">
            <text:p><text:s/>776.471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ITO PRT BIO BIO</text:p>
          </table:table-cell>
          <table:table-cell table:style-name="ce2" office:value-type="string" calcext:value-type="string">
            <text:p>CGESTA LIMITADA</text:p>
          </table:table-cell>
          <table:table-cell table:style-name="ce2" office:value-type="float" office:value="1009" calcext:value-type="float">
            <text:p>1009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3" office:value-type="date" office:date-value="2022-02-03" calcext:value-type="date">
            <text:p>03-02-2022</text:p>
          </table:table-cell>
          <table:table-cell table:style-name="ce60" office:value-type="float" office:value="3747444" calcext:value-type="float">
            <text:p><text:s/>3.747.444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3747444" calcext:value-type="float">
            <text:p><text:s/>3.747.444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VISITAS PRT BIO BIO</text:p>
          </table:table-cell>
          <table:table-cell table:style-name="ce2" office:value-type="string" calcext:value-type="string">
            <text:p>FERNANDO ANDRES VELASQUEZ VALDIVIA</text:p>
          </table:table-cell>
          <table:table-cell table:style-name="ce2" office:value-type="float" office:value="66" calcext:value-type="float">
            <text:p>66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3" office:value-type="date" office:date-value="2022-02-25" calcext:value-type="date">
            <text:p>25-02-2022</text:p>
          </table:table-cell>
          <table:table-cell table:style-name="ce60" office:value-type="float" office:value="101361" calcext:value-type="float">
            <text:p><text:s/>101.361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101361" calcext:value-type="float">
            <text:p><text:s/>101.361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REPARACION ACCESO PRT LOS ANGELES</text:p>
          </table:table-cell>
          <table:table-cell table:style-name="ce2" office:value-type="string" calcext:value-type="string">
            <text:p>GESTION MIGUEL DANIEL SILVA CARRASCO EIRL</text:p>
          </table:table-cell>
          <table:table-cell table:style-name="ce2" office:value-type="float" office:value="53" calcext:value-type="float">
            <text:p>53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3" office:value-type="date" office:date-value="2022-02-01" calcext:value-type="date">
            <text:p>01-02-2022</text:p>
          </table:table-cell>
          <table:table-cell table:style-name="ce60" office:value-type="float" office:value="1340000" calcext:value-type="float">
            <text:p><text:s/>1.340.000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1340000" calcext:value-type="float">
            <text:p><text:s/>1.340.00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2" office:value-type="string" calcext:value-type="string">
            <text:p>PROYECTO SERVIU 50% ANTICIPO PROYECTOS LOS ANGELES Y SAN PEDRO DE LA PAZ</text:p>
          </table:table-cell>
          <table:table-cell table:style-name="ce2" office:value-type="string" calcext:value-type="string">
            <text:p>GESTION MIGUEL DANIEL SILVA CARRASCO EIRL</text:p>
          </table:table-cell>
          <table:table-cell table:style-name="ce2" office:value-type="float" office:value="114" calcext:value-type="float">
            <text:p>114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3" office:value-type="date" office:date-value="2022-02-22" calcext:value-type="date">
            <text:p>22-02-2022</text:p>
          </table:table-cell>
          <table:table-cell table:style-name="ce60" office:value-type="float" office:value="2202108" calcext:value-type="float">
            <text:p><text:s/>2.202.108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2202108" calcext:value-type="float">
            <text:p><text:s/>2.202.108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SEGUN N.GUIA 234608 233085 233086 y Op: ADTCH49749</text:p>
          </table:table-cell>
          <table:table-cell table:style-name="ce2" office:value-type="string" calcext:value-type="string">
            <text:p>ADT SECURITY SERVICES S. A.</text:p>
          </table:table-cell>
          <table:table-cell table:style-name="ce2" office:value-type="float" office:value="10940242" calcext:value-type="float">
            <text:p>10940242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3" office:value-type="date" office:date-value="2022-02-02" calcext:value-type="date">
            <text:p>02-02-2022</text:p>
          </table:table-cell>
          <table:table-cell table:style-name="ce60" office:value-type="float" office:value="1578908" calcext:value-type="float">
            <text:p><text:s/>1.578.908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1578908" calcext:value-type="float">
            <text:p><text:s/>1.578.908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TRANSMISION EDI MAQ Y EQUI</text:p>
          </table:table-cell>
          <table:table-cell table:style-name="ce2" office:value-type="string" calcext:value-type="string">
            <text:p>GERARDO VALLE CLAVERO </text:p>
          </table:table-cell>
          <table:table-cell table:style-name="ce2" office:value-type="float" office:value="47840" calcext:value-type="float">
            <text:p>47840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3" office:value-type="date" office:date-value="2022-01-31" calcext:value-type="date">
            <text:p>31-01-2022</text:p>
          </table:table-cell>
          <table:table-cell table:style-name="ce60" office:value-type="float" office:value="125000" calcext:value-type="float">
            <text:p><text:s/>125.000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0" office:value-type="float" office:value="125000" calcext:value-type="float">
            <text:p><text:s/>125.00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INTERFACE USB/CAN I+ME AM121099-1</text:p>
          </table:table-cell>
          <table:table-cell table:style-name="ce2" office:value-type="string" calcext:value-type="string">
            <text:p>SOCIEDAD DE SERVICIOS Y ELECTRONICA LIMITADA</text:p>
          </table:table-cell>
          <table:table-cell table:style-name="ce2" office:value-type="float" office:value="19965" calcext:value-type="float">
            <text:p>19965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3" office:value-type="date" office:date-value="2022-02-15" calcext:value-type="date">
            <text:p>15-02-2022</text:p>
          </table:table-cell>
          <table:table-cell table:style-name="ce60" office:value-type="float" office:value="574768" calcext:value-type="float">
            <text:p><text:s/>574.768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0" office:value-type="float" office:value="574768" calcext:value-type="float">
            <text:p><text:s/>574.768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Edificio</text:p>
          </table:table-cell>
          <table:table-cell table:number-columns-repeated="2"/>
          <table:table-cell table:style-name="ce19" office:value-type="string" calcext:value-type="string">
            <text:p>FABRICACION SOPOTES SN PEDRO Y LOS ANGELES</text:p>
          </table:table-cell>
          <table:table-cell table:style-name="ce27" office:value-type="string" calcext:value-type="string">
            <text:p>GABRIEL BENJAMIN ARRIAZA VILLASECA </text:p>
          </table:table-cell>
          <table:table-cell table:style-name="ce32" office:value-type="float" office:value="46" calcext:value-type="float">
            <text:p>46</text:p>
          </table:table-cell>
          <table:table-cell table:style-name="ce38" office:value-type="string" calcext:value-type="string">
            <text:p>Los Angeles</text:p>
          </table:table-cell>
          <table:table-cell table:number-columns-repeated="2"/>
          <table:table-cell table:style-name="ce57" office:value-type="date" office:date-value="2022-03-30" calcext:value-type="date">
            <text:p>30-03-2022</text:p>
          </table:table-cell>
          <table:table-cell table:style-name="ce65" office:value-type="float" office:value="730000" calcext:value-type="float">
            <text:p><text:s/>730.000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5" office:value-type="float" office:value="730000" calcext:value-type="float">
            <text:p><text:s/>730.00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Edificio</text:p>
          </table:table-cell>
          <table:table-cell table:number-columns-repeated="2"/>
          <table:table-cell table:style-name="ce2" office:value-type="string" calcext:value-type="string">
            <text:p>ITO BIO BIO</text:p>
          </table:table-cell>
          <table:table-cell table:style-name="ce2" office:value-type="string" calcext:value-type="string">
            <text:p>CGESTA LIMITADA</text:p>
          </table:table-cell>
          <table:table-cell table:style-name="ce2" office:value-type="float" office:value="1025" calcext:value-type="float">
            <text:p>1025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3" office:value-type="date" office:date-value="2022-03-03" calcext:value-type="date">
            <text:p>03-03-2022</text:p>
          </table:table-cell>
          <table:table-cell table:style-name="ce60" office:value-type="float" office:value="1893965" calcext:value-type="float">
            <text:p><text:s/>1.893.965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1893965" calcext:value-type="float">
            <text:p><text:s/>1.893.965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Edificio</text:p>
          </table:table-cell>
          <table:table-cell table:number-columns-repeated="2"/>
          <table:table-cell table:style-name="ce2" office:value-type="string" calcext:value-type="string">
            <text:p>SEÑALETICA Y DEMARC PRT 70% LOS ANGELES Y SAN PEDRO DE LA PAZ</text:p>
          </table:table-cell>
          <table:table-cell table:style-name="ce2" office:value-type="string" calcext:value-type="string">
            <text:p>GESTION MIGUEL DANIEL SILVA CARRASCO EIRL</text:p>
          </table:table-cell>
          <table:table-cell table:style-name="ce2" office:value-type="float" office:value="61" calcext:value-type="float">
            <text:p>61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3" office:value-type="date" office:date-value="2022-03-17" calcext:value-type="date">
            <text:p>17-03-2022</text:p>
          </table:table-cell>
          <table:table-cell table:style-name="ce60" office:value-type="float" office:value="10468628" calcext:value-type="float">
            <text:p><text:s/>10.468.628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10468628" calcext:value-type="float">
            <text:p><text:s/>10.468.628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office:value-type="string" calcext:value-type="string">
            <text:p>Edificio</text:p>
          </table:table-cell>
          <table:table-cell table:number-columns-repeated="2"/>
          <table:table-cell table:style-name="ce2" office:value-type="string" calcext:value-type="string">
            <text:p>LEVANTAMIENTO PRT AGUAS LLUVIAS LOS ANGELES</text:p>
          </table:table-cell>
          <table:table-cell table:style-name="ce2" office:value-type="string" calcext:value-type="string">
            <text:p>EDUARDO ANDRES CALBUL DELIS</text:p>
          </table:table-cell>
          <table:table-cell table:style-name="ce2" office:value-type="float" office:value="63" calcext:value-type="float">
            <text:p>63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3" office:value-type="date" office:date-value="2022-03-03" calcext:value-type="date">
            <text:p>03-03-2022</text:p>
          </table:table-cell>
          <table:table-cell table:style-name="ce60" office:value-type="float" office:value="569801" calcext:value-type="float">
            <text:p><text:s/>569.801 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569801" calcext:value-type="float">
            <text:p><text:s/>569.801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Edificio</text:p>
          </table:table-cell>
          <table:table-cell table:number-columns-repeated="2"/>
          <table:table-cell table:style-name="ce2" office:value-type="string" calcext:value-type="string">
            <text:p>HONORARIOS PERIODO MARZO 2022</text:p>
          </table:table-cell>
          <table:table-cell table:style-name="ce2" office:value-type="string" calcext:value-type="string">
            <text:p>FERNANDO ANDRES VELASQUEZ VALDIVIA</text:p>
          </table:table-cell>
          <table:table-cell table:style-name="ce2" office:value-type="float" office:value="213" calcext:value-type="float">
            <text:p>213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3" office:value-type="date" office:date-value="2022-03-28" calcext:value-type="date">
            <text:p>28-03-2022</text:p>
          </table:table-cell>
          <table:table-cell table:style-name="ce60" office:value-type="float" office:value="776471" calcext:value-type="float">
            <text:p><text:s/>776.471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776471" calcext:value-type="float">
            <text:p><text:s/>776.471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Maquinaria y EQ</text:p>
          </table:table-cell>
          <table:table-cell table:number-columns-repeated="2"/>
          <table:table-cell table:style-name="ce2" office:value-type="string" calcext:value-type="string">
            <text:p>GASTOS INTERNACION ENCOMIENDA ACTIA</text:p>
          </table:table-cell>
          <table:table-cell table:style-name="ce2" office:value-type="string" calcext:value-type="string">
            <text:p>FEDEX EXPRESS CHILE SPA</text:p>
          </table:table-cell>
          <table:table-cell table:style-name="ce2" office:value-type="float" office:value="551327" calcext:value-type="float">
            <text:p>551327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3" office:value-type="date" office:date-value="2022-03-01" calcext:value-type="date">
            <text:p>01-03-2022</text:p>
          </table:table-cell>
          <table:table-cell table:style-name="ce60" office:value-type="float" office:value="2298" calcext:value-type="float">
            <text:p><text:s/>2.298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0" office:value-type="float" office:value="2298" calcext:value-type="float">
            <text:p><text:s/>2.298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Edificio</text:p>
          </table:table-cell>
          <table:table-cell table:number-columns-repeated="2"/>
          <table:table-cell table:style-name="ce2" office:value-type="string" calcext:value-type="string">
            <text:p>MITIGACION SEÑALETICA 30% SALDO FINAL SAN PEDRO Y LOS ANGELES</text:p>
          </table:table-cell>
          <table:table-cell table:style-name="ce2" office:value-type="string" calcext:value-type="string">
            <text:p>GESTION MIGUEL DANIEL SILVA CARRASCO EIRL</text:p>
          </table:table-cell>
          <table:table-cell table:style-name="ce2" office:value-type="float" office:value="64" calcext:value-type="float">
            <text:p>64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3" office:value-type="date" office:date-value="2022-04-30" calcext:value-type="date">
            <text:p>30-04-2022</text:p>
          </table:table-cell>
          <table:table-cell table:style-name="ce62" office:value-type="float" office:value="4468555" calcext:value-type="float">
            <text:p><text:s/>4.468.555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2" office:value-type="float" office:value="4468555" calcext:value-type="float">
            <text:p><text:s/>4.468.555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Edificio</text:p>
          </table:table-cell>
          <table:table-cell table:number-columns-repeated="2"/>
          <table:table-cell table:style-name="ce2" office:value-type="string" calcext:value-type="string">
            <text:p>MEDIDOR POLARIZADO </text:p>
          </table:table-cell>
          <table:table-cell table:style-name="ce2" office:value-type="string" calcext:value-type="string">
            <text:p>SERVICIOS EDS LIMITADA</text:p>
          </table:table-cell>
          <table:table-cell table:style-name="ce2" office:value-type="float" office:value="5626" calcext:value-type="float">
            <text:p>5626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3" office:value-type="date" office:date-value="2022-04-30" calcext:value-type="date">
            <text:p>30-04-2022</text:p>
          </table:table-cell>
          <table:table-cell table:style-name="ce60" office:value-type="float" office:value="697454" calcext:value-type="float">
            <text:p><text:s/>697.454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697454" calcext:value-type="float">
            <text:p><text:s/>697.454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office:value-type="string" calcext:value-type="string">
            <text:p>Maquinaria y EQ</text:p>
          </table:table-cell>
          <table:table-cell table:number-columns-repeated="2"/>
          <table:table-cell table:style-name="ce7" office:value-type="string" calcext:value-type="string">
            <text:p>SODIMAC</text:p>
          </table:table-cell>
          <table:table-cell table:style-name="ce7" office:value-type="string" calcext:value-type="string">
            <text:p>PE MOTOBOMB HUSQ GAS 6.5 HP 2C</text:p>
          </table:table-cell>
          <table:table-cell table:style-name="ce20" office:value-type="float" office:value="118253951" calcext:value-type="float">
            <text:p>118253951</text:p>
          </table:table-cell>
          <table:table-cell table:style-name="ce36" office:value-type="string" calcext:value-type="string">
            <text:p>LOS ANGELES</text:p>
          </table:table-cell>
          <table:table-cell table:number-columns-repeated="2"/>
          <table:table-cell table:style-name="ce58" office:value-type="date" office:date-value="2022-04-25" calcext:value-type="date">
            <text:p>25-04-2022</text:p>
          </table:table-cell>
          <table:table-cell table:style-name="ce60" office:value-type="float" office:value="159655" calcext:value-type="float">
            <text:p><text:s/>159.655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7" office:value-type="float" office:value="159655" calcext:value-type="float">
            <text:p><text:s/>159.655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VISITAS TERRENO VIII</text:p>
          </table:table-cell>
          <table:table-cell table:style-name="ce1" office:value-type="string" calcext:value-type="string">
            <text:p>FERNANDO ANDRES VELASQUEZ VALDIVIA</text:p>
          </table:table-cell>
          <table:table-cell table:style-name="ce1" office:value-type="float" office:value="71" calcext:value-type="float">
            <text:p>71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6-06" calcext:value-type="date">
            <text:p>06-06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200000" calcext:value-type="float">
            <text:p><text:s/>200.00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HONORARIOS MAYO 2022</text:p>
          </table:table-cell>
          <table:table-cell table:style-name="ce1" office:value-type="string" calcext:value-type="string">
            <text:p>FERNANDO ANDRES VELASQUEZ VALDIVIA</text:p>
          </table:table-cell>
          <table:table-cell table:style-name="ce1" office:value-type="float" office:value="217" calcext:value-type="float">
            <text:p>217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6-06" calcext:value-type="date">
            <text:p>06-06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1" office:value-type="float" office:value="1139601" calcext:value-type="float">
            <text:p><text:s/>1.139.601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TOPOGRAFIA PASARELA LOS ANGELES</text:p>
          </table:table-cell>
          <table:table-cell table:style-name="ce1" office:value-type="string" calcext:value-type="string">
            <text:p>CESAR MARCELO RODRIGUEZ PAREDES</text:p>
          </table:table-cell>
          <table:table-cell table:style-name="ce1" office:value-type="float" office:value="1173" calcext:value-type="float">
            <text:p>1173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5-25" calcext:value-type="date">
            <text:p>25-05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341880" calcext:value-type="float">
            <text:p><text:s/>341.88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PROYECTOS SERVIU PRT LOS ANGELES- SAN PEDRO</text:p>
          </table:table-cell>
          <table:table-cell table:style-name="ce1" office:value-type="string" calcext:value-type="string">
            <text:p>GESTION MIGUEL DANIEL SILVA CARRASCO EIRL</text:p>
          </table:table-cell>
          <table:table-cell table:style-name="ce1" office:value-type="float" office:value="121" calcext:value-type="float">
            <text:p>121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5-10" calcext:value-type="date">
            <text:p>10-05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2" office:value-type="float" office:value="1812081.5" calcext:value-type="float">
            <text:p><text:s/>1.812.082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ANTICIPO 50% PASARELA PEATONAL PRT LOS ANGELES</text:p>
          </table:table-cell>
          <table:table-cell table:style-name="ce1" office:value-type="string" calcext:value-type="string">
            <text:p>GESTION MIGUEL DANIEL SILVA CARRASCO EIRL</text:p>
          </table:table-cell>
          <table:table-cell table:style-name="ce1" office:value-type="float" office:value="122" calcext:value-type="float">
            <text:p>122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5-17" calcext:value-type="date">
            <text:p>17-05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1299000" calcext:value-type="float">
            <text:p><text:s/>1.299.00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INFORME HIDROLOGICO MAS HALL PRT LOS ANGELES</text:p>
          </table:table-cell>
          <table:table-cell table:style-name="ce1" office:value-type="string" calcext:value-type="string">
            <text:p>GESTION MIGUEL DANIEL SILVA CARRASCO EIRL</text:p>
          </table:table-cell>
          <table:table-cell table:style-name="ce1" office:value-type="float" office:value="123" calcext:value-type="float">
            <text:p>123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5-17" calcext:value-type="date">
            <text:p>17-05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1250000" calcext:value-type="float">
            <text:p><text:s/>1.250.00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1" office:value-type="string" calcext:value-type="string">
            <text:p>INFORME MECANICA SUELO PROYECTO PASARELA LOS ANGELES</text:p>
          </table:table-cell>
          <table:table-cell table:style-name="ce11" office:value-type="string" calcext:value-type="string">
            <text:p>GESTION MIGUEL DANIEL SILVA CARRASCO EIRL</text:p>
          </table:table-cell>
          <table:table-cell table:style-name="ce11" office:value-type="float" office:value="125" calcext:value-type="float">
            <text:p>125</text:p>
          </table:table-cell>
          <table:table-cell table:style-name="ce35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5-26" calcext:value-type="date">
            <text:p>26-05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1228056" calcext:value-type="float">
            <text:p><text:s/>1.228.056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LICENCIAS SOFTWARE</text:p>
          </table:table-cell>
          <table:table-cell table:style-name="ce1" office:value-type="string" calcext:value-type="string">
            <text:p><text:s/>NUMIR TECHNOLOGY</text:p>
          </table:table-cell>
          <table:table-cell table:style-name="ce1" office:value-type="string" calcext:value-type="string">
            <text:p>OC 20223468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5-20" calcext:value-type="date">
            <text:p>20-05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665065.461538461" calcext:value-type="float">
            <text:p><text:s/>665.065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COORDINACION PRT LOS ANGELES- SAN PEDRO</text:p>
          </table:table-cell>
          <table:table-cell table:style-name="ce1" office:value-type="string" calcext:value-type="string">
            <text:p>FERNANDO ANDRES VELASQUEZ VALDIVIA</text:p>
          </table:table-cell>
          <table:table-cell table:style-name="ce1" office:value-type="float" office:value="217" calcext:value-type="float">
            <text:p>217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6-06" calcext:value-type="date">
            <text:p>06-06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1139601" calcext:value-type="float">
            <text:p><text:s/>1.139.601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HONORARIOS PRT LOS ANGELES Y SAN PEDRO</text:p>
          </table:table-cell>
          <table:table-cell table:style-name="ce1" office:value-type="string" calcext:value-type="string">
            <text:p>FERNANDO ANDRES VELASQUEZ VALDIVIA</text:p>
          </table:table-cell>
          <table:table-cell table:style-name="ce1" office:value-type="float" office:value="220" calcext:value-type="float">
            <text:p>220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6-29" calcext:value-type="date">
            <text:p>29-06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1139601" calcext:value-type="float">
            <text:p><text:s/>1.139.601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SERVICIO DE SOPORTE AGUAS LLUVIAS </text:p>
          </table:table-cell>
          <table:table-cell table:style-name="ce1" office:value-type="string" calcext:value-type="string">
            <text:p>ALVARO JAVIER ZUMELZO</text:p>
          </table:table-cell>
          <table:table-cell table:style-name="ce1" office:value-type="float" office:value="184" calcext:value-type="float">
            <text:p>184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6-15" calcext:value-type="date">
            <text:p>15-06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4034188" calcext:value-type="float">
            <text:p><text:s/>4.034.188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1" office:value-type="string" calcext:value-type="string">
            <text:p>PROYECTO DE CALCULO ESTRUCTURA ALERO PRT LOS ANGELES</text:p>
          </table:table-cell>
          <table:table-cell table:style-name="ce11" office:value-type="string" calcext:value-type="string">
            <text:p>RCM INGENIERIA LIMITADA</text:p>
          </table:table-cell>
          <table:table-cell table:style-name="ce11" office:value-type="float" office:value="1060" calcext:value-type="float">
            <text:p>1060</text:p>
          </table:table-cell>
          <table:table-cell table:style-name="ce35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6-24" calcext:value-type="date">
            <text:p>24-06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324750" calcext:value-type="float">
            <text:p><text:s/>324.75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VISITAS PRT LOS ANGELES Y SAN PEDRO</text:p>
          </table:table-cell>
          <table:table-cell table:style-name="ce1" office:value-type="string" calcext:value-type="string">
            <text:p>FERNANDO ANDRES VELASQUEZ VALDIVIA</text:p>
          </table:table-cell>
          <table:table-cell table:style-name="ce1" office:value-type="float" office:value="72" calcext:value-type="float">
            <text:p>72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6-29" calcext:value-type="date">
            <text:p>29-06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200000" calcext:value-type="float">
            <text:p><text:s/>200.00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1" office:value-type="string" calcext:value-type="string">
            <text:p>INFORME HIDROLOGICO ALL PRT LOS ANGELES</text:p>
          </table:table-cell>
          <table:table-cell table:style-name="ce11" office:value-type="string" calcext:value-type="string">
            <text:p>GESTION MIGUEL DANIEL SILVA CARRASCO EIRL</text:p>
          </table:table-cell>
          <table:table-cell table:style-name="ce11" office:value-type="float" office:value="127" calcext:value-type="float">
            <text:p>127</text:p>
          </table:table-cell>
          <table:table-cell table:style-name="ce35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6-03" calcext:value-type="date">
            <text:p>03-06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1250000" calcext:value-type="float">
            <text:p><text:s/>1.250.00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1" office:value-type="string" calcext:value-type="string">
            <text:p>ANTICIPO 60% MECANICA SUELO PRT LOS ANGELES</text:p>
          </table:table-cell>
          <table:table-cell table:style-name="ce11" office:value-type="string" calcext:value-type="string">
            <text:p>GESTION MIGUEL DANIEL SILVA CARRASCO EIRL</text:p>
          </table:table-cell>
          <table:table-cell table:style-name="ce11" office:value-type="float" office:value="129" calcext:value-type="float">
            <text:p>129</text:p>
          </table:table-cell>
          <table:table-cell table:style-name="ce35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6-20" calcext:value-type="date">
            <text:p>20-06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1241765" calcext:value-type="float">
            <text:p><text:s/>1.241.765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1" office:value-type="string" calcext:value-type="string">
            <text:p>ANTICIPO TRAMITES CERTIFICADOS LOS ANGELES</text:p>
          </table:table-cell>
          <table:table-cell table:style-name="ce11" office:value-type="string" calcext:value-type="string">
            <text:p>INGENIAMOS SPA</text:p>
          </table:table-cell>
          <table:table-cell table:style-name="ce11" office:value-type="float" office:value="87" calcext:value-type="float">
            <text:p>87</text:p>
          </table:table-cell>
          <table:table-cell table:style-name="ce35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6-22" calcext:value-type="date">
            <text:p>22-06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1212000" calcext:value-type="float">
            <text:p><text:s/>1.212.00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1" office:value-type="string" calcext:value-type="string">
            <text:p>ENMARQUE REFORZADO ESTRUCTURAL DE POZO (LOS ANGELES)</text:p>
          </table:table-cell>
          <table:table-cell table:style-name="ce11" office:value-type="string" calcext:value-type="string">
            <text:p>ZUMELZO SPA</text:p>
          </table:table-cell>
          <table:table-cell table:style-name="ce11" office:value-type="float" office:value="2" calcext:value-type="float">
            <text:p>2</text:p>
          </table:table-cell>
          <table:table-cell table:style-name="ce35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6-22" calcext:value-type="date">
            <text:p>22-06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3360000" calcext:value-type="float">
            <text:p><text:s/>3.360.00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COORDINACION PRT LOS ANGELES- SAN PEDRO</text:p>
          </table:table-cell>
          <table:table-cell table:style-name="ce1" office:value-type="string" calcext:value-type="string">
            <text:p>FERNANDO ANDRES VELASQUEZ VALDIVIA</text:p>
          </table:table-cell>
          <table:table-cell table:style-name="ce1" office:value-type="float" office:value="224" calcext:value-type="float">
            <text:p>224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7-28" calcext:value-type="date">
            <text:p>28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1139601" calcext:value-type="float">
            <text:p><text:s/>1.139.601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ANT. TRABAJOS - LOS ANGELES Y SAN PEDRO</text:p>
          </table:table-cell>
          <table:table-cell table:style-name="ce1" office:value-type="string" calcext:value-type="string">
            <text:p>RED INTEGRAL LIMITADA</text:p>
          </table:table-cell>
          <table:table-cell table:style-name="ce1" office:value-type="float" office:value="268" calcext:value-type="float">
            <text:p>268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7-21" calcext:value-type="date">
            <text:p>21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754775" calcext:value-type="float">
            <text:p><text:s/>754.775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EJEC PROY AGUAS LLUVIA LOS ANGELES</text:p>
          </table:table-cell>
          <table:table-cell table:style-name="ce1" office:value-type="string" calcext:value-type="string">
            <text:p>CONSTRUCTORA BACE </text:p>
          </table:table-cell>
          <table:table-cell table:style-name="ce1" office:value-type="float" office:value="6" calcext:value-type="float">
            <text:p>6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7-01" calcext:value-type="date">
            <text:p>01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30697925" calcext:value-type="float">
            <text:p><text:s/>30.697.925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EJECUCION PROYECTO AGUAS LLUVIAS-LOS ANGELES</text:p>
          </table:table-cell>
          <table:table-cell table:style-name="ce1" office:value-type="string" calcext:value-type="string">
            <text:p>CONSTRUCTORA BACE </text:p>
          </table:table-cell>
          <table:table-cell table:style-name="ce1" office:value-type="float" office:value="7" calcext:value-type="float">
            <text:p>7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7-28" calcext:value-type="date">
            <text:p>28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11979170" calcext:value-type="float">
            <text:p><text:s/>11.979.17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VISTAS VIII -LOS ANGELES SAN PEDRO</text:p>
          </table:table-cell>
          <table:table-cell table:style-name="ce1" office:value-type="string" calcext:value-type="string">
            <text:p>FERNANDO ANDRES VELASQUEZ VALDIVIA</text:p>
          </table:table-cell>
          <table:table-cell table:style-name="ce1" office:value-type="float" office:value="73" calcext:value-type="float">
            <text:p>73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7-28" calcext:value-type="date">
            <text:p>28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200000" calcext:value-type="float">
            <text:p><text:s/>200.00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50% ANT EJECUCION DE OBRAS LOS ANGELES</text:p>
          </table:table-cell>
          <table:table-cell table:style-name="ce1" office:value-type="string" calcext:value-type="string">
            <text:p>GESTION MIGUEL DANIEL SILVA CARRASCO EIRL</text:p>
          </table:table-cell>
          <table:table-cell table:style-name="ce1" office:value-type="float" office:value="67" calcext:value-type="float">
            <text:p>67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7-01" calcext:value-type="date">
            <text:p>01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37969320" calcext:value-type="float">
            <text:p><text:s/>37.969.32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70% CONSTRUCCION PASARELA PEATONAL LOS ANGELES</text:p>
          </table:table-cell>
          <table:table-cell table:style-name="ce1" office:value-type="string" calcext:value-type="string">
            <text:p>GESTION MIGUEL DANIEL SILVA CARRASCO EIRL</text:p>
          </table:table-cell>
          <table:table-cell table:style-name="ce1" office:value-type="float" office:value="68" calcext:value-type="float">
            <text:p>68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7-06" calcext:value-type="date">
            <text:p>06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9132403" calcext:value-type="float">
            <text:p><text:s/>9.132.403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30% SALDO OBRAS PRT LOS ANGELES</text:p>
          </table:table-cell>
          <table:table-cell table:style-name="ce1" office:value-type="string" calcext:value-type="string">
            <text:p>GESTION MIGUEL DANIEL SILVA CARRASCO EIRL</text:p>
          </table:table-cell>
          <table:table-cell table:style-name="ce1" office:value-type="float" office:value="69" calcext:value-type="float">
            <text:p>69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7-08" calcext:value-type="date">
            <text:p>08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22781592" calcext:value-type="float">
            <text:p><text:s/>22.781.592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INFORME MECANICA DE SUELOS 40% LOS ANGELES</text:p>
          </table:table-cell>
          <table:table-cell table:style-name="ce1" office:value-type="string" calcext:value-type="string">
            <text:p>GESTION MIGUEL DANIEL SILVA CARRASCO EIRL</text:p>
          </table:table-cell>
          <table:table-cell table:style-name="ce1" office:value-type="float" office:value="130" calcext:value-type="float">
            <text:p>130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7-06" calcext:value-type="date">
            <text:p>06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818704" calcext:value-type="float">
            <text:p><text:s/>818.704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PROYECTO PASARELA SALDO 50% LOS ANGELES</text:p>
          </table:table-cell>
          <table:table-cell table:style-name="ce1" office:value-type="string" calcext:value-type="string">
            <text:p>GESTION MIGUEL DANIEL SILVA CARRASCO EIRL</text:p>
          </table:table-cell>
          <table:table-cell table:style-name="ce1" office:value-type="float" office:value="132" calcext:value-type="float">
            <text:p>132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7-06" calcext:value-type="date">
            <text:p>06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2598000" calcext:value-type="float">
            <text:p><text:s/>2.598.00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20% ANT. OBRA PAVIMENTACION LOS ANGELES</text:p>
          </table:table-cell>
          <table:table-cell table:style-name="ce1" office:value-type="string" calcext:value-type="string">
            <text:p>CONSTRUCTORA E INGENIERIA TRES CASTILLOS SPA</text:p>
          </table:table-cell>
          <table:table-cell table:style-name="ce1" office:value-type="float" office:value="8" calcext:value-type="float">
            <text:p>8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7-07" calcext:value-type="date">
            <text:p>07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23062375" calcext:value-type="float">
            <text:p><text:s/>23.062.375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MANO DE OBRA FROTON LATERAL-PINTURA(LOS ANGELES)</text:p>
          </table:table-cell>
          <table:table-cell table:style-name="ce1" office:value-type="string" calcext:value-type="string">
            <text:p>ZUMELZO SPA</text:p>
          </table:table-cell>
          <table:table-cell table:style-name="ce1" office:value-type="float" office:value="3" calcext:value-type="float">
            <text:p>3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7-04" calcext:value-type="date">
            <text:p>04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8137000" calcext:value-type="float">
            <text:p><text:s/>8.137.00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ANT. DE MATERIALES EXTENSION ALERO(LOS ANGELES)</text:p>
          </table:table-cell>
          <table:table-cell table:style-name="ce1" office:value-type="string" calcext:value-type="string">
            <text:p>ZUMELZO SPA</text:p>
          </table:table-cell>
          <table:table-cell table:style-name="ce1" office:value-type="float" office:value="4" calcext:value-type="float">
            <text:p>4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7-04" calcext:value-type="date">
            <text:p>04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4980000" calcext:value-type="float">
            <text:p><text:s/>4.980.00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9-DISCO DURO 10TB SATA ENTERPRISE EXOS SEAGATE- TODAS LAS PLANTAS</text:p>
          </table:table-cell>
          <table:table-cell table:style-name="ce1" office:value-type="string" calcext:value-type="string">
            <text:p>SOCIEDAD COMERCIAL VIDEOVISION LIMITADA</text:p>
          </table:table-cell>
          <table:table-cell table:style-name="ce1" office:value-type="float" office:value="95637" calcext:value-type="float">
            <text:p>95637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7-26" calcext:value-type="date">
            <text:p>26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205003" calcext:value-type="float">
            <text:p><text:s/>205.003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DISCO DURO 3,5 - TODAS LAS PLANTAS</text:p>
          </table:table-cell>
          <table:table-cell table:style-name="ce1" office:value-type="string" calcext:value-type="string">
            <text:p>AUTOMA ELECTRONICA LTDA</text:p>
          </table:table-cell>
          <table:table-cell table:style-name="ce1" office:value-type="float" office:value="232214" calcext:value-type="float">
            <text:p>232214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7-20" calcext:value-type="date">
            <text:p>20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98154" calcext:value-type="float">
            <text:p><text:s/>98.154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PROYECTO LOS ANGELES</text:p>
          </table:table-cell>
          <table:table-cell table:style-name="ce1" office:value-type="string" calcext:value-type="string">
            <text:p>OCA ENSAYOS, INSPECIONES Y CERTIF CHLE</text:p>
          </table:table-cell>
          <table:table-cell table:style-name="ce1" office:value-type="float" office:value="926" calcext:value-type="float">
            <text:p>926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7-31" calcext:value-type="date">
            <text:p>31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1316640" calcext:value-type="float">
            <text:p><text:s/>1.316.64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PROYECTO DE ACCESOR PRT- LOS ANGELES</text:p>
          </table:table-cell>
          <table:table-cell table:style-name="ce1" office:value-type="string" calcext:value-type="string">
            <text:p>OCA ENSAYOS, INSPECIONES Y CERTIF CHLE</text:p>
          </table:table-cell>
          <table:table-cell table:style-name="ce1" office:value-type="float" office:value="927" calcext:value-type="float">
            <text:p>927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7-31" calcext:value-type="date">
            <text:p>31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965759" calcext:value-type="float">
            <text:p><text:s/>965.759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DETALLE EJECUCION IMPEARMEALIZACION LOS ANGELES</text:p>
          </table:table-cell>
          <table:table-cell table:style-name="ce1" office:value-type="string" calcext:value-type="string">
            <text:p>CONSTRUCTORA BACE </text:p>
          </table:table-cell>
          <table:table-cell table:style-name="ce1" office:value-type="float" office:value="8" calcext:value-type="float">
            <text:p>8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8-05" calcext:value-type="date">
            <text:p>05-08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3372720" calcext:value-type="float">
            <text:p><text:s/>3.372.72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EJECUCION COMPLEMNTO AGUAS LLUVIAS- SOLUCION CONDENSACION -LOS ANGELES</text:p>
          </table:table-cell>
          <table:table-cell table:style-name="ce1" office:value-type="string" calcext:value-type="string">
            <text:p>CONSTRUCTORA BACE </text:p>
          </table:table-cell>
          <table:table-cell table:style-name="ce1" office:value-type="float" office:value="9" calcext:value-type="float">
            <text:p>9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8-13" calcext:value-type="date">
            <text:p>13-08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11997080" calcext:value-type="float">
            <text:p><text:s/>11.997.08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REAPARACION RESALTO PEATON-LOS ANGELES</text:p>
          </table:table-cell>
          <table:table-cell table:style-name="ce1" office:value-type="string" calcext:value-type="string">
            <text:p>GESTION MIGUEL DANIEL SILVA CARRASCO EIRL</text:p>
          </table:table-cell>
          <table:table-cell table:style-name="ce1" office:value-type="float" office:value="73" calcext:value-type="float">
            <text:p>73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8-16" calcext:value-type="date">
            <text:p>16-08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7593864" calcext:value-type="float">
            <text:p><text:s/>7.593.864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DEMARCACION Y SEÑALETICA LOS ANGELES</text:p>
          </table:table-cell>
          <table:table-cell table:style-name="ce1" office:value-type="string" calcext:value-type="string">
            <text:p>GESTION MIGUEL DANIEL SILVA CARRASCO EIRL</text:p>
          </table:table-cell>
          <table:table-cell table:style-name="ce1" office:value-type="float" office:value="75" calcext:value-type="float">
            <text:p>75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8-22" calcext:value-type="date">
            <text:p>22-08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1106600" calcext:value-type="float">
            <text:p><text:s/>1.106.60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MECANICA DE SUELO 40% ACCESOS SUELOS LOS ANGELES</text:p>
          </table:table-cell>
          <table:table-cell table:style-name="ce1" office:value-type="string" calcext:value-type="string">
            <text:p>GESTION MIGUEL DANIEL SILVA CARRASCO EIRL</text:p>
          </table:table-cell>
          <table:table-cell table:style-name="ce1" office:value-type="float" office:value="134" calcext:value-type="float">
            <text:p>134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8-03" calcext:value-type="date">
            <text:p>03-08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827020" calcext:value-type="float">
            <text:p><text:s/>827.02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ANTIIPO MEJORAMIENTO SANITARIO -LOS ANGELES</text:p>
          </table:table-cell>
          <table:table-cell table:style-name="ce1" office:value-type="string" calcext:value-type="string">
            <text:p>CONSTRUCTORA E INGENIERIA TRES CASTILLOS SPA</text:p>
          </table:table-cell>
          <table:table-cell table:style-name="ce1" office:value-type="float" office:value="9" calcext:value-type="float">
            <text:p>9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8-22" calcext:value-type="date">
            <text:p>22-08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7961538" calcext:value-type="float">
            <text:p><text:s/>7.961.538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MANO DE OBRA EXTENSION ALEROS- ALOJAMIENTO Y VIATICOS -LOS ANGELES</text:p>
          </table:table-cell>
          <table:table-cell table:style-name="ce1" office:value-type="string" calcext:value-type="string">
            <text:p>ZUMELZO SPA</text:p>
          </table:table-cell>
          <table:table-cell table:style-name="ce1" office:value-type="float" office:value="5" calcext:value-type="float">
            <text:p>5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8-16" calcext:value-type="date">
            <text:p>16-08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7790000" calcext:value-type="float">
            <text:p><text:s/>7.790.00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ARRIENDO ALZA HOMBRE -TRASLADO DE MAQUINARIA-los angeles</text:p>
          </table:table-cell>
          <table:table-cell table:style-name="ce1" office:value-type="string" calcext:value-type="string">
            <text:p>ARRIENDOS ALMAGRO LTDA</text:p>
          </table:table-cell>
          <table:table-cell table:style-name="ce1" office:value-type="float" office:value="1951" calcext:value-type="float">
            <text:p>1951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8-22" calcext:value-type="date">
            <text:p>22-08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1530000" calcext:value-type="float">
            <text:p><text:s/>1.530.000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HONORARIOS PERIODO AGOSTO 2022</text:p>
          </table:table-cell>
          <table:table-cell table:style-name="ce1" office:value-type="string" calcext:value-type="string">
            <text:p>FERNANDO ANDRES VELASQUEZ VALDIVIA</text:p>
          </table:table-cell>
          <table:table-cell table:style-name="ce1" office:value-type="float" office:value="225" calcext:value-type="float">
            <text:p>225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8-31" calcext:value-type="date">
            <text:p>31-08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1139601" calcext:value-type="float">
            <text:p><text:s/>1.139.601 </text:p>
          </table:table-cell>
          <table:table-cell table:number-columns-repeated="100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CARTE METIER 764/8-</text:p>
          </table:table-cell>
          <table:table-cell table:style-name="ce1" office:value-type="string" calcext:value-type="string">
            <text:p>SOCIEDAD DE SERVICIOS Y ELECTRONICA LIMITADA</text:p>
          </table:table-cell>
          <table:table-cell table:style-name="ce1" office:value-type="float" office:value="20619" calcext:value-type="float">
            <text:p>20619</text:p>
          </table:table-cell>
          <table:table-cell table:style-name="ce33" office:value-type="string" calcext:value-type="string">
            <text:p>LOS ANGELES</text:p>
          </table:table-cell>
          <table:table-cell table:number-columns-repeated="2"/>
          <table:table-cell table:style-name="ce42" office:value-type="date" office:date-value="2022-08-11" calcext:value-type="date">
            <text:p>11-08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1082375" calcext:value-type="float">
            <text:p><text:s/>1.082.375 </text:p>
          </table:table-cell>
          <table:table-cell table:number-columns-repeated="1004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Maquinaria y EQ</text:p>
          </table:table-cell>
          <table:table-cell table:number-columns-repeated="2"/>
          <table:table-cell table:style-name="ce2" office:value-type="string" calcext:value-type="string">
            <text:p>GASTOS INTERNACION ENCOMIENDA ACTIA</text:p>
          </table:table-cell>
          <table:table-cell table:style-name="ce2" office:value-type="string" calcext:value-type="string">
            <text:p>FEDEX EXPRESS CHILE SPA</text:p>
          </table:table-cell>
          <table:table-cell table:style-name="ce2" office:value-type="float" office:value="551327" calcext:value-type="float">
            <text:p>551327</text:p>
          </table:table-cell>
          <table:table-cell table:style-name="ce33" office:value-type="string" calcext:value-type="string">
            <text:p>MELIPILLA</text:p>
          </table:table-cell>
          <table:table-cell table:number-columns-repeated="2"/>
          <table:table-cell table:style-name="ce43" office:value-type="date" office:date-value="2022-03-01" calcext:value-type="date">
            <text:p>01-03-2022</text:p>
          </table:table-cell>
          <table:table-cell table:style-name="ce60" office:value-type="float" office:value="2298" calcext:value-type="float">
            <text:p><text:s/>2.298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73" office:value-type="float" office:value="2298" calcext:value-type="float">
            <text:p><text:s/>2.298 </text:p>
          </table:table-cell>
          <table:table-cell table:number-columns-repeated="1004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dificio</text:p>
          </table:table-cell>
          <table:table-cell table:number-columns-repeated="2"/>
          <table:table-cell table:style-name="ce2" office:value-type="string" calcext:value-type="string">
            <text:p>MEDIDOR POLARIZADO </text:p>
          </table:table-cell>
          <table:table-cell table:style-name="ce2" office:value-type="string" calcext:value-type="string">
            <text:p>SERVICIOS EDS LIMITADA</text:p>
          </table:table-cell>
          <table:table-cell table:style-name="ce2" office:value-type="float" office:value="5626" calcext:value-type="float">
            <text:p>5626</text:p>
          </table:table-cell>
          <table:table-cell table:style-name="ce33" office:value-type="string" calcext:value-type="string">
            <text:p>MELIPILLA</text:p>
          </table:table-cell>
          <table:table-cell table:number-columns-repeated="2"/>
          <table:table-cell table:style-name="ce43" office:value-type="date" office:date-value="2022-04-30" calcext:value-type="date">
            <text:p>30-04-2022</text:p>
          </table:table-cell>
          <table:table-cell table:style-name="ce60" office:value-type="float" office:value="697454" calcext:value-type="float">
            <text:p><text:s/>697.454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73" office:value-type="float" office:value="697454" calcext:value-type="float">
            <text:p><text:s/>697.454 </text:p>
          </table:table-cell>
          <table:table-cell table:number-columns-repeated="1004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LICENCIAS SOFTWARE</text:p>
          </table:table-cell>
          <table:table-cell table:style-name="ce1" office:value-type="string" calcext:value-type="string">
            <text:p><text:s/>NUMIR TECHNOLOGY</text:p>
          </table:table-cell>
          <table:table-cell table:style-name="ce1" office:value-type="string" calcext:value-type="string">
            <text:p>OC 20223468</text:p>
          </table:table-cell>
          <table:table-cell table:style-name="ce33" office:value-type="string" calcext:value-type="string">
            <text:p>MELIPILLA</text:p>
          </table:table-cell>
          <table:table-cell table:number-columns-repeated="2"/>
          <table:table-cell table:style-name="ce42" office:value-type="date" office:date-value="2022-05-20" calcext:value-type="date">
            <text:p>20-05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73" office:value-type="float" office:value="665065.461538461" calcext:value-type="float">
            <text:p><text:s/>665.065 </text:p>
          </table:table-cell>
          <table:table-cell table:number-columns-repeated="1004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9-DISCO DURO 10TB SATA ENTERPRISE EXOS SEAGATE- TODAS LAS PLANTAS</text:p>
          </table:table-cell>
          <table:table-cell table:style-name="ce1" office:value-type="string" calcext:value-type="string">
            <text:p>SOCIEDAD COMERCIAL VIDEOVISION LIMITADA</text:p>
          </table:table-cell>
          <table:table-cell table:style-name="ce1" office:value-type="float" office:value="95637" calcext:value-type="float">
            <text:p>95637</text:p>
          </table:table-cell>
          <table:table-cell table:style-name="ce33" office:value-type="string" calcext:value-type="string">
            <text:p>MELIPILLA</text:p>
          </table:table-cell>
          <table:table-cell table:number-columns-repeated="2"/>
          <table:table-cell table:style-name="ce42" office:value-type="date" office:date-value="2022-07-26" calcext:value-type="date">
            <text:p>26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73" office:value-type="float" office:value="205002" calcext:value-type="float">
            <text:p><text:s/>205.002 </text:p>
          </table:table-cell>
          <table:table-cell table:number-columns-repeated="1004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DISCO DURO 3,5 - TODAS LAS PLANTAS</text:p>
          </table:table-cell>
          <table:table-cell table:style-name="ce1" office:value-type="string" calcext:value-type="string">
            <text:p>AUTOMA ELECTRONICA LTDA</text:p>
          </table:table-cell>
          <table:table-cell table:style-name="ce1" office:value-type="float" office:value="232214" calcext:value-type="float">
            <text:p>232214</text:p>
          </table:table-cell>
          <table:table-cell table:style-name="ce33" office:value-type="string" calcext:value-type="string">
            <text:p>MELIPILLA</text:p>
          </table:table-cell>
          <table:table-cell table:number-columns-repeated="2"/>
          <table:table-cell table:style-name="ce42" office:value-type="date" office:date-value="2022-07-20" calcext:value-type="date">
            <text:p>20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73" office:value-type="float" office:value="98154" calcext:value-type="float">
            <text:p><text:s/>98.154 </text:p>
          </table:table-cell>
          <table:table-cell table:number-columns-repeated="1004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Maquinaria y EQ</text:p>
          </table:table-cell>
          <table:table-cell table:number-columns-repeated="2"/>
          <table:table-cell table:style-name="ce2" office:value-type="string" calcext:value-type="string">
            <text:p>GASTOS INTERNACION ENCOMIENDA ACTIA</text:p>
          </table:table-cell>
          <table:table-cell table:style-name="ce2" office:value-type="string" calcext:value-type="string">
            <text:p>FEDEX EXPRESS CHILE SPA</text:p>
          </table:table-cell>
          <table:table-cell table:style-name="ce2" office:value-type="float" office:value="551327" calcext:value-type="float">
            <text:p>551327</text:p>
          </table:table-cell>
          <table:table-cell table:style-name="ce33" office:value-type="string" calcext:value-type="string">
            <text:p>PARRAL</text:p>
          </table:table-cell>
          <table:table-cell table:number-columns-repeated="2"/>
          <table:table-cell table:style-name="ce43" office:value-type="date" office:date-value="2022-03-01" calcext:value-type="date">
            <text:p>01-03-2022</text:p>
          </table:table-cell>
          <table:table-cell table:style-name="ce60" office:value-type="float" office:value="2298" calcext:value-type="float">
            <text:p><text:s/>2.298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0" office:value-type="float" office:value="2298" calcext:value-type="float">
            <text:p><text:s/>2.298 </text:p>
          </table:table-cell>
          <table:table-cell table:number-columns-repeated="1004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Edificio</text:p>
          </table:table-cell>
          <table:table-cell table:number-columns-repeated="2"/>
          <table:table-cell table:style-name="ce2" office:value-type="string" calcext:value-type="string">
            <text:p>MEDIDOR POLARIZADO </text:p>
          </table:table-cell>
          <table:table-cell table:style-name="ce2" office:value-type="string" calcext:value-type="string">
            <text:p>SERVICIOS EDS LIMITADA</text:p>
          </table:table-cell>
          <table:table-cell table:style-name="ce2" office:value-type="float" office:value="5626" calcext:value-type="float">
            <text:p>5626</text:p>
          </table:table-cell>
          <table:table-cell table:style-name="ce33" office:value-type="string" calcext:value-type="string">
            <text:p>PARRAL</text:p>
          </table:table-cell>
          <table:table-cell table:number-columns-repeated="2"/>
          <table:table-cell table:style-name="ce43" office:value-type="date" office:date-value="2022-04-30" calcext:value-type="date">
            <text:p>30-04-2022</text:p>
          </table:table-cell>
          <table:table-cell table:style-name="ce60" office:value-type="float" office:value="697454" calcext:value-type="float">
            <text:p><text:s/>697.454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697454" calcext:value-type="float">
            <text:p><text:s/>697.454 </text:p>
          </table:table-cell>
          <table:table-cell table:number-columns-repeated="1004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LICENCIAS SOFTWARE</text:p>
          </table:table-cell>
          <table:table-cell table:style-name="ce1" office:value-type="string" calcext:value-type="string">
            <text:p><text:s/>NUMIR TECHNOLOGY</text:p>
          </table:table-cell>
          <table:table-cell table:style-name="ce1" office:value-type="string" calcext:value-type="string">
            <text:p>OC 20223468</text:p>
          </table:table-cell>
          <table:table-cell table:style-name="ce33" office:value-type="string" calcext:value-type="string">
            <text:p>PARRAL</text:p>
          </table:table-cell>
          <table:table-cell table:number-columns-repeated="2"/>
          <table:table-cell table:style-name="ce42" office:value-type="date" office:date-value="2022-05-20" calcext:value-type="date">
            <text:p>20-05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665065.461538461" calcext:value-type="float">
            <text:p><text:s/>665.065 </text:p>
          </table:table-cell>
          <table:table-cell table:number-columns-repeated="1004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9-DISCO DURO 10TB SATA ENTERPRISE EXOS SEAGATE- TODAS LAS PLANTAS</text:p>
          </table:table-cell>
          <table:table-cell table:style-name="ce1" office:value-type="string" calcext:value-type="string">
            <text:p>SOCIEDAD COMERCIAL VIDEOVISION LIMITADA</text:p>
          </table:table-cell>
          <table:table-cell table:style-name="ce1" office:value-type="float" office:value="95637" calcext:value-type="float">
            <text:p>95637</text:p>
          </table:table-cell>
          <table:table-cell table:style-name="ce33" office:value-type="string" calcext:value-type="string">
            <text:p>PARRAL</text:p>
          </table:table-cell>
          <table:table-cell table:number-columns-repeated="2"/>
          <table:table-cell table:style-name="ce42" office:value-type="date" office:date-value="2022-07-26" calcext:value-type="date">
            <text:p>26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205003" calcext:value-type="float">
            <text:p><text:s/>205.003 </text:p>
          </table:table-cell>
          <table:table-cell table:number-columns-repeated="1004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MEMORY-WINDOW-(CURICO-PARRAL-LAMPA-SVTT)</text:p>
          </table:table-cell>
          <table:table-cell table:style-name="ce1" office:value-type="string" calcext:value-type="string">
            <text:p>INGRAM MICRO CHILE S.A.</text:p>
          </table:table-cell>
          <table:table-cell table:style-name="ce1" office:value-type="float" office:value="2243499" calcext:value-type="float">
            <text:p>2243499</text:p>
          </table:table-cell>
          <table:table-cell table:style-name="ce33" office:value-type="string" calcext:value-type="string">
            <text:p>PARRAL</text:p>
          </table:table-cell>
          <table:table-cell table:number-columns-repeated="2"/>
          <table:table-cell table:style-name="ce42" office:value-type="date" office:date-value="2022-07-19" calcext:value-type="date">
            <text:p>19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3684645" calcext:value-type="float">
            <text:p><text:s/>3.684.645 </text:p>
          </table:table-cell>
          <table:table-cell table:number-columns-repeated="1004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DISCO DURO 3,5 - TODAS LAS PLANTAS</text:p>
          </table:table-cell>
          <table:table-cell table:style-name="ce1" office:value-type="string" calcext:value-type="string">
            <text:p>AUTOMA ELECTRONICA LTDA</text:p>
          </table:table-cell>
          <table:table-cell table:style-name="ce1" office:value-type="float" office:value="232214" calcext:value-type="float">
            <text:p>232214</text:p>
          </table:table-cell>
          <table:table-cell table:style-name="ce33" office:value-type="string" calcext:value-type="string">
            <text:p>PARRAL</text:p>
          </table:table-cell>
          <table:table-cell table:number-columns-repeated="2"/>
          <table:table-cell table:style-name="ce42" office:value-type="date" office:date-value="2022-07-20" calcext:value-type="date">
            <text:p>20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98154" calcext:value-type="float">
            <text:p><text:s/>98.154 </text:p>
          </table:table-cell>
          <table:table-cell table:number-columns-repeated="1004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dificios</text:p>
          </table:table-cell>
          <table:table-cell table:number-columns-repeated="2"/>
          <table:table-cell table:style-name="ce11" office:value-type="string" calcext:value-type="string">
            <text:p>ANTICIPO 30% LOZA RANCAGUA</text:p>
          </table:table-cell>
          <table:table-cell table:style-name="ce11" office:value-type="string" calcext:value-type="string">
            <text:p>CONSTRUCTORA VC JP LTDA</text:p>
          </table:table-cell>
          <table:table-cell table:style-name="ce11" office:value-type="float" office:value="37" calcext:value-type="float">
            <text:p>37</text:p>
          </table:table-cell>
          <table:table-cell table:style-name="ce33" office:value-type="string" calcext:value-type="string">
            <text:p>Rancagua</text:p>
          </table:table-cell>
          <table:table-cell table:number-columns-repeated="2"/>
          <table:table-cell table:style-name="ce41" office:value-type="string" calcext:value-type="string">
            <text:p>31/10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59" office:value-type="float" office:value="2867836" calcext:value-type="float">
            <text:p><text:s/>2.867.836 </text:p>
          </table:table-cell>
          <table:table-cell table:number-columns-repeated="1004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dificios</text:p>
          </table:table-cell>
          <table:table-cell table:number-columns-repeated="2"/>
          <table:table-cell table:style-name="ce11" office:value-type="string" calcext:value-type="string">
            <text:p>70% LOZA RANCAGUA</text:p>
          </table:table-cell>
          <table:table-cell table:style-name="ce11" office:value-type="string" calcext:value-type="string">
            <text:p>CONSTRUCTORA VC JP LTDA</text:p>
          </table:table-cell>
          <table:table-cell table:style-name="ce11" office:value-type="float" office:value="38" calcext:value-type="float">
            <text:p>38</text:p>
          </table:table-cell>
          <table:table-cell table:style-name="ce33" office:value-type="string" calcext:value-type="string">
            <text:p>Rancagua</text:p>
          </table:table-cell>
          <table:table-cell table:number-columns-repeated="2"/>
          <table:table-cell table:style-name="ce41" office:value-type="string" calcext:value-type="string">
            <text:p>31/10/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59" office:value-type="float" office:value="6691618" calcext:value-type="float">
            <text:p><text:s/>6.691.618 </text:p>
          </table:table-cell>
          <table:table-cell table:number-columns-repeated="1004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Maquinaria y EQ</text:p>
          </table:table-cell>
          <table:table-cell table:number-columns-repeated="2"/>
          <table:table-cell table:style-name="ce2" office:value-type="string" calcext:value-type="string">
            <text:p>GASTOS INTERNACION ENCOMIENDA ACTIA</text:p>
          </table:table-cell>
          <table:table-cell table:style-name="ce2" office:value-type="string" calcext:value-type="string">
            <text:p>FEDEX EXPRESS CHILE SPA</text:p>
          </table:table-cell>
          <table:table-cell table:style-name="ce2" office:value-type="float" office:value="551327" calcext:value-type="float">
            <text:p>551327</text:p>
          </table:table-cell>
          <table:table-cell table:style-name="ce33" office:value-type="string" calcext:value-type="string">
            <text:p>RANCAGUA</text:p>
          </table:table-cell>
          <table:table-cell table:number-columns-repeated="2"/>
          <table:table-cell table:style-name="ce43" office:value-type="date" office:date-value="2022-03-01" calcext:value-type="date">
            <text:p>01-03-2022</text:p>
          </table:table-cell>
          <table:table-cell table:style-name="ce60" office:value-type="float" office:value="2298" calcext:value-type="float">
            <text:p><text:s/>2.298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0" office:value-type="float" office:value="2298" calcext:value-type="float">
            <text:p><text:s/>2.298 </text:p>
          </table:table-cell>
          <table:table-cell table:number-columns-repeated="1004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Edificio</text:p>
          </table:table-cell>
          <table:table-cell table:number-columns-repeated="2"/>
          <table:table-cell table:style-name="ce2" office:value-type="string" calcext:value-type="string">
            <text:p>MEDIDOR POLARIZADO </text:p>
          </table:table-cell>
          <table:table-cell table:style-name="ce2" office:value-type="string" calcext:value-type="string">
            <text:p>SERVICIOS EDS LIMITADA</text:p>
          </table:table-cell>
          <table:table-cell table:style-name="ce2" office:value-type="float" office:value="5626" calcext:value-type="float">
            <text:p>5626</text:p>
          </table:table-cell>
          <table:table-cell table:style-name="ce33" office:value-type="string" calcext:value-type="string">
            <text:p>RANCAGUA</text:p>
          </table:table-cell>
          <table:table-cell table:number-columns-repeated="2"/>
          <table:table-cell table:style-name="ce43" office:value-type="date" office:date-value="2022-04-30" calcext:value-type="date">
            <text:p>30-04-2022</text:p>
          </table:table-cell>
          <table:table-cell table:style-name="ce60" office:value-type="float" office:value="697454" calcext:value-type="float">
            <text:p><text:s/>697.454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697454" calcext:value-type="float">
            <text:p><text:s/>697.454 </text:p>
          </table:table-cell>
          <table:table-cell table:number-columns-repeated="1004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LICENCIAS SOFTWARE</text:p>
          </table:table-cell>
          <table:table-cell table:style-name="ce1" office:value-type="string" calcext:value-type="string">
            <text:p><text:s/>NUMIR TECHNOLOGY</text:p>
          </table:table-cell>
          <table:table-cell table:style-name="ce1" office:value-type="string" calcext:value-type="string">
            <text:p>OC 20223468</text:p>
          </table:table-cell>
          <table:table-cell table:style-name="ce33" office:value-type="string" calcext:value-type="string">
            <text:p>RANCAGUA</text:p>
          </table:table-cell>
          <table:table-cell table:number-columns-repeated="2"/>
          <table:table-cell table:style-name="ce42" office:value-type="date" office:date-value="2022-05-20" calcext:value-type="date">
            <text:p>20-05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665065.461538461" calcext:value-type="float">
            <text:p><text:s/>665.065 </text:p>
          </table:table-cell>
          <table:table-cell table:number-columns-repeated="1004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VISITAS TECN. CERCO ELECTRICO SVTT-RANCAGUA</text:p>
          </table:table-cell>
          <table:table-cell table:style-name="ce1" office:value-type="string" calcext:value-type="string">
            <text:p>RED INTEGRAL LIMITADA</text:p>
          </table:table-cell>
          <table:table-cell table:style-name="ce1" office:value-type="float" office:value="267" calcext:value-type="float">
            <text:p>267</text:p>
          </table:table-cell>
          <table:table-cell table:style-name="ce33" office:value-type="string" calcext:value-type="string">
            <text:p>RANCAGUA</text:p>
          </table:table-cell>
          <table:table-cell table:number-columns-repeated="2"/>
          <table:table-cell table:style-name="ce42" office:value-type="date" office:date-value="2022-07-18" calcext:value-type="date">
            <text:p>18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69500" calcext:value-type="float">
            <text:p><text:s/>69.500 </text:p>
          </table:table-cell>
          <table:table-cell table:number-columns-repeated="1004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9-DISCO DURO 10TB SATA ENTERPRISE EXOS SEAGATE- TODAS LAS PLANTAS</text:p>
          </table:table-cell>
          <table:table-cell table:style-name="ce1" office:value-type="string" calcext:value-type="string">
            <text:p>SOCIEDAD COMERCIAL VIDEOVISION LIMITADA</text:p>
          </table:table-cell>
          <table:table-cell table:style-name="ce1" office:value-type="float" office:value="95637" calcext:value-type="float">
            <text:p>95637</text:p>
          </table:table-cell>
          <table:table-cell table:style-name="ce33" office:value-type="string" calcext:value-type="string">
            <text:p>RANCAGUA</text:p>
          </table:table-cell>
          <table:table-cell table:number-columns-repeated="2"/>
          <table:table-cell table:style-name="ce42" office:value-type="date" office:date-value="2022-07-26" calcext:value-type="date">
            <text:p>26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205003" calcext:value-type="float">
            <text:p><text:s/>205.003 </text:p>
          </table:table-cell>
          <table:table-cell table:number-columns-repeated="1004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DISCO DURO 3,5 - TODAS LAS PLANTAS</text:p>
          </table:table-cell>
          <table:table-cell table:style-name="ce1" office:value-type="string" calcext:value-type="string">
            <text:p>AUTOMA ELECTRONICA LTDA</text:p>
          </table:table-cell>
          <table:table-cell table:style-name="ce1" office:value-type="float" office:value="232214" calcext:value-type="float">
            <text:p>232214</text:p>
          </table:table-cell>
          <table:table-cell table:style-name="ce33" office:value-type="string" calcext:value-type="string">
            <text:p>RANCAGUA</text:p>
          </table:table-cell>
          <table:table-cell table:number-columns-repeated="2"/>
          <table:table-cell table:style-name="ce42" office:value-type="date" office:date-value="2022-07-20" calcext:value-type="date">
            <text:p>20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98154" calcext:value-type="float">
            <text:p><text:s/>98.154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number-columns-repeated="2" table:style-name="ce11" office:value-type="string" calcext:value-type="string">
            <text:p>RENDICION FERNANDO VELASQUEZ</text:p>
          </table:table-cell>
          <table:table-cell table:style-name="ce1"/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52" office:value-type="date" office:date-value="2021-12-05" calcext:value-type="date">
            <text:p>05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679754" calcext:value-type="float">
            <text:p><text:s/>679.754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number-columns-repeated="2" table:style-name="ce11" office:value-type="string" calcext:value-type="string">
            <text:p>PAGO SEREMI SALUD ALCANTARILLADO Y AGUA</text:p>
          </table:table-cell>
          <table:table-cell table:style-name="ce1"/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52" office:value-type="date" office:date-value="2021-12-09" calcext:value-type="date">
            <text:p>09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42700" calcext:value-type="float">
            <text:p><text:s/>42.700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number-columns-repeated="2" table:style-name="ce11" office:value-type="string" calcext:value-type="string">
            <text:p>RENDICION EDUARDO A. 12.2021 J. SEPULVEDA</text:p>
          </table:table-cell>
          <table:table-cell table:style-name="ce1"/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52" office:value-type="date" office:date-value="2021-12-30" calcext:value-type="date">
            <text:p>30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276000" calcext:value-type="float">
            <text:p><text:s/>276.000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number-columns-repeated="2" table:style-name="ce11" office:value-type="string" calcext:value-type="string">
            <text:p>RENDICION EDUARDO A. 12.2021 J. SEPULVEDA</text:p>
          </table:table-cell>
          <table:table-cell table:style-name="ce1"/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52" office:value-type="date" office:date-value="2021-12-30" calcext:value-type="date">
            <text:p>30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618025" calcext:value-type="float">
            <text:p><text:s/>618.025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number-columns-repeated="2" table:style-name="ce11" office:value-type="string" calcext:value-type="string">
            <text:p>RENDICION EDUARDO A. 12.2021 J. SEPULVEDA</text:p>
          </table:table-cell>
          <table:table-cell table:style-name="ce1"/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52" office:value-type="date" office:date-value="2021-12-30" calcext:value-type="date">
            <text:p>30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25590" calcext:value-type="float">
            <text:p><text:s/>25.590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number-columns-repeated="2" table:style-name="ce11" office:value-type="string" calcext:value-type="string">
            <text:p>RENDICION EDUARDO A. 12.2021 MAURICIO</text:p>
          </table:table-cell>
          <table:table-cell table:style-name="ce1"/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52" office:value-type="date" office:date-value="2021-12-30" calcext:value-type="date">
            <text:p>30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255685" calcext:value-type="float">
            <text:p><text:s/>255.685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SERVICIO GRUA HORQUILLA</text:p>
          </table:table-cell>
          <table:table-cell table:style-name="ce11" office:value-type="string" calcext:value-type="string">
            <text:p>CRISTIAN GIOVANNI OROZCO TORO</text:p>
          </table:table-cell>
          <table:table-cell table:style-name="ce11" office:value-type="float" office:value="677" calcext:value-type="float">
            <text:p>677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16000" calcext:value-type="float">
            <text:p><text:s/>116.000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DIESEL CAMIONETA</text:p>
          </table:table-cell>
          <table:table-cell table:style-name="ce11" office:value-type="string" calcext:value-type="string">
            <text:p>COMERCIAL Y SERVICIOS RIVO LIMITADA</text:p>
          </table:table-cell>
          <table:table-cell table:style-name="ce11" office:value-type="float" office:value="101848" calcext:value-type="float">
            <text:p>101848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43989" calcext:value-type="float">
            <text:p><text:s/>43.989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VISITIAS BIO BIO</text:p>
          </table:table-cell>
          <table:table-cell table:style-name="ce11" office:value-type="string" calcext:value-type="string">
            <text:p>FERNANDO VELASQUEZ VALDIVIA PROYECTOS ARQUITECTONICOS LIMITADA</text:p>
          </table:table-cell>
          <table:table-cell table:style-name="ce11" office:value-type="float" office:value="61" calcext:value-type="float">
            <text:p>61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406524" calcext:value-type="float">
            <text:p><text:s/>406.524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DIESEL CAMIONETA</text:p>
          </table:table-cell>
          <table:table-cell table:style-name="ce11" office:value-type="string" calcext:value-type="string">
            <text:p>ADMINISTRADORA DE VENTAS AL DETALLE LTDA</text:p>
          </table:table-cell>
          <table:table-cell table:style-name="ce11" office:value-type="float" office:value="13466697" calcext:value-type="float">
            <text:p>13466697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24560" calcext:value-type="float">
            <text:p><text:s/>24.560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DIESEL CAMIONETA</text:p>
          </table:table-cell>
          <table:table-cell table:style-name="ce11" office:value-type="string" calcext:value-type="string">
            <text:p>ADMINISTRADORA DE VENTAS AL DETALLE LTDA</text:p>
          </table:table-cell>
          <table:table-cell table:style-name="ce11" office:value-type="float" office:value="13490576" calcext:value-type="float">
            <text:p>13490576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5318" calcext:value-type="float">
            <text:p><text:s/>15.318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DIESEL CAMIONETA</text:p>
          </table:table-cell>
          <table:table-cell table:style-name="ce11" office:value-type="string" calcext:value-type="string">
            <text:p>VELOSO S.A.</text:p>
          </table:table-cell>
          <table:table-cell table:style-name="ce11" office:value-type="float" office:value="255831" calcext:value-type="float">
            <text:p>255831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39699" calcext:value-type="float">
            <text:p><text:s/>39.699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DIESEL CAMIONETA</text:p>
          </table:table-cell>
          <table:table-cell table:style-name="ce11" office:value-type="string" calcext:value-type="string">
            <text:p>VELOSO S.A.</text:p>
          </table:table-cell>
          <table:table-cell table:style-name="ce11" office:value-type="float" office:value="256512" calcext:value-type="float">
            <text:p>256512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40165" calcext:value-type="float">
            <text:p><text:s/>40.165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DIESEL CAMIONETA</text:p>
          </table:table-cell>
          <table:table-cell table:style-name="ce11" office:value-type="string" calcext:value-type="string">
            <text:p>VELOSO S.A.</text:p>
          </table:table-cell>
          <table:table-cell table:style-name="ce11" office:value-type="float" office:value="257443" calcext:value-type="float">
            <text:p>257443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34524" calcext:value-type="float">
            <text:p><text:s/>34.524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PERFIL CUADRADO SAN PEDRO</text:p>
          </table:table-cell>
          <table:table-cell table:style-name="ce11" office:value-type="string" calcext:value-type="string">
            <text:p>SALOMON SACK S.A.</text:p>
          </table:table-cell>
          <table:table-cell table:style-name="ce11" office:value-type="float" office:value="11437897" calcext:value-type="float">
            <text:p>11437897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479065" calcext:value-type="float">
            <text:p><text:s/>479.065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TRASLADO A SAN PEDRO</text:p>
          </table:table-cell>
          <table:table-cell table:style-name="ce11" office:value-type="string" calcext:value-type="string">
            <text:p>RAMON DE LA ROSA RAMIREZ HERNANDEZ</text:p>
          </table:table-cell>
          <table:table-cell table:style-name="ce11" office:value-type="float" office:value="430" calcext:value-type="float">
            <text:p>430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800000" calcext:value-type="float">
            <text:p><text:s/>800.000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DIESEL CAMIONETA</text:p>
          </table:table-cell>
          <table:table-cell table:style-name="ce11" office:value-type="string" calcext:value-type="string">
            <text:p>GABRIEL ENRIQUE GALLARDO COFRE</text:p>
          </table:table-cell>
          <table:table-cell table:style-name="ce11" office:value-type="float" office:value="294600" calcext:value-type="float">
            <text:p>294600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28148" calcext:value-type="float">
            <text:p><text:s/>28.148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DIESEL CAMIONETA</text:p>
          </table:table-cell>
          <table:table-cell table:style-name="ce11" office:value-type="string" calcext:value-type="string">
            <text:p>GABRIEL ENRIQUE GALLARDO COFRE</text:p>
          </table:table-cell>
          <table:table-cell table:style-name="ce11" office:value-type="float" office:value="294602" calcext:value-type="float">
            <text:p>294602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20000" calcext:value-type="float">
            <text:p><text:s/>20.000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ARRIENDO MESA TIJERA SAN PEDRO</text:p>
          </table:table-cell>
          <table:table-cell table:style-name="ce11" office:value-type="string" calcext:value-type="string">
            <text:p>EQUIPOS Y MAQUINARIAS MAN LIFT LTDA</text:p>
          </table:table-cell>
          <table:table-cell table:style-name="ce11" office:value-type="float" office:value="4836" calcext:value-type="float">
            <text:p>4836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200000" calcext:value-type="float">
            <text:p><text:s/>200.000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HOSPEDAJE EDUARDO AGUERO</text:p>
          </table:table-cell>
          <table:table-cell table:style-name="ce11" office:value-type="string" calcext:value-type="string">
            <text:p>COMERCIAL Y HOTELERA GANDOLFI Y CIA LTDA</text:p>
          </table:table-cell>
          <table:table-cell table:style-name="ce11" office:value-type="float" office:value="4590" calcext:value-type="float">
            <text:p>4590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09244" calcext:value-type="float">
            <text:p><text:s/>109.244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HOSPEDAJE EDUARDO AGUERO</text:p>
          </table:table-cell>
          <table:table-cell table:style-name="ce11" office:value-type="string" calcext:value-type="string">
            <text:p>COMERCIAL Y HOTELERA GANDOLFI Y CIA LTDA</text:p>
          </table:table-cell>
          <table:table-cell table:style-name="ce11" office:value-type="float" office:value="4617" calcext:value-type="float">
            <text:p>4617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11764" calcext:value-type="float">
            <text:p><text:s/>111.764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1" office:value-type="string" calcext:value-type="string">
            <text:p>VISITAS PRT BIO BIO</text:p>
          </table:table-cell>
          <table:table-cell table:style-name="ce11" office:value-type="string" calcext:value-type="string">
            <text:p>FERNANDO VELASQUEZ VALDIVIA PROYECTOS ARQUITECTONICOS LIMITADA</text:p>
          </table:table-cell>
          <table:table-cell table:style-name="ce11" office:value-type="float" office:value="62" calcext:value-type="float">
            <text:p>62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1-12-31" calcext:value-type="date">
            <text:p>31-12-202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406524" calcext:value-type="float">
            <text:p><text:s/>406.524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condicionamiento PRT</text:p>
          </table:table-cell>
          <table:table-cell table:style-name="ce10"/>
          <table:table-cell table:style-name="ce1"/>
          <table:table-cell table:style-name="ce11" office:value-type="string" calcext:value-type="string">
            <text:p>MATERIALES SAN PEDRO</text:p>
          </table:table-cell>
          <table:table-cell table:style-name="ce11" office:value-type="string" calcext:value-type="string">
            <text:p>ELECTRONICA FERNANDO IBARRA EIRL</text:p>
          </table:table-cell>
          <table:table-cell table:style-name="ce11" office:value-type="float" office:value="11665" calcext:value-type="float">
            <text:p>11665</text:p>
          </table:table-cell>
          <table:table-cell table:style-name="ce33" office:value-type="string" calcext:value-type="string">
            <text:p>San Pedro</text:p>
          </table:table-cell>
          <table:table-cell table:style-name="ce10"/>
          <table:table-cell table:style-name="ce1"/>
          <table:table-cell table:style-name="ce42" office:value-type="date" office:date-value="2021-12-31" calcext:value-type="date">
            <text:p>31-12-2021</text:p>
          </table:table-cell>
          <table:table-cell table:style-name="ce10"/>
          <table:table-cell table:style-name="ce1" table:number-columns-repeated="2"/>
          <table:table-cell office:value-type="string" calcext:value-type="string">
            <text:p>true</text:p>
          </table:table-cell>
          <table:table-cell table:style-name="ce1"/>
          <table:table-cell office:value-type="string" calcext:value-type="string">
            <text:p>C</text:p>
          </table:table-cell>
          <table:table-cell table:style-name="ce1"/>
          <table:table-cell office:value-type="float" office:value="36" calcext:value-type="float">
            <text:p>36</text:p>
          </table:table-cell>
          <table:table-cell table:style-name="ce59" office:value-type="float" office:value="33453" calcext:value-type="float">
            <text:p><text:s/>33.453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condicionamiento PRT</text:p>
          </table:table-cell>
          <table:table-cell table:style-name="ce10"/>
          <table:table-cell table:style-name="ce1"/>
          <table:table-cell table:style-name="ce11" office:value-type="string" calcext:value-type="string">
            <text:p>DIESEL CAMIONETA</text:p>
          </table:table-cell>
          <table:table-cell table:style-name="ce11" office:value-type="string" calcext:value-type="string">
            <text:p>S NAZAL S.A.</text:p>
          </table:table-cell>
          <table:table-cell table:style-name="ce11" office:value-type="float" office:value="88670" calcext:value-type="float">
            <text:p>88670</text:p>
          </table:table-cell>
          <table:table-cell table:style-name="ce33" office:value-type="string" calcext:value-type="string">
            <text:p>San Pedro</text:p>
          </table:table-cell>
          <table:table-cell table:style-name="ce10"/>
          <table:table-cell table:style-name="ce1"/>
          <table:table-cell table:style-name="ce42" office:value-type="date" office:date-value="2021-12-31" calcext:value-type="date">
            <text:p>31-12-2021</text:p>
          </table:table-cell>
          <table:table-cell table:style-name="ce10"/>
          <table:table-cell table:style-name="ce1" table:number-columns-repeated="2"/>
          <table:table-cell office:value-type="string" calcext:value-type="string">
            <text:p>true</text:p>
          </table:table-cell>
          <table:table-cell table:style-name="ce1"/>
          <table:table-cell office:value-type="string" calcext:value-type="string">
            <text:p>C</text:p>
          </table:table-cell>
          <table:table-cell table:style-name="ce1"/>
          <table:table-cell office:value-type="float" office:value="36" calcext:value-type="float">
            <text:p>36</text:p>
          </table:table-cell>
          <table:table-cell table:style-name="ce59" office:value-type="float" office:value="50403" calcext:value-type="float">
            <text:p><text:s/>50.403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condicionamiento PRT</text:p>
          </table:table-cell>
          <table:table-cell table:style-name="ce10"/>
          <table:table-cell table:style-name="ce1"/>
          <table:table-cell table:style-name="ce11" office:value-type="string" calcext:value-type="string">
            <text:p>TABLERO DE TRANSFERENCIA SAN PEDRO</text:p>
          </table:table-cell>
          <table:table-cell table:style-name="ce11" office:value-type="string" calcext:value-type="string">
            <text:p>ELECTRICIDAD, CONSTRUCCION E INMOBILIARIA GAETE SPA</text:p>
          </table:table-cell>
          <table:table-cell table:style-name="ce11" office:value-type="float" office:value="193" calcext:value-type="float">
            <text:p>193</text:p>
          </table:table-cell>
          <table:table-cell table:style-name="ce33" office:value-type="string" calcext:value-type="string">
            <text:p>San Pedro</text:p>
          </table:table-cell>
          <table:table-cell table:style-name="ce10"/>
          <table:table-cell table:style-name="ce1"/>
          <table:table-cell table:style-name="ce42" office:value-type="date" office:date-value="2021-12-31" calcext:value-type="date">
            <text:p>31-12-2021</text:p>
          </table:table-cell>
          <table:table-cell table:style-name="ce10"/>
          <table:table-cell table:style-name="ce1" table:number-columns-repeated="2"/>
          <table:table-cell office:value-type="string" calcext:value-type="string">
            <text:p>true</text:p>
          </table:table-cell>
          <table:table-cell table:style-name="ce1"/>
          <table:table-cell office:value-type="string" calcext:value-type="string">
            <text:p>C</text:p>
          </table:table-cell>
          <table:table-cell table:style-name="ce1"/>
          <table:table-cell office:value-type="float" office:value="36" calcext:value-type="float">
            <text:p>36</text:p>
          </table:table-cell>
          <table:table-cell table:style-name="ce59" office:value-type="float" office:value="1762037" calcext:value-type="float">
            <text:p><text:s/>1.762.037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dificios</text:p>
          </table:table-cell>
          <table:table-cell table:style-name="ce10"/>
          <table:table-cell table:style-name="ce1"/>
          <table:table-cell table:number-columns-repeated="2" table:style-name="ce11" office:value-type="string" calcext:value-type="string">
            <text:p>CONTRATO AGUAS SAN PEDRO</text:p>
          </table:table-cell>
          <table:table-cell table:style-name="ce1"/>
          <table:table-cell table:style-name="ce33" office:value-type="string" calcext:value-type="string">
            <text:p>San Pedro</text:p>
          </table:table-cell>
          <table:table-cell table:style-name="ce10"/>
          <table:table-cell table:style-name="ce1"/>
          <table:table-cell table:style-name="ce52" office:value-type="date" office:date-value="2021-12-07" calcext:value-type="date">
            <text:p>07-12-2021</text:p>
          </table:table-cell>
          <table:table-cell table:style-name="ce10"/>
          <table:table-cell table:style-name="ce1" table:number-columns-repeated="2"/>
          <table:table-cell office:value-type="string" calcext:value-type="string">
            <text:p>true</text:p>
          </table:table-cell>
          <table:table-cell table:style-name="ce1"/>
          <table:table-cell office:value-type="string" calcext:value-type="string">
            <text:p>C</text:p>
          </table:table-cell>
          <table:table-cell table:style-name="ce1"/>
          <table:table-cell office:value-type="float" office:value="120" calcext:value-type="float">
            <text:p>120</text:p>
          </table:table-cell>
          <table:table-cell table:style-name="ce59" office:value-type="float" office:value="2575830" calcext:value-type="float">
            <text:p><text:s/>2.575.830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dificios</text:p>
          </table:table-cell>
          <table:table-cell table:style-name="ce10"/>
          <table:table-cell table:style-name="ce1"/>
          <table:table-cell table:number-columns-repeated="2" table:style-name="ce11" office:value-type="string" calcext:value-type="string">
            <text:p>CONTRATO AGUAS SAN PEDRO</text:p>
          </table:table-cell>
          <table:table-cell table:style-name="ce1"/>
          <table:table-cell table:style-name="ce33" office:value-type="string" calcext:value-type="string">
            <text:p>San Pedro</text:p>
          </table:table-cell>
          <table:table-cell table:style-name="ce10"/>
          <table:table-cell table:style-name="ce1"/>
          <table:table-cell table:style-name="ce52" office:value-type="date" office:date-value="2021-12-17" calcext:value-type="date">
            <text:p>17-12-2021</text:p>
          </table:table-cell>
          <table:table-cell table:style-name="ce10"/>
          <table:table-cell table:style-name="ce1" table:number-columns-repeated="2"/>
          <table:table-cell office:value-type="string" calcext:value-type="string">
            <text:p>true</text:p>
          </table:table-cell>
          <table:table-cell table:style-name="ce1"/>
          <table:table-cell office:value-type="string" calcext:value-type="string">
            <text:p>C</text:p>
          </table:table-cell>
          <table:table-cell table:style-name="ce1"/>
          <table:table-cell office:value-type="float" office:value="120" calcext:value-type="float">
            <text:p>120</text:p>
          </table:table-cell>
          <table:table-cell table:style-name="ce59" office:value-type="float" office:value="1245077" calcext:value-type="float">
            <text:p><text:s/>1.245.077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dificios</text:p>
          </table:table-cell>
          <table:table-cell table:style-name="ce10"/>
          <table:table-cell table:style-name="ce1"/>
          <table:table-cell table:style-name="ce11" office:value-type="string" calcext:value-type="string">
            <text:p>ITO BIO BIO</text:p>
          </table:table-cell>
          <table:table-cell table:style-name="ce11" office:value-type="string" calcext:value-type="string">
            <text:p>CGESTA LIMITADA</text:p>
          </table:table-cell>
          <table:table-cell table:style-name="ce11" office:value-type="float" office:value="944" calcext:value-type="float">
            <text:p>944</text:p>
          </table:table-cell>
          <table:table-cell table:style-name="ce33" office:value-type="string" calcext:value-type="string">
            <text:p>San Pedro</text:p>
          </table:table-cell>
          <table:table-cell table:style-name="ce10"/>
          <table:table-cell table:style-name="ce1"/>
          <table:table-cell table:style-name="ce42" office:value-type="date" office:date-value="2021-12-31" calcext:value-type="date">
            <text:p>31-12-2021</text:p>
          </table:table-cell>
          <table:table-cell table:style-name="ce10"/>
          <table:table-cell table:style-name="ce1" table:number-columns-repeated="2"/>
          <table:table-cell office:value-type="string" calcext:value-type="string">
            <text:p>true</text:p>
          </table:table-cell>
          <table:table-cell table:style-name="ce1"/>
          <table:table-cell office:value-type="string" calcext:value-type="string">
            <text:p>C</text:p>
          </table:table-cell>
          <table:table-cell table:style-name="ce1"/>
          <table:table-cell office:value-type="float" office:value="120" calcext:value-type="float">
            <text:p>120</text:p>
          </table:table-cell>
          <table:table-cell table:style-name="ce59" office:value-type="float" office:value="3694716" calcext:value-type="float">
            <text:p><text:s/>3.694.716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dificios</text:p>
          </table:table-cell>
          <table:table-cell table:style-name="ce10"/>
          <table:table-cell table:style-name="ce1"/>
          <table:table-cell table:style-name="ce11" office:value-type="string" calcext:value-type="string">
            <text:p>ELECTRIFICACION SAN PEDRO</text:p>
          </table:table-cell>
          <table:table-cell table:style-name="ce11" office:value-type="string" calcext:value-type="string">
            <text:p>ALINEC SPA</text:p>
          </table:table-cell>
          <table:table-cell table:style-name="ce11" office:value-type="float" office:value="53" calcext:value-type="float">
            <text:p>53</text:p>
          </table:table-cell>
          <table:table-cell table:style-name="ce33" office:value-type="string" calcext:value-type="string">
            <text:p>San Pedro</text:p>
          </table:table-cell>
          <table:table-cell table:style-name="ce10"/>
          <table:table-cell table:style-name="ce1"/>
          <table:table-cell table:style-name="ce42" office:value-type="date" office:date-value="2021-12-31" calcext:value-type="date">
            <text:p>31-12-2021</text:p>
          </table:table-cell>
          <table:table-cell table:style-name="ce10"/>
          <table:table-cell table:style-name="ce1" table:number-columns-repeated="2"/>
          <table:table-cell office:value-type="string" calcext:value-type="string">
            <text:p>true</text:p>
          </table:table-cell>
          <table:table-cell table:style-name="ce1"/>
          <table:table-cell office:value-type="string" calcext:value-type="string">
            <text:p>C</text:p>
          </table:table-cell>
          <table:table-cell table:style-name="ce1"/>
          <table:table-cell office:value-type="float" office:value="120" calcext:value-type="float">
            <text:p>120</text:p>
          </table:table-cell>
          <table:table-cell table:style-name="ce59" office:value-type="float" office:value="23650029" calcext:value-type="float">
            <text:p><text:s/>23.650.029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dificios</text:p>
          </table:table-cell>
          <table:table-cell table:style-name="ce10"/>
          <table:table-cell table:style-name="ce1"/>
          <table:table-cell table:style-name="ce11" office:value-type="string" calcext:value-type="string">
            <text:p>HONORARIOS BIO BIO</text:p>
          </table:table-cell>
          <table:table-cell table:style-name="ce11" office:value-type="string" calcext:value-type="string">
            <text:p>FERNANDO ANDRES VELASQUEZ VALDIVIA</text:p>
          </table:table-cell>
          <table:table-cell table:style-name="ce11" office:value-type="float" office:value="204" calcext:value-type="float">
            <text:p>204</text:p>
          </table:table-cell>
          <table:table-cell table:style-name="ce33" office:value-type="string" calcext:value-type="string">
            <text:p>San Pedro</text:p>
          </table:table-cell>
          <table:table-cell table:style-name="ce10"/>
          <table:table-cell table:style-name="ce1"/>
          <table:table-cell table:style-name="ce42" office:value-type="date" office:date-value="2021-12-31" calcext:value-type="date">
            <text:p>31-12-2021</text:p>
          </table:table-cell>
          <table:table-cell table:style-name="ce10"/>
          <table:table-cell table:style-name="ce1" table:number-columns-repeated="2"/>
          <table:table-cell office:value-type="string" calcext:value-type="string">
            <text:p>true</text:p>
          </table:table-cell>
          <table:table-cell table:style-name="ce1"/>
          <table:table-cell office:value-type="string" calcext:value-type="string">
            <text:p>C</text:p>
          </table:table-cell>
          <table:table-cell table:style-name="ce1"/>
          <table:table-cell office:value-type="float" office:value="120" calcext:value-type="float">
            <text:p>120</text:p>
          </table:table-cell>
          <table:table-cell table:style-name="ce59" office:value-type="float" office:value="776470.5" calcext:value-type="float">
            <text:p><text:s/>776.471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Maquinarias y equipos</text:p>
          </table:table-cell>
          <table:table-cell table:style-name="ce10"/>
          <table:table-cell table:style-name="ce1"/>
          <table:table-cell table:style-name="ce11" office:value-type="string" calcext:value-type="string">
            <text:p>COMPUTADORES DELL</text:p>
          </table:table-cell>
          <table:table-cell table:style-name="ce11" office:value-type="string" calcext:value-type="string">
            <text:p>NUMIR 61465 USD</text:p>
          </table:table-cell>
          <table:table-cell table:style-name="ce1"/>
          <table:table-cell table:style-name="ce33" office:value-type="string" calcext:value-type="string">
            <text:p>San Pedro</text:p>
          </table:table-cell>
          <table:table-cell table:style-name="ce10"/>
          <table:table-cell table:style-name="ce1"/>
          <table:table-cell table:style-name="ce42" office:value-type="date" office:date-value="2021-12-31" calcext:value-type="date">
            <text:p>31-12-2021</text:p>
          </table:table-cell>
          <table:table-cell table:style-name="ce10"/>
          <table:table-cell table:style-name="ce1" table:number-columns-repeated="2"/>
          <table:table-cell office:value-type="string" calcext:value-type="string">
            <text:p>true</text:p>
          </table:table-cell>
          <table:table-cell table:style-name="ce1"/>
          <table:table-cell office:value-type="string" calcext:value-type="string">
            <text:p>C</text:p>
          </table:table-cell>
          <table:table-cell table:style-name="ce1"/>
          <table:table-cell office:value-type="float" office:value="36" calcext:value-type="float">
            <text:p>36</text:p>
          </table:table-cell>
          <table:table-cell table:style-name="ce63" office:value-type="float" office:value="24705857" calcext:value-type="float">
            <text:p><text:s/>24.705.857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" office:value-type="string" calcext:value-type="string">
            <text:p>Malla Negra</text:p>
          </table:table-cell>
          <table:table-cell table:style-name="ce1" office:value-type="string" calcext:value-type="string">
            <text:p>Barraca de Fierro Castro</text:p>
          </table:table-cell>
          <table:table-cell table:style-name="ce1" office:value-type="float" office:value="381577" calcext:value-type="float">
            <text:p>381577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1-31" calcext:value-type="date">
            <text:p>31-01-2022</text:p>
          </table:table-cell>
          <table:table-cell table:style-name="ce63" office:value-type="float" office:value="55746" calcext:value-type="float">
            <text:p><text:s/>55.746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55746" calcext:value-type="float">
            <text:p><text:s/>55.746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" office:value-type="string" calcext:value-type="string">
            <text:p>Perfil cuadrado</text:p>
          </table:table-cell>
          <table:table-cell table:style-name="ce1" office:value-type="string" calcext:value-type="string">
            <text:p>Barraca de Fierro Castro</text:p>
          </table:table-cell>
          <table:table-cell table:style-name="ce1" office:value-type="float" office:value="381578" calcext:value-type="float">
            <text:p>381578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1-31" calcext:value-type="date">
            <text:p>31-01-2022</text:p>
          </table:table-cell>
          <table:table-cell table:style-name="ce63" office:value-type="float" office:value="111852" calcext:value-type="float">
            <text:p><text:s/>111.852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111852" calcext:value-type="float">
            <text:p><text:s/>111.852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condicionamiento PRT</text:p>
          </table:table-cell>
          <table:table-cell table:number-columns-repeated="2"/>
          <table:table-cell table:style-name="ce1" office:value-type="string" calcext:value-type="string">
            <text:p>Perfil cuadrado</text:p>
          </table:table-cell>
          <table:table-cell table:style-name="ce1" office:value-type="string" calcext:value-type="string">
            <text:p>Barraca de Fierro Castro</text:p>
          </table:table-cell>
          <table:table-cell table:style-name="ce1" office:value-type="float" office:value="381623" calcext:value-type="float">
            <text:p>381623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1-31" calcext:value-type="date">
            <text:p>31-01-2022</text:p>
          </table:table-cell>
          <table:table-cell table:style-name="ce63" office:value-type="float" office:value="90369" calcext:value-type="float">
            <text:p><text:s/>90.369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90369" calcext:value-type="float">
            <text:p><text:s/>90.369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quipos computacionales</text:p>
          </table:table-cell>
          <table:table-cell table:number-columns-repeated="2"/>
          <table:table-cell table:style-name="ce11" office:value-type="string" calcext:value-type="string">
            <text:p>CONTAC AUXILIAR SAN PEDRO</text:p>
          </table:table-cell>
          <table:table-cell table:style-name="ce11" office:value-type="string" calcext:value-type="string">
            <text:p>SOCIEDAD DE SERVICIOS Y ELECTRONICA LIMITADA</text:p>
          </table:table-cell>
          <table:table-cell table:style-name="ce11" office:value-type="float" office:value="19893" calcext:value-type="float">
            <text:p>19893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1-31" calcext:value-type="date">
            <text:p>31-01-2022</text:p>
          </table:table-cell>
          <table:table-cell table:style-name="ce59" office:value-type="float" office:value="274425" calcext:value-type="float">
            <text:p><text:s/>274.425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274425" calcext:value-type="float">
            <text:p><text:s/>274.425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quipos computacionales</text:p>
          </table:table-cell>
          <table:table-cell table:number-columns-repeated="2"/>
          <table:table-cell table:style-name="ce11" office:value-type="string" calcext:value-type="string">
            <text:p>SENSOR SAN PEDRO</text:p>
          </table:table-cell>
          <table:table-cell table:style-name="ce11" office:value-type="string" calcext:value-type="string">
            <text:p>SOCIEDAD DE SERVICIOS Y ELECTRONICA LIMITADA</text:p>
          </table:table-cell>
          <table:table-cell table:style-name="ce11" office:value-type="float" office:value="19910" calcext:value-type="float">
            <text:p>19910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1-31" calcext:value-type="date">
            <text:p>31-01-2022</text:p>
          </table:table-cell>
          <table:table-cell table:style-name="ce59" office:value-type="float" office:value="217830" calcext:value-type="float">
            <text:p><text:s/>217.830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217830" calcext:value-type="float">
            <text:p><text:s/>217.830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quipos computacionales</text:p>
          </table:table-cell>
          <table:table-cell table:number-columns-repeated="2"/>
          <table:table-cell table:style-name="ce11" office:value-type="string" calcext:value-type="string">
            <text:p>CORREA SUSPENSION SAN PEDRO</text:p>
          </table:table-cell>
          <table:table-cell table:style-name="ce11" office:value-type="string" calcext:value-type="string">
            <text:p>SOCIEDAD DE SERVICIOS Y ELECTRONICA LIMITADA</text:p>
          </table:table-cell>
          <table:table-cell table:style-name="ce11" office:value-type="float" office:value="19911" calcext:value-type="float">
            <text:p>19911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1-31" calcext:value-type="date">
            <text:p>31-01-2022</text:p>
          </table:table-cell>
          <table:table-cell table:style-name="ce59" office:value-type="float" office:value="278183" calcext:value-type="float">
            <text:p><text:s/>278.183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278183" calcext:value-type="float">
            <text:p><text:s/>278.183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quipos computacionales</text:p>
          </table:table-cell>
          <table:table-cell table:number-columns-repeated="2"/>
          <table:table-cell table:style-name="ce11" office:value-type="string" calcext:value-type="string">
            <text:p>2 TV LED SAN PEDRO</text:p>
          </table:table-cell>
          <table:table-cell table:style-name="ce11" office:value-type="string" calcext:value-type="string">
            <text:p>FALABELLA RETAIL S.A.</text:p>
          </table:table-cell>
          <table:table-cell table:style-name="ce11" office:value-type="float" office:value="4002100" calcext:value-type="float">
            <text:p>4002100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1-31" calcext:value-type="date">
            <text:p>31-01-2022</text:p>
          </table:table-cell>
          <table:table-cell table:style-name="ce59" office:value-type="float" office:value="460471" calcext:value-type="float">
            <text:p><text:s/>460.471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460471" calcext:value-type="float">
            <text:p><text:s/>460.471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quipos computacionales</text:p>
          </table:table-cell>
          <table:table-cell table:number-columns-repeated="2"/>
          <table:table-cell table:style-name="ce11" office:value-type="string" calcext:value-type="string">
            <text:p>INSUMOS COMPUTACIONALES SAN PEDRO</text:p>
          </table:table-cell>
          <table:table-cell table:style-name="ce11" office:value-type="string" calcext:value-type="string">
            <text:p>PERSONAL COMPUTER FACTORY S.A.</text:p>
          </table:table-cell>
          <table:table-cell table:style-name="ce11" office:value-type="float" office:value="4452296" calcext:value-type="float">
            <text:p>4452296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1-31" calcext:value-type="date">
            <text:p>31-01-2022</text:p>
          </table:table-cell>
          <table:table-cell table:style-name="ce59" office:value-type="float" office:value="7941" calcext:value-type="float">
            <text:p><text:s/>7.941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7941" calcext:value-type="float">
            <text:p><text:s/>7.941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quipos computacionales</text:p>
          </table:table-cell>
          <table:table-cell table:number-columns-repeated="2"/>
          <table:table-cell table:style-name="ce11" office:value-type="string" calcext:value-type="string">
            <text:p>INSUMOS COMPUTACIONALES SAN PEDRO</text:p>
          </table:table-cell>
          <table:table-cell table:style-name="ce11" office:value-type="string" calcext:value-type="string">
            <text:p>PERSONAL COMPUTER FACTORY S.A.</text:p>
          </table:table-cell>
          <table:table-cell table:style-name="ce11" office:value-type="float" office:value="4454488" calcext:value-type="float">
            <text:p>4454488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1-31" calcext:value-type="date">
            <text:p>31-01-2022</text:p>
          </table:table-cell>
          <table:table-cell table:style-name="ce59" office:value-type="float" office:value="160345" calcext:value-type="float">
            <text:p><text:s/>160.345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60345" calcext:value-type="float">
            <text:p><text:s/>160.345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quipos computacionales</text:p>
          </table:table-cell>
          <table:table-cell table:number-columns-repeated="2"/>
          <table:table-cell table:style-name="ce11" office:value-type="string" calcext:value-type="string">
            <text:p>INSUMOS COMPUTACIONALES SAN PEDRO</text:p>
          </table:table-cell>
          <table:table-cell table:style-name="ce11" office:value-type="string" calcext:value-type="string">
            <text:p>PERSONAL COMPUTER FACTORY S.A.</text:p>
          </table:table-cell>
          <table:table-cell table:style-name="ce11" office:value-type="float" office:value="4467611" calcext:value-type="float">
            <text:p>4467611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1-31" calcext:value-type="date">
            <text:p>31-01-2022</text:p>
          </table:table-cell>
          <table:table-cell table:style-name="ce59" office:value-type="float" office:value="84697" calcext:value-type="float">
            <text:p><text:s/>84.697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84697" calcext:value-type="float">
            <text:p><text:s/>84.697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quipos computacionales</text:p>
          </table:table-cell>
          <table:table-cell table:number-columns-repeated="2"/>
          <table:table-cell table:style-name="ce11" office:value-type="string" calcext:value-type="string">
            <text:p>INSUMOS COMPUTACIONALES SAN PEDRO</text:p>
          </table:table-cell>
          <table:table-cell table:style-name="ce11" office:value-type="string" calcext:value-type="string">
            <text:p>PERSONAL COMPUTER FACTORY S.A.</text:p>
          </table:table-cell>
          <table:table-cell table:style-name="ce11" office:value-type="float" office:value="4467625" calcext:value-type="float">
            <text:p>4467625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1-31" calcext:value-type="date">
            <text:p>31-01-2022</text:p>
          </table:table-cell>
          <table:table-cell table:style-name="ce59" office:value-type="float" office:value="36756" calcext:value-type="float">
            <text:p><text:s/>36.756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36756" calcext:value-type="float">
            <text:p><text:s/>36.756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quipos computacionales</text:p>
          </table:table-cell>
          <table:table-cell table:number-columns-repeated="2"/>
          <table:table-cell table:style-name="ce11" office:value-type="string" calcext:value-type="string">
            <text:p>CORREA OPTIBELT SAN PEDRO</text:p>
          </table:table-cell>
          <table:table-cell table:style-name="ce11" office:value-type="string" calcext:value-type="string">
            <text:p>RAUL TAGLE E HIJOS LTDA</text:p>
          </table:table-cell>
          <table:table-cell table:style-name="ce11" office:value-type="float" office:value="3429719" calcext:value-type="float">
            <text:p>3429719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1-31" calcext:value-type="date">
            <text:p>31-01-2022</text:p>
          </table:table-cell>
          <table:table-cell table:style-name="ce59" office:value-type="float" office:value="120340" calcext:value-type="float">
            <text:p><text:s/>120.340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20340" calcext:value-type="float">
            <text:p><text:s/>120.340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1" office:value-type="string" calcext:value-type="string">
            <text:p>FERNANDO ANDRES VELASQUEZ VALDIVIA</text:p>
          </table:table-cell>
          <table:table-cell table:style-name="ce1" office:value-type="string" calcext:value-type="string">
            <text:p>ITO BIO BIO</text:p>
          </table:table-cell>
          <table:table-cell table:style-name="ce11" office:value-type="float" office:value="208" calcext:value-type="float">
            <text:p>208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1-31" calcext:value-type="date">
            <text:p>31-01-2022</text:p>
          </table:table-cell>
          <table:table-cell table:style-name="ce59" office:value-type="float" office:value="776470.5" calcext:value-type="float">
            <text:p><text:s/>776.471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59" office:value-type="float" office:value="776470.5" calcext:value-type="float">
            <text:p><text:s/>776.471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1" office:value-type="string" calcext:value-type="string">
            <text:p>PINTURA ALTO TRAFICO</text:p>
          </table:table-cell>
          <table:table-cell table:style-name="ce11" office:value-type="string" calcext:value-type="string">
            <text:p>TECNOQUIM SPA</text:p>
          </table:table-cell>
          <table:table-cell table:style-name="ce11" office:value-type="float" office:value="13578" calcext:value-type="float">
            <text:p>13578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1-31" calcext:value-type="date">
            <text:p>31-01-2022</text:p>
          </table:table-cell>
          <table:table-cell table:style-name="ce59" office:value-type="float" office:value="568200" calcext:value-type="float">
            <text:p><text:s/>568.200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59" office:value-type="float" office:value="568200" calcext:value-type="float">
            <text:p><text:s/>568.200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1" office:value-type="string" calcext:value-type="string">
            <text:p>ITO BIO BIO</text:p>
          </table:table-cell>
          <table:table-cell table:style-name="ce11" office:value-type="string" calcext:value-type="string">
            <text:p>CGESTA LIMITADA</text:p>
          </table:table-cell>
          <table:table-cell table:style-name="ce11" office:value-type="float" office:value="973" calcext:value-type="float">
            <text:p>973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1-31" calcext:value-type="date">
            <text:p>31-01-2022</text:p>
          </table:table-cell>
          <table:table-cell table:style-name="ce63" office:value-type="float" office:value="3719009" calcext:value-type="float">
            <text:p><text:s/>3.719.009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3719009" calcext:value-type="float">
            <text:p><text:s/>3.719.009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1" office:value-type="string" calcext:value-type="string">
            <text:p>50% ANTICIPO CALICATAS SAN PEDRO</text:p>
          </table:table-cell>
          <table:table-cell table:style-name="ce11" office:value-type="string" calcext:value-type="string">
            <text:p>GESTION MIGUEL DANIEL SILVA CARRASCO EIRL</text:p>
          </table:table-cell>
          <table:table-cell table:style-name="ce11" office:value-type="float" office:value="49" calcext:value-type="float">
            <text:p>49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1-31" calcext:value-type="date">
            <text:p>31-01-2022</text:p>
          </table:table-cell>
          <table:table-cell table:style-name="ce59" office:value-type="float" office:value="918750" calcext:value-type="float">
            <text:p><text:s/>918.750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59" office:value-type="float" office:value="918750" calcext:value-type="float">
            <text:p><text:s/>918.750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1" office:value-type="string" calcext:value-type="string">
            <text:p>50% MITIGACION SAN PEDRO</text:p>
          </table:table-cell>
          <table:table-cell table:style-name="ce11" office:value-type="string" calcext:value-type="string">
            <text:p>GESTION MIGUEL DANIEL SILVA CARRASCO EIRL</text:p>
          </table:table-cell>
          <table:table-cell table:style-name="ce11" office:value-type="float" office:value="50" calcext:value-type="float">
            <text:p>50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1-31" calcext:value-type="date">
            <text:p>31-01-2022</text:p>
          </table:table-cell>
          <table:table-cell table:style-name="ce59" office:value-type="float" office:value="40500000" calcext:value-type="float">
            <text:p><text:s/>40.500.000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59" office:value-type="float" office:value="40500000" calcext:value-type="float">
            <text:p><text:s/>40.500.000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1" office:value-type="string" calcext:value-type="string">
            <text:p>HORMIGON SAN PEDRO</text:p>
          </table:table-cell>
          <table:table-cell table:style-name="ce11" office:value-type="string" calcext:value-type="string">
            <text:p>GESTION MIGUEL DANIEL SILVA CARRASCO EIRL</text:p>
          </table:table-cell>
          <table:table-cell table:style-name="ce11" office:value-type="float" office:value="51" calcext:value-type="float">
            <text:p>51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1-31" calcext:value-type="date">
            <text:p>31-01-2022</text:p>
          </table:table-cell>
          <table:table-cell table:style-name="ce59" office:value-type="float" office:value="8416780" calcext:value-type="float">
            <text:p><text:s/>8.416.780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59" office:value-type="float" office:value="8416780" calcext:value-type="float">
            <text:p><text:s/>8.416.780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1" office:value-type="string" calcext:value-type="string">
            <text:p>30% MITIGACION SAN PEDRO</text:p>
          </table:table-cell>
          <table:table-cell table:style-name="ce11" office:value-type="string" calcext:value-type="string">
            <text:p>GESTION MIGUEL DANIEL SILVA CARRASCO EIRL</text:p>
          </table:table-cell>
          <table:table-cell table:style-name="ce11" office:value-type="float" office:value="52" calcext:value-type="float">
            <text:p>52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1-31" calcext:value-type="date">
            <text:p>31-01-2022</text:p>
          </table:table-cell>
          <table:table-cell table:style-name="ce59" office:value-type="float" office:value="24300000" calcext:value-type="float">
            <text:p><text:s/>24.300.000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59" office:value-type="float" office:value="24300000" calcext:value-type="float">
            <text:p><text:s/>24.300.000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1" office:value-type="string" calcext:value-type="string">
            <text:p>5% GARANTIA FIEL CUMPLIMIENTO DE CONTRATO</text:p>
          </table:table-cell>
          <table:table-cell table:style-name="ce11" office:value-type="string" calcext:value-type="string">
            <text:p>CONSTRUCTORA SUR SPA</text:p>
          </table:table-cell>
          <table:table-cell table:style-name="ce11" office:value-type="float" office:value="66" calcext:value-type="float">
            <text:p>66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1-31" calcext:value-type="date">
            <text:p>31-01-2022</text:p>
          </table:table-cell>
          <table:table-cell table:style-name="ce59" office:value-type="float" office:value="25045197" calcext:value-type="float">
            <text:p><text:s/>25.045.197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59" office:value-type="float" office:value="25045197" calcext:value-type="float">
            <text:p><text:s/>25.045.197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1" office:value-type="string" calcext:value-type="string">
            <text:p>PERFIL CUADRADO SAN PEDRO</text:p>
          </table:table-cell>
          <table:table-cell table:style-name="ce11" office:value-type="string" calcext:value-type="string">
            <text:p>SOC UNIVERSAL PERNOS LIMITADA</text:p>
          </table:table-cell>
          <table:table-cell table:style-name="ce11" office:value-type="float" office:value="115370" calcext:value-type="float">
            <text:p>115370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1-31" calcext:value-type="date">
            <text:p>31-01-2022</text:p>
          </table:table-cell>
          <table:table-cell table:style-name="ce59" office:value-type="float" office:value="135905" calcext:value-type="float">
            <text:p><text:s/>135.905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59" office:value-type="float" office:value="135905" calcext:value-type="float">
            <text:p><text:s/>135.905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number-columns-repeated="2" table:style-name="ce11" office:value-type="string" calcext:value-type="string">
            <text:p>DIN 3840124242 ANALIZADOR DE GASES OPUS</text:p>
          </table:table-cell>
          <table:table-cell table:style-name="ce11"/>
          <table:table-cell table:style-name="ce35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1-31" calcext:value-type="date">
            <text:p>31-01-2022</text:p>
          </table:table-cell>
          <table:table-cell table:style-name="ce59" office:value-type="float" office:value="1619695" calcext:value-type="float">
            <text:p><text:s/>1.619.695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1619695" calcext:value-type="float">
            <text:p><text:s/>1.619.695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number-columns-repeated="2" table:style-name="ce11" office:value-type="string" calcext:value-type="string">
            <text:p>DIN 3840124423 ANALIZADOR DE GASES OPUS</text:p>
          </table:table-cell>
          <table:table-cell table:style-name="ce11"/>
          <table:table-cell table:style-name="ce35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1-31" calcext:value-type="date">
            <text:p>31-01-2022</text:p>
          </table:table-cell>
          <table:table-cell table:style-name="ce59" office:value-type="float" office:value="2599165" calcext:value-type="float">
            <text:p><text:s/>2.599.165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2599165" calcext:value-type="float">
            <text:p><text:s/>2.599.165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1" office:value-type="string" calcext:value-type="string">
            <text:p>GASTOS DOCUMENTALES SAN PEDRO</text:p>
          </table:table-cell>
          <table:table-cell table:style-name="ce11" office:value-type="string" calcext:value-type="string">
            <text:p>BYOCOMEX SPA</text:p>
          </table:table-cell>
          <table:table-cell table:style-name="ce11" office:value-type="float" office:value="70" calcext:value-type="float">
            <text:p>70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1-31" calcext:value-type="date">
            <text:p>31-01-2022</text:p>
          </table:table-cell>
          <table:table-cell table:style-name="ce59" office:value-type="float" office:value="65000" calcext:value-type="float">
            <text:p><text:s/>65.000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65000" calcext:value-type="float">
            <text:p><text:s/>65.000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1" office:value-type="string" calcext:value-type="string">
            <text:p>GASTOS DOCUMENTALES SAN PEDRO</text:p>
          </table:table-cell>
          <table:table-cell table:style-name="ce11" office:value-type="string" calcext:value-type="string">
            <text:p>BYOCOMEX SPA</text:p>
          </table:table-cell>
          <table:table-cell table:style-name="ce11" office:value-type="float" office:value="203" calcext:value-type="float">
            <text:p>203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1-31" calcext:value-type="date">
            <text:p>31-01-2022</text:p>
          </table:table-cell>
          <table:table-cell table:style-name="ce59" office:value-type="float" office:value="40000" calcext:value-type="float">
            <text:p><text:s/>40.000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9" office:value-type="float" office:value="40000" calcext:value-type="float">
            <text:p><text:s/>40.000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Maquinaria y EQ</text:p>
          </table:table-cell>
          <table:table-cell table:number-columns-repeated="2"/>
          <table:table-cell table:style-name="ce24" office:value-type="string" calcext:value-type="string">
            <text:p>GASTOS DOCUMENTALES SAN PEDRO</text:p>
          </table:table-cell>
          <table:table-cell table:style-name="ce24" office:value-type="string" calcext:value-type="string">
            <text:p>BYOCOMEX SPA</text:p>
          </table:table-cell>
          <table:table-cell table:style-name="ce24" office:value-type="float" office:value="208" calcext:value-type="float">
            <text:p>208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3" office:value-type="date" office:date-value="2022-01-31" calcext:value-type="date">
            <text:p>31-01-2022</text:p>
          </table:table-cell>
          <table:table-cell table:style-name="ce66" office:value-type="float" office:value="40000" calcext:value-type="float">
            <text:p><text:s/>40.000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6" office:value-type="float" office:value="40000" calcext:value-type="float">
            <text:p><text:s/>40.000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Maquinaria y EQ</text:p>
          </table:table-cell>
          <table:table-cell table:number-columns-repeated="2"/>
          <table:table-cell table:style-name="ce24" office:value-type="string" calcext:value-type="string">
            <text:p>ALMACENAJE</text:p>
          </table:table-cell>
          <table:table-cell table:style-name="ce24" office:value-type="string" calcext:value-type="string">
            <text:p>FASTAIR ALMACENES DE CARGA S.A.</text:p>
          </table:table-cell>
          <table:table-cell table:style-name="ce24" office:value-type="float" office:value="796607" calcext:value-type="float">
            <text:p>796607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3" office:value-type="date" office:date-value="2022-01-31" calcext:value-type="date">
            <text:p>31-01-2022</text:p>
          </table:table-cell>
          <table:table-cell table:style-name="ce66" office:value-type="float" office:value="227386" calcext:value-type="float">
            <text:p><text:s/>227.386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6" office:value-type="float" office:value="227386" calcext:value-type="float">
            <text:p><text:s/>227.386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4" office:value-type="string" calcext:value-type="string">
            <text:p>Edificio</text:p>
          </table:table-cell>
          <table:table-cell table:number-columns-repeated="2"/>
          <table:table-cell table:style-name="ce23" office:value-type="string" calcext:value-type="string">
            <text:p>HONORARIOS PERIODO FEB 2022-PRT BIO BIO</text:p>
          </table:table-cell>
          <table:table-cell table:style-name="ce23" office:value-type="string" calcext:value-type="string">
            <text:p>FERNANDO ANDRES VELASQUEZ VALDIVIA</text:p>
          </table:table-cell>
          <table:table-cell table:style-name="ce23" office:value-type="float" office:value="209" calcext:value-type="float">
            <text:p>209</text:p>
          </table:table-cell>
          <table:table-cell table:style-name="ce39" office:value-type="string" calcext:value-type="string">
            <text:p>San Pedro</text:p>
          </table:table-cell>
          <table:table-cell table:number-columns-repeated="2"/>
          <table:table-cell table:style-name="ce56" office:value-type="date" office:date-value="2022-09-25" calcext:value-type="date">
            <text:p>25-09-2022</text:p>
          </table:table-cell>
          <table:table-cell table:style-name="ce64" office:value-type="float" office:value="776470" calcext:value-type="float">
            <text:p><text:s/>776.470 </text:p>
          </table:table-cell>
          <table:table-cell table:style-name="ce23" office:value-type="float" office:value="2" calcext:value-type="float">
            <text:p>2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4" office:value-type="float" office:value="776470" calcext:value-type="float">
            <text:p><text:s/>776.470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ITO PRT BIO BIO</text:p>
          </table:table-cell>
          <table:table-cell table:style-name="ce2" office:value-type="string" calcext:value-type="string">
            <text:p>CGESTA LIMITADA</text:p>
          </table:table-cell>
          <table:table-cell table:style-name="ce2" office:value-type="float" office:value="1009" calcext:value-type="float">
            <text:p>1009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3" office:value-type="date" office:date-value="2022-02-03" calcext:value-type="date">
            <text:p>03-02-2022</text:p>
          </table:table-cell>
          <table:table-cell table:style-name="ce60" office:value-type="float" office:value="3747444" calcext:value-type="float">
            <text:p><text:s/>3.747.444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3747444" calcext:value-type="float">
            <text:p><text:s/>3.747.444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2" office:value-type="string" calcext:value-type="string">
            <text:p>SALDO POR TERMINO DE OBRA PRT SAN PEDRO DE LA PAZ (50%)</text:p>
          </table:table-cell>
          <table:table-cell table:style-name="ce2" office:value-type="string" calcext:value-type="string">
            <text:p>ELECTRICIDAD, CONSTRUCCION E INMOBILIARIA GAETE </text:p>
          </table:table-cell>
          <table:table-cell table:style-name="ce2" office:value-type="float" office:value="199" calcext:value-type="float">
            <text:p>199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3" office:value-type="date" office:date-value="2022-01-31" calcext:value-type="date">
            <text:p>31-01-2022</text:p>
          </table:table-cell>
          <table:table-cell table:style-name="ce60" office:value-type="float" office:value="1762037" calcext:value-type="float">
            <text:p><text:s/>1.762.037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1762037" calcext:value-type="float">
            <text:p><text:s/>1.762.037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VISITAS PRT BIO BIO</text:p>
          </table:table-cell>
          <table:table-cell table:style-name="ce2" office:value-type="string" calcext:value-type="string">
            <text:p>FERNANDO ANDRES VELASQUEZ VALDIVIA</text:p>
          </table:table-cell>
          <table:table-cell table:style-name="ce2" office:value-type="float" office:value="66" calcext:value-type="float">
            <text:p>66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3" office:value-type="date" office:date-value="2022-02-25" calcext:value-type="date">
            <text:p>25-02-2022</text:p>
          </table:table-cell>
          <table:table-cell table:style-name="ce60" office:value-type="float" office:value="101361" calcext:value-type="float">
            <text:p><text:s/>101.361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101361" calcext:value-type="float">
            <text:p><text:s/>101.361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2" office:value-type="string" calcext:value-type="string">
            <text:p>OBRAS ACCESO PRT SALDO FINAL(20%) TERMINO OBRAS ACCESO SAN PEDRO DE LA PAZ</text:p>
          </table:table-cell>
          <table:table-cell table:style-name="ce2" office:value-type="string" calcext:value-type="string">
            <text:p>GESTION MIGUEL DANIEL SILVA CARRASCO EIRL</text:p>
          </table:table-cell>
          <table:table-cell table:style-name="ce2" office:value-type="float" office:value="54" calcext:value-type="float">
            <text:p>54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3" office:value-type="date" office:date-value="2022-02-02" calcext:value-type="date">
            <text:p>02-02-2022</text:p>
          </table:table-cell>
          <table:table-cell table:style-name="ce60" office:value-type="float" office:value="16200000" calcext:value-type="float">
            <text:p><text:s/>16.200.000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16200000" calcext:value-type="float">
            <text:p><text:s/>16.200.000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ACONDICIONAMIENTO PRT SAN PEDRO 70%</text:p>
          </table:table-cell>
          <table:table-cell table:style-name="ce2" office:value-type="string" calcext:value-type="string">
            <text:p>GESTION MIGUEL DANIEL SILVA CARRASCO EIRL</text:p>
          </table:table-cell>
          <table:table-cell table:style-name="ce2" office:value-type="float" office:value="55" calcext:value-type="float">
            <text:p>55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3" office:value-type="date" office:date-value="2022-02-23" calcext:value-type="date">
            <text:p>23-02-2022</text:p>
          </table:table-cell>
          <table:table-cell table:style-name="ce60" office:value-type="float" office:value="6405000" calcext:value-type="float">
            <text:p><text:s/>6.405.000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6405000" calcext:value-type="float">
            <text:p><text:s/>6.405.000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2" office:value-type="string" calcext:value-type="string">
            <text:p>PROYECTO SERVIU 50% ANTICIPO PROYECTOS LOS ANGELES Y SAN PEDRO DE LA PAZ</text:p>
          </table:table-cell>
          <table:table-cell table:style-name="ce2" office:value-type="string" calcext:value-type="string">
            <text:p>GESTION MIGUEL DANIEL SILVA CARRASCO EIRL</text:p>
          </table:table-cell>
          <table:table-cell table:style-name="ce2" office:value-type="float" office:value="114" calcext:value-type="float">
            <text:p>114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3" office:value-type="date" office:date-value="2022-02-22" calcext:value-type="date">
            <text:p>22-02-2022</text:p>
          </table:table-cell>
          <table:table-cell table:style-name="ce60" office:value-type="float" office:value="2202107" calcext:value-type="float">
            <text:p><text:s/>2.202.107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2202107" calcext:value-type="float">
            <text:p><text:s/>2.202.107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OBRAS ADICIONALES VARIOS N°4 POYECTO PRT SAN PEDRO DE LA PAZ</text:p>
          </table:table-cell>
          <table:table-cell table:style-name="ce2" office:value-type="string" calcext:value-type="string">
            <text:p>CONSTRUCTORA SUR SPA</text:p>
          </table:table-cell>
          <table:table-cell table:style-name="ce2" office:value-type="float" office:value="76" calcext:value-type="float">
            <text:p>76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3" office:value-type="date" office:date-value="2022-01-26" calcext:value-type="date">
            <text:p>26-01-2022</text:p>
          </table:table-cell>
          <table:table-cell table:style-name="ce60" office:value-type="float" office:value="19456533" calcext:value-type="float">
            <text:p><text:s/>19.456.533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19456533" calcext:value-type="float">
            <text:p><text:s/>19.456.533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Maquinaria y EQ</text:p>
          </table:table-cell>
          <table:table-cell table:number-columns-repeated="2"/>
          <table:table-cell table:style-name="ce2" office:value-type="string" calcext:value-type="string">
            <text:p>TRANSMISION EDI MAQ Y EQUI</text:p>
          </table:table-cell>
          <table:table-cell table:style-name="ce2" office:value-type="string" calcext:value-type="string">
            <text:p>GERARDO VALLE CLAVERO </text:p>
          </table:table-cell>
          <table:table-cell table:style-name="ce2" office:value-type="float" office:value="47839" calcext:value-type="float">
            <text:p>47839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3" office:value-type="date" office:date-value="2022-01-31" calcext:value-type="date">
            <text:p>31-01-2022</text:p>
          </table:table-cell>
          <table:table-cell table:style-name="ce60" office:value-type="float" office:value="125000" calcext:value-type="float">
            <text:p><text:s/>125.000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0" office:value-type="float" office:value="125000" calcext:value-type="float">
            <text:p><text:s/>125.000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Maquinaria y EQ</text:p>
          </table:table-cell>
          <table:table-cell table:number-columns-repeated="2"/>
          <table:table-cell office:value-type="string" calcext:value-type="string">
            <text:p>GASTOS DOCUMENTALES SAN PEDRO</text:p>
          </table:table-cell>
          <table:table-cell table:style-name="ce2" office:value-type="string" calcext:value-type="string">
            <text:p>BYOCOMEX SPA</text:p>
          </table:table-cell>
          <table:table-cell table:style-name="ce2" office:value-type="float" office:value="71" calcext:value-type="float">
            <text:p>71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3" office:value-type="date" office:date-value="2022-01-31" calcext:value-type="date">
            <text:p>31-01-2022</text:p>
          </table:table-cell>
          <table:table-cell table:style-name="ce60" office:value-type="float" office:value="50000" calcext:value-type="float">
            <text:p><text:s/>50.000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0" office:value-type="float" office:value="50000" calcext:value-type="float">
            <text:p><text:s/>50.000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Muebles y Utiles</text:p>
          </table:table-cell>
          <table:table-cell table:number-columns-repeated="2"/>
          <table:table-cell table:style-name="ce2" office:value-type="string" calcext:value-type="string">
            <text:p>LOCKERS</text:p>
          </table:table-cell>
          <table:table-cell table:style-name="ce2" office:value-type="string" calcext:value-type="string">
            <text:p>COMERCIAL MALETEK LIMITADA</text:p>
          </table:table-cell>
          <table:table-cell table:style-name="ce2" office:value-type="float" office:value="96295" calcext:value-type="float">
            <text:p>96295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3" office:value-type="date" office:date-value="2022-02-08" calcext:value-type="date">
            <text:p>08-02-2022</text:p>
          </table:table-cell>
          <table:table-cell table:style-name="ce60" office:value-type="float" office:value="1331696" calcext:value-type="float">
            <text:p><text:s/>1.331.696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0" office:value-type="float" office:value="1331696" calcext:value-type="float">
            <text:p><text:s/>1.331.696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Maquinaria y EQ</text:p>
          </table:table-cell>
          <table:table-cell table:number-columns-repeated="2"/>
          <table:table-cell table:style-name="ce2" office:value-type="string" calcext:value-type="string">
            <text:p>LENTES DE CALIBRACION</text:p>
          </table:table-cell>
          <table:table-cell table:style-name="ce2" office:value-type="string" calcext:value-type="string">
            <text:p>Capelec</text:p>
          </table:table-cell>
          <table:table-cell table:style-name="ce2" office:value-type="float" office:value="235972040" calcext:value-type="float">
            <text:p>235972040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3" office:value-type="date" office:date-value="2022-02-18" calcext:value-type="date">
            <text:p>18-02-2022</text:p>
          </table:table-cell>
          <table:table-cell table:style-name="ce60" office:value-type="float" office:value="1064739" calcext:value-type="float">
            <text:p><text:s/>1.064.739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0" office:value-type="float" office:value="1064739" calcext:value-type="float">
            <text:p><text:s/>1.064.739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Edificio</text:p>
          </table:table-cell>
          <table:table-cell table:number-columns-repeated="2"/>
          <table:table-cell table:style-name="ce11" office:value-type="string" calcext:value-type="string">
            <text:p>FABRICACION SOPOTES SN PEDRO Y LOS ANGELES</text:p>
          </table:table-cell>
          <table:table-cell table:style-name="ce11" office:value-type="string" calcext:value-type="string">
            <text:p>GABRIEL BENJAMIN ARRIAZA VILLASECA </text:p>
          </table:table-cell>
          <table:table-cell table:style-name="ce11" office:value-type="float" office:value="46" calcext:value-type="float">
            <text:p>46</text:p>
          </table:table-cell>
          <table:table-cell table:style-name="ce35" office:value-type="string" calcext:value-type="string">
            <text:p>San Pedro</text:p>
          </table:table-cell>
          <table:table-cell table:number-columns-repeated="2"/>
          <table:table-cell table:style-name="ce43" office:value-type="date" office:date-value="2022-03-30" calcext:value-type="date">
            <text:p>30-03-2022</text:p>
          </table:table-cell>
          <table:table-cell table:style-name="ce60" office:value-type="float" office:value="730000" calcext:value-type="float">
            <text:p><text:s/>730.000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730000" calcext:value-type="float">
            <text:p><text:s/>730.000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Edificio</text:p>
          </table:table-cell>
          <table:table-cell table:number-columns-repeated="2"/>
          <table:table-cell table:style-name="ce2" office:value-type="string" calcext:value-type="string">
            <text:p>ITO BIO BIO</text:p>
          </table:table-cell>
          <table:table-cell table:style-name="ce2" office:value-type="string" calcext:value-type="string">
            <text:p>CGESTA LIMITADA</text:p>
          </table:table-cell>
          <table:table-cell table:style-name="ce2" office:value-type="float" office:value="1025" calcext:value-type="float">
            <text:p>1025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3" office:value-type="date" office:date-value="2022-03-03" calcext:value-type="date">
            <text:p>03-03-2022</text:p>
          </table:table-cell>
          <table:table-cell table:style-name="ce60" office:value-type="float" office:value="1893965" calcext:value-type="float">
            <text:p><text:s/>1.893.965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1893965" calcext:value-type="float">
            <text:p><text:s/>1.893.965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Edificio</text:p>
          </table:table-cell>
          <table:table-cell table:number-columns-repeated="2"/>
          <table:table-cell table:style-name="ce2" office:value-type="string" calcext:value-type="string">
            <text:p>INFORME CALITAS 50% SALDO FINAL PRT SAN PEDRO</text:p>
          </table:table-cell>
          <table:table-cell table:style-name="ce2" office:value-type="string" calcext:value-type="string">
            <text:p>GESTION MIGUEL DANIEL SILVA CARRASCO EIRL</text:p>
          </table:table-cell>
          <table:table-cell table:style-name="ce2" office:value-type="float" office:value="57" calcext:value-type="float">
            <text:p>57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3" office:value-type="date" office:date-value="2022-03-04" calcext:value-type="date">
            <text:p>04-03-2022</text:p>
          </table:table-cell>
          <table:table-cell table:style-name="ce60" office:value-type="float" office:value="918750" calcext:value-type="float">
            <text:p><text:s/>918.750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918750" calcext:value-type="float">
            <text:p><text:s/>918.750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Edificio</text:p>
          </table:table-cell>
          <table:table-cell table:number-columns-repeated="2"/>
          <table:table-cell table:style-name="ce2" office:value-type="string" calcext:value-type="string">
            <text:p>ACONDICIONAMIENTO 30% SALDO FINAL TERMINO CALLE 1 SAN PEDRO DE LA PAZ</text:p>
          </table:table-cell>
          <table:table-cell table:style-name="ce2" office:value-type="string" calcext:value-type="string">
            <text:p>GESTION MIGUEL DANIEL SILVA CARRASCO EIRL</text:p>
          </table:table-cell>
          <table:table-cell table:style-name="ce2" office:value-type="float" office:value="58" calcext:value-type="float">
            <text:p>58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3" office:value-type="date" office:date-value="2022-03-09" calcext:value-type="date">
            <text:p>09-03-2022</text:p>
          </table:table-cell>
          <table:table-cell table:style-name="ce60" office:value-type="float" office:value="3645000" calcext:value-type="float">
            <text:p><text:s/>3.645.000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3645000" calcext:value-type="float">
            <text:p><text:s/>3.645.000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Edificio</text:p>
          </table:table-cell>
          <table:table-cell table:number-columns-repeated="2"/>
          <table:table-cell table:style-name="ce2" office:value-type="string" calcext:value-type="string">
            <text:p>ANTICIPO 70%ACONDICIONAMIENTO OBRAS PRT SAN PEDRO DE LA PAZ</text:p>
          </table:table-cell>
          <table:table-cell table:style-name="ce2" office:value-type="string" calcext:value-type="string">
            <text:p>GESTION MIGUEL DANIEL SILVA CARRASCO EIRL</text:p>
          </table:table-cell>
          <table:table-cell table:style-name="ce2" office:value-type="float" office:value="59" calcext:value-type="float">
            <text:p>59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3" office:value-type="date" office:date-value="2022-03-10" calcext:value-type="date">
            <text:p>10-03-2022</text:p>
          </table:table-cell>
          <table:table-cell table:style-name="ce60" office:value-type="float" office:value="5600000" calcext:value-type="float">
            <text:p><text:s/>5.600.000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5600000" calcext:value-type="float">
            <text:p><text:s/>5.600.000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Edificio</text:p>
          </table:table-cell>
          <table:table-cell table:number-columns-repeated="2"/>
          <table:table-cell table:style-name="ce2" office:value-type="string" calcext:value-type="string">
            <text:p>SEÑALETICA Y DEMARC PRT 70% LOS ANGELES Y SAN PEDRO DE LA PAZ</text:p>
          </table:table-cell>
          <table:table-cell table:style-name="ce2" office:value-type="string" calcext:value-type="string">
            <text:p>GESTION MIGUEL DANIEL SILVA CARRASCO EIRL</text:p>
          </table:table-cell>
          <table:table-cell table:style-name="ce2" office:value-type="float" office:value="61" calcext:value-type="float">
            <text:p>61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3" office:value-type="date" office:date-value="2022-03-17" calcext:value-type="date">
            <text:p>17-03-2022</text:p>
          </table:table-cell>
          <table:table-cell table:style-name="ce60" office:value-type="float" office:value="10468627" calcext:value-type="float">
            <text:p><text:s/>10.468.627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10468627" calcext:value-type="float">
            <text:p><text:s/>10.468.627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Edificio</text:p>
          </table:table-cell>
          <table:table-cell table:number-columns-repeated="2"/>
          <table:table-cell table:style-name="ce2" office:value-type="string" calcext:value-type="string">
            <text:p>ACCESOS PRT 30% SAN PEDRO DE LA PAZ</text:p>
          </table:table-cell>
          <table:table-cell table:style-name="ce2" office:value-type="string" calcext:value-type="string">
            <text:p>GESTION MIGUEL DANIEL SILVA CARRASCO EIRL</text:p>
          </table:table-cell>
          <table:table-cell table:style-name="ce2" office:value-type="float" office:value="62" calcext:value-type="float">
            <text:p>62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3" office:value-type="date" office:date-value="2022-03-21" calcext:value-type="date">
            <text:p>21-03-2022</text:p>
          </table:table-cell>
          <table:table-cell table:style-name="ce60" office:value-type="float" office:value="2750000" calcext:value-type="float">
            <text:p><text:s/>2.750.000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2750000" calcext:value-type="float">
            <text:p><text:s/>2.750.000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7" office:value-type="string" calcext:value-type="string">
            <text:p>Edificio</text:p>
          </table:table-cell>
          <table:table-cell table:number-columns-repeated="2"/>
          <table:table-cell table:style-name="ce15" office:value-type="string" calcext:value-type="string">
            <text:p>SALDO FINAL SAN PEDRO DE LA PAZ</text:p>
          </table:table-cell>
          <table:table-cell table:style-name="ce20" office:value-type="string" calcext:value-type="string">
            <text:p>CONSTRUCTORA SUR SPA</text:p>
          </table:table-cell>
          <table:table-cell table:style-name="ce20" office:value-type="float" office:value="79" calcext:value-type="float">
            <text:p>79</text:p>
          </table:table-cell>
          <table:table-cell table:style-name="ce40" office:value-type="string" calcext:value-type="string">
            <text:p>San Pedro</text:p>
          </table:table-cell>
          <table:table-cell table:number-columns-repeated="2"/>
          <table:table-cell table:style-name="ce58" office:value-type="date" office:date-value="2022-03-10" calcext:value-type="date">
            <text:p>10-03-2022</text:p>
          </table:table-cell>
          <table:table-cell table:style-name="ce67" office:value-type="float" office:value="19082598" calcext:value-type="float">
            <text:p><text:s/>19.082.598 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7" office:value-type="float" office:value="19082598" calcext:value-type="float">
            <text:p><text:s/>19.082.598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7" office:value-type="string" calcext:value-type="string">
            <text:p>Edificio</text:p>
          </table:table-cell>
          <table:table-cell table:number-columns-repeated="2"/>
          <table:table-cell table:style-name="ce2" office:value-type="string" calcext:value-type="string">
            <text:p>LEVANTAMIENTO AGUAS LLUVIAS SAN PEDRO DE LA PAZ</text:p>
          </table:table-cell>
          <table:table-cell table:style-name="ce2" office:value-type="string" calcext:value-type="string">
            <text:p>EDUARDO ANDRES CALBUL DELIS</text:p>
          </table:table-cell>
          <table:table-cell table:style-name="ce2" office:value-type="float" office:value="64" calcext:value-type="float">
            <text:p>64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3" office:value-type="date" office:date-value="2022-03-10" calcext:value-type="date">
            <text:p>10-03-2022</text:p>
          </table:table-cell>
          <table:table-cell table:style-name="ce60" office:value-type="float" office:value="455841" calcext:value-type="float">
            <text:p><text:s/>455.841 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455841" calcext:value-type="float">
            <text:p><text:s/>455.841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Edificio</text:p>
          </table:table-cell>
          <table:table-cell table:number-columns-repeated="2"/>
          <table:table-cell table:style-name="ce2" office:value-type="string" calcext:value-type="string">
            <text:p>HONORARIOS PERIODO MARZO 2022</text:p>
          </table:table-cell>
          <table:table-cell table:style-name="ce2" office:value-type="string" calcext:value-type="string">
            <text:p>FERNANDO ANDRES VELASQUEZ VALDIVIA</text:p>
          </table:table-cell>
          <table:table-cell table:style-name="ce2" office:value-type="float" office:value="213" calcext:value-type="float">
            <text:p>213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3" office:value-type="date" office:date-value="2022-03-28" calcext:value-type="date">
            <text:p>28-03-2022</text:p>
          </table:table-cell>
          <table:table-cell table:style-name="ce60" office:value-type="float" office:value="776470" calcext:value-type="float">
            <text:p><text:s/>776.470 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776470" calcext:value-type="float">
            <text:p><text:s/>776.470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Edificio</text:p>
          </table:table-cell>
          <table:table-cell table:number-columns-repeated="2"/>
          <table:table-cell table:style-name="ce2" office:value-type="string" calcext:value-type="string">
            <text:p>INSTALACION CONCERTINA SAN PEDRO LA PAZ</text:p>
          </table:table-cell>
          <table:table-cell table:style-name="ce2" office:value-type="string" calcext:value-type="string">
            <text:p>HERNAN ALBERTO ORTIZ MONSALVE</text:p>
          </table:table-cell>
          <table:table-cell table:style-name="ce2" office:value-type="float" office:value="176" calcext:value-type="float">
            <text:p>176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3" office:value-type="date" office:date-value="2022-03-10" calcext:value-type="date">
            <text:p>10-03-2022</text:p>
          </table:table-cell>
          <table:table-cell table:style-name="ce60" office:value-type="float" office:value="1754986" calcext:value-type="float">
            <text:p><text:s/>1.754.986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1754986" calcext:value-type="float">
            <text:p><text:s/>1.754.986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Maquinaria y EQ</text:p>
          </table:table-cell>
          <table:table-cell table:number-columns-repeated="2"/>
          <table:table-cell table:style-name="ce2" office:value-type="string" calcext:value-type="string">
            <text:p>ASPIRADORA</text:p>
          </table:table-cell>
          <table:table-cell table:style-name="ce2" office:value-type="string" calcext:value-type="string">
            <text:p>EASY REATIL</text:p>
          </table:table-cell>
          <table:table-cell table:style-name="ce2" office:value-type="float" office:value="26312090" calcext:value-type="float">
            <text:p>26312090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3" office:value-type="date" office:date-value="2022-03-07" calcext:value-type="date">
            <text:p>07-03-2022</text:p>
          </table:table-cell>
          <table:table-cell table:style-name="ce60" office:value-type="float" office:value="184017" calcext:value-type="float">
            <text:p><text:s/>184.017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0" office:value-type="float" office:value="184017" calcext:value-type="float">
            <text:p><text:s/>184.017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Maquinaria y EQ</text:p>
          </table:table-cell>
          <table:table-cell table:number-columns-repeated="2"/>
          <table:table-cell table:style-name="ce2" office:value-type="string" calcext:value-type="string">
            <text:p>GASTOS INTERNACION ENCOMIENDA ACTIA</text:p>
          </table:table-cell>
          <table:table-cell table:style-name="ce2" office:value-type="string" calcext:value-type="string">
            <text:p>FEDEX EXPRESS CHILE SPA</text:p>
          </table:table-cell>
          <table:table-cell table:style-name="ce2" office:value-type="float" office:value="551327" calcext:value-type="float">
            <text:p>551327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3" office:value-type="date" office:date-value="2022-03-01" calcext:value-type="date">
            <text:p>01-03-2022</text:p>
          </table:table-cell>
          <table:table-cell table:style-name="ce60" office:value-type="float" office:value="2298" calcext:value-type="float">
            <text:p><text:s/>2.298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0" office:value-type="float" office:value="2298" calcext:value-type="float">
            <text:p><text:s/>2.298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Edificio</text:p>
          </table:table-cell>
          <table:table-cell table:number-columns-repeated="2"/>
          <table:table-cell table:style-name="ce2" office:value-type="string" calcext:value-type="string">
            <text:p>MITIGACION SEÑALETICA 30% SALDO FINAL SAN PEDRO Y LOS ANGELES</text:p>
          </table:table-cell>
          <table:table-cell table:style-name="ce2" office:value-type="string" calcext:value-type="string">
            <text:p>GESTION MIGUEL DANIEL SILVA CARRASCO EIRL</text:p>
          </table:table-cell>
          <table:table-cell table:style-name="ce2" office:value-type="float" office:value="64" calcext:value-type="float">
            <text:p>64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3" office:value-type="date" office:date-value="2022-04-30" calcext:value-type="date">
            <text:p>30-04-2022</text:p>
          </table:table-cell>
          <table:table-cell table:style-name="ce62" office:value-type="float" office:value="4468555" calcext:value-type="float">
            <text:p><text:s/>4.468.555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2" office:value-type="float" office:value="4468555" calcext:value-type="float">
            <text:p><text:s/>4.468.555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DTT SAN PEDRO ADICIONALES SOLICTADOS</text:p>
          </table:table-cell>
          <table:table-cell table:style-name="ce2" office:value-type="string" calcext:value-type="string">
            <text:p>GESTION MIGUEL DANIEL SILVA CARRASCO EIRL</text:p>
          </table:table-cell>
          <table:table-cell table:style-name="ce2" office:value-type="float" office:value="66" calcext:value-type="float">
            <text:p>66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3" office:value-type="date" office:date-value="2022-04-30" calcext:value-type="date">
            <text:p>30-04-2022</text:p>
          </table:table-cell>
          <table:table-cell table:style-name="ce60" office:value-type="float" office:value="1315000" calcext:value-type="float">
            <text:p><text:s/>1.315.000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1315000" calcext:value-type="float">
            <text:p><text:s/>1.315.000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Maquinaria y EQ</text:p>
          </table:table-cell>
          <table:table-cell table:number-columns-repeated="2"/>
          <table:table-cell table:style-name="ce2" office:value-type="string" calcext:value-type="string">
            <text:p>REFRIGERADOR NORDIK SPDL</text:p>
          </table:table-cell>
          <table:table-cell table:style-name="ce2" office:value-type="string" calcext:value-type="string">
            <text:p>ELECTROLUX DE CHILE S.A</text:p>
          </table:table-cell>
          <table:table-cell table:style-name="ce2" office:value-type="float" office:value="1841712" calcext:value-type="float">
            <text:p>1841712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3" office:value-type="date" office:date-value="2022-04-30" calcext:value-type="date">
            <text:p>30-04-2022</text:p>
          </table:table-cell>
          <table:table-cell table:style-name="ce60" office:value-type="float" office:value="201672" calcext:value-type="float">
            <text:p><text:s/>201.672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0" office:value-type="float" office:value="201672" calcext:value-type="float">
            <text:p><text:s/>201.672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7" office:value-type="string" calcext:value-type="string">
            <text:p>Edificio</text:p>
          </table:table-cell>
          <table:table-cell table:number-columns-repeated="2"/>
          <table:table-cell table:style-name="ce7" office:value-type="string" calcext:value-type="string">
            <text:p>MEDIDOR POLARIZADO </text:p>
          </table:table-cell>
          <table:table-cell table:style-name="ce7" office:value-type="string" calcext:value-type="string">
            <text:p>SERVICIOS EDS LIMITADA</text:p>
          </table:table-cell>
          <table:table-cell table:style-name="ce7" office:value-type="float" office:value="5626" calcext:value-type="float">
            <text:p>5626</text:p>
          </table:table-cell>
          <table:table-cell table:style-name="ce36" office:value-type="string" calcext:value-type="string">
            <text:p>SAN PEDRO</text:p>
          </table:table-cell>
          <table:table-cell table:number-columns-repeated="2"/>
          <table:table-cell table:style-name="ce58" office:value-type="date" office:date-value="2022-04-30" calcext:value-type="date">
            <text:p>30-04-2022</text:p>
          </table:table-cell>
          <table:table-cell table:style-name="ce67" office:value-type="float" office:value="697454" calcext:value-type="float">
            <text:p><text:s/>697.454 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7" office:value-type="float" office:value="697454" calcext:value-type="float">
            <text:p><text:s/>697.454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Edificio</text:p>
          </table:table-cell>
          <table:table-cell table:number-columns-repeated="2"/>
          <table:table-cell table:style-name="ce2" office:value-type="string" calcext:value-type="string">
            <text:p>HONORARIOS ABRIL</text:p>
          </table:table-cell>
          <table:table-cell table:style-name="ce2" office:value-type="string" calcext:value-type="string">
            <text:p>FERNANDO ANDRES VELASQUEZ VALDIVIA</text:p>
          </table:table-cell>
          <table:table-cell table:style-name="ce2" office:value-type="float" office:value="215" calcext:value-type="float">
            <text:p>215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3" office:value-type="date" office:date-value="2022-04-28" calcext:value-type="date">
            <text:p>28-04-2022</text:p>
          </table:table-cell>
          <table:table-cell table:style-name="ce60" office:value-type="float" office:value="1139601" calcext:value-type="float">
            <text:p><text:s/>1.139.601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1139601" calcext:value-type="float">
            <text:p><text:s/>1.139.601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Edificio</text:p>
          </table:table-cell>
          <table:table-cell table:number-columns-repeated="2"/>
          <table:table-cell table:style-name="ce2" office:value-type="string" calcext:value-type="string">
            <text:p>HONORARIOS ABRIL</text:p>
          </table:table-cell>
          <table:table-cell table:style-name="ce2" office:value-type="string" calcext:value-type="string">
            <text:p>FERNANDO ANDRES VELASQUEZ VALDIVIA</text:p>
          </table:table-cell>
          <table:table-cell table:style-name="ce2" office:value-type="float" office:value="215" calcext:value-type="float">
            <text:p>215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3" office:value-type="date" office:date-value="2022-04-28" calcext:value-type="date">
            <text:p>28-04-2022</text:p>
          </table:table-cell>
          <table:table-cell table:style-name="ce60" office:value-type="float" office:value="1139601" calcext:value-type="float">
            <text:p><text:s/>1.139.601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1139601" calcext:value-type="float">
            <text:p><text:s/>1.139.601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Edificio</text:p>
          </table:table-cell>
          <table:table-cell table:number-columns-repeated="2"/>
          <table:table-cell table:style-name="ce2" office:value-type="string" calcext:value-type="string">
            <text:p>INSTALACION EMPOTRADOS</text:p>
          </table:table-cell>
          <table:table-cell table:style-name="ce2" office:value-type="string" calcext:value-type="string">
            <text:p>HERNAN ALBERTO ORTIZ MONSALVE</text:p>
          </table:table-cell>
          <table:table-cell table:style-name="ce2" office:value-type="float" office:value="182" calcext:value-type="float">
            <text:p>182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3" office:value-type="date" office:date-value="2022-04-28" calcext:value-type="date">
            <text:p>28-04-2022</text:p>
          </table:table-cell>
          <table:table-cell table:style-name="ce60" office:value-type="float" office:value="957265" calcext:value-type="float">
            <text:p><text:s/>957.265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957265" calcext:value-type="float">
            <text:p><text:s/>957.265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Edificio</text:p>
          </table:table-cell>
          <table:table-cell table:number-columns-repeated="2"/>
          <table:table-cell table:style-name="ce2" office:value-type="string" calcext:value-type="string">
            <text:p>INSTALACION EMPOTRADOS</text:p>
          </table:table-cell>
          <table:table-cell table:style-name="ce2" office:value-type="string" calcext:value-type="string">
            <text:p>HERNAN ALBERTO ORTIZ MONSALVE</text:p>
          </table:table-cell>
          <table:table-cell table:style-name="ce2" office:value-type="float" office:value="182" calcext:value-type="float">
            <text:p>182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3" office:value-type="date" office:date-value="2022-04-28" calcext:value-type="date">
            <text:p>28-04-2022</text:p>
          </table:table-cell>
          <table:table-cell table:style-name="ce60" office:value-type="float" office:value="957265" calcext:value-type="float">
            <text:p><text:s/>957.265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957265" calcext:value-type="float">
            <text:p><text:s/>957.265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VISITAS TERRENO VIII</text:p>
          </table:table-cell>
          <table:table-cell table:style-name="ce1" office:value-type="string" calcext:value-type="string">
            <text:p>FERNANDO ANDRES VELASQUEZ VALDIVIA</text:p>
          </table:table-cell>
          <table:table-cell table:style-name="ce1" office:value-type="float" office:value="71" calcext:value-type="float">
            <text:p>71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6-06" calcext:value-type="date">
            <text:p>06-06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200000" calcext:value-type="float">
            <text:p><text:s/>200.000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HONORARIOS MAYO 2022</text:p>
          </table:table-cell>
          <table:table-cell table:style-name="ce1" office:value-type="string" calcext:value-type="string">
            <text:p>FERNANDO ANDRES VELASQUEZ VALDIVIA</text:p>
          </table:table-cell>
          <table:table-cell table:style-name="ce1" office:value-type="float" office:value="217" calcext:value-type="float">
            <text:p>217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6-06" calcext:value-type="date">
            <text:p>06-06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1" office:value-type="float" office:value="1139601" calcext:value-type="float">
            <text:p><text:s/>1.139.601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PROYECTOS SERVIU PRT LOS ANGELES- SAN PEDRO</text:p>
          </table:table-cell>
          <table:table-cell table:style-name="ce1" office:value-type="string" calcext:value-type="string">
            <text:p>GESTION MIGUEL DANIEL SILVA CARRASCO EIRL</text:p>
          </table:table-cell>
          <table:table-cell table:style-name="ce1" office:value-type="float" office:value="121" calcext:value-type="float">
            <text:p>121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5-10" calcext:value-type="date">
            <text:p>10-05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2" office:value-type="float" office:value="1812081.5" calcext:value-type="float">
            <text:p><text:s/>1.812.082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ANTICIPO 50% PASARELA PEATONAL PRT LOS ANGELES</text:p>
          </table:table-cell>
          <table:table-cell table:style-name="ce1" office:value-type="string" calcext:value-type="string">
            <text:p>GESTION MIGUEL DANIEL SILVA CARRASCO EIRL</text:p>
          </table:table-cell>
          <table:table-cell table:style-name="ce1" office:value-type="float" office:value="122" calcext:value-type="float">
            <text:p>122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5-17" calcext:value-type="date">
            <text:p>17-05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1299000" calcext:value-type="float">
            <text:p><text:s/>1.299.000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LICENCIAS SOFTWARE</text:p>
          </table:table-cell>
          <table:table-cell table:style-name="ce1" office:value-type="string" calcext:value-type="string">
            <text:p><text:s/>NUMIR TECHNOLOGY</text:p>
          </table:table-cell>
          <table:table-cell table:style-name="ce1" office:value-type="string" calcext:value-type="string">
            <text:p>OC 20223468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5-20" calcext:value-type="date">
            <text:p>20-05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665065.461538461" calcext:value-type="float">
            <text:p><text:s/>665.065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COORDINACION PRT LOS ANGELES- SAN PEDRO</text:p>
          </table:table-cell>
          <table:table-cell table:style-name="ce1" office:value-type="string" calcext:value-type="string">
            <text:p>FERNANDO ANDRES VELASQUEZ VALDIVIA</text:p>
          </table:table-cell>
          <table:table-cell table:style-name="ce1" office:value-type="float" office:value="217" calcext:value-type="float">
            <text:p>217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6-06" calcext:value-type="date">
            <text:p>06-06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1139601" calcext:value-type="float">
            <text:p><text:s/>1.139.601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HONORARIOS PRT LOS ANGELES Y SAN PEDRO</text:p>
          </table:table-cell>
          <table:table-cell table:style-name="ce1" office:value-type="string" calcext:value-type="string">
            <text:p>FERNANDO ANDRES VELASQUEZ VALDIVIA</text:p>
          </table:table-cell>
          <table:table-cell table:style-name="ce1" office:value-type="float" office:value="220" calcext:value-type="float">
            <text:p>220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6-29" calcext:value-type="date">
            <text:p>29-06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1139601" calcext:value-type="float">
            <text:p><text:s/>1.139.601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PROYECTO INSTALACION ALUMBRADO </text:p>
          </table:table-cell>
          <table:table-cell table:style-name="ce1" office:value-type="string" calcext:value-type="string">
            <text:p>ALINEC</text:p>
          </table:table-cell>
          <table:table-cell table:style-name="ce1" office:value-type="float" office:value="60" calcext:value-type="float">
            <text:p>60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6-25" calcext:value-type="date">
            <text:p>25-06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8271000" calcext:value-type="float">
            <text:p><text:s/>8.271.000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VISITAS PRT LOS ANGELES Y SAN PEDRO</text:p>
          </table:table-cell>
          <table:table-cell table:style-name="ce1" office:value-type="string" calcext:value-type="string">
            <text:p>FERNANDO ANDRES VELASQUEZ VALDIVIA</text:p>
          </table:table-cell>
          <table:table-cell table:style-name="ce1" office:value-type="float" office:value="72" calcext:value-type="float">
            <text:p>72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6-29" calcext:value-type="date">
            <text:p>29-06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200000" calcext:value-type="float">
            <text:p><text:s/>200.000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1" office:value-type="string" calcext:value-type="string">
            <text:p>VARIOS OBRAS DE CONSTRUCCION SPDLP</text:p>
          </table:table-cell>
          <table:table-cell table:style-name="ce11" office:value-type="string" calcext:value-type="string">
            <text:p>CONSTRUCTORA SUR SPA</text:p>
          </table:table-cell>
          <table:table-cell table:style-name="ce11" office:value-type="float" office:value="85" calcext:value-type="float">
            <text:p>85</text:p>
          </table:table-cell>
          <table:table-cell table:style-name="ce35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6-28" calcext:value-type="date">
            <text:p>28-06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1890000" calcext:value-type="float">
            <text:p><text:s/>1.890.000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TRABAJO EN OBS AGUAS LLUVIAS SAN PEDRO</text:p>
          </table:table-cell>
          <table:table-cell table:style-name="ce1" office:value-type="string" calcext:value-type="string">
            <text:p>RAUL ERICO GARRIDO ROSAS</text:p>
          </table:table-cell>
          <table:table-cell table:style-name="ce1" office:value-type="float" office:value="32" calcext:value-type="float">
            <text:p>32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7-19" calcext:value-type="date">
            <text:p>19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717949" calcext:value-type="float">
            <text:p><text:s/>717.949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COORDINACION PRT LOS ANGELES- SAN PEDRO</text:p>
          </table:table-cell>
          <table:table-cell table:style-name="ce1" office:value-type="string" calcext:value-type="string">
            <text:p>FERNANDO ANDRES VELASQUEZ VALDIVIA</text:p>
          </table:table-cell>
          <table:table-cell table:style-name="ce1" office:value-type="float" office:value="224" calcext:value-type="float">
            <text:p>224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7-28" calcext:value-type="date">
            <text:p>28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1139601" calcext:value-type="float">
            <text:p><text:s/>1.139.601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ANT. TRABAJOS - LOS ANGELES Y SAN PEDRO</text:p>
          </table:table-cell>
          <table:table-cell table:style-name="ce1" office:value-type="string" calcext:value-type="string">
            <text:p>RED INTEGRAL LIMITADA</text:p>
          </table:table-cell>
          <table:table-cell table:style-name="ce1" office:value-type="float" office:value="268" calcext:value-type="float">
            <text:p>268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7-21" calcext:value-type="date">
            <text:p>21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754775" calcext:value-type="float">
            <text:p><text:s/>754.775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VISTAS VIII -LOS ANGELES SAN PEDRO</text:p>
          </table:table-cell>
          <table:table-cell table:style-name="ce1" office:value-type="string" calcext:value-type="string">
            <text:p>FERNANDO ANDRES VELASQUEZ VALDIVIA</text:p>
          </table:table-cell>
          <table:table-cell table:style-name="ce1" office:value-type="float" office:value="73" calcext:value-type="float">
            <text:p>73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7-28" calcext:value-type="date">
            <text:p>28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200000" calcext:value-type="float">
            <text:p><text:s/>200.000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ANT 50% OBRA PAVIMENTACION SAN PEDRO DE LA PAZ</text:p>
          </table:table-cell>
          <table:table-cell table:style-name="ce1" office:value-type="string" calcext:value-type="string">
            <text:p>CONSTRUCTORA E INGENIERIA TRES CASTILLOS SPA</text:p>
          </table:table-cell>
          <table:table-cell table:style-name="ce1" office:value-type="float" office:value="7" calcext:value-type="float">
            <text:p>7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7-02" calcext:value-type="date">
            <text:p>02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57655938" calcext:value-type="float">
            <text:p><text:s/>57.655.938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9-DISCO DURO 10TB SATA ENTERPRISE EXOS SEAGATE- TODAS LAS PLANTAS</text:p>
          </table:table-cell>
          <table:table-cell table:style-name="ce1" office:value-type="string" calcext:value-type="string">
            <text:p>SOCIEDAD COMERCIAL VIDEOVISION LIMITADA</text:p>
          </table:table-cell>
          <table:table-cell table:style-name="ce1" office:value-type="float" office:value="95637" calcext:value-type="float">
            <text:p>95637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7-26" calcext:value-type="date">
            <text:p>26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205003" calcext:value-type="float">
            <text:p><text:s/>205.003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DISCO DURO 3,5 - TODAS LAS PLANTAS</text:p>
          </table:table-cell>
          <table:table-cell table:style-name="ce1" office:value-type="string" calcext:value-type="string">
            <text:p>AUTOMA ELECTRONICA LTDA</text:p>
          </table:table-cell>
          <table:table-cell table:style-name="ce1" office:value-type="float" office:value="232214" calcext:value-type="float">
            <text:p>232214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7-20" calcext:value-type="date">
            <text:p>20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98154" calcext:value-type="float">
            <text:p><text:s/>98.154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EQUIPO DE COMPUTACION SAN PEDRO</text:p>
          </table:table-cell>
          <table:table-cell table:style-name="ce1" office:value-type="string" calcext:value-type="string">
            <text:p>DIN </text:p>
          </table:table-cell>
          <table:table-cell table:style-name="ce1" office:value-type="string" calcext:value-type="string">
            <text:p>3840129431-4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7-28" calcext:value-type="date">
            <text:p>28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5223163" calcext:value-type="float">
            <text:p><text:s/>5.223.163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1" office:value-type="string" calcext:value-type="string">
            <text:p>ADICIONAL PROYECTO PAVIMENTACION SPDLP</text:p>
          </table:table-cell>
          <table:table-cell table:style-name="ce11" office:value-type="string" calcext:value-type="string">
            <text:p>OCA ENSAYOS, INSPECIONES Y CERTIF CHLE</text:p>
          </table:table-cell>
          <table:table-cell table:style-name="ce11" office:value-type="float" office:value="924" calcext:value-type="float">
            <text:p>924</text:p>
          </table:table-cell>
          <table:table-cell table:style-name="ce35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7-31" calcext:value-type="date">
            <text:p>31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802014" calcext:value-type="float">
            <text:p><text:s/>802.014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1" office:value-type="string" calcext:value-type="string">
            <text:p>20% PROYECTO ACCESO SPDLP</text:p>
          </table:table-cell>
          <table:table-cell table:style-name="ce11" office:value-type="string" calcext:value-type="string">
            <text:p>OCA ENSAYOS, INSPECIONES Y CERTIF CHLE</text:p>
          </table:table-cell>
          <table:table-cell table:style-name="ce11" office:value-type="float" office:value="925" calcext:value-type="float">
            <text:p>925</text:p>
          </table:table-cell>
          <table:table-cell table:style-name="ce35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7-31" calcext:value-type="date">
            <text:p>31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965759" calcext:value-type="float">
            <text:p><text:s/>965.759 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HONORARIOS PERIODO AGOSTO 2022</text:p>
          </table:table-cell>
          <table:table-cell table:style-name="ce1" office:value-type="string" calcext:value-type="string">
            <text:p>FERNANDO ANDRES VELASQUEZ VALDIVIA</text:p>
          </table:table-cell>
          <table:table-cell table:style-name="ce1" office:value-type="float" office:value="225" calcext:value-type="float">
            <text:p>225</text:p>
          </table:table-cell>
          <table:table-cell table:style-name="ce33" office:value-type="string" calcext:value-type="string">
            <text:p>SAN PEDRO</text:p>
          </table:table-cell>
          <table:table-cell table:number-columns-repeated="2"/>
          <table:table-cell table:style-name="ce42" office:value-type="date" office:date-value="2022-08-31" calcext:value-type="date">
            <text:p>31-08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1139601" calcext:value-type="float">
            <text:p><text:s/>1.139.601 </text:p>
          </table:table-cell>
          <table:table-cell table:number-columns-repeated="1004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Maquinaria y EQ</text:p>
          </table:table-cell>
          <table:table-cell table:number-columns-repeated="2"/>
          <table:table-cell table:style-name="ce2" office:value-type="string" calcext:value-type="string">
            <text:p>GASTOS INTERNACION ENCOMIENDA ACTIA</text:p>
          </table:table-cell>
          <table:table-cell table:style-name="ce2" office:value-type="string" calcext:value-type="string">
            <text:p>FEDEX EXPRESS CHILE SPA</text:p>
          </table:table-cell>
          <table:table-cell table:style-name="ce2" office:value-type="float" office:value="551327" calcext:value-type="float">
            <text:p>551327</text:p>
          </table:table-cell>
          <table:table-cell table:style-name="ce33" office:value-type="string" calcext:value-type="string">
            <text:p>SVTT</text:p>
          </table:table-cell>
          <table:table-cell table:number-columns-repeated="2"/>
          <table:table-cell table:style-name="ce43" office:value-type="date" office:date-value="2022-03-01" calcext:value-type="date">
            <text:p>01-03-2022</text:p>
          </table:table-cell>
          <table:table-cell table:style-name="ce60" office:value-type="float" office:value="2298" calcext:value-type="float">
            <text:p><text:s/>2.298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0" office:value-type="float" office:value="2298" calcext:value-type="float">
            <text:p><text:s/>2.298 </text:p>
          </table:table-cell>
          <table:table-cell table:number-columns-repeated="1004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Edificio</text:p>
          </table:table-cell>
          <table:table-cell table:number-columns-repeated="2"/>
          <table:table-cell table:style-name="ce2" office:value-type="string" calcext:value-type="string">
            <text:p>MEDIDOR POLARIZADO </text:p>
          </table:table-cell>
          <table:table-cell table:style-name="ce2" office:value-type="string" calcext:value-type="string">
            <text:p>SERVICIOS EDS LIMITADA</text:p>
          </table:table-cell>
          <table:table-cell table:style-name="ce2" office:value-type="float" office:value="5626" calcext:value-type="float">
            <text:p>5626</text:p>
          </table:table-cell>
          <table:table-cell table:style-name="ce33" office:value-type="string" calcext:value-type="string">
            <text:p>SVTT</text:p>
          </table:table-cell>
          <table:table-cell table:number-columns-repeated="2"/>
          <table:table-cell table:style-name="ce43" office:value-type="date" office:date-value="2022-04-30" calcext:value-type="date">
            <text:p>30-04-2022</text:p>
          </table:table-cell>
          <table:table-cell table:style-name="ce60" office:value-type="float" office:value="697454" calcext:value-type="float">
            <text:p><text:s/>697.454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697454" calcext:value-type="float">
            <text:p><text:s/>697.454 </text:p>
          </table:table-cell>
          <table:table-cell table:number-columns-repeated="1004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LICENCIAS SOFTWARE</text:p>
          </table:table-cell>
          <table:table-cell table:style-name="ce1" office:value-type="string" calcext:value-type="string">
            <text:p><text:s/>NUMIR TECHNOLOGY</text:p>
          </table:table-cell>
          <table:table-cell table:style-name="ce1" office:value-type="string" calcext:value-type="string">
            <text:p>OC 20223468</text:p>
          </table:table-cell>
          <table:table-cell table:style-name="ce33" office:value-type="string" calcext:value-type="string">
            <text:p>SVTT</text:p>
          </table:table-cell>
          <table:table-cell table:number-columns-repeated="2"/>
          <table:table-cell table:style-name="ce42" office:value-type="date" office:date-value="2022-05-20" calcext:value-type="date">
            <text:p>20-05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665065.461538461" calcext:value-type="float">
            <text:p><text:s/>665.065 </text:p>
          </table:table-cell>
          <table:table-cell table:number-columns-repeated="1004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VISITAS TECN. CERCO ELECTRICO SVTT-RANCAGUA</text:p>
          </table:table-cell>
          <table:table-cell table:style-name="ce1" office:value-type="string" calcext:value-type="string">
            <text:p>RED INTEGRAL LIMITADA</text:p>
          </table:table-cell>
          <table:table-cell table:style-name="ce1" office:value-type="float" office:value="267" calcext:value-type="float">
            <text:p>267</text:p>
          </table:table-cell>
          <table:table-cell table:style-name="ce33" office:value-type="string" calcext:value-type="string">
            <text:p>SVTT</text:p>
          </table:table-cell>
          <table:table-cell table:number-columns-repeated="2"/>
          <table:table-cell table:style-name="ce42" office:value-type="date" office:date-value="2022-07-18" calcext:value-type="date">
            <text:p>18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69500" calcext:value-type="float">
            <text:p><text:s/>69.500 </text:p>
          </table:table-cell>
          <table:table-cell table:number-columns-repeated="1004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9-DISCO DURO 10TB SATA ENTERPRISE EXOS SEAGATE- TODAS LAS PLANTAS</text:p>
          </table:table-cell>
          <table:table-cell table:style-name="ce1" office:value-type="string" calcext:value-type="string">
            <text:p>SOCIEDAD COMERCIAL VIDEOVISION LIMITADA</text:p>
          </table:table-cell>
          <table:table-cell table:style-name="ce1" office:value-type="float" office:value="95637" calcext:value-type="float">
            <text:p>95637</text:p>
          </table:table-cell>
          <table:table-cell table:style-name="ce33" office:value-type="string" calcext:value-type="string">
            <text:p>SVTT</text:p>
          </table:table-cell>
          <table:table-cell table:number-columns-repeated="2"/>
          <table:table-cell table:style-name="ce42" office:value-type="date" office:date-value="2022-07-26" calcext:value-type="date">
            <text:p>26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205003" calcext:value-type="float">
            <text:p><text:s/>205.003 </text:p>
          </table:table-cell>
          <table:table-cell table:number-columns-repeated="1004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MEMORY-WINDOW-(CURICO-PARRAL-LAMPA-SVTT)</text:p>
          </table:table-cell>
          <table:table-cell table:style-name="ce1" office:value-type="string" calcext:value-type="string">
            <text:p>INGRAM MICRO CHILE S.A.</text:p>
          </table:table-cell>
          <table:table-cell table:style-name="ce1" office:value-type="float" office:value="2243499" calcext:value-type="float">
            <text:p>2243499</text:p>
          </table:table-cell>
          <table:table-cell table:style-name="ce33" office:value-type="string" calcext:value-type="string">
            <text:p>SVTT</text:p>
          </table:table-cell>
          <table:table-cell table:number-columns-repeated="2"/>
          <table:table-cell table:style-name="ce42" office:value-type="date" office:date-value="2022-07-19" calcext:value-type="date">
            <text:p>19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3684645" calcext:value-type="float">
            <text:p><text:s/>3.684.645 </text:p>
          </table:table-cell>
          <table:table-cell table:number-columns-repeated="1004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DISCO DURO 3,5 - TODAS LAS PLANTAS</text:p>
          </table:table-cell>
          <table:table-cell table:style-name="ce1" office:value-type="string" calcext:value-type="string">
            <text:p>AUTOMA ELECTRONICA LTDA</text:p>
          </table:table-cell>
          <table:table-cell table:style-name="ce1" office:value-type="float" office:value="232214" calcext:value-type="float">
            <text:p>232214</text:p>
          </table:table-cell>
          <table:table-cell table:style-name="ce33" office:value-type="string" calcext:value-type="string">
            <text:p>SVTT</text:p>
          </table:table-cell>
          <table:table-cell table:number-columns-repeated="2"/>
          <table:table-cell table:style-name="ce42" office:value-type="date" office:date-value="2022-07-20" calcext:value-type="date">
            <text:p>20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98154" calcext:value-type="float">
            <text:p><text:s/>98.154 </text:p>
          </table:table-cell>
          <table:table-cell table:number-columns-repeated="1004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Maquinaria y EQ</text:p>
          </table:table-cell>
          <table:table-cell table:number-columns-repeated="2"/>
          <table:table-cell office:value-type="string" calcext:value-type="string">
            <text:p>MICROONDAS THOMAS</text:p>
          </table:table-cell>
          <table:table-cell table:style-name="ce2" office:value-type="string" calcext:value-type="string">
            <text:p>CENCOSUD</text:p>
          </table:table-cell>
          <table:table-cell table:style-name="ce2" office:value-type="float" office:value="15962367" calcext:value-type="float">
            <text:p>15962367</text:p>
          </table:table-cell>
          <table:table-cell table:style-name="ce33" office:value-type="string" calcext:value-type="string">
            <text:p>Viña del Mar</text:p>
          </table:table-cell>
          <table:table-cell table:number-columns-repeated="2"/>
          <table:table-cell table:style-name="ce43" office:value-type="date" office:date-value="2022-02-07" calcext:value-type="date">
            <text:p>07-02-2022</text:p>
          </table:table-cell>
          <table:table-cell table:style-name="ce60" office:value-type="float" office:value="58815" calcext:value-type="float">
            <text:p><text:s/>58.815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0" office:value-type="float" office:value="58815" calcext:value-type="float">
            <text:p><text:s/>58.815 </text:p>
          </table:table-cell>
          <table:table-cell table:number-columns-repeated="1004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Maquinaria y EQ</text:p>
          </table:table-cell>
          <table:table-cell table:number-columns-repeated="2"/>
          <table:table-cell table:style-name="ce2" office:value-type="string" calcext:value-type="string">
            <text:p>GASTOS INTERNACION ENCOMIENDA ACTIA</text:p>
          </table:table-cell>
          <table:table-cell table:style-name="ce2" office:value-type="string" calcext:value-type="string">
            <text:p>FEDEX EXPRESS CHILE SPA</text:p>
          </table:table-cell>
          <table:table-cell table:style-name="ce2" office:value-type="float" office:value="551327" calcext:value-type="float">
            <text:p>551327</text:p>
          </table:table-cell>
          <table:table-cell table:style-name="ce33" office:value-type="string" calcext:value-type="string">
            <text:p>Viña del Mar</text:p>
          </table:table-cell>
          <table:table-cell table:number-columns-repeated="2"/>
          <table:table-cell table:style-name="ce43" office:value-type="date" office:date-value="2022-03-01" calcext:value-type="date">
            <text:p>01-03-2022</text:p>
          </table:table-cell>
          <table:table-cell table:style-name="ce60" office:value-type="float" office:value="2298" calcext:value-type="float">
            <text:p><text:s/>2.298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0" office:value-type="float" office:value="2298" calcext:value-type="float">
            <text:p><text:s/>2.298 </text:p>
          </table:table-cell>
          <table:table-cell table:number-columns-repeated="1004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Edificio</text:p>
          </table:table-cell>
          <table:table-cell table:number-columns-repeated="2"/>
          <table:table-cell table:style-name="ce1" office:value-type="string" calcext:value-type="string">
            <text:p>LETRERO CORPORATIVO Y REJA</text:p>
          </table:table-cell>
          <table:table-cell table:style-name="ce2" office:value-type="string" calcext:value-type="string">
            <text:p>CONSTRUCCION Y PUBLICIDAD ASIDE CHILE</text:p>
          </table:table-cell>
          <table:table-cell table:style-name="ce2" office:value-type="float" office:value="34" calcext:value-type="float">
            <text:p>34</text:p>
          </table:table-cell>
          <table:table-cell table:style-name="ce33" office:value-type="string" calcext:value-type="string">
            <text:p>Viña del Mar</text:p>
          </table:table-cell>
          <table:table-cell table:number-columns-repeated="2"/>
          <table:table-cell table:style-name="ce43" office:value-type="date" office:date-value="2022-04-30" calcext:value-type="date">
            <text:p>30-04-2022</text:p>
          </table:table-cell>
          <table:table-cell table:style-name="ce60" office:value-type="float" office:value="772420" calcext:value-type="float">
            <text:p><text:s/>772.420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772420" calcext:value-type="float">
            <text:p><text:s/>772.420 </text:p>
          </table:table-cell>
          <table:table-cell table:number-columns-repeated="1004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Edificio</text:p>
          </table:table-cell>
          <table:table-cell table:number-columns-repeated="2"/>
          <table:table-cell table:style-name="ce2" office:value-type="string" calcext:value-type="string">
            <text:p>MEDIDOR POLARIZADO </text:p>
          </table:table-cell>
          <table:table-cell table:style-name="ce2" office:value-type="string" calcext:value-type="string">
            <text:p>SERVICIOS EDS LIMITADA</text:p>
          </table:table-cell>
          <table:table-cell table:style-name="ce2" office:value-type="float" office:value="5626" calcext:value-type="float">
            <text:p>5626</text:p>
          </table:table-cell>
          <table:table-cell table:style-name="ce33" office:value-type="string" calcext:value-type="string">
            <text:p>Viña del Mar</text:p>
          </table:table-cell>
          <table:table-cell table:number-columns-repeated="2"/>
          <table:table-cell table:style-name="ce43" office:value-type="date" office:date-value="2022-04-30" calcext:value-type="date">
            <text:p>30-04-2022</text:p>
          </table:table-cell>
          <table:table-cell table:style-name="ce60" office:value-type="float" office:value="697454" calcext:value-type="float">
            <text:p><text:s/>697.454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0" office:value-type="float" office:value="697454" calcext:value-type="float">
            <text:p><text:s/>697.454 </text:p>
          </table:table-cell>
          <table:table-cell table:number-columns-repeated="1004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LICENCIAS SOFTWARE</text:p>
          </table:table-cell>
          <table:table-cell table:style-name="ce1" office:value-type="string" calcext:value-type="string">
            <text:p><text:s/>NUMIR TECHNOLOGY</text:p>
          </table:table-cell>
          <table:table-cell table:style-name="ce1" office:value-type="string" calcext:value-type="string">
            <text:p>OC 20223468</text:p>
          </table:table-cell>
          <table:table-cell table:style-name="ce33" office:value-type="string" calcext:value-type="string">
            <text:p>Viña del Mar</text:p>
          </table:table-cell>
          <table:table-cell table:number-columns-repeated="2"/>
          <table:table-cell table:style-name="ce42" office:value-type="date" office:date-value="2022-05-20" calcext:value-type="date">
            <text:p>20-05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665065.461538461" calcext:value-type="float">
            <text:p><text:s/>665.065 </text:p>
          </table:table-cell>
          <table:table-cell table:number-columns-repeated="1004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Edificio</text:p>
          </table:table-cell>
          <table:table-cell table:number-columns-repeated="2"/>
          <table:table-cell table:style-name="ce11" office:value-type="string" calcext:value-type="string">
            <text:p>CERCO , REPARACION MANTENCIO LOZA - VIÑA DEL MAR</text:p>
          </table:table-cell>
          <table:table-cell table:style-name="ce11" office:value-type="string" calcext:value-type="string">
            <text:p>RED INTEGRAL LIMITADA</text:p>
          </table:table-cell>
          <table:table-cell table:style-name="ce11" office:value-type="float" office:value="266" calcext:value-type="float">
            <text:p>266</text:p>
          </table:table-cell>
          <table:table-cell table:style-name="ce35" office:value-type="string" calcext:value-type="string">
            <text:p>Viña del Mar</text:p>
          </table:table-cell>
          <table:table-cell table:number-columns-repeated="2"/>
          <table:table-cell table:style-name="ce42" office:value-type="date" office:date-value="2022-07-18" calcext:value-type="date">
            <text:p>18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3" office:value-type="float" office:value="554700" calcext:value-type="float">
            <text:p><text:s/>554.700 </text:p>
          </table:table-cell>
          <table:table-cell table:number-columns-repeated="1004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9-DISCO DURO 10TB SATA ENTERPRISE EXOS SEAGATE- TODAS LAS PLANTAS</text:p>
          </table:table-cell>
          <table:table-cell table:style-name="ce1" office:value-type="string" calcext:value-type="string">
            <text:p>SOCIEDAD COMERCIAL VIDEOVISION LIMITADA</text:p>
          </table:table-cell>
          <table:table-cell table:style-name="ce1" office:value-type="float" office:value="95637" calcext:value-type="float">
            <text:p>95637</text:p>
          </table:table-cell>
          <table:table-cell table:style-name="ce33" office:value-type="string" calcext:value-type="string">
            <text:p>Viña del Mar</text:p>
          </table:table-cell>
          <table:table-cell table:number-columns-repeated="2"/>
          <table:table-cell table:style-name="ce42" office:value-type="date" office:date-value="2022-07-26" calcext:value-type="date">
            <text:p>26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205003" calcext:value-type="float">
            <text:p><text:s/>205.003 </text:p>
          </table:table-cell>
          <table:table-cell table:number-columns-repeated="1004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DISCO DURO 3,5 - TODAS LAS PLANTAS</text:p>
          </table:table-cell>
          <table:table-cell table:style-name="ce1" office:value-type="string" calcext:value-type="string">
            <text:p>AUTOMA ELECTRONICA LTDA</text:p>
          </table:table-cell>
          <table:table-cell table:style-name="ce1" office:value-type="float" office:value="232214" calcext:value-type="float">
            <text:p>232214</text:p>
          </table:table-cell>
          <table:table-cell table:style-name="ce33" office:value-type="string" calcext:value-type="string">
            <text:p>Viña del Mar</text:p>
          </table:table-cell>
          <table:table-cell table:number-columns-repeated="2"/>
          <table:table-cell table:style-name="ce42" office:value-type="date" office:date-value="2022-07-20" calcext:value-type="date">
            <text:p>20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98154" calcext:value-type="float">
            <text:p><text:s/>98.154 </text:p>
          </table:table-cell>
          <table:table-cell table:number-columns-repeated="1004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Maquinaria y EQ</text:p>
          </table:table-cell>
          <table:table-cell table:number-columns-repeated="2"/>
          <table:table-cell table:style-name="ce1" office:value-type="string" calcext:value-type="string">
            <text:p>DESMALEZADORA- VIÑA</text:p>
          </table:table-cell>
          <table:table-cell table:style-name="ce1" office:value-type="string" calcext:value-type="string">
            <text:p>SODIMAC</text:p>
          </table:table-cell>
          <table:table-cell table:style-name="ce1" office:value-type="float" office:value="120085341" calcext:value-type="float">
            <text:p>120085341</text:p>
          </table:table-cell>
          <table:table-cell table:style-name="ce33" office:value-type="string" calcext:value-type="string">
            <text:p>Viña del Mar</text:p>
          </table:table-cell>
          <table:table-cell table:number-columns-repeated="2"/>
          <table:table-cell table:style-name="ce42" office:value-type="date" office:date-value="2022-07-23" calcext:value-type="date">
            <text:p>23-07-20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63" office:value-type="float" office:value="175622" calcext:value-type="float">
            <text:p><text:s/>175.622 </text:p>
          </table:table-cell>
          <table:table-cell table:number-columns-repeated="1004"/>
        </table:table-row>
        <table:table-row table:style-name="ro3" table:number-rows-repeated="10480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A3:Hoja1.AMJ505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7P2" style:volatile="true">
      <number:text> </number:text>
      <number:fill-character> </number:fill-character>
      <number:text>-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51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51">
      <style:text-properties fo:color="#ff0000"/>
      <number:text>-</number:text>
      <number:currency-symbol/>
      <number:text> </number:text>
      <number:number number:decimal-places="0" number:min-decimal-places="0" number:min-integer-digits="1" number:grouping="true"/>
      <style:map style:condition="value()&gt;=0" style:apply-style-name="N151P0"/>
    </number:currency-style>
    <number:currency-style style:name="N149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49">
      <number:text>-</number:text>
      <number:currency-symbol/>
      <number:text> </number:text>
      <number:number number:decimal-places="2" number:min-decimal-places="2" number:min-integer-digits="1" number:grouping="true"/>
      <style:map style:condition="value()&gt;=0" style:apply-style-name="N149P0"/>
    </number:currency-style>
    <number:currency-style style:name="N148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48">
      <style:text-properties fo:color="#ff0000"/>
      <number:text>-</number:text>
      <number:currency-symbol/>
      <number:text> </number:text>
      <number:number number:decimal-places="2" number:min-decimal-places="2" number:min-integer-digits="1" number:grouping="true"/>
      <style:map style:condition="value()&gt;=0" style:apply-style-name="N148P0"/>
    </number:currency-style>
    <number:date-style style:name="N145">
      <number:month number:textual="true"/>
      <number:text>-</number:text>
      <number:year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">
      <number:hours/>
      <number:text>:</number:text>
      <number:minutes number:style="long"/>
    </number:time-style>
    <number:time-style style:name="N141">
      <number:hours/>
      <number:text>:</number:text>
      <number:minutes number:style="long"/>
      <number:text>:</number:text>
      <number:seconds number:style="long"/>
    </number:time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currency-style style:name="N135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5P1" style:volatile="true">
      <number:text>-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5P2" style:volatile="true">
      <number:currency-symbol/>
      <number:text> </number:text>
      <number:fill-character> </number:fill-character>
      <number:text>-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1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1" style:volatile="true">
      <number:text>-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27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2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52">
      <number:text>-</number:text>
      <number:currency-symbol/>
      <number:text> </number:text>
      <number:number number:decimal-places="0" number:min-decimal-places="0" number:min-integer-digits="1" number:grouping="true"/>
      <style:map style:condition="value()&gt;=0" style:apply-style-name="N152P0"/>
    </number:currency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1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date-style style:name="N146">
      <number:day number:style="long"/>
      <number:text>-</number:text>
      <number:month number:textual="true"/>
      <number:text>-</number:text>
      <number:year/>
    </number:date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44">
      <number:hours/>
      <number:text>:</number:text>
      <number:minutes number:style="long"/>
      <number:text> </number:text>
      <number:am-pm/>
    </number:time-style>
    <number:date-style style:name="N140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oneda_20_2" style:display-name="Moneda 2" style:family="table-cell" style:parent-style-name="Default" style:data-style-name="N115"/>
    <style:style style:name="Excel_20_Built-in_20_Comma" style:display-name="Excel Built-in Comma" style:family="table-cell" style:parent-style-name="Default" style:data-style-name="N111"/>
    <style:style style:name="Excel_20_Built-in_20_Comma_20__5b_0_5d_" style:display-name="Excel Built-in Comma [0]" style:family="table-cell" style:parent-style-name="Default" style:data-style-name="N107"/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Hoja1" style:display-name="PageStyle_Hoj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nn</meta:initial-creator>
    <meta:creation-date>2022-09-29T21:02:18</meta:creation-date>
    <dc:date>2022-10-06T00:24:34.356051251</dc:date>
    <meta:generator>LibreOffice/7.3.5.2$Linux_X86_64 LibreOffice_project/30$Build-2</meta:generator>
    <meta:editing-duration>PT58M</meta:editing-duration>
    <meta:editing-cycles>8</meta:editing-cycles>
    <meta:document-statistic meta:table-count="1" meta:cell-count="5898" meta:object-count="0"/>
    <meta:user-defined meta:name="AppVersion">16.0300</meta:user-defined>
  </office:meta>
</office:document-meta>
</file>